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style:vertical-align="middle" fo:padding="0.097cm" fo:border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346" style:family="table">
      <style:table-properties style:width="12.483cm" fo:margin-left="0.026cm" fo:margin-right="0.34cm" table:align="margins"/>
    </style:style>
    <style:style style:name="Tabla346.A" style:family="table-column">
      <style:table-column-properties style:column-width="1.958cm" style:rel-column-width="10278*"/>
    </style:style>
    <style:style style:name="Tabla346.B" style:family="table-column">
      <style:table-column-properties style:column-width="2.508cm" style:rel-column-width="13168*"/>
    </style:style>
    <style:style style:name="Tabla346.C" style:family="table-column">
      <style:table-column-properties style:column-width="3.918cm" style:rel-column-width="20567*"/>
    </style:style>
    <style:style style:name="Tabla346.D" style:family="table-column">
      <style:table-column-properties style:column-width="4.099cm" style:rel-column-width="21522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3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6.C2" style:family="table-cell">
      <style:table-cell-properties fo:padding="0.097cm" fo:border-left="0.002cm solid #000000" fo:border-right="none" fo:border-top="none" fo:border-bottom="0.002cm solid #000000"/>
    </style:style>
    <style:style style:name="Tabla3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15" style:family="table">
      <style:table-properties style:width="12.495cm" fo:margin-left="0cm" fo:margin-right="0.355cm" table:align="margins"/>
    </style:style>
    <style:style style:name="Tabla315.A" style:family="table-column">
      <style:table-column-properties style:column-width="1.974cm" style:rel-column-width="10352*"/>
    </style:style>
    <style:style style:name="Tabla315.B" style:family="table-column">
      <style:table-column-properties style:column-width="2.54cm" style:rel-column-width="13321*"/>
    </style:style>
    <style:style style:name="Tabla315.C" style:family="table-column">
      <style:table-column-properties style:column-width="3.923cm" style:rel-column-width="20574*"/>
    </style:style>
    <style:style style:name="Tabla315.D" style:family="table-column">
      <style:table-column-properties style:column-width="4.059cm" style:rel-column-width="21288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311" style:family="table">
      <style:table-properties style:width="12.518cm" fo:margin-left="0cm" fo:margin-right="0.332cm" table:align="margins"/>
    </style:style>
    <style:style style:name="Tabla311.A" style:family="table-column">
      <style:table-column-properties style:column-width="1.972cm" style:rel-column-width="10323*"/>
    </style:style>
    <style:style style:name="Tabla311.B" style:family="table-column">
      <style:table-column-properties style:column-width="2.494cm" style:rel-column-width="13057*"/>
    </style:style>
    <style:style style:name="Tabla311.C" style:family="table-column">
      <style:table-column-properties style:column-width="3.969cm" style:rel-column-width="20776*"/>
    </style:style>
    <style:style style:name="Tabla311.D" style:family="table-column">
      <style:table-column-properties style:column-width="4.083cm" style:rel-column-width="21379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322" style:family="table">
      <style:table-properties style:width="12.541cm" fo:margin-left="0cm" fo:margin-right="0.309cm" table:align="margins"/>
    </style:style>
    <style:style style:name="Tabla322.A" style:family="table-column">
      <style:table-column-properties style:column-width="1.928cm" style:rel-column-width="10074*"/>
    </style:style>
    <style:style style:name="Tabla322.B" style:family="table-column">
      <style:table-column-properties style:column-width="2.494cm" style:rel-column-width="13033*"/>
    </style:style>
    <style:style style:name="Tabla322.C" style:family="table-column">
      <style:table-column-properties style:column-width="4.015cm" style:rel-column-width="20978*"/>
    </style:style>
    <style:style style:name="Tabla322.D" style:family="table-column">
      <style:table-column-properties style:column-width="4.105cm" style:rel-column-width="21450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7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9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0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5" style:family="paragraph" style:parent-style-name="Standard"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7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8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3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4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5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0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1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3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6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9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40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45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50%"/>
    </style:style>
    <style:style style:name="P47" style:family="paragraph" style:parent-style-name="Standard">
      <style:paragraph-properties fo:line-height="50%" fo:text-align="center" style:justify-single-word="false"/>
    </style:style>
    <style:style style:name="P48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51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53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55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5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9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60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61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62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63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8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9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71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7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73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74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9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80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4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87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9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96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97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9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0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05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06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12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13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14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15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17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18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9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20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22" style:family="paragraph" style:parent-style-name="Table_20_Contents">
      <style:paragraph-properties fo:line-height="50%"/>
    </style:style>
    <style:style style:name="P123" style:family="paragraph" style:parent-style-name="Table_20_Contents">
      <style:paragraph-properties fo:line-height="50%" fo:text-align="start" style:justify-single-word="false"/>
    </style:style>
    <style:style style:name="P12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5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2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8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31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2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33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34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35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6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39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2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3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4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45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46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47" style:family="paragraph" style:parent-style-name="Text_20_body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48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style:font-name-asian="Arial" style:font-size-asian="12pt" style:font-size-complex="12pt"/>
    </style:style>
    <style:style style:name="P151" style:family="paragraph" style:parent-style-name="Standard">
      <style:text-properties style:font-name="Arial" fo:font-size="10pt" style:font-name-asian="Arial" style:font-size-asian="10pt" style:font-size-complex="10pt"/>
    </style:style>
    <style:style style:name="P15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3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4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5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56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157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58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60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line-height="50%"/>
    </style:style>
    <style:style style:name="P162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center" style:justify-single-word="false"/>
    </style:style>
    <style:style style:name="P165" style:family="paragraph" style:parent-style-name="Standard">
      <style:paragraph-properties fo:break-before="page"/>
    </style:style>
    <style:style style:name="P16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67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70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75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80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83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184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5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3" style:family="text">
      <style:text-properties style:use-window-font-color="true" style:font-name="ArialMT" style:font-name-asian="ArialMT" style:font-name-complex="ArialMT"/>
    </style:style>
    <style:style style:name="T24" style:family="text">
      <style:text-properties style:use-window-font-color="true" style:font-name="ArialMT" style:font-name-complex="ArialMT"/>
    </style:style>
    <style:style style:name="T25" style:family="text">
      <style:text-properties style:use-window-font-color="true" fo:font-size="10pt" style:font-size-asian="10pt" style:font-name-complex="ArialMT" style:font-size-complex="10pt"/>
    </style:style>
    <style:style style:name="T26" style:family="text">
      <style:text-properties style:use-window-font-color="true" style:font-name="Arial" fo:font-weight="normal" style:font-name-asian="Hiragino Maru Gothic Pro" style:font-weight-asian="normal" style:font-weight-complex="normal"/>
    </style:style>
    <style:style style:name="T27" style:family="text">
      <style:text-properties style:use-window-font-color="true" style:font-name="Arial" fo:font-weight="normal" style:font-name-asian="Arial" style:font-weight-asian="normal" style:font-weight-complex="normal"/>
    </style:style>
    <style:style style:name="T28" style:family="text">
      <style:text-properties style:use-window-font-color="true" style:font-name="Arial" style:font-name-asian="Arial"/>
    </style:style>
    <style:style style:name="T29" style:family="text">
      <style:text-properties fo:color="#ff0000"/>
    </style:style>
    <style:style style:name="T30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31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2" style:family="text">
      <style:text-properties fo:color="#000000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font-size="12pt" style:font-name-asian="Hiragino Maru Gothic Pro" style:font-size-asian="12pt" style:font-size-complex="12pt"/>
    </style:style>
    <style:style style:name="T37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8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9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0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1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3" style:family="text">
      <style:text-properties fo:color="#000000" fo:font-size="10pt" style:font-name-asian="Arial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name-asian="Hiragino Maru Gothic Pro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style:text-underline-style="none"/>
    </style:style>
    <style:style style:name="T62" style:family="text">
      <style:text-properties style:font-name-complex="Arial2"/>
    </style:style>
    <style:style style:name="T63" style:family="text">
      <style:text-properties fo:font-size="12pt" style:font-name-asian="Hiragino Maru Gothic Pro" style:font-size-asian="12pt" style:font-size-complex="12pt"/>
    </style:style>
    <style:style style:name="T64" style:family="text">
      <style:text-properties fo:font-size="12pt" style:font-name-asian="Hiragino Maru Gothic Pro" style:font-size-asian="12pt" style:font-name-complex="HiraKakuProN-W3" style:font-size-complex="12pt"/>
    </style:style>
    <style:style style:name="T65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6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7" style:family="text">
      <style:text-properties style:font-name="Arial" fo:font-size="10pt" style:font-name-asian="Arial" style:font-size-asian="10pt" style:font-size-complex="10pt"/>
    </style:style>
    <style:style style:name="T68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9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Hiragino Maru Gothic Pro" style:font-name-asian="Hiragino Maru Gothic Pro"/>
    </style:style>
    <style:style style:name="T74" style:family="text">
      <style:text-properties style:font-name="Hiragino Maru Gothic Pro" fo:font-size="12pt" style:font-name-asian="Hiragino Maru Gothic Pro" style:font-size-asian="12pt" style:font-size-complex="12pt"/>
    </style:style>
    <style:style style:name="T7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3" style:family="text">
      <style:text-properties fo:color="#4c4c4c" fo:font-size="12pt" style:font-name-asian="Hiragino Maru Gothic Pro" style:font-size-asian="12pt" style:font-size-complex="12pt"/>
    </style:style>
    <style:style style:name="T84" style:family="text">
      <style:text-properties fo:font-size="11pt" style:font-name-asian="Hiragino Maru Gothic Pro" style:font-size-asian="11pt" style:font-size-complex="11pt"/>
    </style:style>
    <style:style style:name="T85" style:family="text">
      <style:text-properties style:font-name-asian="Arial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2">漢字</text:p>
      <text:p text:style-name="P32"/>
      <text:p text:style-name="P23"><text:tab/><text:tab/><text:tab/></text:p>
      <text:p text:style-name="P8">10 – 9 - 8</text:p>
      <text:p text:style-name="P12"/>
      <text:p text:style-name="P13"/>
      <text:p text:style-name="P13"/>
      <text:p text:style-name="P13"/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23"><text:span text:style-name="T30"><text:s text:c="16"/></text:span><text:span text:style-name="T54">マヌ</text:span><text:span text:style-name="T46"><text:tab/>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25"><text:tab/><text:tab/> <text:tab/></text:p>
      <text:p text:style-name="P25"/>
      <text:p text:style-name="P18">CLASIFICACIÓN</text:p>
      <text:p text:style-name="P18"/>
      <text:p text:style-name="P18"/>
      <text:p text:style-name="P18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11"><text:tab/><text:tab/><text:tab/><text:tab/><text:tab/></text:p>
      <text:p text:style-name="P1"><text:tab/><text:tab/><text:tab/><text:tab/><text:tab/><text:tab/><text:tab/>240</text:p>
      <text:p text:style-name="P10"/>
      <text:p text:style-name="P142">Notas: </text:p>
      <text:list xml:id="list443077280807485437" text:style-name="L1">
        <text:list-item>
          <text:list>
            <text:list-item>
              <text:p text:style-name="P153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5519365376078180339" text:style-name="L2">
        <text:list-item>
          <text:list>
            <text:list-item>
              <text:p text:style-name="P154">Contadores indicados entre corchetes: [ contador ]</text:p>
            </text:list-item>
            <text:list-item>
              <text:p text:style-name="P154">Aclaraciones o expresiones indicados entre “ ”; ejemplo “formal”</text:p>
            </text:list-item>
          </text:list>
        </text:list-item>
      </text:list>
      <text:p text:style-name="P17"/>
      <text:p text:style-name="P24"/>
      <text:p text:style-name="P124"/>
      <text:p text:style-name="P124"/>
      <text:p text:style-name="P124">CONCEPTOS</text:p>
      <text:p text:style-name="P16"><text:soft-page-break/></text:p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58">係</text:p>
          </table:table-cell>
          <table:table-cell table:style-name="Tabla313.A1" office:value-type="string">
            <text:p text:style-name="P64">かかり</text:p>
          </table:table-cell>
          <table:table-cell table:style-name="Tabla313.A1" office:value-type="string">
            <text:p text:style-name="P122"><text:ruby text:style-name="Ru1"><text:ruby-base><text:span text:style-name="T74">係</text:span></text:ruby-base><text:ruby-text>かかり</text:ruby-text></text:ruby><text:span text:style-name="T67"> <text:s text:c="21"/>deber <text:s text:c="7"/></text:span></text:p>
          </table:table-cell>
          <table:table-cell table:style-name="Tabla313.D1" office:value-type="string">
            <text:p text:style-name="P50"><text:ruby text:style-name="Ru1"><text:ruby-base><text:span text:style-name="T74">係</text:span></text:ruby-base><text:ruby-text>かかり</text:ruby-text></text:ruby><text:ruby text:style-name="Ru1"><text:ruby-base><text:span text:style-name="T74">員</text:span></text:ruby-base><text:ruby-text>いん</text:ruby-text></text:ruby> <text:s text:c="10"/>encargado <text:s text:c="2"/></text:p>
          </table:table-cell>
        </table:table-row>
      </table:table>
      <text:p text:style-name="P16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8">神</text:p>
          </table:table-cell>
          <table:table-cell table:style-name="Tabla307.A1" office:value-type="string">
            <text:p text:style-name="P64">かみ</text:p>
          </table:table-cell>
          <table:table-cell table:style-name="Tabla307.C1" office:value-type="string">
            <text:p text:style-name="P122"><text:ruby text:style-name="Ru1"><text:ruby-base><text:span text:style-name="T74">神</text:span></text:ruby-base><text:ruby-text>かみ</text:ruby-text></text:ruby><text:span text:style-name="T74">さま</text:span><text:span text:style-name="T67"> <text:s text:c="17"/>Dios <text:s text:c="9"/></text:span></text:p>
          </table:table-cell>
          <table:table-cell table:style-name="Tabla307.D1" office:value-type="string">
            <text:p text:style-name="P50"/>
          </table:table-cell>
        </table:table-row>
        <table:table-row>
          <table:covered-table-cell/>
          <table:table-cell table:style-name="Tabla307.B2" office:value-type="string">
            <text:p text:style-name="P64">シン</text:p>
          </table:table-cell>
          <table:table-cell table:style-name="Tabla307.B2" office:value-type="string">
            <text:p text:style-name="P50"><text:ruby text:style-name="Ru1"><text:ruby-base><text:span text:style-name="T82">神</text:span></text:ruby-base><text:ruby-text>じん</text:ruby-text></text:ruby><text:ruby text:style-name="Ru1"><text:ruby-base><text:span text:style-name="T74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50"><text:ruby text:style-name="Ru1"><text:ruby-base><text:span text:style-name="T74">神</text:span></text:ruby-base><text:ruby-text>しん</text:ruby-text></text:ruby><text:ruby text:style-name="Ru1"><text:ruby-base><text:span text:style-name="T74">話</text:span></text:ruby-base><text:ruby-text>わ</text:ruby-text></text:ruby> <text:s text:c="23"/>mito <text:s text:c="16"/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8">天</text:p>
            </table:table-cell>
            <table:table-cell table:style-name="Tabla3.A1" table:number-rows-spanned="2" office:value-type="string">
              <text:p text:style-name="P64">テン</text:p>
            </table:table-cell>
            <table:table-cell table:style-name="Tabla3.C1" office:value-type="string">
              <text:p text:style-name="P67"><text:ruby text:style-name="Ru1"><text:ruby-base><text:span text:style-name="T63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45"><text:ruby text:style-name="Ru1"><text:ruby-base><text:span text:style-name="T63">天</text:span></text:ruby-base><text:ruby-text>てん</text:ruby-text></text:ruby><text:ruby text:style-name="Ru1"><text:ruby-base><text:span text:style-name="T63">文</text:span></text:ruby-base><text:ruby-text>もん</text:ruby-text></text:ruby><text:ruby text:style-name="Ru1"><text:ruby-base><text:span text:style-name="T63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67"><text:ruby text:style-name="Ru1"><text:ruby-base><text:span text:style-name="T63">天</text:span></text:ruby-base><text:ruby-text>てん</text:ruby-text></text:ruby><text:ruby text:style-name="Ru1"><text:ruby-base><text:span text:style-name="T63">使</text:span></text:ruby-base><text:ruby-text>し</text:ruby-text></text:ruby><text:span text:style-name="T67"> <text:s text:c="19"/></text:span><text:span text:style-name="T1">ángel</text:span></text:p>
          </table:table-cell>
          <table:table-cell table:style-name="Tabla3.D2" office:value-type="string">
            <text:p text:style-name="P144"><text:ruby text:style-name="Ru1"><text:ruby-base><text:span text:style-name="T63">天</text:span></text:ruby-base><text:ruby-text>てん</text:ruby-text></text:ruby><text:ruby text:style-name="Ru1"><text:ruby-base><text:span text:style-name="T63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64">あま</text:p>
          </table:table-cell>
          <table:table-cell table:style-name="Tabla3.C2" office:value-type="string">
            <text:p text:style-name="P67"><text:ruby text:style-name="Ru1"><text:ruby-base><text:span text:style-name="T63">天</text:span></text:ruby-base><text:ruby-text>あま</text:ruby-text></text:ruby><text:span text:style-name="T63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43"/>
          </table:table-cell>
        </table:table-row>
      </table:table>
      <text:p text:style-name="P16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3" office:value-type="string">
            <text:p text:style-name="P58">幸</text:p>
          </table:table-cell>
          <table:table-cell table:style-name="Tabla321.A1" office:value-type="string">
            <text:p text:style-name="P64">しあわ</text:p>
          </table:table-cell>
          <table:table-cell table:style-name="Tabla321.C1" office:value-type="string">
            <text:p text:style-name="P122"><text:ruby text:style-name="Ru1"><text:ruby-base><text:span text:style-name="T74">幸</text:span></text:ruby-base><text:ruby-text>しあわ</text:ruby-text></text:ruby><text:span text:style-name="T74">せ</text:span><text:span text:style-name="T67"> <text:s text:c="13"/>felicidad <text:s text:c="9"/></text:span></text:p>
          </table:table-cell>
          <table:table-cell table:style-name="Tabla321.D1" office:value-type="string">
            <text:p text:style-name="P50"/>
          </table:table-cell>
        </table:table-row>
        <table:table-row>
          <table:covered-table-cell/>
          <table:table-cell table:style-name="Tabla321.B2" office:value-type="string">
            <text:p text:style-name="P64">さいわ</text:p>
          </table:table-cell>
          <table:table-cell table:style-name="Tabla321.B2" office:value-type="string">
            <text:p text:style-name="P50"><text:ruby text:style-name="Ru1"><text:ruby-base><text:span text:style-name="T74">幸</text:span></text:ruby-base><text:ruby-text>さいわ</text:ruby-text></text:ruby><text:span text:style-name="T74">い</text:span> <text:s text:c="13"/>felicidad</text:p>
          </table:table-cell>
          <table:table-cell table:style-name="Tabla321.D2" office:value-type="string">
            <text:p text:style-name="P50"><text:s text:c="17"/></text:p>
          </table:table-cell>
        </table:table-row>
        <table:table-row>
          <table:covered-table-cell/>
          <table:table-cell table:style-name="Tabla321.B2" office:value-type="string">
            <text:p text:style-name="P64">コウ</text:p>
          </table:table-cell>
          <table:table-cell table:style-name="Tabla321.B2" office:value-type="string">
            <text:p text:style-name="P50"><text:ruby text:style-name="Ru1"><text:ruby-base><text:span text:style-name="T74">幸</text:span></text:ruby-base><text:ruby-text>こう</text:ruby-text></text:ruby><text:ruby text:style-name="Ru1"><text:ruby-base><text:span text:style-name="T74">福</text:span></text:ruby-base><text:ruby-text>ふく</text:ruby-text></text:ruby> <text:s text:c="15"/>felicidad</text:p>
          </table:table-cell>
          <table:table-cell table:style-name="Tabla321.D2" office:value-type="string">
            <text:p text:style-name="P50"/>
          </table:table-cell>
        </table:table-row>
      </table:table>
      <text:p text:style-name="P16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8">意</text:p>
          </table:table-cell>
          <table:table-cell table:style-name="Tabla248.A1" table:number-rows-spanned="2" office:value-type="string">
            <text:p text:style-name="P64">イ</text:p>
          </table:table-cell>
          <table:table-cell table:style-name="Tabla248.C1" office:value-type="string">
            <text:p text:style-name="P50"><text:ruby text:style-name="Ru1"><text:ruby-base><text:span text:style-name="T74">意</text:span></text:ruby-base><text:ruby-text>い</text:ruby-text></text:ruby> <text:s text:c="26"/>idea</text:p>
          </table:table-cell>
          <table:table-cell table:style-name="Tabla248.D1" office:value-type="string">
            <text:p text:style-name="P50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50"><text:ruby text:style-name="Ru1"><text:ruby-base><text:span text:style-name="T74">意</text:span></text:ruby-base><text:ruby-text>い</text:ruby-text></text:ruby><text:ruby text:style-name="Ru1"><text:ruby-base><text:span text:style-name="T74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50"/>
          </table:table-cell>
        </table:table-row>
      </table:table>
      <text:p text:style-name="P16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office:value-type="string">
            <text:p text:style-name="P58">想</text:p>
          </table:table-cell>
          <table:table-cell table:style-name="Tabla337.A1" office:value-type="string">
            <text:p text:style-name="P64">ソウ</text:p>
          </table:table-cell>
          <table:table-cell table:style-name="Tabla337.A1" office:value-type="string">
            <text:p text:style-name="P50"><text:ruby text:style-name="Ru1"><text:ruby-base><text:span text:style-name="T74">空</text:span></text:ruby-base><text:ruby-text>くう</text:ruby-text></text:ruby><text:ruby text:style-name="Ru1"><text:ruby-base><text:span text:style-name="T74">想</text:span></text:ruby-base><text:ruby-text>そう</text:ruby-text></text:ruby> <text:s text:c="9"/>imaginación</text:p>
          </table:table-cell>
          <table:table-cell table:style-name="Tabla337.D1" office:value-type="string">
            <text:p text:style-name="P50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16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8">公</text:p>
          </table:table-cell>
          <table:table-cell table:style-name="Tabla137.A1" office:value-type="string">
            <text:p text:style-name="P88">コウ</text:p>
          </table:table-cell>
          <table:table-cell table:style-name="Tabla137.A1" office:value-type="string">
            <text:p text:style-name="P109"><text:ruby text:style-name="Ru1"><text:ruby-base><text:span text:style-name="T74">公</text:span></text:ruby-base><text:ruby-text>こう</text:ruby-text></text:ruby><text:ruby text:style-name="Ru1"><text:ruby-base><text:span text:style-name="T74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109"/>
          </table:table-cell>
        </table:table-row>
      </table:table>
      <text:p text:style-name="P5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8">元</text:p>
          </table:table-cell>
          <table:table-cell table:style-name="Tabla229.A1" office:value-type="string">
            <text:p text:style-name="P88">もと</text:p>
          </table:table-cell>
          <table:table-cell table:style-name="Tabla229.A1" office:value-type="string">
            <text:p text:style-name="P50"><text:ruby text:style-name="Ru1"><text:ruby-base><text:span text:style-name="T63">元</text:span></text:ruby-base><text:ruby-text>もと</text:ruby-text></text:ruby> <text:s text:c="11"/>origen, causa</text:p>
          </table:table-cell>
          <table:table-cell table:style-name="Tabla229.D1" office:value-type="string">
            <text:p text:style-name="P72"><text:s/></text:p>
          </table:table-cell>
        </table:table-row>
        <table:table-row>
          <table:covered-table-cell/>
          <table:table-cell table:style-name="Tabla229.B2" office:value-type="string">
            <text:p text:style-name="P89">ゲン</text:p>
          </table:table-cell>
          <table:table-cell table:style-name="Tabla229.C2" office:value-type="string">
            <text:p text:style-name="P67"><text:ruby text:style-name="Ru1"><text:ruby-base><text:span text:style-name="T63">元</text:span></text:ruby-base><text:ruby-text>げん</text:ruby-text></text:ruby><text:ruby text:style-name="Ru1"><text:ruby-base><text:span text:style-name="T63">気</text:span></text:ruby-base><text:ruby-text>き</text:ruby-text></text:ruby><text:span text:style-name="T1"> <text:s text:c="20"/>sano</text:span></text:p>
          </table:table-cell>
          <table:table-cell table:style-name="Tabla229.D2" office:value-type="string">
            <text:p text:style-name="P67"/>
          </table:table-cell>
        </table:table-row>
      </table:table>
      <text:p text:style-name="P80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table:number-rows-spanned="3" office:value-type="string">
            <text:p text:style-name="P60">実</text:p>
          </table:table-cell>
          <table:table-cell table:style-name="Tabla346.A1" office:value-type="string">
            <text:p text:style-name="P88">まこと</text:p>
          </table:table-cell>
          <table:table-cell table:style-name="Tabla346.A1" office:value-type="string">
            <text:p text:style-name="P50"><text:ruby text:style-name="Ru1"><text:ruby-base><text:span text:style-name="T63">実</text:span></text:ruby-base><text:ruby-text>まこと</text:ruby-text></text:ruby> <text:s text:c="17"/>realidad</text:p>
          </table:table-cell>
          <table:table-cell table:style-name="Tabla346.D1" office:value-type="string">
            <text:p text:style-name="P35"><text:s text:c="10"/></text:p>
          </table:table-cell>
        </table:table-row>
        <table:table-row>
          <table:covered-table-cell/>
          <table:table-cell table:style-name="Tabla346.B2" office:value-type="string">
            <text:p text:style-name="P89">み</text:p>
          </table:table-cell>
          <table:table-cell table:style-name="Tabla346.C2" office:value-type="string">
            <text:p text:style-name="P80"><text:ruby text:style-name="Ru1"><text:ruby-base><text:span text:style-name="T63">実</text:span></text:ruby-base><text:ruby-text>み</text:ruby-text></text:ruby> <text:s text:c="24"/>nuez</text:p>
          </table:table-cell>
          <table:table-cell table:style-name="Tabla346.D2" office:value-type="string">
            <text:p text:style-name="P100">　 <text:s text:c="5"/></text:p>
          </table:table-cell>
        </table:table-row>
        <table:table-row>
          <table:covered-table-cell/>
          <table:table-cell table:style-name="Tabla346.B2" office:value-type="string">
            <text:p text:style-name="P89">ジツ</text:p>
          </table:table-cell>
          <table:table-cell table:style-name="Tabla346.C2" office:value-type="string">
            <text:p text:style-name="P80"><text:ruby text:style-name="Ru1"><text:ruby-base><text:span text:style-name="T84">事</text:span></text:ruby-base><text:ruby-text>じ</text:ruby-text></text:ruby><text:ruby text:style-name="Ru1"><text:ruby-base><text:span text:style-name="T84">実</text:span></text:ruby-base><text:ruby-text>じつ</text:ruby-text></text:ruby><text:span text:style-name="T81"> <text:s text:c="11"/>hecho real</text:span></text:p>
          </table:table-cell>
          <table:table-cell table:style-name="Tabla346.D2" office:value-type="string">
            <text:p text:style-name="P100"/>
          </table:table-cell>
        </table:table-row>
      </table:table>
      <text:p text:style-name="Standard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8">感</text:p>
          </table:table-cell>
          <table:table-cell table:style-name="Tabla250.A1" office:value-type="string">
            <text:p text:style-name="P64">カン</text:p>
          </table:table-cell>
          <table:table-cell table:style-name="Tabla250.A1" office:value-type="string">
            <text:p text:style-name="P50"><text:ruby text:style-name="Ru1"><text:ruby-base><text:span text:style-name="T74">感</text:span></text:ruby-base><text:ruby-text>かん</text:ruby-text></text:ruby><text:span text:style-name="T74">じ</text:span> <text:s text:c="10"/>sentimiento <text:s text:c="3"/></text:p>
          </table:table-cell>
          <table:table-cell table:style-name="Tabla250.D1" office:value-type="string">
            <text:p text:style-name="P50"><text:s text:c="2"/></text:p>
          </table:table-cell>
        </table:table-row>
      </table:table>
      <text:p text:style-name="P15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8">運</text:p>
          </table:table-cell>
          <table:table-cell table:style-name="Tabla249.A1" office:value-type="string">
            <text:p text:style-name="P64">ウン</text:p>
          </table:table-cell>
          <table:table-cell table:style-name="Tabla249.C1" office:value-type="string">
            <text:p text:style-name="P122"><text:ruby text:style-name="Ru1"><text:ruby-base><text:span text:style-name="T74">運</text:span></text:ruby-base><text:ruby-text>うん</text:ruby-text></text:ruby><text:span text:style-name="T67"> <text:s text:c="23"/>suerte <text:s text:c="9"/></text:span></text:p>
          </table:table-cell>
          <table:table-cell table:style-name="Tabla249.D1" office:value-type="string">
            <text:p text:style-name="P50"><text:ruby text:style-name="Ru1"><text:ruby-base><text:span text:style-name="T74">幸</text:span></text:ruby-base><text:ruby-text>こう</text:ruby-text></text:ruby><text:ruby text:style-name="Ru1"><text:ruby-base><text:span text:style-name="T74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64">はこ</text:p>
          </table:table-cell>
          <table:table-cell table:style-name="Tabla249.B2" office:value-type="string">
            <text:p text:style-name="P50"><text:ruby text:style-name="Ru1"><text:ruby-base><text:span text:style-name="T74">運</text:span></text:ruby-base><text:ruby-text>はこ</text:ruby-text></text:ruby><text:span text:style-name="T74">ぶ</text:span> <text:s text:c="11"/>transportar</text:p>
          </table:table-cell>
          <table:table-cell table:style-name="Tabla249.D2" office:value-type="string">
            <text:p text:style-name="P50"/>
          </table:table-cell>
        </table:table-row>
      </table:table>
      <text:p text:style-name="P16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8">真</text:p>
          </table:table-cell>
          <table:table-cell table:style-name="Tabla304.A1" office:value-type="string">
            <text:p text:style-name="P64">シン</text:p>
          </table:table-cell>
          <table:table-cell table:style-name="Tabla304.C1" office:value-type="string">
            <text:p text:style-name="P122"><text:ruby text:style-name="Ru1"><text:ruby-base><text:span text:style-name="T74">真</text:span></text:ruby-base><text:ruby-text>しん</text:ruby-text></text:ruby><text:span text:style-name="T67"> <text:s text:c="16"/>verdadero <text:s text:c="9"/></text:span></text:p>
          </table:table-cell>
          <table:table-cell table:style-name="Tabla304.D1" office:value-type="string">
            <text:p text:style-name="P50"><text:ruby text:style-name="Ru1"><text:ruby-base><text:span text:style-name="T74">真</text:span></text:ruby-base><text:ruby-text>しん</text:ruby-text></text:ruby><text:ruby text:style-name="Ru1"><text:ruby-base><text:span text:style-name="T74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04.B2" office:value-type="string">
            <text:p text:style-name="P64">ま</text:p>
          </table:table-cell>
          <table:table-cell table:style-name="Tabla304.B2" office:value-type="string">
            <text:p text:style-name="P50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白</text:span></text:ruby-base><text:ruby-text>しろ</text:ruby-text></text:ruby> <text:s text:c="4"/></text:p>
            <text:p text:style-name="P50"><text:s text:c="2"/>completamente blanco</text:p>
          </table:table-cell>
          <table:table-cell table:style-name="Tabla304.D2" office:value-type="string">
            <text:p text:style-name="P50"><text:ruby text:style-name="Ru1"><text:ruby-base><text:span text:style-name="T74">真</text:span></text:ruby-base><text:ruby-text>ま</text:ruby-text></text:ruby><text:span text:style-name="T74">っ</text:span><text:ruby text:style-name="Ru1"><text:ruby-base><text:span text:style-name="T74">暗</text:span></text:ruby-base><text:ruby-text>くら</text:ruby-text></text:ruby> <text:s/></text:p>
            <text:p text:style-name="P50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8">勝</text:p>
          </table:table-cell>
          <table:table-cell table:style-name="Tabla298.A1" office:value-type="string">
            <text:p text:style-name="P64">ショウ</text:p>
          </table:table-cell>
          <table:table-cell table:style-name="Tabla298.A1" office:value-type="string">
            <text:p text:style-name="P50"><text:ruby text:style-name="Ru1"><text:ruby-base><text:span text:style-name="T74">勝</text:span></text:ruby-base><text:ruby-text>しょう</text:ruby-text></text:ruby><text:span text:style-name="T74">り</text:span> <text:s text:c="15"/>victoria <text:s text:c="3"/></text:p>
          </table:table-cell>
          <table:table-cell table:style-name="Tabla298.D1" office:value-type="string">
            <text:p text:style-name="P50"><text:ruby text:style-name="Ru1"><text:ruby-base><text:span text:style-name="T74">決</text:span></text:ruby-base><text:ruby-text>けっ</text:ruby-text></text:ruby><text:ruby text:style-name="Ru1"><text:ruby-base><text:span text:style-name="T74">勝</text:span></text:ruby-base><text:ruby-text>しょう</text:ruby-text></text:ruby> <text:s text:c="2"/>partido decisivo <text:s text:c="3"/></text:p>
          </table:table-cell>
        </table:table-row>
      </table:table>
      <text:p text:style-name="P82"><text:soft-page-break/></text:p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8">活</text:p>
          </table:table-cell>
          <table:table-cell table:style-name="Tabla91.A1" office:value-type="string">
            <text:p text:style-name="P88">カツ</text:p>
          </table:table-cell>
          <table:table-cell table:style-name="Tabla91.A1" office:value-type="string">
            <text:p text:style-name="P50"><text:ruby text:style-name="Ru1"><text:ruby-base><text:span text:style-name="T36">生</text:span></text:ruby-base><text:ruby-text>せい</text:ruby-text></text:ruby><text:ruby text:style-name="Ru1"><text:ruby-base><text:span text:style-name="T36">活</text:span></text:ruby-base><text:ruby-text>かつ</text:ruby-text></text:ruby><text:span text:style-name="T32"> <text:s text:c="6"/>vida cotidiana</text:span></text:p>
          </table:table-cell>
          <table:table-cell table:style-name="Tabla91.D1" office:value-type="string">
            <text:p text:style-name="P72"/>
          </table:table-cell>
        </table:table-row>
      </table:table>
      <text:p text:style-name="P82"/>
      <text:p text:style-name="P3"/>
      <text:p text:style-name="P124"/>
      <text:p text:style-name="P124">NATURALEZA - ELEMENTOS</text:p>
      <text:p text:style-name="P39"/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8">空</text:p>
          </table:table-cell>
          <table:table-cell table:style-name="Tabla1.A1" office:value-type="string">
            <text:p text:style-name="P63">そら</text:p>
          </table:table-cell>
          <table:table-cell table:style-name="Tabla1.C1" office:value-type="string">
            <text:p text:style-name="P67"><text:ruby text:style-name="Ru1"><text:ruby-base><text:span text:style-name="T63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67"><text:ruby text:style-name="Ru1"><text:ruby-base><text:span text:style-name="T63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64">あ</text:p>
          </table:table-cell>
          <table:table-cell table:style-name="Tabla1.C2" office:value-type="string">
            <text:p text:style-name="P67"><text:ruby text:style-name="Ru1"><text:ruby-base><text:span text:style-name="T63">空</text:span></text:ruby-base><text:ruby-text>あ</text:ruby-text></text:ruby><text:span text:style-name="T63">き</text:span><text:span text:style-name="T1"> <text:s text:c="13"/>　 <text:s text:c="2"/>vacío</text:span></text:p>
          </table:table-cell>
          <table:table-cell table:style-name="Tabla1.D2" office:value-type="string">
            <text:p text:style-name="P71"/>
          </table:table-cell>
        </table:table-row>
        <table:table-row>
          <table:covered-table-cell/>
          <table:table-cell table:style-name="Tabla1.B2" office:value-type="string">
            <text:p text:style-name="P64">クウ</text:p>
          </table:table-cell>
          <table:table-cell table:style-name="Tabla1.B2" office:value-type="string">
            <text:p text:style-name="P67"><text:ruby text:style-name="Ru1"><text:ruby-base><text:span text:style-name="T63">空</text:span></text:ruby-base><text:ruby-text>くう</text:ruby-text></text:ruby><text:ruby text:style-name="Ru1"><text:ruby-base><text:span text:style-name="T63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71"/>
          </table:table-cell>
        </table:table-row>
      </table:table>
      <text:p text:style-name="P13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8">雨</text:p>
            </table:table-cell>
            <table:table-cell table:style-name="Tabla5.A1" office:value-type="string">
              <text:p text:style-name="P64">あめ</text:p>
            </table:table-cell>
            <table:table-cell table:style-name="Tabla5.C1" office:value-type="string">
              <text:p text:style-name="P67"><text:ruby text:style-name="Ru1"><text:ruby-base><text:span text:style-name="T63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67"><text:ruby text:style-name="Ru1"><text:ruby-base><text:span text:style-name="T63">大</text:span></text:ruby-base><text:ruby-text>おお</text:ruby-text></text:ruby><text:ruby text:style-name="Ru1"><text:ruby-base><text:span text:style-name="T63">雨</text:span></text:ruby-base><text:ruby-text>あめ</text:ruby-text></text:ruby><text:span text:style-name="T67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64">あま</text:p>
          </table:table-cell>
          <table:table-cell table:style-name="Tabla5.C2" office:value-type="string">
            <text:p text:style-name="P67"><text:ruby text:style-name="Ru1"><text:ruby-base><text:span text:style-name="T63">雨</text:span></text:ruby-base><text:ruby-text>あま</text:ruby-text></text:ruby><text:ruby text:style-name="Ru1"><text:ruby-base><text:span text:style-name="T63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67"><text:ruby text:style-name="Ru1"><text:ruby-base><text:span text:style-name="T63">雨</text:span></text:ruby-base><text:ruby-text>あま</text:ruby-text></text:ruby><text:span text:style-name="T63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64">ウ</text:p>
          </table:table-cell>
          <table:table-cell table:style-name="Tabla5.C2" office:value-type="string">
            <text:p text:style-name="P67"><text:ruby text:style-name="Ru1"><text:ruby-base><text:span text:style-name="T63">雨</text:span></text:ruby-base><text:ruby-text>う</text:ruby-text></text:ruby><text:ruby text:style-name="Ru1"><text:ruby-base><text:span text:style-name="T63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67"/>
          </table:table-cell>
        </table:table-row>
      </table:table>
      <text:p text:style-name="P16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8">晴</text:p>
          </table:table-cell>
          <table:table-cell table:style-name="Tabla202.A1" office:value-type="string">
            <text:p text:style-name="P88">HA</text:p>
          </table:table-cell>
          <table:table-cell table:style-name="Tabla202.A1" office:value-type="string">
            <text:p text:style-name="P72"><text:ruby text:style-name="Ru1"><text:ruby-base><text:span text:style-name="T63">晴</text:span></text:ruby-base><text:ruby-text>は</text:ruby-text></text:ruby><text:span text:style-name="T63">れ <text:s text:c="6"/></text:span>(despejado)</text:p>
          </table:table-cell>
          <table:table-cell table:style-name="Tabla202.D1" office:value-type="string">
            <text:p text:style-name="P72"><text:ruby text:style-name="Ru1"><text:ruby-base><text:span text:style-name="T64">晴</text:span></text:ruby-base><text:ruby-text>は</text:ruby-text></text:ruby><text:span text:style-name="T64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8">SEI</text:p>
          </table:table-cell>
          <table:table-cell table:style-name="Tabla202.B2" office:value-type="string">
            <text:p text:style-name="P72"><text:ruby text:style-name="Ru1"><text:ruby-base><text:span text:style-name="T63">晴</text:span></text:ruby-base><text:ruby-text>せい</text:ruby-text></text:ruby><text:ruby text:style-name="Ru1"><text:ruby-base><text:span text:style-name="T63">天</text:span></text:ruby-base><text:ruby-text>てん</text:ruby-text></text:ruby><text:span text:style-name="T63">　 <text:s/></text:span><text:span text:style-name="T80">(buen tiempo)</text:span></text:p>
          </table:table-cell>
          <table:table-cell table:style-name="Tabla202.D2" office:value-type="string">
            <text:p text:style-name="P72"/>
          </table:table-cell>
        </table:table-row>
      </table:table>
      <text:p text:style-name="P67"/>
      <text:p text:style-name="P67"/>
      <text:p text:style-name="P67"/>
      <text:p text:style-name="P80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8">星</text:p>
          </table:table-cell>
          <table:table-cell table:style-name="Tabla156.A1" office:value-type="string">
            <text:p text:style-name="P90">HOSHI</text:p>
          </table:table-cell>
          <table:table-cell table:style-name="Tabla156.A1" office:value-type="string">
            <text:p text:style-name="P67"><text:ruby text:style-name="Ru1"><text:ruby-base><text:span text:style-name="T63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85"><text:span text:style-name="T63">ながれ</text:span><text:ruby text:style-name="Ru1"><text:ruby-base><text:span text:style-name="T63">星</text:span></text:ruby-base><text:ruby-text>ほし</text:ruby-text></text:ruby></text:p>
            <text:p text:style-name="P85"><text:span text:style-name="T63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91">SEI</text:p>
          </table:table-cell>
          <table:table-cell table:style-name="Tabla156.C2" office:value-type="string">
            <text:p text:style-name="P85"><text:span text:style-name="T63">わく</text:span><text:ruby text:style-name="Ru1"><text:ruby-base><text:span text:style-name="T63">星</text:span></text:ruby-base><text:ruby-text>せい</text:ruby-text></text:ruby><text:span text:style-name="T63"> </text:span><text:s text:c="7"/><text:span text:style-name="T1">(planeta)</text:span></text:p>
          </table:table-cell>
          <table:table-cell table:style-name="Tabla156.D2" office:value-type="string">
            <text:p text:style-name="P99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42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8">風</text:p>
          </table:table-cell>
          <table:table-cell table:style-name="Tabla15.A1" office:value-type="string">
            <text:p text:style-name="P88">KAZE</text:p>
          </table:table-cell>
          <table:table-cell table:style-name="Tabla15.C1" office:value-type="string">
            <text:p text:style-name="P67"><text:ruby text:style-name="Ru1"><text:ruby-base><text:span text:style-name="T63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85"><text:ruby text:style-name="Ru1"><text:ruby-base><text:span text:style-name="T49">風</text:span></text:ruby-base><text:ruby-text>か</text:ruby-text></text:ruby><text:span text:style-name="T63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9">FÛ</text:p>
          </table:table-cell>
          <table:table-cell table:style-name="Tabla15.C2" office:value-type="string">
            <text:p text:style-name="P85"><text:ruby text:style-name="Ru1"><text:ruby-base><text:span text:style-name="T63">風</text:span></text:ruby-base><text:ruby-text>ふう</text:ruby-text></text:ruby><text:ruby text:style-name="Ru1"><text:ruby-base><text:span text:style-name="T63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85"><text:ruby text:style-name="Ru1"><text:ruby-base><text:span text:style-name="T63">風</text:span></text:ruby-base><text:ruby-text>ふう</text:ruby-text></text:ruby><text:ruby text:style-name="Ru1"><text:ruby-base><text:span text:style-name="T63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45"/>
      <text:p text:style-name="P4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8">月</text:p>
            </table:table-cell>
            <table:table-cell table:style-name="Tabla8.A1" office:value-type="string">
              <text:p text:style-name="P64">TSUKI</text:p>
            </table:table-cell>
            <table:table-cell table:style-name="Tabla8.C1" office:value-type="string">
              <text:p text:style-name="P67"><text:ruby text:style-name="Ru1"><text:ruby-base><text:span text:style-name="T63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64">GETSU</text:p>
          </table:table-cell>
          <table:table-cell table:style-name="Tabla8.B2" office:value-type="string">
            <text:p text:style-name="P67"><text:ruby text:style-name="Ru1"><text:ruby-base><text:span text:style-name="T63">月</text:span></text:ruby-base><text:ruby-text>げつ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67"><text:ruby text:style-name="Ru1"><text:ruby-base><text:span text:style-name="T63">今</text:span></text:ruby-base><text:ruby-text>こん</text:ruby-text></text:ruby><text:ruby text:style-name="Ru1"><text:ruby-base><text:span text:style-name="T63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103">GATSU</text:p>
          </table:table-cell>
          <table:table-cell table:style-name="Tabla8.B2" office:value-type="string">
            <text:p text:style-name="P67"/>
          </table:table-cell>
          <table:table-cell table:style-name="Tabla8.D2" office:value-type="string">
            <text:p text:style-name="P122"><text:span text:style-name="T68"><text:s text:c="4"/>(* </text:span><text:span text:style-name="T69">一</text:span><text:ruby text:style-name="Ru1"><text:ruby-base><text:span text:style-name="T69">月</text:span></text:ruby-base><text:ruby-text>がつ</text:ruby-text></text:ruby><text:span text:style-name="T69"> / 二</text:span><text:ruby text:style-name="Ru1"><text:ruby-base><text:span text:style-name="T69">月</text:span></text:ruby-base><text:ruby-text>がつ</text:ruby-text></text:ruby><text:span text:style-name="T69"> / 三</text:span><text:ruby text:style-name="Ru1"><text:ruby-base><text:span text:style-name="T69">月</text:span></text:ruby-base><text:ruby-text>がつ</text:ruby-text></text:ruby><text:span text:style-name="T68">)</text:span></text:p>
          </table:table-cell>
        </table:table-row>
      </table:table>
      <text:p text:style-name="P134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17">火</text:p>
            </table:table-cell>
            <table:table-cell table:style-name="Tabla242.A1" table:number-rows-spanned="2" office:value-type="string">
              <text:p text:style-name="P66">HI</text:p>
            </table:table-cell>
            <table:table-cell table:style-name="Tabla242.A1" office:value-type="string">
              <text:p text:style-name="P118"><text:ruby text:style-name="Ru1"><text:ruby-base><text:span text:style-name="T63">火</text:span></text:ruby-base><text:ruby-text>ひ</text:ruby-text></text:ruby> <text:s text:c="15"/><text:span text:style-name="T67">(fuego)</text:span></text:p>
            </table:table-cell>
            <table:table-cell table:style-name="Tabla242.D1" office:value-type="string">
              <text:p text:style-name="P118"><text:ruby text:style-name="Ru1"><text:ruby-base><text:span text:style-name="T63">花</text:span></text:ruby-base><text:ruby-text>はな</text:ruby-text></text:ruby><text:ruby text:style-name="Ru1"><text:ruby-base><text:span text:style-name="T49">火</text:span></text:ruby-base><text:ruby-text>び</text:ruby-text></text:ruby><text:span text:style-name="T47"> </text:span></text:p>
              <text:p text:style-name="P118"><text:span text:style-name="T71"><text:s text:c="8"/></text:span><text:span text:style-name="T67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18"><text:ruby text:style-name="Ru1"><text:ruby-base><text:span text:style-name="T63">火</text:span></text:ruby-base><text:ruby-text>ひ</text:ruby-text></text:ruby><text:ruby text:style-name="Ru1"><text:ruby-base><text:span text:style-name="T49">花</text:span></text:ruby-base><text:ruby-text>ばな</text:ruby-text></text:ruby> <text:s text:c="11"/><text:span text:style-name="T67">(chispa)</text:span></text:p>
          </table:table-cell>
          <table:table-cell table:style-name="Tabla242.D2" office:value-type="string">
            <text:p text:style-name="P118"/>
          </table:table-cell>
        </table:table-row>
        <table:table-row>
          <table:covered-table-cell/>
          <table:table-cell table:style-name="Tabla242.B3" office:value-type="string">
            <text:p text:style-name="P66">KA</text:p>
          </table:table-cell>
          <table:table-cell table:style-name="Tabla242.C2" office:value-type="string">
            <text:p text:style-name="P118"><text:ruby text:style-name="Ru1"><text:ruby-base><text:span text:style-name="T63">火</text:span></text:ruby-base><text:ruby-text>か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8"/><text:span text:style-name="T67">(martes)</text:span></text:p>
          </table:table-cell>
          <table:table-cell table:style-name="Tabla242.D3" office:value-type="string">
            <text:p text:style-name="P118"><text:ruby text:style-name="Ru1"><text:ruby-base><text:span text:style-name="T63">火</text:span></text:ruby-base><text:ruby-text>か</text:ruby-text></text:ruby><text:ruby text:style-name="Ru1"><text:ruby-base><text:span text:style-name="T63">口</text:span></text:ruby-base><text:ruby-text>こう</text:ruby-text></text:ruby> <text:s text:c="12"/><text:span text:style-name="T67">(cráter)</text:span></text:p>
          </table:table-cell>
        </table:table-row>
      </table:table>
      <text:p text:style-name="P46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8">水</text:p>
            </table:table-cell>
            <table:table-cell table:style-name="Tabla11.A1" table:number-rows-spanned="2" office:value-type="string">
              <text:p text:style-name="P64">MIZU</text:p>
            </table:table-cell>
            <table:table-cell table:style-name="Tabla11.C1" office:value-type="string">
              <text:p text:style-name="P67"><text:ruby text:style-name="Ru1"><text:ruby-base><text:span text:style-name="T63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67"><text:ruby text:style-name="Ru1"><text:ruby-base><text:span text:style-name="T63">水</text:span></text:ruby-base><text:ruby-text>みず</text:ruby-text></text:ruby><text:span text:style-name="T63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67"><text:ruby text:style-name="Ru1"><text:ruby-base><text:span text:style-name="T63">水</text:span></text:ruby-base><text:ruby-text>みず</text:ruby-text></text:ruby><text:ruby text:style-name="Ru1"><text:ruby-base><text:span text:style-name="T63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67"/>
          </table:table-cell>
        </table:table-row>
        <table:table-row>
          <table:covered-table-cell/>
          <table:table-cell table:style-name="Tabla11.B3" office:value-type="string">
            <text:p text:style-name="P64">SUI</text:p>
          </table:table-cell>
          <table:table-cell table:style-name="Tabla11.C2" office:value-type="string">
            <text:p text:style-name="P67"><text:ruby text:style-name="Ru1"><text:ruby-base><text:span text:style-name="T63">水</text:span></text:ruby-base><text:ruby-text>すい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67"><text:ruby text:style-name="Ru1"><text:ruby-base><text:span text:style-name="T63">水</text:span></text:ruby-base><text:ruby-text>すい</text:ruby-text></text:ruby><text:span text:style-name="T63">そう</text:span> <text:s text:c="7"/><text:span text:style-name="T1">(depósito)</text:span></text:p>
          </table:table-cell>
        </table:table-row>
      </table:table>
      <text:p text:style-name="P13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9">木</text:p>
            </table:table-cell>
            <table:table-cell table:style-name="Tabla12.A1" office:value-type="string">
              <text:p text:style-name="P64">KI</text:p>
            </table:table-cell>
            <table:table-cell table:style-name="Tabla12.C1" office:value-type="string">
              <text:p text:style-name="P67"><text:ruby text:style-name="Ru1"><text:ruby-base><text:span text:style-name="T63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64">MOKU</text:p>
          </table:table-cell>
          <table:table-cell table:style-name="Tabla12.C2" office:value-type="string">
            <text:p text:style-name="P67"><text:ruby text:style-name="Ru1"><text:ruby-base><text:span text:style-name="T63">木</text:span></text:ruby-base><text:ruby-text>もく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67"/>
          </table:table-cell>
        </table:table-row>
        <table:table-row>
          <table:covered-table-cell/>
          <table:table-cell table:style-name="Tabla12.B2" office:value-type="string">
            <text:p text:style-name="P64">BOKU</text:p>
          </table:table-cell>
          <table:table-cell table:style-name="Tabla12.C2" office:value-type="string">
            <text:p text:style-name="P67"><text:ruby text:style-name="Ru1"><text:ruby-base><text:span text:style-name="T63">大</text:span></text:ruby-base><text:ruby-text>たい</text:ruby-text></text:ruby><text:ruby text:style-name="Ru1"><text:ruby-base><text:span text:style-name="T63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67"/>
          </table:table-cell>
        </table:table-row>
      </table:table>
      <text:p text:style-name="P13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8">金</text:p>
            </table:table-cell>
            <table:table-cell table:style-name="Tabla14.A1" office:value-type="string">
              <text:p text:style-name="P64">KANE</text:p>
            </table:table-cell>
            <table:table-cell table:style-name="Tabla14.C1" office:value-type="string">
              <text:p text:style-name="P67"><text:span text:style-name="T63">お</text:span><text:ruby text:style-name="Ru1"><text:ruby-base><text:span text:style-name="T63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64">KIN</text:p>
          </table:table-cell>
          <table:table-cell table:style-name="Tabla14.C2" office:value-type="string">
            <text:p text:style-name="P67"><text:ruby text:style-name="Ru1"><text:ruby-base><text:span text:style-name="T63">金</text:span></text:ruby-base><text:ruby-text>きん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3"> </text:span><text:s text:c="7"/><text:span text:style-name="T1">(viernes)</text:span></text:p>
          </table:table-cell>
          <table:table-cell table:style-name="Tabla14.D2" office:value-type="string">
            <text:p text:style-name="P105"><text:ruby text:style-name="Ru1"><text:ruby-base><text:span text:style-name="T65">金</text:span></text:ruby-base><text:ruby-text>きん</text:ruby-text></text:ruby><text:span text:style-name="T65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67"><text:ruby text:style-name="Ru1"><text:ruby-base><text:span text:style-name="T63">金</text:span></text:ruby-base><text:ruby-text>きん</text:ruby-text></text:ruby><text:ruby text:style-name="Ru1"><text:ruby-base><text:span text:style-name="T63">色</text:span></text:ruby-base><text:ruby-text>いろ</text:ruby-text></text:ruby><text:span text:style-name="T63">い</text:span> <text:s text:c="7"/><text:span text:style-name="T1">(dorado)</text:span></text:p>
          </table:table-cell>
          <table:table-cell table:style-name="Tabla14.D2" office:value-type="string">
            <text:p text:style-name="P68"/>
          </table:table-cell>
        </table:table-row>
        <table:table-row>
          <table:covered-table-cell/>
          <table:table-cell table:style-name="Tabla14.B2" office:value-type="string">
            <text:p text:style-name="P64">KANA</text:p>
          </table:table-cell>
          <table:table-cell table:style-name="Tabla14.C2" office:value-type="string">
            <text:p text:style-name="P67"><text:ruby text:style-name="Ru1"><text:ruby-base><text:span text:style-name="T63">金</text:span></text:ruby-base><text:ruby-text>かな</text:ruby-text></text:ruby><text:span text:style-name="T63">づち</text:span> <text:s text:c="7"/><text:span text:style-name="T1">(martillo)</text:span></text:p>
          </table:table-cell>
          <table:table-cell table:style-name="Tabla14.D2" office:value-type="string">
            <text:p text:style-name="P68"/>
          </table:table-cell>
        </table:table-row>
      </table:table>
      <text:p text:style-name="P13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9">土</text:p>
            </table:table-cell>
            <table:table-cell table:style-name="Tabla13.A1" office:value-type="string">
              <text:p text:style-name="P64">TSUCHI</text:p>
            </table:table-cell>
            <table:table-cell table:style-name="Tabla13.C1" office:value-type="string">
              <text:p text:style-name="P67"><text:ruby text:style-name="Ru1"><text:ruby-base><text:span text:style-name="T63">土</text:span></text:ruby-base><text:ruby-text>つち</text:ruby-text></text:ruby><text:span text:style-name="T63"> </text:span><text:s text:c="16"/><text:span text:style-name="T1">(tierra)</text:span></text:p>
            </table:table-cell>
            <table:table-cell table:style-name="Tabla13.D1" office:value-type="string">
              <text:p text:style-name="P67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64">DO</text:p>
          </table:table-cell>
          <table:table-cell table:style-name="Tabla13.C2" office:value-type="string">
            <text:p text:style-name="P67"><text:ruby text:style-name="Ru1"><text:ruby-base><text:span text:style-name="T63">土</text:span></text:ruby-base><text:ruby-text>ど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3"> </text:span><text:s text:c="6"/><text:span text:style-name="T1"><text:s/>(sábado)</text:span></text:p>
          </table:table-cell>
          <table:table-cell table:style-name="Tabla13.D2" office:value-type="string">
            <text:p text:style-name="P67"><text:span text:style-name="T63">ねん</text:span><text:ruby text:style-name="Ru1"><text:ruby-base><text:span text:style-name="T63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10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8">日</text:p>
            </table:table-cell>
            <table:table-cell table:style-name="Tabla10.A1" table:number-rows-spanned="2" office:value-type="string">
              <text:p text:style-name="P64">HI <text:s text:c="3"/></text:p>
            </table:table-cell>
            <table:table-cell table:style-name="Tabla10.C1" office:value-type="string">
              <text:p text:style-name="P67"><text:ruby text:style-name="Ru1"><text:ruby-base><text:span text:style-name="T63">日</text:span></text:ruby-base><text:ruby-text>ひ</text:ruby-text></text:ruby><text:span text:style-name="T63"> </text:span><text:s text:c="16"/><text:span text:style-name="T1"><text:s text:c="4"/>(Sol)</text:span></text:p>
            </table:table-cell>
            <table:table-cell table:style-name="Tabla10.D1" office:value-type="string">
              <text:p text:style-name="P67"><text:ruby text:style-name="Ru1"><text:ruby-base><text:span text:style-name="T63">朝</text:span></text:ruby-base><text:ruby-text>あさ</text:ruby-text></text:ruby><text:ruby text:style-name="Ru1"><text:ruby-base><text:span text:style-name="T63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50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入</text:span></text:ruby-base><text:ruby-text>い</text:ruby-text></text:ruby><text:span text:style-name="T63">り</text:span> </text:p>
            <text:p text:style-name="P50"><text:s text:c="13"/>(puesta del sol)</text:p>
          </table:table-cell>
          <table:table-cell table:style-name="Tabla10.D2" office:value-type="string">
            <text:p text:style-name="P50"><text:ruby text:style-name="Ru1"><text:ruby-base><text:span text:style-name="T63">日</text:span></text:ruby-base><text:ruby-text>ひ</text:ruby-text></text:ruby><text:span text:style-name="T63">の</text:span><text:ruby text:style-name="Ru1"><text:ruby-base><text:span text:style-name="T63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6">BI</text:p>
          </table:table-cell>
          <table:table-cell table:style-name="Tabla10.C2" office:value-type="string">
            <text:p text:style-name="P50"><text:span text:style-name="T63">たん</text:span><text:ruby text:style-name="Ru1"><text:ruby-base><text:span text:style-name="T49">生</text:span></text:ruby-base><text:ruby-text>じょう</text:ruby-text></text:ruby><text:ruby text:style-name="Ru1"><text:ruby-base><text:span text:style-name="T63">日</text:span></text:ruby-base><text:ruby-text>び</text:ruby-text></text:ruby> <text:s text:c="3"/>(cumple)</text:p>
          </table:table-cell>
          <table:table-cell table:style-name="Tabla10.D2" office:value-type="string">
            <text:p text:style-name="P53"><text:s text:c="23"/>( * <text:ruby text:style-name="Ru1"><text:ruby-base><text:span text:style-name="T80">曜</text:span></text:ruby-base><text:ruby-text>よう</text:ruby-text></text:ruby><text:ruby text:style-name="Ru1"><text:ruby-base><text:span text:style-name="T80">日</text:span></text:ruby-base><text:ruby-text>び</text:ruby-text></text:ruby><text:span text:style-name="T80"> </text:span>)</text:p>
          </table:table-cell>
        </table:table-row>
        <table:table-row>
          <table:covered-table-cell/>
          <table:table-cell table:style-name="Tabla10.B3" office:value-type="string">
            <text:p text:style-name="P64">NI </text:p>
          </table:table-cell>
          <table:table-cell table:style-name="Tabla10.C2" office:value-type="string">
            <text:p text:style-name="P67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span text:style-name="T63"> <text:s/></text:span><text:s text:c="10"/><text:span text:style-name="T1">(Japón)</text:span></text:p>
          </table:table-cell>
          <table:table-cell table:style-name="Tabla10.D4" office:value-type="string">
            <text:p text:style-name="P50"/>
          </table:table-cell>
        </table:table-row>
        <table:table-row>
          <table:covered-table-cell/>
          <table:table-cell table:style-name="Tabla10.B3" office:value-type="string">
            <text:p text:style-name="P64">NICHI</text:p>
          </table:table-cell>
          <table:table-cell table:style-name="Tabla10.C2" office:value-type="string">
            <text:p text:style-name="P67"><text:ruby text:style-name="Ru1"><text:ruby-base><text:span text:style-name="T63">日</text:span></text:ruby-base><text:ruby-text>にち</text:ruby-text></text:ruby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<text:span text:style-name="T63"> <text:s/></text:span><text:s text:c="4"/><text:span text:style-name="T1">(domingo)</text:span></text:p>
          </table:table-cell>
          <table:table-cell table:style-name="Tabla10.D4" office:value-type="string">
            <text:p text:style-name="P67"><text:ruby text:style-name="Ru1"><text:ruby-base><text:span text:style-name="T49">日</text:span></text:ruby-base><text:ruby-text>にっ</text:ruby-text></text:ruby><text:ruby text:style-name="Ru1"><text:ruby-base><text:span text:style-name="T63">中</text:span></text:ruby-base><text:ruby-text>ちゅう</text:ruby-text></text:ruby><text:span text:style-name="T63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64">KA</text:p>
          </table:table-cell>
          <table:table-cell table:style-name="Tabla10.C2" office:value-type="string">
            <text:p text:style-name="P67"/>
          </table:table-cell>
          <table:table-cell table:style-name="Tabla10.D4" office:value-type="string">
            <text:p text:style-name="P67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6"/>
      <text:p text:style-name="P124">NATURALEZA - PAISAJE</text:p>
      <text:p text:style-name="P22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8">地</text:p>
          </table:table-cell>
          <table:table-cell table:style-name="Tabla102.A1" table:number-rows-spanned="2" office:value-type="string">
            <text:p text:style-name="P88">CHI</text:p>
          </table:table-cell>
          <table:table-cell table:style-name="Tabla102.C1" office:value-type="string">
            <text:p text:style-name="P85"><text:ruby text:style-name="Ru1"><text:ruby-base><text:span text:style-name="T63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85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85"><text:ruby text:style-name="Ru1"><text:ruby-base><text:span text:style-name="T63">土</text:span></text:ruby-base><text:ruby-text>と</text:ruby-text></text:ruby><text:ruby text:style-name="Ru1"><text:ruby-base><text:span text:style-name="T63">地</text:span></text:ruby-base><text:ruby-text>ち</text:ruby-text></text:ruby><text:span text:style-name="T63"> </text:span><text:s text:c="10"/><text:span text:style-name="T1">(terreno)</text:span></text:p>
          </table:table-cell>
          <table:table-cell table:style-name="Tabla102.D2" office:value-type="string">
            <text:p text:style-name="P85"><text:ruby text:style-name="Ru1"><text:ruby-base><text:span text:style-name="T63">地</text:span></text:ruby-base><text:ruby-text>ち</text:ruby-text></text:ruby><text:ruby text:style-name="Ru1"><text:ruby-base><text:span text:style-name="T63">上</text:span></text:ruby-base><text:ruby-text>じょう</text:ruby-text></text:ruby><text:span text:style-name="T63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8">JI</text:p>
          </table:table-cell>
          <table:table-cell table:style-name="Tabla102.C2" office:value-type="string">
            <text:p text:style-name="P85"><text:ruby text:style-name="Ru1"><text:ruby-base><text:span text:style-name="T63">地</text:span></text:ruby-base><text:ruby-text>じ</text:ruby-text></text:ruby><text:span text:style-name="T63">めん </text:span><text:s text:c="5"/></text:p>
            <text:p text:style-name="P71"><text:s text:c="5"/>(superficie terrestre)</text:p>
          </table:table-cell>
          <table:table-cell table:style-name="Tabla102.D2" office:value-type="string">
            <text:p text:style-name="P99"/>
          </table:table-cell>
        </table:table-row>
      </table:table>
      <text:p text:style-name="P22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8">池</text:p>
          </table:table-cell>
          <table:table-cell table:style-name="Tabla103.A1" office:value-type="string">
            <text:p text:style-name="P88">IKE</text:p>
          </table:table-cell>
          <table:table-cell table:style-name="Tabla103.C1" office:value-type="string">
            <text:p text:style-name="P67"><text:ruby text:style-name="Ru1"><text:ruby-base><text:span text:style-name="T63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85"/>
          </table:table-cell>
        </table:table-row>
        <table:table-row>
          <table:covered-table-cell/>
          <table:table-cell table:style-name="Tabla103.B2" office:value-type="string">
            <text:p text:style-name="P89">CHI</text:p>
          </table:table-cell>
          <table:table-cell table:style-name="Tabla103.C2" office:value-type="string">
            <text:p text:style-name="P85"><text:ruby text:style-name="Ru1"><text:ruby-base><text:span text:style-name="T63">電</text:span></text:ruby-base><text:ruby-text>でん</text:ruby-text></text:ruby><text:ruby text:style-name="Ru1"><text:ruby-base><text:span text:style-name="T63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99"/>
          </table:table-cell>
        </table:table-row>
      </table:table>
      <text:p text:style-name="P83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8">雪</text:p>
          </table:table-cell>
          <table:table-cell table:style-name="Tabla97.A1" office:value-type="string">
            <text:p text:style-name="P64">YUKI</text:p>
          </table:table-cell>
          <table:table-cell table:style-name="Tabla97.A1" office:value-type="string">
            <text:p text:style-name="P67"><text:ruby text:style-name="Ru1"><text:ruby-base><text:span text:style-name="T63">雪</text:span></text:ruby-base><text:ruby-text>ゆき</text:ruby-text></text:ruby><text:span text:style-name="T63"> </text:span><text:s text:c="16"/><text:span text:style-name="T1">(nieve)</text:span></text:p>
          </table:table-cell>
          <table:table-cell table:style-name="Tabla97.D1" office:value-type="string">
            <text:p text:style-name="P67"/>
          </table:table-cell>
        </table:table-row>
      </table:table>
      <text:p text:style-name="P45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8">雲</text:p>
          </table:table-cell>
          <table:table-cell table:style-name="Tabla99.A1" office:value-type="string">
            <text:p text:style-name="P64">KUMO</text:p>
          </table:table-cell>
          <table:table-cell table:style-name="Tabla99.A1" office:value-type="string">
            <text:p text:style-name="P67"><text:ruby text:style-name="Ru1"><text:ruby-base><text:span text:style-name="T63">雲</text:span></text:ruby-base><text:ruby-text>くも</text:ruby-text></text:ruby><text:span text:style-name="T63"> </text:span><text:s text:c="16"/><text:span text:style-name="T1">(nube)</text:span></text:p>
          </table:table-cell>
          <table:table-cell table:style-name="Tabla99.D1" office:value-type="string">
            <text:p text:style-name="P67"/>
          </table:table-cell>
        </table:table-row>
      </table:table>
      <text:p text:style-name="P80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8">汽</text:p>
          </table:table-cell>
          <table:table-cell table:style-name="Tabla232.A1" office:value-type="string">
            <text:p text:style-name="P88">KI</text:p>
          </table:table-cell>
          <table:table-cell table:style-name="Tabla232.A1" office:value-type="string">
            <text:p text:style-name="P67"><text:ruby text:style-name="Ru1"><text:ruby-base><text:span text:style-name="T63">汽</text:span></text:ruby-base><text:ruby-text>き</text:ruby-text></text:ruby><text:span text:style-name="T63"> <text:s/></text:span><text:s text:c="14"/><text:span text:style-name="T1">(vapor)</text:span></text:p>
          </table:table-cell>
          <table:table-cell table:style-name="Tabla232.D1" office:value-type="string">
            <text:p text:style-name="P86"><text:ruby text:style-name="Ru1"><text:ruby-base><text:span text:style-name="T63">汽</text:span></text:ruby-base><text:ruby-text>き</text:ruby-text></text:ruby><text:ruby text:style-name="Ru1"><text:ruby-base><text:span text:style-name="T63">船</text:span></text:ruby-base><text:ruby-text>せん</text:ruby-text></text:ruby><text:span text:style-name="T63"> <text:s text:c="2"/></text:span><text:span text:style-name="T1">(barco de vapor)</text:span> <text:s text:c="2"/></text:p>
          </table:table-cell>
        </table:table-row>
      </table:table>
      <text:p text:style-name="P84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8">海</text:p>
          </table:table-cell>
          <table:table-cell table:style-name="Tabla197.A1" office:value-type="string">
            <text:p text:style-name="P64">うみ</text:p>
          </table:table-cell>
          <table:table-cell table:style-name="Tabla197.A1" office:value-type="string">
            <text:p text:style-name="P50"><text:ruby text:style-name="Ru1"><text:ruby-base><text:span text:style-name="T63">海</text:span></text:ruby-base><text:ruby-text>うみ</text:ruby-text></text:ruby><text:span text:style-name="T81"> <text:s text:c="26"/></text:span>mar</text:p>
          </table:table-cell>
          <table:table-cell table:style-name="Tabla197.D1" office:value-type="string">
            <text:p text:style-name="P72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9">カイ</text:p>
          </table:table-cell>
          <table:table-cell table:style-name="Tabla197.C2" office:value-type="string">
            <text:p text:style-name="P80"><text:ruby text:style-name="Ru1"><text:ruby-base><text:span text:style-name="T63">海</text:span></text:ruby-base><text:ruby-text>かい</text:ruby-text></text:ruby><text:ruby text:style-name="Ru1"><text:ruby-base><text:span text:style-name="T63">水</text:span></text:ruby-base><text:ruby-text>すい</text:ruby-text></text:ruby><text:span text:style-name="T81"> <text:s text:c="8"/></text:span>agua salada</text:p>
          </table:table-cell>
          <table:table-cell table:style-name="Tabla197.D2" office:value-type="string">
            <text:p text:style-name="P100">　 <text:s text:c="5"/></text:p>
          </table:table-cell>
        </table:table-row>
      </table:table>
      <text:p text:style-name="P16"/>
      <text:p text:style-name="P1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8">岸</text:p>
          </table:table-cell>
          <table:table-cell table:style-name="Tabla245.A1" office:value-type="string">
            <text:p text:style-name="P64">きし</text:p>
          </table:table-cell>
          <table:table-cell table:style-name="Tabla245.A1" office:value-type="string">
            <text:p text:style-name="P50"><text:ruby text:style-name="Ru1"><text:ruby-base><text:span text:style-name="T63">岸</text:span></text:ruby-base><text:ruby-text>きし</text:ruby-text></text:ruby><text:span text:style-name="T63"> <text:s text:c="2"/></text:span><text:s text:c="20"/>costa</text:p>
          </table:table-cell>
          <table:table-cell table:style-name="Tabla245.D1" office:value-type="string">
            <text:p text:style-name="P72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9">ガン</text:p>
          </table:table-cell>
          <table:table-cell table:style-name="Tabla245.C2" office:value-type="string">
            <text:p text:style-name="P80"><text:ruby text:style-name="Ru1"><text:ruby-base><text:span text:style-name="T63">海</text:span></text:ruby-base><text:ruby-text>かい</text:ruby-text></text:ruby><text:ruby text:style-name="Ru1"><text:ruby-base><text:span text:style-name="T63">岸</text:span></text:ruby-base><text:ruby-text>がん</text:ruby-text></text:ruby><text:span text:style-name="T63"> <text:s text:c="2"/></text:span><text:s text:c="16"/>playa</text:p>
          </table:table-cell>
          <table:table-cell table:style-name="Tabla245.D2" office:value-type="string">
            <text:p text:style-name="P100">　 <text:s text:c="5"/></text:p>
          </table:table-cell>
        </table:table-row>
      </table:table>
      <text:p text:style-name="P16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30">川</text:p>
          </table:table-cell>
          <table:table-cell table:style-name="Tabla73.A1" office:value-type="string">
            <text:p text:style-name="P64">KAWA</text:p>
          </table:table-cell>
          <table:table-cell table:style-name="Tabla73.A1" office:value-type="string">
            <text:p text:style-name="P50"><text:ruby text:style-name="Ru1"><text:ruby-base><text:span text:style-name="T63">川</text:span></text:ruby-base><text:ruby-text>かわ</text:ruby-text></text:ruby> <text:s text:c="26"/>(río)</text:p>
          </table:table-cell>
          <table:table-cell table:style-name="Tabla73.D1" office:value-type="string">
            <text:p text:style-name="P106"><text:ruby text:style-name="Ru1"><text:ruby-base><text:span text:style-name="T48">小</text:span></text:ruby-base><text:ruby-text>お</text:ruby-text></text:ruby><text:ruby text:style-name="Ru1"><text:ruby-base><text:span text:style-name="T48">川</text:span></text:ruby-base><text:ruby-text>がわ</text:ruby-text></text:ruby><text:span text:style-name="T63"> </text:span><text:s text:c="12"/>(riachuelo)</text:p>
          </table:table-cell>
        </table:table-row>
      </table:table>
      <text:p text:style-name="P135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9">山</text:p>
          </table:table-cell>
          <table:table-cell table:style-name="Tabla72.A1" office:value-type="string">
            <text:p text:style-name="P64">YAMA</text:p>
          </table:table-cell>
          <table:table-cell table:style-name="Tabla72.A1" office:value-type="string">
            <text:p text:style-name="P50"><text:ruby text:style-name="Ru1"><text:ruby-base><text:span text:style-name="T63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50"><text:ruby text:style-name="Ru1"><text:ruby-base><text:span text:style-name="T63">山</text:span></text:ruby-base><text:ruby-text>やま</text:ruby-text></text:ruby><text:span text:style-name="T63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64">SAN</text:p>
          </table:table-cell>
          <table:table-cell table:style-name="Tabla72.C2" office:value-type="string">
            <text:p text:style-name="P50"><text:span text:style-name="T63">ふじ</text:span><text:ruby text:style-name="Ru1"><text:ruby-base><text:span text:style-name="T63">山</text:span></text:ruby-base><text:ruby-text>さん</text:ruby-text></text:ruby><text:span text:style-name="T63"> </text:span><text:s text:c="4"/>(monte <text:span text:style-name="T7">Fuji</text:span>)</text:p>
          </table:table-cell>
          <table:table-cell table:style-name="Tabla72.D2" office:value-type="string">
            <text:p text:style-name="P50"><text:ruby text:style-name="Ru1"><text:ruby-base><text:span text:style-name="T63">火</text:span></text:ruby-base><text:ruby-text>か</text:ruby-text></text:ruby><text:ruby text:style-name="Ru1"><text:ruby-base><text:span text:style-name="T49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30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8">谷</text:p>
          </table:table-cell>
          <table:table-cell table:style-name="Tabla152.A1" office:value-type="string">
            <text:p text:style-name="P88">TANI</text:p>
          </table:table-cell>
          <table:table-cell table:style-name="Tabla152.A1" office:value-type="string">
            <text:p text:style-name="P50"><text:ruby text:style-name="Ru1"><text:ruby-base><text:span text:style-name="T63">谷</text:span></text:ruby-base><text:ruby-text>たに</text:ruby-text></text:ruby> <text:s text:c="23"/>(valle)</text:p>
          </table:table-cell>
          <table:table-cell table:style-name="Tabla152.D1" office:value-type="string">
            <text:p text:style-name="P71"><text:ruby text:style-name="Ru1"><text:ruby-base><text:span text:style-name="T63">谷</text:span></text:ruby-base><text:ruby-text>たに</text:ruby-text></text:ruby><text:ruby text:style-name="Ru1"><text:ruby-base><text:span text:style-name="T49">川</text:span></text:ruby-base><text:ruby-text>がわ</text:ruby-text></text:ruby> <text:s text:c="9"/>(valle fluvial)</text:p>
          </table:table-cell>
        </table:table-row>
      </table:table>
      <text:p text:style-name="P42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0">湖</text:p>
          </table:table-cell>
          <table:table-cell table:style-name="Tabla246.A1" office:value-type="string">
            <text:p text:style-name="P64">みずうみ</text:p>
          </table:table-cell>
          <table:table-cell table:style-name="Tabla246.C1" office:value-type="string">
            <text:p text:style-name="P50"><text:ruby text:style-name="Ru1"><text:ruby-base><text:span text:style-name="T63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50"/>
          </table:table-cell>
        </table:table-row>
        <table:table-row>
          <table:covered-table-cell/>
          <table:table-cell table:style-name="Tabla246.B2" office:value-type="string">
            <text:p text:style-name="P103">コ</text:p>
          </table:table-cell>
          <table:table-cell table:style-name="Tabla246.C2" office:value-type="string">
            <text:p text:style-name="P108"><text:ruby text:style-name="Ru1"><text:ruby-base><text:span text:style-name="T63">湖</text:span></text:ruby-base><text:ruby-text>こ</text:ruby-text></text:ruby><text:ruby text:style-name="Ru1"><text:ruby-base><text:span text:style-name="T63">水</text:span></text:ruby-base><text:ruby-text>すい</text:ruby-text></text:ruby> <text:s text:c="22"/>lago</text:p>
          </table:table-cell>
          <table:table-cell table:style-name="Tabla246.D2" office:value-type="string">
            <text:p text:style-name="P50"/>
          </table:table-cell>
        </table:table-row>
      </table:table>
      <text:p text:style-name="P42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0">石</text:p>
          </table:table-cell>
          <table:table-cell table:style-name="Tabla76.A1" office:value-type="string">
            <text:p text:style-name="P64">ISHI</text:p>
          </table:table-cell>
          <table:table-cell table:style-name="Tabla76.C1" office:value-type="string">
            <text:p text:style-name="P50"><text:ruby text:style-name="Ru1"><text:ruby-base><text:span text:style-name="T63">石</text:span></text:ruby-base><text:ruby-text>いし</text:ruby-text></text:ruby> <text:s text:c="20"/>(piedra)</text:p>
          </table:table-cell>
          <table:table-cell table:style-name="Tabla76.D1" office:value-type="string">
            <text:p text:style-name="P50"/>
          </table:table-cell>
        </table:table-row>
        <table:table-row>
          <table:covered-table-cell/>
          <table:table-cell table:style-name="Tabla76.B2" office:value-type="string">
            <text:p text:style-name="P103">SEKI</text:p>
          </table:table-cell>
          <table:table-cell table:style-name="Tabla76.C2" office:value-type="string">
            <text:p text:style-name="P108"><text:ruby text:style-name="Ru1"><text:ruby-base><text:span text:style-name="T63">石</text:span></text:ruby-base><text:ruby-text>せき</text:ruby-text></text:ruby><text:span text:style-name="T63">ゆ</text:span> <text:s text:c="13"/>(petróleo)</text:p>
          </table:table-cell>
          <table:table-cell table:style-name="Tabla76.D2" office:value-type="string">
            <text:p text:style-name="P50"/>
          </table:table-cell>
        </table:table-row>
      </table:table>
      <text:p text:style-name="P42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8">岩</text:p>
          </table:table-cell>
          <table:table-cell table:style-name="Tabla101.A1" office:value-type="string">
            <text:p text:style-name="P64">IWA</text:p>
          </table:table-cell>
          <table:table-cell table:style-name="Tabla101.C1" office:value-type="string">
            <text:p text:style-name="P50"><text:ruby text:style-name="Ru1"><text:ruby-base><text:span text:style-name="T63">岩</text:span></text:ruby-base><text:ruby-text>いわ</text:ruby-text></text:ruby> <text:s text:c="23"/>(roca)</text:p>
          </table:table-cell>
          <table:table-cell table:style-name="Tabla101.D1" office:value-type="string">
            <text:p text:style-name="P50"><text:ruby text:style-name="Ru1"><text:ruby-base><text:span text:style-name="T63">岩</text:span></text:ruby-base><text:ruby-text>いわ</text:ruby-text></text:ruby><text:ruby text:style-name="Ru1"><text:ruby-base><text:span text:style-name="T63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64">GAN</text:p>
          </table:table-cell>
          <table:table-cell table:style-name="Tabla101.B2" office:value-type="string">
            <text:p text:style-name="P50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50"/>
          </table:table-cell>
        </table:table-row>
      </table:table>
      <text:p text:style-name="P42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ext:soft-page-break/>
        <table:table-row>
          <table:table-cell table:style-name="Tabla247.A1" table:number-rows-spanned="2" office:value-type="string">
            <text:p text:style-name="P30">銀</text:p>
          </table:table-cell>
          <table:table-cell table:style-name="Tabla247.A1" office:value-type="string">
            <text:p text:style-name="P64">しろがね</text:p>
          </table:table-cell>
          <table:table-cell table:style-name="Tabla247.C1" office:value-type="string">
            <text:p text:style-name="P50"><text:ruby text:style-name="Ru1"><text:ruby-base><text:span text:style-name="T63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50"/>
          </table:table-cell>
        </table:table-row>
        <table:table-row>
          <table:covered-table-cell/>
          <table:table-cell table:style-name="Tabla247.B2" office:value-type="string">
            <text:p text:style-name="P103">ギン</text:p>
          </table:table-cell>
          <table:table-cell table:style-name="Tabla247.C2" office:value-type="string">
            <text:p text:style-name="P108"><text:ruby text:style-name="Ru1"><text:ruby-base><text:span text:style-name="T63">銀</text:span></text:ruby-base><text:ruby-text>ぎん</text:ruby-text></text:ruby><text:ruby text:style-name="Ru1"><text:ruby-base><text:span text:style-name="T63">行</text:span></text:ruby-base><text:ruby-text>こう</text:ruby-text></text:ruby> <text:s text:c="19"/>banco</text:p>
          </table:table-cell>
          <table:table-cell table:style-name="Tabla247.D2" office:value-type="string">
            <text:p text:style-name="P50"/>
          </table:table-cell>
        </table:table-row>
      </table:table>
      <text:p text:style-name="P156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65"/>
      <text:p text:style-name="P164">NATURALEZA – VERDE</text:p>
      <text:p text:style-name="P164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9">林</text:p>
          </table:table-cell>
          <table:table-cell table:style-name="Tabla74.A1" office:value-type="string">
            <text:p text:style-name="P64">はやし</text:p>
          </table:table-cell>
          <table:table-cell table:style-name="Tabla74.C1" office:value-type="string">
            <text:p text:style-name="P56"><text:ruby text:style-name="Ru1"><text:ruby-base><text:span text:style-name="T63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50"/>
          </table:table-cell>
        </table:table-row>
        <table:table-row>
          <table:covered-table-cell/>
          <table:table-cell table:style-name="Tabla74.B2" office:value-type="string">
            <text:p text:style-name="P64">リン</text:p>
          </table:table-cell>
          <table:table-cell table:style-name="Tabla74.C2" office:value-type="string">
            <text:p text:style-name="P56"><text:ruby text:style-name="Ru1"><text:ruby-base><text:span text:style-name="T75">山</text:span></text:ruby-base><text:ruby-text>さん</text:ruby-text></text:ruby><text:ruby text:style-name="Ru1"><text:ruby-base><text:span text:style-name="T75">林</text:span></text:ruby-base><text:ruby-text>りん</text:ruby-text></text:ruby><text:span text:style-name="T79"> <text:s/></text:span><text:span text:style-name="T81"><text:s/></text:span></text:p>
            <text:p text:style-name="P56"><text:span text:style-name="T81"><text:s text:c="3"/>bosque de la montaña</text:span></text:p>
          </table:table-cell>
          <table:table-cell table:style-name="Tabla74.D2" office:value-type="string">
            <text:p text:style-name="P50"/>
          </table:table-cell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9">竹</text:p>
            </table:table-cell>
            <table:table-cell table:style-name="Tabla9.A1" office:value-type="string">
              <text:p text:style-name="P64">たけ</text:p>
            </table:table-cell>
            <table:table-cell table:style-name="Tabla9.C1" office:value-type="string">
              <text:p text:style-name="P50"><text:ruby text:style-name="Ru1"><text:ruby-base><text:span text:style-name="T63">竹</text:span></text:ruby-base><text:ruby-text>たけ</text:ruby-text></text:ruby><text:span text:style-name="T63"> </text:span><text:s text:c="22"/>bambú</text:p>
            </table:table-cell>
            <table:table-cell table:style-name="Tabla9.D1" office:value-type="string">
              <text:p text:style-name="P16"><text:ruby text:style-name="Ru1"><text:ruby-base><text:span text:style-name="T63">竹</text:span></text:ruby-base><text:ruby-text>たけ</text:ruby-text></text:ruby><text:span text:style-name="T63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64">チク</text:p>
          </table:table-cell>
          <table:table-cell table:style-name="Tabla9.C2" office:value-type="string">
            <text:p text:style-name="P50"><text:ruby text:style-name="Ru1"><text:ruby-base><text:span text:style-name="T63">竹</text:span></text:ruby-base><text:ruby-text>ちく</text:ruby-text></text:ruby><text:ruby text:style-name="Ru1"><text:ruby-base><text:span text:style-name="T63">林</text:span></text:ruby-base><text:ruby-text>りん</text:ruby-text></text:ruby> <text:s/>bosque de bambú</text:p>
          </table:table-cell>
          <table:table-cell table:style-name="Tabla9.D2" office:value-type="string">
            <text:p text:style-name="P16"/>
          </table:table-cell>
        </table:table-row>
      </table:table>
      <text:p text:style-name="P16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8">森</text:p>
          </table:table-cell>
          <table:table-cell table:style-name="Tabla75.A1" office:value-type="string">
            <text:p text:style-name="P64">もり</text:p>
          </table:table-cell>
          <table:table-cell table:style-name="Tabla75.A1" office:value-type="string">
            <text:p text:style-name="P50"><text:ruby text:style-name="Ru1"><text:ruby-base><text:span text:style-name="T63">森</text:span></text:ruby-base><text:ruby-text>もり</text:ruby-text></text:ruby> <text:s text:c="21"/>bosque</text:p>
          </table:table-cell>
          <table:table-cell table:style-name="Tabla75.D1" office:value-type="string">
            <text:p text:style-name="P50"/>
          </table:table-cell>
        </table:table-row>
        <table:table-row>
          <table:covered-table-cell/>
          <table:table-cell table:style-name="Tabla75.B2" office:value-type="string">
            <text:p text:style-name="P64">シン</text:p>
          </table:table-cell>
          <table:table-cell table:style-name="Tabla75.B2" office:value-type="string">
            <text:p text:style-name="P56"><text:ruby text:style-name="Ru1"><text:ruby-base><text:span text:style-name="T63">森</text:span></text:ruby-base><text:ruby-text>しん</text:ruby-text></text:ruby><text:ruby text:style-name="Ru1"><text:ruby-base><text:span text:style-name="T63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50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8">野</text:p>
          </table:table-cell>
          <table:table-cell table:style-name="Tabla106.A1" office:value-type="string">
            <text:p text:style-name="P88">の</text:p>
          </table:table-cell>
          <table:table-cell table:style-name="Tabla106.C1" office:value-type="string">
            <text:p text:style-name="P50"><text:ruby text:style-name="Ru1"><text:ruby-base><text:span text:style-name="T63">野</text:span></text:ruby-base><text:ruby-text>の</text:ruby-text></text:ruby><text:ruby text:style-name="Ru1"><text:ruby-base><text:span text:style-name="T63">原</text:span></text:ruby-base><text:ruby-text>はら</text:ruby-text></text:ruby> <text:s text:c="17"/>campo</text:p>
          </table:table-cell>
          <table:table-cell table:style-name="Tabla106.D1" office:value-type="string">
            <text:p text:style-name="P71"/>
          </table:table-cell>
        </table:table-row>
        <table:table-row>
          <table:covered-table-cell/>
          <table:table-cell table:style-name="Tabla106.B2" office:value-type="string">
            <text:p text:style-name="P89">ヤ</text:p>
          </table:table-cell>
          <table:table-cell table:style-name="Tabla106.C2" office:value-type="string">
            <text:p text:style-name="P71"><text:ruby text:style-name="Ru1"><text:ruby-base><text:span text:style-name="T63">野</text:span></text:ruby-base><text:ruby-text>や</text:ruby-text></text:ruby><text:span text:style-name="T63">さい</text:span> <text:s text:c="9"/>verduras</text:p>
          </table:table-cell>
          <table:table-cell table:style-name="Tabla106.D2" office:value-type="string">
            <text:p text:style-name="P108"><text:ruby text:style-name="Ru1"><text:ruby-base><text:span text:style-name="T63">分</text:span></text:ruby-base><text:ruby-text>ぶん</text:ruby-text></text:ruby><text:ruby text:style-name="Ru1"><text:ruby-base><text:span text:style-name="T63">野</text:span></text:ruby-base><text:ruby-text>や</text:ruby-text></text:ruby> campo académico</text:p>
          </table:table-cell>
        </table:table-row>
      </table:table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8">花</text:p>
            </table:table-cell>
            <table:table-cell table:style-name="Tabla6.A1" table:number-rows-spanned="2" office:value-type="string">
              <text:p text:style-name="P64">はな</text:p>
            </table:table-cell>
            <table:table-cell table:style-name="Tabla6.C1" office:value-type="string">
              <text:p text:style-name="P50"><text:ruby text:style-name="Ru1"><text:ruby-base><text:span text:style-name="T63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50"><text:ruby text:style-name="Ru1"><text:ruby-base><text:span text:style-name="T63">花</text:span></text:ruby-base><text:ruby-text>はな</text:ruby-text></text:ruby><text:span text:style-name="T63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50"><text:ruby text:style-name="Ru1"><text:ruby-base><text:span text:style-name="T63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50"/>
          </table:table-cell>
        </table:table-row>
        <table:table-row>
          <table:covered-table-cell/>
          <table:table-cell table:style-name="Tabla6.B3" office:value-type="string">
            <text:p text:style-name="P64">カ</text:p>
          </table:table-cell>
          <table:table-cell table:style-name="Tabla6.C2" office:value-type="string">
            <text:p text:style-name="P50"><text:ruby text:style-name="Ru1"><text:ruby-base><text:span text:style-name="T63">花</text:span></text:ruby-base><text:ruby-text>か</text:ruby-text></text:ruby><text:span text:style-name="T63">びん </text:span><text:s text:c="13"/><text:span text:style-name="T61">florero</text:span></text:p>
          </table:table-cell>
          <table:table-cell table:style-name="Tabla6.D2" office:value-type="string">
            <text:p text:style-name="P50"><text:ruby text:style-name="Ru1"><text:ruby-base><text:span text:style-name="T63">花</text:span></text:ruby-base><text:ruby-text>か</text:ruby-text></text:ruby><text:span text:style-name="T63">だん</text:span> <text:s text:c="12"/>parterre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9">草</text:p>
            </table:table-cell>
            <table:table-cell table:style-name="Tabla7.A1" office:value-type="string">
              <text:p text:style-name="P64">くさ</text:p>
            </table:table-cell>
            <table:table-cell table:style-name="Tabla7.C1" office:value-type="string">
              <text:p text:style-name="P50"><text:ruby text:style-name="Ru1"><text:ruby-base><text:span text:style-name="T63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50"><text:ruby text:style-name="Ru1"><text:ruby-base><text:span text:style-name="T63">草</text:span></text:ruby-base><text:ruby-text>くさ</text:ruby-text></text:ruby><text:span text:style-name="T63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64">ソウ</text:p>
          </table:table-cell>
          <table:table-cell table:style-name="Tabla7.C2" office:value-type="string">
            <text:p text:style-name="P50"><text:ruby text:style-name="Ru1"><text:ruby-base><text:span text:style-name="T63">草</text:span></text:ruby-base><text:ruby-text>そう</text:ruby-text></text:ruby><text:ruby text:style-name="Ru1"><text:ruby-base><text:span text:style-name="T63">原</text:span></text:ruby-base><text:ruby-text>げん</text:ruby-text></text:ruby> <text:s text:c="17"/>pradera</text:p>
          </table:table-cell>
          <table:table-cell table:style-name="Tabla7.D2" office:value-type="string">
            <text:p text:style-name="P108"><text:span text:style-name="T63">れんげ</text:span><text:ruby text:style-name="Ru1"><text:ruby-base><text:span text:style-name="T63">草</text:span></text:ruby-base><text:ruby-text>そう</text:ruby-text></text:ruby> <text:s text:c="4"/>flor de loto</text:p>
          </table:table-cell>
        </table:table-row>
      </table:table>
      <text:p text:style-name="P42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59">根</text:p>
            </table:table-cell>
            <table:table-cell table:style-name="Tabla324.A1" office:value-type="string">
              <text:p text:style-name="P64">ね</text:p>
            </table:table-cell>
            <table:table-cell table:style-name="Tabla324.A1" office:value-type="string">
              <text:p text:style-name="P50"><text:ruby text:style-name="Ru1"><text:ruby-base><text:span text:style-name="T63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50"/>
            </table:table-cell>
          </table:table-row>
        </table:table-header-rows>
      </table:table>
      <text:p text:style-name="P135"/>
      <text:p text:style-name="P163"/>
      <text:p text:style-name="P135"/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149"/>
      <text:p text:style-name="P137">NATURALEZA - FÍSICA</text:p>
      <text:p text:style-name="P137"/>
      <text:p text:style-name="P35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8">原</text:p>
          </table:table-cell>
          <table:table-cell table:style-name="Tabla151.A1" office:value-type="string">
            <text:p text:style-name="P89">ゲン</text:p>
          </table:table-cell>
          <table:table-cell table:style-name="Tabla151.A1" office:value-type="string">
            <text:p text:style-name="P71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 <text:s text:c="18"/>átomo</text:p>
          </table:table-cell>
          <table:table-cell table:style-name="Tabla151.D1" office:value-type="string">
            <text:p text:style-name="P71"><text:ruby text:style-name="Ru1"><text:ruby-base><text:span text:style-name="T63">原</text:span></text:ruby-base><text:ruby-text>げん</text:ruby-text></text:ruby><text:ruby text:style-name="Ru1"><text:ruby-base><text:span text:style-name="T63">子</text:span></text:ruby-base><text:ruby-text>し</text:ruby-text></text:ruby><text:ruby text:style-name="Ru1"><text:ruby-base><text:span text:style-name="T63">力</text:span></text:ruby-base><text:ruby-text>りょく</text:ruby-text></text:ruby> </text:p>
            <text:p text:style-name="P71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89">はら</text:p>
          </table:table-cell>
          <table:table-cell table:style-name="Tabla151.B2" office:value-type="string">
            <text:p text:style-name="P71"><text:ruby text:style-name="Ru1"><text:ruby-base><text:span text:style-name="T63">原</text:span></text:ruby-base><text:ruby-text>はら</text:ruby-text></text:ruby><text:span text:style-name="T63">っぱ</text:span></text:p>
            <text:p text:style-name="P71"><text:span text:style-name="T11"><text:s text:c="7"/></text:span><text:span text:style-name="T8">campo “coloquial”</text:span></text:p>
          </table:table-cell>
          <table:table-cell table:style-name="Tabla151.D2" office:value-type="string">
            <text:p text:style-name="P71"/>
          </table:table-cell>
        </table:table-row>
      </table:table>
      <text:p text:style-name="P16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58">気</text:p>
            </table:table-cell>
            <table:table-cell table:style-name="Tabla145.A1" office:value-type="string">
              <text:p text:style-name="P64">キ</text:p>
            </table:table-cell>
            <table:table-cell table:style-name="Tabla145.A1" office:value-type="string">
              <text:p text:style-name="P67"><text:ruby text:style-name="Ru1"><text:ruby-base><text:span text:style-name="T63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67"><text:ruby text:style-name="Ru1"><text:ruby-base><text:span text:style-name="T63">気</text:span></text:ruby-base><text:ruby-text>き</text:ruby-text></text:ruby><text:ruby text:style-name="Ru1"><text:ruby-base><text:span text:style-name="T63">持</text:span></text:ruby-base><text:ruby-text>も</text:ruby-text></text:ruby><text:span text:style-name="T63">ち</text:span><text:span text:style-name="T1"> <text:s text:c="5"/>sensaciones</text:span></text:p>
            </table:table-cell>
          </table:table-row>
        </table:table-header-rows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58">光</text:p>
          </table:table-cell>
          <table:table-cell table:style-name="Tabla4.A1" office:value-type="string">
            <text:p text:style-name="P88">ひかり</text:p>
          </table:table-cell>
          <table:table-cell table:style-name="Tabla4.C1" office:value-type="string">
            <text:p text:style-name="P67"><text:ruby text:style-name="Ru1"><text:ruby-base><text:span text:style-name="T63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71"/>
          </table:table-cell>
        </table:table-row>
        <table:table-row>
          <table:covered-table-cell/>
          <table:table-cell table:style-name="Tabla4.B2" office:value-type="string">
            <text:p text:style-name="P88">ひか</text:p>
          </table:table-cell>
          <table:table-cell table:style-name="Tabla4.C2" office:value-type="string">
            <text:p text:style-name="P85"><text:ruby text:style-name="Ru1"><text:ruby-base><text:span text:style-name="T11">光</text:span></text:ruby-base><text:ruby-text>ひか</text:ruby-text></text:ruby><text:span text:style-name="T63">る</text:span><text:span text:style-name="T1"> <text:s text:c="19"/>brillar</text:span></text:p>
          </table:table-cell>
          <table:table-cell table:style-name="Tabla4.D2" office:value-type="string">
            <text:p text:style-name="P85"/>
          </table:table-cell>
        </table:table-row>
        <table:table-row>
          <table:covered-table-cell/>
          <table:table-cell table:style-name="Tabla4.B2" office:value-type="string">
            <text:p text:style-name="P89">コウ</text:p>
          </table:table-cell>
          <table:table-cell table:style-name="Tabla4.C2" office:value-type="string">
            <text:p text:style-name="P85"><text:ruby text:style-name="Ru1"><text:ruby-base><text:span text:style-name="T49">日</text:span></text:ruby-base><text:ruby-text>にっ</text:ruby-text></text:ruby><text:ruby text:style-name="Ru1"><text:ruby-base><text:span text:style-name="T63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99"/>
          </table:table-cell>
        </table:table-row>
      </table:table>
      <text:p text:style-name="P16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58">音</text:p>
          </table:table-cell>
          <table:table-cell table:style-name="Tabla108.A1" office:value-type="string">
            <text:p text:style-name="P64">おと</text:p>
          </table:table-cell>
          <table:table-cell table:style-name="Tabla108.C1" office:value-type="string">
            <text:p text:style-name="P50"><text:ruby text:style-name="Ru1"><text:ruby-base><text:span text:style-name="T74">音</text:span></text:ruby-base><text:ruby-text>おと</text:ruby-text></text:ruby> <text:s text:c="22"/>sonido</text:p>
          </table:table-cell>
          <table:table-cell table:style-name="Tabla108.D1" office:value-type="string">
            <text:p text:style-name="P50"><text:ruby text:style-name="Ru2"><text:ruby-base><text:span text:style-name="T74">足</text:span></text:ruby-base><text:ruby-text>あし</text:ruby-text></text:ruby><text:ruby text:style-name="Ru1"><text:ruby-base><text:span text:style-name="T74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64">オン</text:p>
          </table:table-cell>
          <table:table-cell table:style-name="Tabla108.B2" office:value-type="string">
            <text:p text:style-name="P50"><text:ruby text:style-name="Ru1"><text:ruby-base><text:span text:style-name="T74">音</text:span></text:ruby-base><text:ruby-text>おん</text:ruby-text></text:ruby><text:ruby text:style-name="Ru1"><text:ruby-base><text:span text:style-name="T74">楽</text:span></text:ruby-base><text:ruby-text>がく</text:ruby-text></text:ruby><text:ruby text:style-name="Ru1"><text:ruby-base><text:span text:style-name="T74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50"/>
          </table:table-cell>
        </table:table-row>
      </table:table>
      <text:p text:style-name="P33"/>
      <text:p text:style-name="P137"/>
      <text:p text:style-name="P149"/>
      <text:p text:style-name="P137">COMIDA</text:p>
      <text:p text:style-name="P132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9">田</text:p>
          </table:table-cell>
          <table:table-cell table:style-name="Tabla71.A1" office:value-type="string">
            <text:p text:style-name="P64">た</text:p>
          </table:table-cell>
          <table:table-cell table:style-name="Tabla71.A1" office:value-type="string">
            <text:p text:style-name="P50"><text:ruby text:style-name="Ru1"><text:ruby-base><text:span text:style-name="T63">田</text:span></text:ruby-base><text:ruby-text>た</text:ruby-text></text:ruby><text:span text:style-name="T72"> <text:s text:c="22"/>arrozal</text:span></text:p>
          </table:table-cell>
          <table:table-cell table:style-name="Tabla71.D1" office:value-type="string">
            <text:p text:style-name="P113"/>
          </table:table-cell>
        </table:table-row>
      </table:table>
      <text:p text:style-name="P16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8">米</text:p>
          </table:table-cell>
          <table:table-cell table:style-name="Tabla116.A1" office:value-type="string">
            <text:p text:style-name="P88">こめ</text:p>
          </table:table-cell>
          <table:table-cell table:style-name="Tabla116.A1" office:value-type="string">
            <text:p text:style-name="P50"><text:ruby text:style-name="Ru1"><text:ruby-base><text:span text:style-name="T63">米</text:span></text:ruby-base><text:ruby-text>こめ</text:ruby-text></text:ruby> <text:s text:c="24"/>arroz</text:p>
          </table:table-cell>
          <table:table-cell table:style-name="Tabla116.D1" office:value-type="string">
            <text:p text:style-name="P72"><text:s text:c="8"/></text:p>
          </table:table-cell>
        </table:table-row>
        <table:table-row>
          <table:covered-table-cell/>
          <table:table-cell table:style-name="Tabla116.B2" office:value-type="string">
            <text:p text:style-name="P88">ベイ</text:p>
          </table:table-cell>
          <table:table-cell table:style-name="Tabla116.B2" office:value-type="string">
            <text:p text:style-name="P50"><text:ruby text:style-name="Ru1"><text:ruby-base><text:span text:style-name="T63">米</text:span></text:ruby-base><text:ruby-text>べい</text:ruby-text></text:ruby><text:ruby text:style-name="Ru1"><text:ruby-base><text:span text:style-name="T63">国</text:span></text:ruby-base><text:ruby-text>こく</text:ruby-text></text:ruby> <text:s text:c="18"/>EEUU</text:p>
          </table:table-cell>
          <table:table-cell table:style-name="Tabla116.D2" office:value-type="string">
            <text:p text:style-name="P72"/>
          </table:table-cell>
        </table:table-row>
      </table:table>
      <text:p text:style-name="P42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8">酒</text:p>
          </table:table-cell>
          <table:table-cell table:style-name="Tabla251.A1" office:value-type="string">
            <text:p text:style-name="P88">さけ</text:p>
          </table:table-cell>
          <table:table-cell table:style-name="Tabla251.A1" office:value-type="string">
            <text:p text:style-name="P50"><text:span text:style-name="T63">お</text:span><text:ruby text:style-name="Ru1"><text:ruby-base><text:span text:style-name="T63">酒</text:span></text:ruby-base><text:ruby-text>さけ</text:ruby-text></text:ruby> <text:s text:c="16"/>alcohol</text:p>
          </table:table-cell>
          <table:table-cell table:style-name="Tabla251.D1" office:value-type="string">
            <text:p text:style-name="P72"/>
          </table:table-cell>
        </table:table-row>
      </table:table>
      <text:p text:style-name="P42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8">麦</text:p>
          </table:table-cell>
          <table:table-cell table:style-name="Tabla158.A1" office:value-type="string">
            <text:p text:style-name="P88">むぎ</text:p>
          </table:table-cell>
          <table:table-cell table:style-name="Tabla158.A1" office:value-type="string">
            <text:p text:style-name="P50"><text:ruby text:style-name="Ru1"><text:ruby-base><text:span text:style-name="T63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72"><text:ruby text:style-name="Ru1"><text:ruby-base><text:span text:style-name="T63">麦</text:span></text:ruby-base><text:ruby-text>むぎ</text:ruby-text></text:ruby><text:ruby text:style-name="Ru1"><text:ruby-base><text:span text:style-name="T63">茶</text:span></text:ruby-base><text:ruby-text>ちゃ</text:ruby-text></text:ruby> <text:s text:c="13"/>té de trigo</text:p>
          </table:table-cell>
        </table:table-row>
      </table:table>
      <text:p text:style-name="P16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60">茶</text:p>
          </table:table-cell>
          <table:table-cell table:style-name="Tabla173.A1" office:value-type="string">
            <text:p text:style-name="P88">チャ</text:p>
          </table:table-cell>
          <table:table-cell table:style-name="Tabla173.A1" office:value-type="string">
            <text:p text:style-name="P50"><text:span text:style-name="T63">お</text:span><text:ruby text:style-name="Ru1"><text:ruby-base><text:span text:style-name="T63">茶</text:span></text:ruby-base><text:ruby-text>ちゃ</text:ruby-text></text:ruby> <text:s text:c="25"/>té</text:p>
          </table:table-cell>
          <table:table-cell table:style-name="Tabla173.D1" office:value-type="string">
            <text:p text:style-name="P35"><text:ruby text:style-name="Ru1"><text:ruby-base><text:span text:style-name="T65">茶</text:span></text:ruby-base><text:ruby-text>ちゃ</text:ruby-text></text:ruby><text:ruby text:style-name="Ru1"><text:ruby-base><text:span text:style-name="T65">色</text:span></text:ruby-base><text:ruby-text>いろ</text:ruby-text></text:ruby><text:span text:style-name="T65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9">サ</text:p>
          </table:table-cell>
          <table:table-cell table:style-name="Tabla173.C2" office:value-type="string">
            <text:p text:style-name="P80"><text:ruby text:style-name="Ru1"><text:ruby-base><text:span text:style-name="T63">茶</text:span></text:ruby-base><text:ruby-text>さ</text:ruby-text></text:ruby><text:ruby text:style-name="Ru1"><text:ruby-base><text:span text:style-name="T63">道</text:span></text:ruby-base><text:ruby-text>どう</text:ruby-text></text:ruby> <text:s/>ceremonia del té</text:p>
          </table:table-cell>
          <table:table-cell table:style-name="Tabla173.D2" office:value-type="string">
            <text:p text:style-name="P100">　 <text:s text:c="5"/></text:p>
          </table:table-cell>
        </table:table-row>
      </table:table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9"/>
      <text:p text:style-name="P137">PERSONAS - FAMILIARES</text:p>
      <text:p text:style-name="P4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8">人</text:p>
            </table:table-cell>
            <table:table-cell table:style-name="Tabla16.A1" office:value-type="string">
              <text:p text:style-name="P64">HITO</text:p>
            </table:table-cell>
            <table:table-cell table:style-name="Tabla16.C1" office:value-type="string">
              <text:p text:style-name="P50"><text:ruby text:style-name="Ru1"><text:ruby-base><text:span text:style-name="T74">人</text:span></text:ruby-base><text:ruby-text>ひと</text:ruby-text></text:ruby><text:span text:style-name="T74"> </text:span><text:s text:c="17"/>(persona)</text:p>
            </table:table-cell>
            <table:table-cell table:style-name="Tabla16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64">JIN</text:p>
          </table:table-cell>
          <table:table-cell table:style-name="Tabla16.C2" office:value-type="string">
            <text:p text:style-name="P50"><text:ruby text:style-name="Ru1"><text:ruby-base><text:span text:style-name="T74">人</text:span></text:ruby-base><text:ruby-text>じん</text:ruby-text></text:ruby><text:ruby text:style-name="Ru1"><text:ruby-base><text:span text:style-name="T74">生</text:span></text:ruby-base><text:ruby-text>せい</text:ruby-text></text:ruby><text:span text:style-name="T74"> <text:s text:c="2"/></text:span><text:s text:c="2"/>(vida humana)</text:p>
          </table:table-cell>
          <table:table-cell table:style-name="Tabla16.D2" office:value-type="string">
            <text:p text:style-name="P50"><text:ruby text:style-name="Ru1"><text:ruby-base><text:span text:style-name="T74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64">NIN</text:p>
          </table:table-cell>
          <table:table-cell table:style-name="Tabla16.C2" office:value-type="string">
            <text:p text:style-name="P57"><text:span text:style-name="T74">~</text:span><text:ruby text:style-name="Ru1"><text:ruby-base><text:span text:style-name="T74">人</text:span></text:ruby-base><text:ruby-text>にん</text:ruby-text></text:ruby> <text:s text:c="13"/><text:span text:style-name="T60">[personas]</text:span></text:p>
          </table:table-cell>
          <table:table-cell table:style-name="Tabla16.D2" office:value-type="string">
            <text:p text:style-name="P50"/>
            <text:p text:style-name="P50"><text:s/></text:p>
          </table:table-cell>
        </table:table-row>
      </table:table>
      <text:p text:style-name="P16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58">方</text:p>
          </table:table-cell>
          <table:table-cell table:style-name="Tabla79.A1" office:value-type="string">
            <text:p text:style-name="P88">KATA</text:p>
          </table:table-cell>
          <table:table-cell table:style-name="Tabla79.A1" office:value-type="string">
            <text:p text:style-name="P72"><text:ruby text:style-name="Ru1"><text:ruby-base><text:span text:style-name="T74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72"><text:ruby text:style-name="Ru1"><text:ruby-base><text:span text:style-name="T74">方</text:span></text:ruby-base><text:ruby-text>かた</text:ruby-text></text:ruby> <text:s text:c="3"/></text:p>
            <text:p text:style-name="P72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8">HÔ</text:p>
          </table:table-cell>
          <table:table-cell table:style-name="Tabla79.C2" office:value-type="string">
            <text:p text:style-name="P50"><text:ruby text:style-name="Ru1"><text:ruby-base><text:span text:style-name="T74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50"><text:s text:c="5"/>(dirección N-S-W-E)</text:p>
          </table:table-cell>
          <table:table-cell table:style-name="Tabla79.D2" office:value-type="string">
            <text:p text:style-name="P72"/>
          </table:table-cell>
        </table:table-row>
      </table:table>
      <text:p text:style-name="P16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58">者</text:p>
          </table:table-cell>
          <table:table-cell table:style-name="Tabla349.A1" office:value-type="string">
            <text:p text:style-name="P88">もの</text:p>
          </table:table-cell>
          <table:table-cell table:style-name="Tabla349.A1" office:value-type="string">
            <text:p text:style-name="P72"><text:ruby text:style-name="Ru1"><text:ruby-base><text:span text:style-name="T74">者</text:span></text:ruby-base><text:ruby-text>もの</text:ruby-text></text:ruby> <text:s text:c="19"/>persona</text:p>
          </table:table-cell>
          <table:table-cell table:style-name="Tabla349.D1" office:value-type="string">
            <text:p text:style-name="P72"/>
          </table:table-cell>
        </table:table-row>
        <table:table-row>
          <table:covered-table-cell/>
          <table:table-cell table:style-name="Tabla349.B2" office:value-type="string">
            <text:p text:style-name="P88">シャ</text:p>
          </table:table-cell>
          <table:table-cell table:style-name="Tabla349.C2" office:value-type="string">
            <text:p text:style-name="P50"><text:ruby text:style-name="Ru1"><text:ruby-base><text:span text:style-name="T74">記</text:span></text:ruby-base><text:ruby-text>き</text:ruby-text></text:ruby><text:ruby text:style-name="Ru1"><text:ruby-base><text:span text:style-name="T74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72"/>
          </table:table-cell>
        </table:table-row>
      </table:table>
      <text:p text:style-name="P50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58">君</text:p>
          </table:table-cell>
          <table:table-cell table:style-name="Tabla312.A1" office:value-type="string">
            <text:p text:style-name="P88">クン</text:p>
          </table:table-cell>
          <table:table-cell table:style-name="Tabla312.A1" office:value-type="string">
            <text:p text:style-name="P50"><text:ruby text:style-name="Ru1"><text:ruby-base><text:span text:style-name="T36">君</text:span></text:ruby-base><text:ruby-text>くん</text:ruby-text></text:ruby><text:span text:style-name="T32"> <text:s text:c="14"/>sufijo “Kun”</text:span></text:p>
          </table:table-cell>
          <table:table-cell table:style-name="Tabla312.D1" office:value-type="string">
            <text:p text:style-name="P72"/>
          </table:table-cell>
        </table:table-row>
      </table:table>
      <text:p text:style-name="P82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8">子</text:p>
            </table:table-cell>
            <table:table-cell table:style-name="Tabla17.A1" office:value-type="string">
              <text:p text:style-name="P64">KO</text:p>
            </table:table-cell>
            <table:table-cell table:style-name="Tabla17.C1" office:value-type="string">
              <text:p text:style-name="P50"><text:ruby text:style-name="Ru1"><text:ruby-base><text:span text:style-name="T74">子</text:span></text:ruby-base><text:ruby-text>こ</text:ruby-text></text:ruby><text:span text:style-name="T74">ども </text:span><text:s text:c="14"/>(niño)</text:p>
            </table:table-cell>
            <table:table-cell table:style-name="Tabla17.D1" office:value-type="string">
              <text:p text:style-name="P50"><text:ruby text:style-name="Ru1"><text:ruby-base><text:span text:style-name="T74">親</text:span></text:ruby-base><text:ruby-text>おや</text:ruby-text></text:ruby><text:ruby text:style-name="Ru1"><text:ruby-base><text:span text:style-name="T74">子</text:span></text:ruby-base><text:ruby-text>こ</text:ruby-text></text:ruby><text:span text:style-name="T74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64">SHI</text:p>
          </table:table-cell>
          <table:table-cell table:style-name="Tabla17.C2" office:value-type="string">
            <text:p text:style-name="P50"><text:ruby text:style-name="Ru1"><text:ruby-base><text:span text:style-name="T74">女</text:span></text:ruby-base><text:ruby-text>じょ</text:ruby-text></text:ruby><text:ruby text:style-name="Ru1"><text:ruby-base><text:span text:style-name="T74">子</text:span></text:ruby-base><text:ruby-text>し</text:ruby-text></text:ruby> <text:s text:c="19"/>(niña)</text:p>
          </table:table-cell>
          <table:table-cell table:style-name="Tabla17.D2" office:value-type="string">
            <text:p text:style-name="P50"><text:ruby text:style-name="Ru1"><text:ruby-base><text:span text:style-name="T74">男</text:span></text:ruby-base><text:ruby-text>だん</text:ruby-text></text:ruby><text:ruby text:style-name="Ru1"><text:ruby-base><text:span text:style-name="T74">子</text:span></text:ruby-base><text:ruby-text>し</text:ruby-text></text:ruby><text:span text:style-name="T61"> <text:s text:c="18"/></text:span>(chico)</text:p>
          </table:table-cell>
        </table:table-row>
      </table:table>
      <text:p text:style-name="P20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8">女</text:p>
            </table:table-cell>
            <table:table-cell table:style-name="Tabla18.A1" office:value-type="string">
              <text:p text:style-name="P64">ONNA</text:p>
            </table:table-cell>
            <table:table-cell table:style-name="Tabla18.C1" office:value-type="string">
              <text:p text:style-name="P50"><text:ruby text:style-name="Ru1"><text:ruby-base><text:span text:style-name="T74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50"><text:ruby text:style-name="Ru1"><text:ruby-base><text:span text:style-name="T74">女</text:span></text:ruby-base><text:ruby-text>おんな</text:ruby-text></text:ruby><text:span text:style-name="T74">の</text:span><text:ruby text:style-name="Ru1"><text:ruby-base><text:span text:style-name="T74">子</text:span></text:ruby-base><text:ruby-text>こ</text:ruby-text></text:ruby><text:span text:style-name="T74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64">JHO</text:p>
          </table:table-cell>
          <table:table-cell table:style-name="Tabla18.B2" office:value-type="string">
            <text:p text:style-name="P50"><text:span text:style-name="T74">かの</text:span><text:ruby text:style-name="Ru1"><text:ruby-base><text:span text:style-name="T74">女</text:span></text:ruby-base><text:ruby-text>じょ</text:ruby-text></text:ruby><text:span text:style-name="T74"> </text:span><text:s text:c="12"/>(novia)</text:p>
          </table:table-cell>
          <table:table-cell table:style-name="Tabla18.D2" office:value-type="string">
            <text:p text:style-name="P50"><text:ruby text:style-name="Ru1"><text:ruby-base><text:span text:style-name="T74">女</text:span></text:ruby-base><text:ruby-text>じょ</text:ruby-text></text:ruby><text:ruby text:style-name="Ru1"><text:ruby-base><text:span text:style-name="T74">王</text:span></text:ruby-base><text:ruby-text>おう</text:ruby-text></text:ruby><text:span text:style-name="T74"> <text:s/></text:span><text:s text:c="16"/>(reina)</text:p>
          </table:table-cell>
        </table:table-row>
      </table:table>
      <text:p text:style-name="P130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0">男</text:p>
            </table:table-cell>
            <table:table-cell table:style-name="Tabla20.B1" office:value-type="string">
              <text:p text:style-name="P64">OTOKO</text:p>
            </table:table-cell>
            <table:table-cell table:style-name="Tabla20.C1" office:value-type="string">
              <text:p text:style-name="P50"><text:ruby text:style-name="Ru1"><text:ruby-base><text:span text:style-name="T74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50"><text:ruby text:style-name="Ru1"><text:ruby-base><text:span text:style-name="T74">男</text:span></text:ruby-base><text:ruby-text>おとこ</text:ruby-text></text:ruby><text:span text:style-name="T74">の</text:span><text:ruby text:style-name="Ru1"><text:ruby-base><text:span text:style-name="T74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8">DAN</text:p>
          </table:table-cell>
          <table:table-cell table:style-name="Tabla20.C2" office:value-type="string">
            <text:p text:style-name="P50"><text:ruby text:style-name="Ru1"><text:ruby-base><text:span text:style-name="T74">男</text:span></text:ruby-base><text:ruby-text>だん</text:ruby-text></text:ruby><text:ruby text:style-name="Ru1"><text:ruby-base><text:span text:style-name="T74">女</text:span></text:ruby-base><text:ruby-text>じょ</text:ruby-text></text:ruby><text:span text:style-name="T74"> </text:span><text:s text:c="16"/>(<text:span text:style-name="T62">♂ y ♀</text:span>)</text:p>
          </table:table-cell>
          <table:table-cell table:style-name="Tabla20.D2" office:value-type="string">
            <text:p text:style-name="P50"/>
          </table:table-cell>
        </table:table-row>
      </table:table>
      <text:p text:style-name="P131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8">親</text:p>
          </table:table-cell>
          <table:table-cell table:style-name="Tabla39.A1" office:value-type="string">
            <text:p text:style-name="P63">OYA</text:p>
          </table:table-cell>
          <table:table-cell table:style-name="Tabla39.C1" office:value-type="string">
            <text:p text:style-name="P50"><text:ruby text:style-name="Ru1"><text:ruby-base><text:span text:style-name="T63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50"/>
          </table:table-cell>
        </table:table-row>
        <table:table-row>
          <table:covered-table-cell/>
          <table:table-cell table:style-name="Tabla39.B2" office:value-type="string">
            <text:p text:style-name="P63">SHIN</text:p>
          </table:table-cell>
          <table:table-cell table:style-name="Tabla39.C2" office:value-type="string">
            <text:p text:style-name="P70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50"/>
          </table:table-cell>
        </table:table-row>
      </table:table>
      <text:p text:style-name="P46"/>
      <text:p text:style-name="P4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8">母</text:p>
          </table:table-cell>
          <table:table-cell table:style-name="Tabla41.A1" office:value-type="string">
            <text:p text:style-name="P63">HAHA</text:p>
          </table:table-cell>
          <table:table-cell table:style-name="Tabla41.C1" office:value-type="string">
            <text:p text:style-name="P50"><text:ruby text:style-name="Ru1"><text:ruby-base><text:span text:style-name="T63">母</text:span></text:ruby-base><text:ruby-text>はは</text:ruby-text></text:ruby><text:span text:style-name="T63"> </text:span><text:s text:c="20"/>(mamá)</text:p>
          </table:table-cell>
          <table:table-cell table:style-name="Tabla41.D1" office:value-type="string">
            <text:p text:style-name="P50"/>
          </table:table-cell>
        </table:table-row>
        <table:table-row>
          <table:covered-table-cell/>
          <table:table-cell table:style-name="Tabla41.B2" office:value-type="string">
            <text:p text:style-name="P63">KAA</text:p>
          </table:table-cell>
          <table:table-cell table:style-name="Tabla41.C2" office:value-type="string">
            <text:p text:style-name="P50"><text:span text:style-name="T63">お</text:span><text:ruby text:style-name="Ru1"><text:ruby-base><text:span text:style-name="T63">母</text:span></text:ruby-base><text:ruby-text>かあ</text:ruby-text></text:ruby><text:span text:style-name="T63">さん</text:span> </text:p>
            <text:p text:style-name="P50"><text:s text:c="13"/>(madre de otro)</text:p>
          </table:table-cell>
          <table:table-cell table:style-name="Tabla41.D2" office:value-type="string">
            <text:p text:style-name="P50"/>
          </table:table-cell>
        </table:table-row>
        <table:table-row>
          <table:covered-table-cell/>
          <table:table-cell table:style-name="Tabla41.B2" office:value-type="string">
            <text:p text:style-name="P63">BO</text:p>
          </table:table-cell>
          <table:table-cell table:style-name="Tabla41.C2" office:value-type="string">
            <text:p text:style-name="P50"><text:span text:style-name="T63">そ</text:span><text:ruby text:style-name="Ru1"><text:ruby-base><text:span text:style-name="T63">母</text:span></text:ruby-base><text:ruby-text>ぼ</text:ruby-text></text:ruby> <text:s text:c="15"/>(abuela)</text:p>
          </table:table-cell>
          <table:table-cell table:style-name="Tabla41.D2" office:value-type="string">
            <text:p text:style-name="P50"/>
          </table:table-cell>
        </table:table-row>
      </table:table>
      <text:p text:style-name="P20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8">父</text:p>
          </table:table-cell>
          <table:table-cell table:style-name="Tabla42.A1" office:value-type="string">
            <text:p text:style-name="P63">CHICHI</text:p>
          </table:table-cell>
          <table:table-cell table:style-name="Tabla42.C1" office:value-type="string">
            <text:p text:style-name="P50"><text:ruby text:style-name="Ru1"><text:ruby-base><text:span text:style-name="T63">父</text:span></text:ruby-base><text:ruby-text>ちち</text:ruby-text></text:ruby><text:span text:style-name="T63"> </text:span><text:s text:c="22"/>(papá)</text:p>
          </table:table-cell>
          <table:table-cell table:style-name="Tabla42.D1" office:value-type="string">
            <text:p text:style-name="P50"/>
          </table:table-cell>
        </table:table-row>
        <table:table-row>
          <table:covered-table-cell/>
          <table:table-cell table:style-name="Tabla42.B2" office:value-type="string">
            <text:p text:style-name="P63">TÔ</text:p>
          </table:table-cell>
          <table:table-cell table:style-name="Tabla42.C2" office:value-type="string">
            <text:p text:style-name="P50"><text:span text:style-name="T63">お</text:span><text:ruby text:style-name="Ru1"><text:ruby-base><text:span text:style-name="T63">父</text:span></text:ruby-base><text:ruby-text>とう</text:ruby-text></text:ruby><text:span text:style-name="T63">さん</text:span> <text:s/></text:p>
            <text:p text:style-name="P50"><text:s text:c="14"/>(padre de otro)</text:p>
          </table:table-cell>
          <table:table-cell table:style-name="Tabla42.D2" office:value-type="string">
            <text:p text:style-name="P50"/>
          </table:table-cell>
        </table:table-row>
        <table:table-row>
          <table:covered-table-cell/>
          <table:table-cell table:style-name="Tabla42.B2" office:value-type="string">
            <text:p text:style-name="P63">FU</text:p>
          </table:table-cell>
          <table:table-cell table:style-name="Tabla42.C2" office:value-type="string">
            <text:p text:style-name="P50"><text:span text:style-name="T63">そ</text:span><text:ruby text:style-name="Ru1"><text:ruby-base><text:span text:style-name="T63">父</text:span></text:ruby-base><text:ruby-text>ふ</text:ruby-text></text:ruby> <text:s text:c="15"/>(abuelo)</text:p>
          </table:table-cell>
          <table:table-cell table:style-name="Tabla42.D2" office:value-type="string">
            <text:p text:style-name="P50"><text:ruby text:style-name="Ru1"><text:ruby-base><text:span text:style-name="T36">父</text:span></text:ruby-base><text:ruby-text>ふ</text:ruby-text></text:ruby><text:ruby text:style-name="Ru1"><text:ruby-base><text:span text:style-name="T36">母</text:span></text:ruby-base><text:ruby-text>ぼ</text:ruby-text></text:ruby> <text:s text:c="15"/>(padres)</text:p>
          </table:table-cell>
        </table:table-row>
      </table:table>
      <text:p text:style-name="P42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58">族</text:p>
          </table:table-cell>
          <table:table-cell table:style-name="Tabla339.A1" office:value-type="string">
            <text:p text:style-name="P89">ゾク</text:p>
          </table:table-cell>
          <table:table-cell table:style-name="Tabla339.A1" office:value-type="string">
            <text:p text:style-name="P50"><text:ruby text:style-name="Ru1"><text:ruby-base><text:span text:style-name="T63">家</text:span></text:ruby-base><text:ruby-text>か</text:ruby-text></text:ruby><text:ruby text:style-name="Ru1"><text:ruby-base><text:span text:style-name="T63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71"><text:span text:style-name="T63">みん</text:span><text:ruby text:style-name="Ru1"><text:ruby-base><text:span text:style-name="T63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8">兄</text:p>
          </table:table-cell>
          <table:table-cell table:style-name="Tabla43.A1" office:value-type="string">
            <text:p text:style-name="P63">ANI</text:p>
          </table:table-cell>
          <table:table-cell table:style-name="Tabla43.C1" office:value-type="string">
            <text:p text:style-name="P50"><text:ruby text:style-name="Ru1"><text:ruby-base><text:span text:style-name="T63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50"/>
          </table:table-cell>
        </table:table-row>
        <table:table-row>
          <table:covered-table-cell/>
          <table:table-cell table:style-name="Tabla43.B2" office:value-type="string">
            <text:p text:style-name="P63">NII</text:p>
          </table:table-cell>
          <table:table-cell table:style-name="Tabla43.C2" office:value-type="string">
            <text:p text:style-name="P70">お<text:ruby text:style-name="Ru1"><text:ruby-base>兄</text:ruby-base><text:ruby-text>にい</text:ruby-text></text:ruby>さん</text:p>
            <text:p text:style-name="P50"><text:s text:c="5"/>(her. mayor “formal”)</text:p>
          </table:table-cell>
          <table:table-cell table:style-name="Tabla43.D2" office:value-type="string">
            <text:p text:style-name="P50"/>
          </table:table-cell>
        </table:table-row>
        <table:table-row>
          <table:covered-table-cell/>
          <table:table-cell table:style-name="Tabla43.B2" office:value-type="string">
            <text:p text:style-name="P63">KEI</text:p>
          </table:table-cell>
          <table:table-cell table:style-name="Tabla43.C2" office:value-type="string">
            <text:p text:style-name="P50"><text:ruby text:style-name="Ru1"><text:ruby-base><text:span text:style-name="T36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50"><text:s text:c="4"/>(padres y hermanos)</text:p>
          </table:table-cell>
          <table:table-cell table:style-name="Tabla43.D2" office:value-type="string">
            <text:p text:style-name="P50"/>
          </table:table-cell>
        </table:table-row>
      </table:table>
      <text:p text:style-name="P16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8">弟</text:p>
          </table:table-cell>
          <table:table-cell table:style-name="Tabla44.A1" office:value-type="string">
            <text:p text:style-name="P63">OTÔTO</text:p>
          </table:table-cell>
          <table:table-cell table:style-name="Tabla44.C1" office:value-type="string">
            <text:p text:style-name="P50"><text:ruby text:style-name="Ru1"><text:ruby-base><text:span text:style-name="T63">弟</text:span></text:ruby-base><text:ruby-text>おとうと</text:ruby-text></text:ruby> (hermano menor)</text:p>
          </table:table-cell>
          <table:table-cell table:style-name="Tabla44.D1" office:value-type="string">
            <text:p text:style-name="P50"/>
          </table:table-cell>
        </table:table-row>
        <table:table-row>
          <table:covered-table-cell/>
          <table:table-cell table:style-name="Tabla44.B2" office:value-type="string">
            <text:p text:style-name="P63">DAI</text:p>
          </table:table-cell>
          <table:table-cell table:style-name="Tabla44.C2" office:value-type="string">
            <text:p text:style-name="P50"><text:ruby text:style-name="Ru1"><text:ruby-base><text:span text:style-name="T49">兄</text:span></text:ruby-base><text:ruby-text>きょう</text:ruby-text></text:ruby><text:ruby text:style-name="Ru1"><text:ruby-base><text:span text:style-name="T63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50"/>
          </table:table-cell>
        </table:table-row>
      </table:table>
      <text:p text:style-name="P20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8">姉</text:p>
          </table:table-cell>
          <table:table-cell table:style-name="Tabla45.A1" office:value-type="string">
            <text:p text:style-name="P63">ANE</text:p>
          </table:table-cell>
          <table:table-cell table:style-name="Tabla45.C1" office:value-type="string">
            <text:p text:style-name="P50"><text:ruby text:style-name="Ru1"><text:ruby-base><text:span text:style-name="T63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50"/>
          </table:table-cell>
        </table:table-row>
        <table:table-row>
          <table:covered-table-cell/>
          <table:table-cell table:style-name="Tabla45.B2" office:value-type="string">
            <text:p text:style-name="P63">NEE</text:p>
          </table:table-cell>
          <table:table-cell table:style-name="Tabla45.C2" office:value-type="string">
            <text:p text:style-name="P70">お<text:ruby text:style-name="Ru1"><text:ruby-base>姉</text:ruby-base><text:ruby-text>ねえ</text:ruby-text></text:ruby>さん </text:p>
            <text:p text:style-name="P50"><text:s/>(herm. mayor “formal”)</text:p>
          </table:table-cell>
          <table:table-cell table:style-name="Tabla45.D2" office:value-type="string">
            <text:p text:style-name="P16"/>
          </table:table-cell>
        </table:table-row>
      </table:table>
      <text:p text:style-name="P42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8">妹</text:p>
          </table:table-cell>
          <table:table-cell table:style-name="Tabla46.A1" office:value-type="string">
            <text:p text:style-name="P63">IMÔTO</text:p>
          </table:table-cell>
          <table:table-cell table:style-name="Tabla46.C1" office:value-type="string">
            <text:p text:style-name="P50"><text:ruby text:style-name="Ru1"><text:ruby-base><text:span text:style-name="T63">妹</text:span></text:ruby-base><text:ruby-text>いもうと</text:ruby-text></text:ruby> (hermana menor)</text:p>
          </table:table-cell>
          <table:table-cell table:style-name="Tabla46.D1" office:value-type="string">
            <text:p text:style-name="P50"/>
          </table:table-cell>
        </table:table-row>
        <table:table-row>
          <table:covered-table-cell/>
          <table:table-cell table:style-name="Tabla46.B2" office:value-type="string">
            <text:p text:style-name="P63">MAI</text:p>
          </table:table-cell>
          <table:table-cell table:style-name="Tabla46.C2" office:value-type="string">
            <text:p text:style-name="P50"><text:ruby text:style-name="Ru1"><text:ruby-base><text:span text:style-name="T49">姉</text:span></text:ruby-base><text:ruby-text>し</text:ruby-text></text:ruby><text:ruby text:style-name="Ru1"><text:ruby-base><text:span text:style-name="T63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50"/>
          </table:table-cell>
        </table:table-row>
      </table:table>
      <text:p text:style-name="P42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8">友</text:p>
          </table:table-cell>
          <table:table-cell table:style-name="Tabla47.A1" office:value-type="string">
            <text:p text:style-name="P88">TOMO</text:p>
          </table:table-cell>
          <table:table-cell table:style-name="Tabla47.C1" office:value-type="string">
            <text:p text:style-name="P50"><text:ruby text:style-name="Ru1"><text:ruby-base><text:span text:style-name="T63">友</text:span></text:ruby-base><text:ruby-text>とも</text:ruby-text></text:ruby><text:span text:style-name="T63">だち</text:span> <text:s text:c="9"/>(amigos) <text:s text:c="8"/></text:p>
          </table:table-cell>
          <table:table-cell table:style-name="Tabla47.D1" office:value-type="string">
            <text:p text:style-name="P71"/>
          </table:table-cell>
        </table:table-row>
        <table:table-row>
          <table:covered-table-cell/>
          <table:table-cell table:style-name="Tabla47.B2" office:value-type="string">
            <text:p text:style-name="P89">YÛ</text:p>
          </table:table-cell>
          <table:table-cell table:style-name="Tabla47.C2" office:value-type="string">
            <text:p text:style-name="P71"><text:ruby text:style-name="Ru1"><text:ruby-base><text:span text:style-name="T63">親</text:span></text:ruby-base><text:ruby-text>しん</text:ruby-text></text:ruby><text:ruby text:style-name="Ru1"><text:ruby-base><text:span text:style-name="T63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08"><text:ruby text:style-name="Ru1"><text:ruby-base><text:span text:style-name="T63">友</text:span></text:ruby-base><text:ruby-text>ゆう</text:ruby-text></text:ruby><text:ruby text:style-name="Ru1"><text:ruby-base><text:span text:style-name="T63">人</text:span></text:ruby-base><text:ruby-text>じん</text:ruby-text></text:ruby> <text:s text:c="4"/>(amigo “formal”)</text:p>
          </table:table-cell>
        </table:table-row>
      </table:table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9"/>
      <text:p text:style-name="P137">PROFESIONES</text:p>
      <text:p text:style-name="P16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8">工</text:p>
          </table:table-cell>
          <table:table-cell table:style-name="Tabla142.A1" office:value-type="string">
            <text:p text:style-name="P88">ク</text:p>
          </table:table-cell>
          <table:table-cell table:style-name="Tabla142.A1" office:value-type="string">
            <text:p text:style-name="P50"><text:ruby text:style-name="Ru1"><text:ruby-base><text:span text:style-name="T74">大</text:span></text:ruby-base><text:ruby-text>だい</text:ruby-text></text:ruby><text:ruby text:style-name="Ru1"><text:ruby-base><text:span text:style-name="T74">工</text:span></text:ruby-base><text:ruby-text>く</text:ruby-text></text:ruby> <text:s text:c="12"/>carpintero</text:p>
          </table:table-cell>
          <table:table-cell table:style-name="Tabla142.D1" office:value-type="string">
            <text:p text:style-name="P72"/>
          </table:table-cell>
        </table:table-row>
        <table:table-row>
          <table:covered-table-cell/>
          <table:table-cell table:style-name="Tabla142.B2" office:value-type="string">
            <text:p text:style-name="P88">コウ</text:p>
          </table:table-cell>
          <table:table-cell table:style-name="Tabla142.C2" office:value-type="string">
            <text:p text:style-name="P72"><text:ruby text:style-name="Ru1"><text:ruby-base><text:span text:style-name="T74">人</text:span></text:ruby-base><text:ruby-text>じん</text:ruby-text></text:ruby><text:ruby text:style-name="Ru1"><text:ruby-base><text:span text:style-name="T74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72"/>
          </table:table-cell>
        </table:table-row>
      </table:table>
      <text:p text:style-name="P16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8">員</text:p>
          </table:table-cell>
          <table:table-cell table:style-name="Tabla254.A1" office:value-type="string">
            <text:p text:style-name="P88">イン</text:p>
          </table:table-cell>
          <table:table-cell table:style-name="Tabla254.A1" office:value-type="string">
            <text:p text:style-name="P50"><text:ruby text:style-name="Ru1"><text:ruby-base><text:span text:style-name="T36">定</text:span></text:ruby-base><text:ruby-text>てい</text:ruby-text></text:ruby><text:ruby text:style-name="Ru1"><text:ruby-base><text:span text:style-name="T36">員</text:span></text:ruby-base><text:ruby-text>いん</text:ruby-text></text:ruby><text:span text:style-name="T32"> <text:s text:c="8"/>dependiente</text:span></text:p>
          </table:table-cell>
          <table:table-cell table:style-name="Tabla254.D1" office:value-type="string">
            <text:p text:style-name="P72"><text:ruby text:style-name="Ru1"><text:ruby-base><text:span text:style-name="T63">会</text:span></text:ruby-base><text:ruby-text>かい</text:ruby-text></text:ruby><text:ruby text:style-name="Ru1"><text:ruby-base><text:span text:style-name="T63">員</text:span></text:ruby-base><text:ruby-text>いん</text:ruby-text></text:ruby> <text:s text:c="21"/>socio</text:p>
          </table:table-cell>
        </table:table-row>
      </table:table>
      <text:p text:style-name="P52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8">学</text:p>
            </table:table-cell>
            <table:table-cell table:style-name="Tabla21.A1" office:value-type="string">
              <text:p text:style-name="P103">ガク</text:p>
            </table:table-cell>
            <table:table-cell table:style-name="Tabla21.C1" office:value-type="string">
              <text:p text:style-name="P50"><text:ruby text:style-name="Ru1"><text:ruby-base><text:span text:style-name="T63">学</text:span></text:ruby-base><text:ruby-text>がく</text:ruby-text></text:ruby><text:ruby text:style-name="Ru1"><text:ruby-base><text:span text:style-name="T63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102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64">まな</text:p>
          </table:table-cell>
          <table:table-cell table:style-name="Tabla21.C2" office:value-type="string">
            <text:p text:style-name="P50"><text:ruby text:style-name="Ru1"><text:ruby-base><text:span text:style-name="T63">学</text:span></text:ruby-base><text:ruby-text>まな</text:ruby-text></text:ruby><text:span text:style-name="T63">ぶ</text:span><text:span text:style-name="T72"> <text:s text:c="14"/>aprender</text:span></text:p>
          </table:table-cell>
          <table:table-cell table:style-name="Tabla21.D2" office:value-type="string">
            <text:p text:style-name="P50"/>
          </table:table-cell>
        </table:table-row>
      </table:table>
      <text:p text:style-name="P42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8">医</text:p>
          </table:table-cell>
          <table:table-cell table:style-name="Tabla244.A1" office:value-type="string">
            <text:p text:style-name="P88">イ</text:p>
          </table:table-cell>
          <table:table-cell table:style-name="Tabla244.A1" office:value-type="string">
            <text:p text:style-name="P50"><text:ruby text:style-name="Ru1"><text:ruby-base><text:span text:style-name="T36">医</text:span></text:ruby-base><text:ruby-text>い</text:ruby-text></text:ruby><text:ruby text:style-name="Ru1"><text:ruby-base><text:span text:style-name="T36">者</text:span></text:ruby-base><text:ruby-text>しゃ</text:ruby-text></text:ruby><text:span text:style-name="T32"> <text:s text:c="16"/>médico</text:span></text:p>
          </table:table-cell>
          <table:table-cell table:style-name="Tabla244.D1" office:value-type="string">
            <text:p text:style-name="P72"/>
          </table:table-cell>
        </table:table-row>
      </table:table>
      <text:p text:style-name="P46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58">家</text:p>
          </table:table-cell>
          <table:table-cell table:style-name="Tabla40.A1" table:number-rows-spanned="2" office:value-type="string">
            <text:p text:style-name="P63"/>
            <text:p text:style-name="P63">カ</text:p>
          </table:table-cell>
          <table:table-cell table:style-name="Tabla40.C1" office:value-type="string">
            <text:p text:style-name="P72"><text:ruby text:style-name="Ru1"><text:ruby-base><text:span text:style-name="T63">画</text:span></text:ruby-base><text:ruby-text>が</text:ruby-text></text:ruby><text:ruby text:style-name="Ru1"><text:ruby-base><text:span text:style-name="T63">家</text:span></text:ruby-base><text:ruby-text>か</text:ruby-text></text:ruby> <text:s text:c="19"/>pintor</text:p>
          </table:table-cell>
          <table:table-cell table:style-name="Tabla40.D1" office:value-type="string">
            <text:p text:style-name="P80"><text:ruby text:style-name="Ru1"><text:ruby-base><text:span text:style-name="T48">作</text:span></text:ruby-base><text:ruby-text>さっ</text:ruby-text></text:ruby><text:ruby text:style-name="Ru1"><text:ruby-base><text:span text:style-name="T63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72"><text:ruby text:style-name="Ru1"><text:ruby-base><text:span text:style-name="T74">作</text:span></text:ruby-base><text:ruby-text>さっ</text:ruby-text></text:ruby><text:ruby text:style-name="Ru1"><text:ruby-base><text:span text:style-name="T74">曲</text:span></text:ruby-base><text:ruby-text>きょく</text:ruby-text></text:ruby><text:ruby text:style-name="Ru1"><text:ruby-base><text:span text:style-name="T74">家</text:span></text:ruby-base><text:ruby-text>か</text:ruby-text></text:ruby> <text:s text:c="4"/>compositor</text:p>
          </table:table-cell>
          <table:table-cell table:style-name="Tabla40.D2" office:value-type="string">
            <text:p text:style-name="P72"/>
          </table:table-cell>
        </table:table-row>
        <table:table-row>
          <table:covered-table-cell/>
          <table:table-cell table:style-name="Tabla40.B3" office:value-type="string">
            <text:p text:style-name="P63">いえ</text:p>
          </table:table-cell>
          <table:table-cell table:style-name="Tabla40.C2" office:value-type="string">
            <text:p text:style-name="P50"><text:ruby text:style-name="Ru1"><text:ruby-base><text:span text:style-name="T63">家</text:span></text:ruby-base><text:ruby-text>いえ</text:ruby-text></text:ruby> <text:s text:c="25"/>casa</text:p>
          </table:table-cell>
          <table:table-cell table:style-name="Tabla40.D2" office:value-type="string">
            <text:p text:style-name="P50"><text:ruby text:style-name="Ru1"><text:ruby-base><text:span text:style-name="T63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42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58">相</text:p>
          </table:table-cell>
          <table:table-cell table:style-name="Tabla336.A1" office:value-type="string">
            <text:p text:style-name="P88">ショウ</text:p>
          </table:table-cell>
          <table:table-cell table:style-name="Tabla336.C1" office:value-type="string">
            <text:p text:style-name="P50"><text:ruby text:style-name="Ru1"><text:ruby-base><text:span text:style-name="T63">首</text:span></text:ruby-base><text:ruby-text>しゅ</text:ruby-text></text:ruby><text:ruby text:style-name="Ru1"><text:ruby-base><text:span text:style-name="T63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71"/>
          </table:table-cell>
        </table:table-row>
        <table:table-row>
          <table:covered-table-cell/>
          <table:table-cell table:style-name="Tabla336.B2" office:value-type="string">
            <text:p text:style-name="P103">あい</text:p>
          </table:table-cell>
          <table:table-cell table:style-name="Tabla336.C2" office:value-type="string">
            <text:p text:style-name="P106"><text:ruby text:style-name="Ru1"><text:ruby-base><text:span text:style-name="T63">相</text:span></text:ruby-base><text:ruby-text>あい</text:ruby-text></text:ruby><text:ruby text:style-name="Ru1"><text:ruby-base><text:span text:style-name="T63">手</text:span></text:ruby-base><text:ruby-text>て</text:ruby-text></text:ruby><text:span text:style-name="T63"> </text:span><text:s text:c="9"/>compañero</text:p>
          </table:table-cell>
          <table:table-cell table:style-name="Tabla336.D2" office:value-type="string">
            <text:p text:style-name="P108"/>
          </table:table-cell>
        </table:table-row>
      </table:table>
      <text:p text:style-name="P42"/>
      <text:p text:style-name="P42"/>
      <text:p text:style-name="P42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8">主</text:p>
          </table:table-cell>
          <table:table-cell table:style-name="Tabla271.A1" office:value-type="string">
            <text:p text:style-name="P64">シュ</text:p>
          </table:table-cell>
          <table:table-cell table:style-name="Tabla271.A1" office:value-type="string">
            <text:p text:style-name="P50"><text:ruby text:style-name="Ru1"><text:ruby-base><text:span text:style-name="T63">主</text:span></text:ruby-base><text:ruby-text>しゅ</text:ruby-text></text:ruby><text:ruby text:style-name="Ru1"><text:ruby-base><text:span text:style-name="T63">人</text:span></text:ruby-base><text:ruby-text>じん</text:ruby-text></text:ruby><text:ruby text:style-name="Ru1"><text:ruby-base><text:span text:style-name="T63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50"/>
          </table:table-cell>
        </table:table-row>
      </table:table>
      <text:p text:style-name="P129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8">王</text:p>
          </table:table-cell>
          <table:table-cell table:style-name="Tabla65.A1" office:value-type="string">
            <text:p text:style-name="P64">オウ</text:p>
          </table:table-cell>
          <table:table-cell table:style-name="Tabla65.A1" office:value-type="string">
            <text:p text:style-name="P50"><text:ruby text:style-name="Ru1"><text:ruby-base><text:span text:style-name="T63">王</text:span></text:ruby-base><text:ruby-text>おう</text:ruby-text></text:ruby><text:span text:style-name="T63">さま</text:span> <text:s text:c="19"/>rey</text:p>
          </table:table-cell>
          <table:table-cell table:style-name="Tabla65.D1" office:value-type="string">
            <text:p text:style-name="P50"><text:ruby text:style-name="Ru1"><text:ruby-base><text:span text:style-name="T63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3"> </text:span><text:s text:c="21"/>reino</text:p>
          </table:table-cell>
        </table:table-row>
      </table:table>
      <text:p text:style-name="P129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94"/>
      <text:p text:style-name="P149"/>
      <text:p text:style-name="P137">ANIMALES</text:p>
      <text:p text:style-name="P133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8">犬</text:p>
          </table:table-cell>
          <table:table-cell table:style-name="Tabla68.A1" office:value-type="string">
            <text:p text:style-name="P64">INU</text:p>
          </table:table-cell>
          <table:table-cell table:style-name="Tabla68.C1" office:value-type="string">
            <text:p text:style-name="P50"><text:ruby text:style-name="Ru1"><text:ruby-base><text:span text:style-name="T63">犬</text:span></text:ruby-base><text:ruby-text>いぬ</text:ruby-text></text:ruby><text:span text:style-name="T63"> </text:span><text:s text:c="21"/>(perro)</text:p>
          </table:table-cell>
          <table:table-cell table:style-name="Tabla68.D1" office:value-type="string">
            <text:p text:style-name="P50"/>
          </table:table-cell>
        </table:table-row>
        <table:table-row>
          <table:covered-table-cell/>
          <table:table-cell table:style-name="Tabla68.B2" office:value-type="string">
            <text:p text:style-name="P64">KEN</text:p>
          </table:table-cell>
          <table:table-cell table:style-name="Tabla68.C2" office:value-type="string">
            <text:p text:style-name="P70">けいさつ<text:ruby text:style-name="Ru1"><text:ruby-base>犬</text:ruby-base><text:ruby-text>けん</text:ruby-text></text:ruby></text:p>
            <text:p text:style-name="P50"><text:s text:c="16"/>(perro policía)</text:p>
          </table:table-cell>
          <table:table-cell table:style-name="Tabla68.D2" office:value-type="string">
            <text:p text:style-name="P50"><text:span text:style-name="T63">もうどう</text:span><text:ruby text:style-name="Ru1"><text:ruby-base><text:span text:style-name="T63">犬</text:span></text:ruby-base><text:ruby-text>けん</text:ruby-text></text:ruby><text:span text:style-name="T63"> </text:span><text:s text:c="5"/></text:p>
            <text:p text:style-name="P50"><text:s text:c="20"/>(perro guía)</text:p>
          </table:table-cell>
        </table:table-row>
      </table:table>
      <text:p text:style-name="P42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8">鳥</text:p>
          </table:table-cell>
          <table:table-cell table:style-name="Tabla94.A1" office:value-type="string">
            <text:p text:style-name="P64">TORI</text:p>
          </table:table-cell>
          <table:table-cell table:style-name="Tabla94.A1" office:value-type="string">
            <text:p text:style-name="P50"><text:ruby text:style-name="Ru1"><text:ruby-base><text:span text:style-name="T63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50"/>
          </table:table-cell>
        </table:table-row>
        <table:table-row>
          <table:covered-table-cell/>
          <table:table-cell table:style-name="Tabla94.B2" office:value-type="string">
            <text:p text:style-name="P64">CHÔ</text:p>
          </table:table-cell>
          <table:table-cell table:style-name="Tabla94.B2" office:value-type="string">
            <text:p text:style-name="P50"><text:ruby text:style-name="Ru1"><text:ruby-base><text:span text:style-name="T63">九</text:span></text:ruby-base><text:ruby-text>きゅう</text:ruby-text></text:ruby><text:span text:style-name="T63">かん</text:span><text:ruby text:style-name="Ru1"><text:ruby-base><text:span text:style-name="T63">鳥</text:span></text:ruby-base><text:ruby-text>ちょう</text:ruby-text></text:ruby> <text:s text:c="3"/></text:p>
            <text:p text:style-name="P50"><text:s text:c="13"/>(pájaro “Myna”)</text:p>
          </table:table-cell>
          <table:table-cell table:style-name="Tabla94.D2" office:value-type="string">
            <text:p text:style-name="P50"/>
          </table:table-cell>
        </table:table-row>
      </table:table>
      <text:p text:style-name="P42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8">馬</text:p>
          </table:table-cell>
          <table:table-cell table:style-name="Tabla95.A1" office:value-type="string">
            <text:p text:style-name="P64">UMA</text:p>
          </table:table-cell>
          <table:table-cell table:style-name="Tabla95.C1" office:value-type="string">
            <text:p text:style-name="P50"><text:ruby text:style-name="Ru1"><text:ruby-base><text:span text:style-name="T63">馬</text:span></text:ruby-base><text:ruby-text>うま</text:ruby-text></text:ruby><text:span text:style-name="T63"> </text:span><text:s text:c="18"/>(caballo)</text:p>
          </table:table-cell>
          <table:table-cell table:style-name="Tabla95.D1" office:value-type="string">
            <text:p text:style-name="P50"/>
          </table:table-cell>
        </table:table-row>
        <table:table-row>
          <table:covered-table-cell/>
          <table:table-cell table:style-name="Tabla95.B2" office:value-type="string">
            <text:p text:style-name="P92">BA</text:p>
          </table:table-cell>
          <table:table-cell table:style-name="Tabla95.C2" office:value-type="string">
            <text:p text:style-name="P120"><text:ruby text:style-name="Ru1"><text:ruby-base><text:span text:style-name="T36">馬</text:span></text:ruby-base><text:ruby-text>ば</text:ruby-text></text:ruby><text:ruby text:style-name="Ru1"><text:ruby-base><text:span text:style-name="T36">車</text:span></text:ruby-base><text:ruby-text>しゃ</text:ruby-text></text:ruby> <text:s text:c="13"/><text:span text:style-name="T32">(carruaje)</text:span></text:p>
          </table:table-cell>
          <table:table-cell table:style-name="Tabla95.D2" office:value-type="string">
            <text:p text:style-name="P120"/>
          </table:table-cell>
        </table:table-row>
      </table:table>
      <text:p text:style-name="P16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8">申</text:p>
          </table:table-cell>
          <table:table-cell table:style-name="Tabla302.A1" office:value-type="string">
            <text:p text:style-name="P88">さる</text:p>
          </table:table-cell>
          <table:table-cell table:style-name="Tabla302.A1" office:value-type="string">
            <text:p text:style-name="P50"><text:ruby text:style-name="Ru1"><text:ruby-base><text:span text:style-name="T74">申</text:span></text:ruby-base><text:ruby-text>さる</text:ruby-text></text:ruby> <text:s text:c="23"/>mono</text:p>
          </table:table-cell>
          <table:table-cell table:style-name="Tabla302.D1" office:value-type="string">
            <text:p text:style-name="P72"/>
          </table:table-cell>
        </table:table-row>
      </table:table>
      <text:p text:style-name="P42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8">牛</text:p>
          </table:table-cell>
          <table:table-cell table:style-name="Tabla51.A1" office:value-type="string">
            <text:p text:style-name="P88">USHI</text:p>
          </table:table-cell>
          <table:table-cell table:style-name="Tabla51.C1" office:value-type="string">
            <text:p text:style-name="P50"><text:ruby text:style-name="Ru1"><text:ruby-base><text:span text:style-name="T63">牛</text:span></text:ruby-base><text:ruby-text>うし</text:ruby-text></text:ruby> <text:s text:c="22"/>(vaca)</text:p>
          </table:table-cell>
          <table:table-cell table:style-name="Tabla51.D1" office:value-type="string">
            <text:p text:style-name="P71"><text:ruby text:style-name="Ru1"><text:ruby-base><text:span text:style-name="T63">子</text:span></text:ruby-base><text:ruby-text>こ</text:ruby-text></text:ruby><text:ruby text:style-name="Ru1"><text:ruby-base><text:span text:style-name="T63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103">GYÛ</text:p>
          </table:table-cell>
          <table:table-cell table:style-name="Tabla51.C2" office:value-type="string">
            <text:p text:style-name="P106"><text:ruby text:style-name="Ru1"><text:ruby-base><text:span text:style-name="T63">牛</text:span></text:ruby-base><text:ruby-text>ぎゅう</text:ruby-text></text:ruby><text:ruby text:style-name="Ru1"><text:ruby-base><text:span text:style-name="T63">肉</text:span></text:ruby-base><text:ruby-text>にく</text:ruby-text></text:ruby><text:span text:style-name="T63"> </text:span><text:s text:c="5"/>(carne vaca)</text:p>
          </table:table-cell>
          <table:table-cell table:style-name="Tabla51.D2" office:value-type="string">
            <text:p text:style-name="P108"><text:ruby text:style-name="Ru1"><text:ruby-base><text:span text:style-name="T65">牛</text:span></text:ruby-base><text:ruby-text>ぎゅう</text:ruby-text></text:ruby><text:span text:style-name="T65">にゅう</text:span>　 <text:s text:c="4"/>(leche)</text:p>
          </table:table-cell>
        </table:table-row>
      </table:table>
      <text:p text:style-name="P42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8">魚</text:p>
          </table:table-cell>
          <table:table-cell table:style-name="Tabla50.A1" office:value-type="string">
            <text:p text:style-name="P88">SAKANA</text:p>
          </table:table-cell>
          <table:table-cell table:style-name="Tabla50.C1" office:value-type="string">
            <text:p text:style-name="P50"><text:ruby text:style-name="Ru1"><text:ruby-base><text:span text:style-name="T63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71"/>
          </table:table-cell>
        </table:table-row>
        <table:table-row>
          <table:covered-table-cell/>
          <table:table-cell table:style-name="Tabla50.B2" office:value-type="string">
            <text:p text:style-name="P89">GYO</text:p>
          </table:table-cell>
          <table:table-cell table:style-name="Tabla50.C2" office:value-type="string">
            <text:p text:style-name="P80"><text:ruby text:style-name="Ru1"><text:ruby-base><text:span text:style-name="T63">金</text:span></text:ruby-base><text:ruby-text>きん</text:ruby-text></text:ruby><text:ruby text:style-name="Ru1"><text:ruby-base><text:span text:style-name="T63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101"/>
          </table:table-cell>
        </table:table-row>
        <table:table-row>
          <table:covered-table-cell/>
          <table:table-cell table:style-name="Tabla50.B2" office:value-type="string">
            <text:p text:style-name="P89">UO</text:p>
          </table:table-cell>
          <table:table-cell table:style-name="Tabla50.C2" office:value-type="string">
            <text:p text:style-name="P50"><text:ruby text:style-name="Ru1"><text:ruby-base><text:span text:style-name="T63">魚</text:span></text:ruby-base><text:ruby-text>うお</text:ruby-text></text:ruby><text:ruby text:style-name="Ru1"><text:ruby-base><text:span text:style-name="T63">市</text:span></text:ruby-base><text:ruby-text>いち</text:ruby-text></text:ruby><text:ruby text:style-name="Ru1"><text:ruby-base><text:span text:style-name="T63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101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30">虫</text:p>
          </table:table-cell>
          <table:table-cell table:style-name="Tabla77.A1" table:number-rows-spanned="2" office:value-type="string">
            <text:p text:style-name="P64">MUSHI</text:p>
          </table:table-cell>
          <table:table-cell table:style-name="Tabla77.C1" office:value-type="string">
            <text:p text:style-name="P50"><text:ruby text:style-name="Ru1"><text:ruby-base><text:span text:style-name="T63">虫</text:span></text:ruby-base><text:ruby-text>むし</text:ruby-text></text:ruby><text:span text:style-name="T63"> </text:span><text:s text:c="21"/>(bicho)</text:p>
          </table:table-cell>
          <table:table-cell table:style-name="Tabla77.D1" office:value-type="string">
            <text:p text:style-name="P50"><text:ruby text:style-name="Ru1"><text:ruby-base><text:span text:style-name="T63">虫</text:span></text:ruby-base><text:ruby-text>むし</text:ruby-text></text:ruby><text:span text:style-name="T63">かご</text:span> <text:s text:c="3"/></text:p>
            <text:p text:style-name="P50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50"><text:ruby text:style-name="Ru1"><text:ruby-base><text:span text:style-name="T63">虫</text:span></text:ruby-base><text:ruby-text>むし</text:ruby-text></text:ruby><text:span text:style-name="T63">めがね</text:span> <text:s text:c="10"/>(lupa)</text:p>
          </table:table-cell>
          <table:table-cell table:style-name="Tabla77.D2" office:value-type="string">
            <text:p text:style-name="P50"><text:s/><text:ruby text:style-name="Ru1"><text:ruby-base><text:span text:style-name="T63">虫</text:span></text:ruby-base><text:ruby-text>むし</text:ruby-text></text:ruby><text:span text:style-name="T63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64">CHÛ</text:p>
          </table:table-cell>
          <table:table-cell table:style-name="Tabla77.C2" office:value-type="string">
            <text:p text:style-name="P50"><text:span text:style-name="T63">こん</text:span><text:ruby text:style-name="Ru1"><text:ruby-base><text:span text:style-name="T63">虫</text:span></text:ruby-base><text:ruby-text>ちゅう</text:ruby-text></text:ruby><text:span text:style-name="T63"> <text:s/></text:span><text:s text:c="6"/>(insecto)</text:p>
          </table:table-cell>
          <table:table-cell table:style-name="Tabla77.D2" office:value-type="string">
            <text:p text:style-name="P50"><text:s text:c="2"/></text:p>
          </table:table-cell>
        </table:table-row>
      </table:table>
      <text:p text:style-name="P130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8">貝</text:p>
          </table:table-cell>
          <table:table-cell table:style-name="Tabla80.A1" office:value-type="string">
            <text:p text:style-name="P64">KAI</text:p>
          </table:table-cell>
          <table:table-cell table:style-name="Tabla80.A1" office:value-type="string">
            <text:p text:style-name="P50"><text:ruby text:style-name="Ru1"><text:ruby-base><text:span text:style-name="T63">貝</text:span></text:ruby-base><text:ruby-text>かい</text:ruby-text></text:ruby> <text:s text:c="19"/>(concha)</text:p>
          </table:table-cell>
          <table:table-cell table:style-name="Tabla80.D1" office:value-type="string">
            <text:p text:style-name="P50"><text:ruby text:style-name="Ru1"><text:ruby-base><text:span text:style-name="T63">貝</text:span></text:ruby-base><text:ruby-text>かい</text:ruby-text></text:ruby><text:span text:style-name="T63">がら</text:span> <text:s text:c="9"/>(caracola)</text:p>
          </table:table-cell>
        </table:table-row>
      </table:table>
      <text:p text:style-name="P42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8">羽</text:p>
          </table:table-cell>
          <table:table-cell table:style-name="Tabla154.A1" office:value-type="string">
            <text:p text:style-name="P64">HANE</text:p>
          </table:table-cell>
          <table:table-cell table:style-name="Tabla154.A1" office:value-type="string">
            <text:p text:style-name="P50"><text:ruby text:style-name="Ru1"><text:ruby-base><text:span text:style-name="T63">羽</text:span></text:ruby-base><text:ruby-text>はね</text:ruby-text></text:ruby> <text:s text:c="24"/>(alas)</text:p>
          </table:table-cell>
          <table:table-cell table:style-name="Tabla154.D1" office:value-type="string">
            <text:p text:style-name="P50"/>
          </table:table-cell>
        </table:table-row>
        <table:table-row>
          <table:covered-table-cell/>
          <table:table-cell table:style-name="Tabla154.B2" office:value-type="string">
            <text:p text:style-name="P64">WA</text:p>
          </table:table-cell>
          <table:table-cell table:style-name="Tabla154.B2" office:value-type="string">
            <text:p text:style-name="P50"><text:span text:style-name="T78">~</text:span><text:ruby text:style-name="Ru1"><text:ruby-base><text:span text:style-name="T63">羽</text:span></text:ruby-base><text:ruby-text>わ</text:ruby-text></text:ruby> <text:s text:c="20"/>[aves]</text:p>
          </table:table-cell>
          <table:table-cell table:style-name="Tabla154.D2" office:value-type="string">
            <text:p text:style-name="P50"/>
          </table:table-cell>
        </table:table-row>
      </table:table>
      <text:p text:style-name="P16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8">角</text:p>
          </table:table-cell>
          <table:table-cell table:style-name="Tabla93.A1" office:value-type="string">
            <text:p text:style-name="P88">TSUNO</text:p>
          </table:table-cell>
          <table:table-cell table:style-name="Tabla93.A1" office:value-type="string">
            <text:p text:style-name="P50"><text:ruby text:style-name="Ru1"><text:ruby-base><text:span text:style-name="T63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72"/>
          </table:table-cell>
        </table:table-row>
        <table:table-row>
          <table:covered-table-cell/>
          <table:table-cell table:style-name="Tabla93.B2" office:value-type="string">
            <text:p text:style-name="P89">KAKU</text:p>
          </table:table-cell>
          <table:table-cell table:style-name="Tabla93.C2" office:value-type="string">
            <text:p text:style-name="P80"><text:ruby text:style-name="Ru1"><text:ruby-base><text:span text:style-name="T63">三</text:span></text:ruby-base><text:ruby-text>さん</text:ruby-text></text:ruby><text:ruby text:style-name="Ru1"><text:ruby-base><text:span text:style-name="T63">角</text:span></text:ruby-base><text:ruby-text>かく</text:ruby-text></text:ruby><text:span text:style-name="T63"> </text:span><text:s text:c="11"/>(triángulo)</text:p>
          </table:table-cell>
          <table:table-cell table:style-name="Tabla93.D2" office:value-type="string">
            <text:p text:style-name="P80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9">KADO</text:p>
          </table:table-cell>
          <table:table-cell table:style-name="Tabla93.C2" office:value-type="string">
            <text:p text:style-name="P50"><text:ruby text:style-name="Ru1"><text:ruby-base><text:span text:style-name="T63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80"/>
          </table:table-cell>
        </table:table-row>
      </table:table>
      <text:p text:style-name="P16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ext:soft-page-break/>
        <table:table-row>
          <table:table-cell table:style-name="Tabla166.A1" table:number-rows-spanned="2" office:value-type="string">
            <text:p text:style-name="P58">肉</text:p>
          </table:table-cell>
          <table:table-cell table:style-name="Tabla166.A1" table:number-rows-spanned="2" office:value-type="string">
            <text:p text:style-name="P88">NIKU</text:p>
          </table:table-cell>
          <table:table-cell table:style-name="Tabla166.A1" office:value-type="string">
            <text:p text:style-name="P50"><text:ruby text:style-name="Ru1"><text:ruby-base><text:span text:style-name="T63">肉</text:span></text:ruby-base><text:ruby-text>にく</text:ruby-text></text:ruby><text:span text:style-name="T63"> <text:s/></text:span><text:s text:c="18"/>(carne)</text:p>
          </table:table-cell>
          <table:table-cell table:style-name="Tabla166.D1" office:value-type="string">
            <text:p text:style-name="P72"><text:ruby text:style-name="Ru1"><text:ruby-base><text:span text:style-name="T63">鳥</text:span></text:ruby-base><text:ruby-text>とり</text:ruby-text></text:ruby><text:ruby text:style-name="Ru1"><text:ruby-base><text:span text:style-name="T63">肉</text:span></text:ruby-base><text:ruby-text>にく</text:ruby-text></text:ruby><text:span text:style-name="T63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80"><text:span text:style-name="T63">ぶた</text:span><text:ruby text:style-name="Ru1"><text:ruby-base><text:span text:style-name="T63">肉</text:span></text:ruby-base><text:ruby-text>にく</text:ruby-text></text:ruby><text:span text:style-name="T63"> </text:span><text:s text:c="2"/>(carne cerdo)</text:p>
          </table:table-cell>
          <table:table-cell table:style-name="Tabla166.D2" office:value-type="string">
            <text:p text:style-name="P80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42"/>
      <text:p text:style-name="P42"/>
      <text:p text:style-name="P42"/>
      <text:p text:style-name="P42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48"/>
      <text:p text:style-name="P126">PARTES DEL CUERPO</text:p>
      <text:p text:style-name="P126"/>
      <text:p text:style-name="P16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8">口</text:p>
            </table:table-cell>
            <table:table-cell table:style-name="Tabla146.A1" office:value-type="string">
              <text:p text:style-name="P64">くち</text:p>
            </table:table-cell>
            <table:table-cell table:style-name="Tabla146.A1" office:value-type="string">
              <text:p text:style-name="P50"><text:ruby text:style-name="Ru1"><text:ruby-base><text:span text:style-name="T74">口</text:span></text:ruby-base><text:ruby-text>くち</text:ruby-text></text:ruby> <text:s text:c="25"/>boca</text:p>
            </table:table-cell>
            <table:table-cell table:style-name="Tabla146.D1" office:value-type="string">
              <text:p text:style-name="P50"><text:span text:style-name="T7"><text:s text:c="7"/></text:span><text:span text:style-name="T73">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64">コウ</text:p>
          </table:table-cell>
          <table:table-cell table:style-name="Tabla146.C2" office:value-type="string">
            <text:p text:style-name="P71"><text:ruby text:style-name="Ru1"><text:ruby-base><text:span text:style-name="T74">人</text:span></text:ruby-base><text:ruby-text>じん</text:ruby-text></text:ruby><text:ruby text:style-name="Ru1"><text:ruby-base><text:span text:style-name="T74">口</text:span></text:ruby-base><text:ruby-text>こう</text:ruby-text></text:ruby> <text:s text:c="13"/>población</text:p>
          </table:table-cell>
          <table:table-cell table:style-name="Tabla146.D2" office:value-type="string">
            <text:p text:style-name="P50"/>
          </table:table-cell>
        </table:table-row>
      </table:table>
      <text:p text:style-name="P16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8">頭</text:p>
          </table:table-cell>
          <table:table-cell table:style-name="Tabla33.A1" office:value-type="string">
            <text:p text:style-name="P88">あたま</text:p>
          </table:table-cell>
          <table:table-cell table:style-name="Tabla33.A1" office:value-type="string">
            <text:p text:style-name="P50"><text:ruby text:style-name="Ru1"><text:ruby-base><text:span text:style-name="T74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72"><text:s text:c="7"/></text:p>
          </table:table-cell>
        </table:table-row>
        <table:table-row>
          <table:covered-table-cell/>
          <table:table-cell table:style-name="Tabla33.B2" office:value-type="string">
            <text:p text:style-name="P103">トウ</text:p>
          </table:table-cell>
          <table:table-cell table:style-name="Tabla33.C2" office:value-type="string">
            <text:p text:style-name="P115"><text:span text:style-name="T61">~</text:span><text:ruby text:style-name="Ru1"><text:ruby-base>頭</text:ruby-base><text:ruby-text>とう</text:ruby-text></text:ruby></text:p>
            <text:p text:style-name="P106"><text:s text:c="7"/>[animales grandes]</text:p>
          </table:table-cell>
          <table:table-cell table:style-name="Tabla33.D2" office:value-type="string">
            <text:p text:style-name="P100">　 <text:s text:c="5"/></text:p>
          </table:table-cell>
        </table:table-row>
      </table:table>
      <text:p text:style-name="P16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8">顔</text:p>
          </table:table-cell>
          <table:table-cell table:style-name="Tabla35.A1" office:value-type="string">
            <text:p text:style-name="P88">かお</text:p>
          </table:table-cell>
          <table:table-cell table:style-name="Tabla35.A1" office:value-type="string">
            <text:p text:style-name="P50"><text:ruby text:style-name="Ru1"><text:ruby-base><text:span text:style-name="T74">顔</text:span></text:ruby-base><text:ruby-text>かお</text:ruby-text></text:ruby> <text:s text:c="25"/>cara</text:p>
          </table:table-cell>
          <table:table-cell table:style-name="Tabla35.D1" office:value-type="string">
            <text:p text:style-name="P72"/>
          </table:table-cell>
        </table:table-row>
      </table:table>
      <text:p text:style-name="P16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8">心</text:p>
          </table:table-cell>
          <table:table-cell table:style-name="Tabla162.A1" office:value-type="string">
            <text:p text:style-name="P88">こころ</text:p>
          </table:table-cell>
          <table:table-cell table:style-name="Tabla162.A1" office:value-type="string">
            <text:p text:style-name="P50"><text:ruby text:style-name="Ru1"><text:ruby-base><text:span text:style-name="T63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72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9">シン</text:p>
          </table:table-cell>
          <table:table-cell table:style-name="Tabla162.C2" office:value-type="string">
            <text:p text:style-name="P80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9"/>tranquilidad</text:p>
          </table:table-cell>
          <table:table-cell table:style-name="Tabla162.D2" office:value-type="string">
            <text:p text:style-name="P80"><text:ruby text:style-name="Ru1"><text:ruby-base><text:span text:style-name="T63">心</text:span></text:ruby-base><text:ruby-text>しん</text:ruby-text></text:ruby><text:ruby text:style-name="Ru1"><text:ruby-base><text:span text:style-name="T63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80"><text:ruby text:style-name="Ru1"><text:ruby-base><text:span text:style-name="T63">中</text:span></text:ruby-base><text:ruby-text>ちゅう</text:ruby-text></text:ruby><text:ruby text:style-name="Ru1"><text:ruby-base><text:span text:style-name="T63">心</text:span></text:ruby-base><text:ruby-text>しん</text:ruby-text></text:ruby> <text:s text:c="16"/>centro</text:p>
          </table:table-cell>
          <table:table-cell table:style-name="Tabla162.D2" office:value-type="string">
            <text:p text:style-name="P80"/>
          </table:table-cell>
        </table:table-row>
      </table:table>
      <text:p text:style-name="P44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8">首</text:p>
          </table:table-cell>
          <table:table-cell table:style-name="Tabla161.A1" office:value-type="string">
            <text:p text:style-name="P88">くび</text:p>
          </table:table-cell>
          <table:table-cell table:style-name="Tabla161.A1" office:value-type="string">
            <text:p text:style-name="P50"><text:ruby text:style-name="Ru1"><text:ruby-base><text:span text:style-name="T63">首</text:span></text:ruby-base><text:ruby-text>くび</text:ruby-text></text:ruby> <text:s text:c="23"/>cuello</text:p>
          </table:table-cell>
          <table:table-cell table:style-name="Tabla161.D1" office:value-type="string">
            <text:p text:style-name="P72"/>
          </table:table-cell>
        </table:table-row>
        <table:table-row>
          <table:covered-table-cell/>
          <table:table-cell table:style-name="Tabla161.B2" office:value-type="string">
            <text:p text:style-name="P89">シュ</text:p>
          </table:table-cell>
          <table:table-cell table:style-name="Tabla161.C2" office:value-type="string">
            <text:p text:style-name="P80"><text:ruby text:style-name="Ru1"><text:ruby-base><text:span text:style-name="T63">首</text:span></text:ruby-base><text:ruby-text>しゅ</text:ruby-text></text:ruby><text:ruby text:style-name="Ru1"><text:ruby-base><text:span text:style-name="T63">都</text:span></text:ruby-base><text:ruby-text>と</text:ruby-text></text:ruby> <text:s text:c="5"/>capital de país</text:p>
          </table:table-cell>
          <table:table-cell table:style-name="Tabla161.D2" office:value-type="string">
            <text:p text:style-name="P106"/>
          </table:table-cell>
        </table:table-row>
      </table:table>
      <text:p text:style-name="P4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8">体</text:p>
          </table:table-cell>
          <table:table-cell table:style-name="Tabla32.A1" office:value-type="string">
            <text:p text:style-name="P88">からだ</text:p>
          </table:table-cell>
          <table:table-cell table:style-name="Tabla32.A1" office:value-type="string">
            <text:p text:style-name="P50"><text:ruby text:style-name="Ru1"><text:ruby-base><text:span text:style-name="T74">体</text:span></text:ruby-base><text:ruby-text>からだ</text:ruby-text></text:ruby><text:span text:style-name="T74"> </text:span><text:s text:c="19"/>cuerpo <text:s/></text:p>
          </table:table-cell>
          <table:table-cell table:style-name="Tabla32.D1" office:value-type="string">
            <text:p text:style-name="P72"/>
          </table:table-cell>
        </table:table-row>
        <table:table-row>
          <table:covered-table-cell/>
          <table:table-cell table:style-name="Tabla32.B2" office:value-type="string">
            <text:p text:style-name="P88">タイ</text:p>
          </table:table-cell>
          <table:table-cell table:style-name="Tabla32.B2" office:value-type="string">
            <text:p text:style-name="P72"><text:ruby text:style-name="Ru1"><text:ruby-base><text:span text:style-name="T74">肉</text:span></text:ruby-base><text:ruby-text>にく</text:ruby-text></text:ruby><text:ruby text:style-name="Ru1"><text:ruby-base><text:span text:style-name="T74">体</text:span></text:ruby-base><text:ruby-text>たい</text:ruby-text></text:ruby><text:span text:style-name="T74"> </text:span><text:s/>carne del cuerpo</text:p>
          </table:table-cell>
          <table:table-cell table:style-name="Tabla32.D2" office:value-type="string">
            <text:p text:style-name="P72"><text:ruby text:style-name="Ru1"><text:ruby-base><text:span text:style-name="T74">体</text:span></text:ruby-base><text:ruby-text>たい</text:ruby-text></text:ruby><text:ruby text:style-name="Ru1"><text:ruby-base><text:span text:style-name="T74">育</text:span></text:ruby-base><text:ruby-text>いく</text:ruby-text></text:ruby><text:span text:style-name="T74"> </text:span><text:s text:c="14"/>gimnasia</text:p>
          </table:table-cell>
        </table:table-row>
      </table:table>
      <text:p text:style-name="Standard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8">身</text:p>
          </table:table-cell>
          <table:table-cell table:style-name="Tabla303.A1" office:value-type="string">
            <text:p text:style-name="P88">み</text:p>
          </table:table-cell>
          <table:table-cell table:style-name="Tabla303.A1" office:value-type="string">
            <text:p text:style-name="P50"><text:ruby text:style-name="Ru1"><text:ruby-base><text:span text:style-name="T74">身</text:span></text:ruby-base><text:ruby-text>み</text:ruby-text></text:ruby><text:span text:style-name="T74"> </text:span><text:s text:c="21"/>cuerpo </text:p>
          </table:table-cell>
          <table:table-cell table:style-name="Tabla303.D1" office:value-type="string">
            <text:p text:style-name="P72"><text:ruby text:style-name="Ru1"><text:ruby-base><text:span text:style-name="T74">身</text:span></text:ruby-base><text:ruby-text>み</text:ruby-text></text:ruby><text:ruby text:style-name="Ru1"><text:ruby-base><text:span text:style-name="T74">分</text:span></text:ruby-base><text:ruby-text>ぶん</text:ruby-text></text:ruby><text:span text:style-name="T74"> </text:span><text:s text:c="5"/>posición social </text:p>
          </table:table-cell>
        </table:table-row>
      </table:table>
      <text:p text:style-name="P1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58">指</text:p>
          </table:table-cell>
          <table:table-cell table:style-name="Tabla329.A1" office:value-type="string">
            <text:p text:style-name="P88">ゆび</text:p>
          </table:table-cell>
          <table:table-cell table:style-name="Tabla329.A1" office:value-type="string">
            <text:p text:style-name="P50"><text:ruby text:style-name="Ru1"><text:ruby-base><text:span text:style-name="T63">指</text:span></text:ruby-base><text:ruby-text>ゆび</text:ruby-text></text:ruby> <text:s text:c="24"/>dedo</text:p>
          </table:table-cell>
          <table:table-cell table:style-name="Tabla329.D1" office:value-type="string">
            <text:p text:style-name="P72"/>
          </table:table-cell>
        </table:table-row>
      </table:table>
      <text:p text:style-name="P16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office:value-type="string">
            <text:p text:style-name="P58">歯</text:p>
          </table:table-cell>
          <table:table-cell table:style-name="Tabla330.A1" office:value-type="string">
            <text:p text:style-name="P88">は</text:p>
          </table:table-cell>
          <table:table-cell table:style-name="Tabla330.A1" office:value-type="string">
            <text:p text:style-name="P50"><text:ruby text:style-name="Ru1"><text:ruby-base><text:span text:style-name="T63">歯</text:span></text:ruby-base><text:ruby-text>は</text:ruby-text></text:ruby> <text:s text:c="22"/>diente</text:p>
          </table:table-cell>
          <table:table-cell table:style-name="Tabla330.D1" office:value-type="string">
            <text:p text:style-name="P72"/>
          </table:table-cell>
        </table:table-row>
      </table:table>
      <text:p text:style-name="P44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30">力</text:p>
          </table:table-cell>
          <table:table-cell table:style-name="Tabla165.A1" office:value-type="string">
            <text:p text:style-name="P64">ちから</text:p>
          </table:table-cell>
          <table:table-cell table:style-name="Tabla165.A1" office:value-type="string">
            <text:p text:style-name="P50"><text:ruby text:style-name="Ru1"><text:ruby-base><text:span text:style-name="T63">力</text:span></text:ruby-base><text:ruby-text>ちから</text:ruby-text></text:ruby> <text:s text:c="21"/>fuerza</text:p>
          </table:table-cell>
          <table:table-cell table:style-name="Tabla165.D1" office:value-type="string">
            <text:p text:style-name="P50"><text:ruby text:style-name="Ru1"><text:ruby-base><text:span text:style-name="T63">力</text:span></text:ruby-base><text:ruby-text>ちから</text:ruby-text></text:ruby><text:span text:style-name="T63">いっぱい</text:span> <text:s text:c="6"/></text:p>
            <text:p text:style-name="P50"><text:s text:c="21"/>toda fuerza </text:p>
          </table:table-cell>
        </table:table-row>
        <table:table-row>
          <table:covered-table-cell/>
          <table:table-cell table:style-name="Tabla165.B2" office:value-type="string">
            <text:p text:style-name="P89">リョク</text:p>
          </table:table-cell>
          <table:table-cell table:style-name="Tabla165.C2" office:value-type="string">
            <text:p text:style-name="P72"><text:ruby text:style-name="Ru1"><text:ruby-base><text:span text:style-name="T74">体</text:span></text:ruby-base><text:ruby-text>たい</text:ruby-text></text:ruby><text:ruby text:style-name="Ru1"><text:ruby-base><text:span text:style-name="T74">力</text:span></text:ruby-base><text:ruby-text>りょく</text:ruby-text></text:ruby><text:span text:style-name="T74"> </text:span><text:s text:c="6"/>fuerza física</text:p>
          </table:table-cell>
          <table:table-cell table:style-name="Tabla165.D2" office:value-type="string">
            <text:p text:style-name="P50"/>
          </table:table-cell>
        </table:table-row>
      </table:table>
      <text:p text:style-name="P44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8">手</text:p>
            </table:table-cell>
            <table:table-cell table:style-name="Tabla163.A1" table:number-rows-spanned="2" office:value-type="string">
              <text:p text:style-name="P64">て</text:p>
            </table:table-cell>
            <table:table-cell table:style-name="Tabla163.A1" office:value-type="string">
              <text:p text:style-name="P50"><text:ruby text:style-name="Ru1"><text:ruby-base><text:span text:style-name="T63">手</text:span></text:ruby-base><text:ruby-text>て</text:ruby-text></text:ruby> <text:s text:c="24"/>mano</text:p>
            </table:table-cell>
            <table:table-cell table:style-name="Tabla163.D1" office:value-type="string">
              <text:p text:style-name="P72"><text:ruby text:style-name="Ru1"><text:ruby-base><text:span text:style-name="T63">手</text:span></text:ruby-base><text:ruby-text>て</text:ruby-text></text:ruby><text:ruby text:style-name="Ru1"><text:ruby-base><text:span text:style-name="T63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56"><text:ruby text:style-name="Ru1"><text:ruby-base><text:span text:style-name="T63">手</text:span></text:ruby-base><text:ruby-text>て</text:ruby-text></text:ruby><text:span text:style-name="T63">つだう</text:span> <text:s text:c="9"/>ayudar</text:p>
          </table:table-cell>
          <table:table-cell table:style-name="Tabla163.D2" office:value-type="string">
            <text:p text:style-name="P120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64">シュ</text:p>
          </table:table-cell>
          <table:table-cell table:style-name="Tabla163.C2" office:value-type="string">
            <text:p text:style-name="P50"><text:span text:style-name="T63">せん</text:span><text:ruby text:style-name="Ru1"><text:ruby-base><text:span text:style-name="T63">手</text:span></text:ruby-base><text:ruby-text>しゅ</text:ruby-text></text:ruby> <text:s text:c="12"/>jugador</text:p>
          </table:table-cell>
          <table:table-cell table:style-name="Tabla163.D2" office:value-type="string">
            <text:p text:style-name="P50"><text:span text:style-name="T63">あく</text:span><text:ruby text:style-name="Ru1"><text:ruby-base><text:span text:style-name="T63">手</text:span></text:ruby-base><text:ruby-text>しゅ</text:ruby-text></text:ruby> <text:s text:c="2"/>darse la mano</text:p>
          </table:table-cell>
        </table:table-row>
      </table:table>
      <text:p text:style-name="Standard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62">目</text:p>
            </table:table-cell>
            <table:table-cell table:style-name="Tabla36.A1" office:value-type="string">
              <text:p text:style-name="P64">め</text:p>
            </table:table-cell>
            <table:table-cell table:style-name="Tabla36.A1" office:value-type="string">
              <text:p text:style-name="P50"><text:ruby text:style-name="Ru1"><text:ruby-base><text:span text:style-name="T74">目</text:span></text:ruby-base><text:ruby-text>め</text:ruby-text></text:ruby> <text:s text:c="28"/>ojo</text:p>
            </table:table-cell>
            <table:table-cell table:style-name="Tabla36.D1" office:value-type="string">
              <text:p text:style-name="P50"/>
            </table:table-cell>
          </table:table-row>
        </table:table-header-rows>
      </table:table>
      <text:p text:style-name="Standard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ext:soft-page-break/>
          <table:table-row>
            <table:table-cell table:style-name="Tabla37.A1" office:value-type="string">
              <text:p text:style-name="P61">耳</text:p>
            </table:table-cell>
            <table:table-cell table:style-name="Tabla37.A1" office:value-type="string">
              <text:p text:style-name="P64">みみ</text:p>
            </table:table-cell>
            <table:table-cell table:style-name="Tabla37.A1" office:value-type="string">
              <text:p text:style-name="P50"><text:ruby text:style-name="Ru1"><text:ruby-base><text:span text:style-name="T74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108"><text:ruby text:style-name="Ru1"><text:ruby-base><text:span text:style-name="T74">耳</text:span></text:ruby-base><text:ruby-text>みみ</text:ruby-text></text:ruby><text:span text:style-name="T74"> かざり</text:span> <text:s/>pendientes</text:p>
            </table:table-cell>
          </table:table-row>
        </table:table-header-rows>
      </table:table>
      <text:p text:style-name="P16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8">毛</text:p>
          </table:table-cell>
          <table:table-cell table:style-name="Tabla160.A1" office:value-type="string">
            <text:p text:style-name="P88">け</text:p>
          </table:table-cell>
          <table:table-cell table:style-name="Tabla160.A1" office:value-type="string">
            <text:p text:style-name="P50"><text:s/><text:ruby text:style-name="Ru1"><text:ruby-base><text:span text:style-name="T63">毛</text:span></text:ruby-base><text:ruby-text>け</text:ruby-text></text:ruby> <text:s text:c="24"/>pelo</text:p>
          </table:table-cell>
          <table:table-cell table:style-name="Tabla160.D1" office:value-type="string">
            <text:p text:style-name="P72"><text:span text:style-name="T63">かみの</text:span><text:ruby text:style-name="Ru1"><text:ruby-base><text:span text:style-name="T63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8">モウ</text:p>
          </table:table-cell>
          <table:table-cell table:style-name="Tabla160.B2" office:value-type="string">
            <text:p text:style-name="P50"><text:s/><text:ruby text:style-name="Ru1"><text:ruby-base><text:span text:style-name="T63">毛</text:span></text:ruby-base><text:ruby-text>もう</text:ruby-text></text:ruby><text:span text:style-name="T63">ふ</text:span> <text:s text:c="17"/>manta</text:p>
          </table:table-cell>
          <table:table-cell table:style-name="Tabla160.D2" office:value-type="string">
            <text:p text:style-name="P72"/>
            <text:p text:style-name="P72"/>
          </table:table-cell>
        </table:table-row>
      </table:table>
      <text:p text:style-name="P16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8">足</text:p>
            </table:table-cell>
            <table:table-cell table:style-name="Tabla164.A1" office:value-type="string">
              <text:p text:style-name="P64">あし</text:p>
            </table:table-cell>
            <table:table-cell table:style-name="Tabla164.A1" office:value-type="string">
              <text:p text:style-name="P50"><text:ruby text:style-name="Ru2"><text:ruby-base><text:span text:style-name="T63">足</text:span></text:ruby-base><text:ruby-text>あし</text:ruby-text></text:ruby> <text:s text:c="17"/>　 　 <text:s text:c="2"/>pie</text:p>
            </table:table-cell>
            <table:table-cell table:style-name="Tabla164.D1" office:value-type="string">
              <text:p text:style-name="P72"><text:ruby text:style-name="Ru1"><text:ruby-base><text:span text:style-name="T63">足</text:span></text:ruby-base><text:ruby-text>あし</text:ruby-text></text:ruby><text:ruby text:style-name="Ru1"><text:ruby-base><text:span text:style-name="T63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64">た</text:p>
          </table:table-cell>
          <table:table-cell table:style-name="Tabla164.C2" office:value-type="string">
            <text:p text:style-name="P50"><text:ruby text:style-name="Ru1"><text:ruby-base><text:span text:style-name="T63">足</text:span></text:ruby-base><text:ruby-text>た</text:ruby-text></text:ruby><text:span text:style-name="T63">りる</text:span><text:span text:style-name="T72"> <text:s/></text:span></text:p>
            <text:p text:style-name="P50"><text:s text:c="8"/>ser suficiente (INT)</text:p>
          </table:table-cell>
          <table:table-cell table:style-name="Tabla164.D2" office:value-type="string">
            <text:p text:style-name="P50"><text:ruby text:style-name="Ru1"><text:ruby-base><text:span text:style-name="T63">足</text:span></text:ruby-base><text:ruby-text>た</text:ruby-text></text:ruby><text:span text:style-name="T63">し</text:span><text:ruby text:style-name="Ru1"><text:ruby-base><text:span text:style-name="T49">算</text:span></text:ruby-base><text:ruby-text>ざん</text:ruby-text></text:ruby><text:span text:style-name="T72"> <text:s text:c="11"/>suma “+”</text:span></text:p>
          </table:table-cell>
        </table:table-row>
        <table:table-row>
          <table:covered-table-cell/>
          <table:table-cell table:style-name="Tabla164.B2" office:value-type="string">
            <text:p text:style-name="P64">ソク</text:p>
          </table:table-cell>
          <table:table-cell table:style-name="Tabla164.C2" office:value-type="string">
            <text:p text:style-name="P50"><text:span text:style-name="T78">~</text:span><text:ruby text:style-name="Ru1"><text:ruby-base><text:span text:style-name="T63">足</text:span></text:ruby-base><text:ruby-text>そく</text:ruby-text></text:ruby><text:span text:style-name="T72"> <text:s text:c="19"/>[pares]</text:span></text:p>
          </table:table-cell>
          <table:table-cell table:style-name="Tabla164.D2" office:value-type="string">
            <text:p text:style-name="P50"/>
          </table:table-cell>
        </table:table-row>
      </table:table>
      <text:p text:style-name="P46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office:value-type="string">
            <text:p text:style-name="P58">息</text:p>
          </table:table-cell>
          <table:table-cell table:style-name="Tabla338.A1" office:value-type="string">
            <text:p text:style-name="P88">いき</text:p>
          </table:table-cell>
          <table:table-cell table:style-name="Tabla338.A1" office:value-type="string">
            <text:p text:style-name="P50"><text:ruby text:style-name="Ru1"><text:ruby-base><text:span text:style-name="T63">息</text:span></text:ruby-base><text:ruby-text>いき</text:ruby-text></text:ruby> <text:s text:c="15"/>respiración</text:p>
          </table:table-cell>
          <table:table-cell table:style-name="Tabla338.D1" office:value-type="string">
            <text:p text:style-name="P72"/>
          </table:table-cell>
        </table:table-row>
      </table:table>
      <text:p text:style-name="P16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row>
          <table:table-cell table:style-name="Tabla315.A1" table:number-rows-spanned="2" office:value-type="string">
            <text:p text:style-name="P58">血</text:p>
          </table:table-cell>
          <table:table-cell table:style-name="Tabla315.A1" office:value-type="string">
            <text:p text:style-name="P88">ち</text:p>
          </table:table-cell>
          <table:table-cell table:style-name="Tabla315.A1" office:value-type="string">
            <text:p text:style-name="P50"><text:ruby text:style-name="Ru1"><text:ruby-base><text:span text:style-name="T63">血</text:span></text:ruby-base><text:ruby-text>ち</text:ruby-text></text:ruby> <text:s text:c="21"/>sangre</text:p>
          </table:table-cell>
          <table:table-cell table:style-name="Tabla315.D1" office:value-type="string">
            <text:p text:style-name="P72"/>
          </table:table-cell>
        </table:table-row>
        <table:table-row>
          <table:covered-table-cell/>
          <table:table-cell table:style-name="Tabla315.B2" office:value-type="string">
            <text:p text:style-name="P89">ケツ</text:p>
          </table:table-cell>
          <table:table-cell table:style-name="Tabla315.C2" office:value-type="string">
            <text:p text:style-name="P80"><text:ruby text:style-name="Ru1"><text:ruby-base><text:span text:style-name="T63">出</text:span></text:ruby-base><text:ruby-text>しゅっ</text:ruby-text></text:ruby><text:ruby text:style-name="Ru1"><text:ruby-base><text:span text:style-name="T63">血</text:span></text:ruby-base><text:ruby-text>けつ</text:ruby-text></text:ruby> <text:s text:c="8"/>hemorragia</text:p>
          </table:table-cell>
          <table:table-cell table:style-name="Tabla315.D2" office:value-type="string">
            <text:p text:style-name="P106"/>
          </table:table-cell>
        </table:table-row>
      </table:table>
      <text:p text:style-name="P16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8">声</text:p>
          </table:table-cell>
          <table:table-cell table:style-name="Tabla198.A1" office:value-type="string">
            <text:p text:style-name="P88">こえ</text:p>
          </table:table-cell>
          <table:table-cell table:style-name="Tabla198.A1" office:value-type="string">
            <text:p text:style-name="P50"><text:ruby text:style-name="Ru1"><text:ruby-base><text:span text:style-name="T63">声</text:span></text:ruby-base><text:ruby-text>こえ</text:ruby-text></text:ruby> <text:s text:c="27"/>voz</text:p>
          </table:table-cell>
          <table:table-cell table:style-name="Tabla198.D1" office:value-type="string">
            <text:p text:style-name="P72"><text:ruby text:style-name="Ru1"><text:ruby-base><text:span text:style-name="T63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198.B2" office:value-type="string">
            <text:p text:style-name="P88">セイ</text:p>
          </table:table-cell>
          <table:table-cell table:style-name="Tabla198.B2" office:value-type="string">
            <text:p text:style-name="P50"><text:ruby text:style-name="Ru1"><text:ruby-base><text:span text:style-name="T63">名</text:span></text:ruby-base><text:ruby-text>めい</text:ruby-text></text:ruby><text:ruby text:style-name="Ru1"><text:ruby-base><text:span text:style-name="T63">声</text:span></text:ruby-base><text:ruby-text>せい</text:ruby-text></text:ruby> <text:s text:c="11"/>reputación</text:p>
          </table:table-cell>
          <table:table-cell table:style-name="Tabla198.D2" office:value-type="string">
            <text:p text:style-name="P72"/>
          </table:table-cell>
        </table:table-row>
      </table:table>
      <text:p text:style-name="P36"/>
      <text:p text:style-name="P139"/>
      <text:p text:style-name="P139"/>
      <text:p text:style-name="P138"/>
      <text:p text:style-name="P150"/>
      <text:p text:style-name="P138">ESCRITURA – ESTUDIO</text:p>
      <text:p text:style-name="P138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9">本</text:p>
            </table:table-cell>
            <table:table-cell table:style-name="Tabla26.A1" office:value-type="string">
              <text:p text:style-name="P64">ホン</text:p>
            </table:table-cell>
            <table:table-cell table:style-name="Tabla26.A1" office:value-type="string">
              <text:p text:style-name="P56"><text:ruby text:style-name="Ru1"><text:ruby-base><text:span text:style-name="T74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101"><text:span text:style-name="T20">~</text:span><text:ruby text:style-name="Ru1"><text:ruby-base><text:span text:style-name="T17">本</text:span></text:ruby-base><text:ruby-text>ほん</text:ruby-text></text:ruby><text:span text:style-name="T27"> <text:s/></text:span><text:span text:style-name="T28">[objetos alargados] </text:span></text:p>
            </table:table-cell>
          </table:table-row>
        </table:table-header-rows>
      </table:table>
      <text:p text:style-name="Standard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29">式</text:p>
            </table:table-cell>
            <table:table-cell table:style-name="Tabla345.A1" table:number-rows-spanned="2" office:value-type="string">
              <text:p text:style-name="P64">シキ</text:p>
            </table:table-cell>
            <table:table-cell table:style-name="Tabla345.A1" office:value-type="string">
              <text:p text:style-name="P56"><text:ruby text:style-name="Ru1"><text:ruby-base><text:span text:style-name="T74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01"><text:ruby text:style-name="Ru1"><text:ruby-base><text:span text:style-name="T17">式</text:span></text:ruby-base><text:ruby-text>しき</text:ruby-text></text:ruby><text:ruby text:style-name="Ru1"><text:ruby-base><text:span text:style-name="T17">場</text:span></text:ruby-base><text:ruby-text>じょう</text:ruby-text></text:ruby></text:p>
              <text:p text:style-name="P101"><text:span text:style-name="T26"><text:s text:c="9"/></text:span><text:span text:style-name="T8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56"><text:ruby text:style-name="Ru1"><text:ruby-base><text:span text:style-name="T74">数</text:span></text:ruby-base><text:ruby-text>すう</text:ruby-text></text:ruby><text:ruby text:style-name="Ru1"><text:ruby-base><text:span text:style-name="T74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56"><text:ruby text:style-name="Ru1"><text:ruby-base><text:span text:style-name="T74">方</text:span></text:ruby-base><text:ruby-text>ほう</text:ruby-text></text:ruby><text:ruby text:style-name="Ru1"><text:ruby-base><text:span text:style-name="T74">式</text:span></text:ruby-base><text:ruby-text>しき</text:ruby-text></text:ruby> <text:s text:c="18"/>método</text:p>
          </table:table-cell>
        </table:table-row>
      </table:table>
      <text:p text:style-name="Sta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8">字</text:p>
            </table:table-cell>
            <table:table-cell table:style-name="Tabla19.A1" table:number-rows-spanned="2" office:value-type="string">
              <text:p text:style-name="P64">ジ</text:p>
            </table:table-cell>
            <table:table-cell table:style-name="Tabla19.C1" office:value-type="string">
              <text:p text:style-name="P50"><text:ruby text:style-name="Ru1"><text:ruby-base><text:span text:style-name="T74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50"><text:ruby text:style-name="Ru1"><text:ruby-base><text:span text:style-name="T74">数</text:span></text:ruby-base><text:ruby-text>すう</text:ruby-text></text:ruby><text:ruby text:style-name="Ru1"><text:ruby-base><text:span text:style-name="T74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50"><text:span text:style-name="T74">ロ−マ</text:span><text:ruby text:style-name="Ru1"><text:ruby-base><text:span text:style-name="T74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50"/>
          </table:table-cell>
        </table:table-row>
      </table:table>
      <text:p text:style-name="P138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9">漢</text:p>
            </table:table-cell>
            <table:table-cell table:style-name="Tabla268.A1" office:value-type="string">
              <text:p text:style-name="P64">カン</text:p>
            </table:table-cell>
            <table:table-cell table:style-name="Tabla268.A1" office:value-type="string">
              <text:p text:style-name="P56"><text:ruby text:style-name="Ru1"><text:ruby-base><text:span text:style-name="T74">漢</text:span></text:ruby-base><text:ruby-text>かん</text:ruby-text></text:ruby><text:ruby text:style-name="Ru1"><text:ruby-base><text:span text:style-name="T74">字</text:span></text:ruby-base><text:ruby-text>じ</text:ruby-text></text:ruby> <text:s text:c="12"/><text:span text:style-name="T60"><text:s text:c="6"/>“kanji”</text:span></text:p>
            </table:table-cell>
            <table:table-cell table:style-name="Tabla268.D1" office:value-type="string">
              <text:p text:style-name="P108"><text:s/></text:p>
            </table:table-cell>
          </table:table-row>
        </table:table-header-rows>
      </table:table>
      <text:p text:style-name="P130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9">文</text:p>
            </table:table-cell>
            <table:table-cell table:style-name="Tabla23.A1" office:value-type="string">
              <text:p text:style-name="P64">MO</text:p>
            </table:table-cell>
            <table:table-cell table:style-name="Tabla23.C1" office:value-type="string">
              <text:p text:style-name="P50"><text:ruby text:style-name="Ru1"><text:ruby-base><text:span text:style-name="T74">文</text:span></text:ruby-base><text:ruby-text>も</text:ruby-text></text:ruby><text:ruby text:style-name="Ru1"><text:ruby-base><text:span text:style-name="T74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64">BUN</text:p>
          </table:table-cell>
          <table:table-cell table:style-name="Tabla23.C2" office:value-type="string">
            <text:p text:style-name="P50"><text:ruby text:style-name="Ru1"><text:ruby-base><text:span text:style-name="T74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50"><text:ruby text:style-name="Ru1"><text:ruby-base><text:span text:style-name="T74">作</text:span></text:ruby-base><text:ruby-text>さく</text:ruby-text></text:ruby><text:ruby text:style-name="Ru1"><text:ruby-base><text:span text:style-name="T74">文</text:span></text:ruby-base><text:ruby-text>ぶん</text:ruby-text></text:ruby><text:span text:style-name="T74"> </text:span><text:s text:c="19"/>(texto)</text:p>
          </table:table-cell>
        </table:table-row>
      </table:table>
      <text:p text:style-name="P16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8">数</text:p>
          </table:table-cell>
          <table:table-cell table:style-name="Tabla204.A1" office:value-type="string">
            <text:p text:style-name="P88">KAZU</text:p>
          </table:table-cell>
          <table:table-cell table:style-name="Tabla204.A1" office:value-type="string">
            <text:p text:style-name="P50"><text:ruby text:style-name="Ru1"><text:ruby-base><text:span text:style-name="T74">数</text:span></text:ruby-base><text:ruby-text>かず</text:ruby-text></text:ruby><text:span text:style-name="T74"> <text:s text:c="2"/></text:span>(núm. “concepto”)</text:p>
          </table:table-cell>
          <table:table-cell table:style-name="Tabla204.D1" office:value-type="string">
            <text:p text:style-name="P72"><text:s text:c="8"/></text:p>
          </table:table-cell>
        </table:table-row>
        <table:table-row>
          <table:covered-table-cell/>
          <table:table-cell table:style-name="Tabla204.B2" office:value-type="string">
            <text:p text:style-name="P88">KAZO</text:p>
          </table:table-cell>
          <table:table-cell table:style-name="Tabla204.B2" office:value-type="string">
            <text:p text:style-name="P50"><text:ruby text:style-name="Ru1"><text:ruby-base><text:span text:style-name="T74">数</text:span></text:ruby-base><text:ruby-text>かぞ</text:ruby-text></text:ruby><text:span text:style-name="T74">える <text:s text:c="7"/></text:span>(contar)</text:p>
          </table:table-cell>
          <table:table-cell table:style-name="Tabla204.D2" office:value-type="string">
            <text:p text:style-name="P72"/>
          </table:table-cell>
        </table:table-row>
        <table:table-row>
          <table:covered-table-cell/>
          <table:table-cell table:style-name="Tabla204.B2" office:value-type="string">
            <text:p text:style-name="P89">SÛ</text:p>
          </table:table-cell>
          <table:table-cell table:style-name="Tabla204.C3" office:value-type="string">
            <text:p text:style-name="P80"><text:ruby text:style-name="Ru1"><text:ruby-base><text:span text:style-name="T74">数</text:span></text:ruby-base><text:ruby-text>すう</text:ruby-text></text:ruby><text:ruby text:style-name="Ru1"><text:ruby-base><text:span text:style-name="T74">学</text:span></text:ruby-base><text:ruby-text>がく</text:ruby-text></text:ruby> <text:s text:c="15"/>(mates)</text:p>
          </table:table-cell>
          <table:table-cell table:style-name="Tabla204.D3" office:value-type="string">
            <text:p text:style-name="P80"><text:ruby text:style-name="Ru1"><text:ruby-base><text:span text:style-name="T74">人</text:span></text:ruby-base><text:ruby-text>にん</text:ruby-text></text:ruby><text:ruby text:style-name="Ru1"><text:ruby-base><text:span text:style-name="T74">数</text:span></text:ruby-base><text:ruby-text>すう</text:ruby-text></text:ruby> <text:s text:c="3"/>(núm. personas)</text:p>
          </table:table-cell>
        </table:table-row>
      </table:table>
      <text:p text:style-name="P16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8">形</text:p>
          </table:table-cell>
          <table:table-cell table:style-name="Tabla169.A1" office:value-type="string">
            <text:p text:style-name="P88">KATACHI</text:p>
          </table:table-cell>
          <table:table-cell table:style-name="Tabla169.A1" office:value-type="string">
            <text:p text:style-name="P50"><text:ruby text:style-name="Ru1"><text:ruby-base><text:span text:style-name="T63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72"><text:s text:c="8"/></text:p>
          </table:table-cell>
        </table:table-row>
        <table:table-row>
          <table:covered-table-cell/>
          <table:table-cell table:style-name="Tabla169.B2" office:value-type="string">
            <text:p text:style-name="P103">GYÔ</text:p>
          </table:table-cell>
          <table:table-cell table:style-name="Tabla169.C2" office:value-type="string">
            <text:p text:style-name="P106"><text:ruby text:style-name="Ru1"><text:ruby-base><text:span text:style-name="T63">人</text:span></text:ruby-base><text:ruby-text>にん</text:ruby-text></text:ruby><text:ruby text:style-name="Ru1"><text:ruby-base><text:span text:style-name="T63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00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03">KEI</text:p>
          </table:table-cell>
          <table:table-cell table:style-name="Tabla169.C2" office:value-type="string">
            <text:p text:style-name="P106"><text:ruby text:style-name="Ru1"><text:ruby-base><text:span text:style-name="T63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80"><text:s/></text:p>
          </table:table-cell>
        </table:table-row>
      </table:table>
      <text:p text:style-name="P16"/>
      <text:p text:style-name="P16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8">紙</text:p>
          </table:table-cell>
          <table:table-cell table:style-name="Tabla150.A1" table:number-rows-spanned="2" office:value-type="string">
            <text:p text:style-name="P88">KAMI</text:p>
          </table:table-cell>
          <table:table-cell table:style-name="Tabla150.A1" office:value-type="string">
            <text:p text:style-name="P50"><text:ruby text:style-name="Ru1"><text:ruby-base><text:span text:style-name="T74">紙</text:span></text:ruby-base><text:ruby-text>かみ</text:ruby-text></text:ruby> <text:s text:c="20"/>(papel)</text:p>
          </table:table-cell>
          <table:table-cell table:style-name="Tabla150.D1" office:value-type="string">
            <text:p text:style-name="P72"><text:ruby text:style-name="Ru1"><text:ruby-base><text:span text:style-name="T52">紙</text:span></text:ruby-base><text:ruby-text>がみ</text:ruby-text></text:ruby><text:span text:style-name="T74">しばい</text:span></text:p>
            <text:p text:style-name="P72"><text:span text:style-name="T74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72"><text:ruby text:style-name="Ru1"><text:ruby-base><text:span text:style-name="T74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150.D2" office:value-type="string">
            <text:p text:style-name="P72"/>
          </table:table-cell>
        </table:table-row>
        <table:table-row>
          <table:covered-table-cell/>
          <table:table-cell table:style-name="Tabla150.C2" office:value-type="string">
            <text:p text:style-name="P103">SHI</text:p>
          </table:table-cell>
          <table:table-cell table:style-name="Tabla150.C3" office:value-type="string">
            <text:p text:style-name="P106"><text:ruby text:style-name="Ru1"><text:ruby-base><text:span text:style-name="T74">画</text:span></text:ruby-base><text:ruby-text>が</text:ruby-text></text:ruby><text:ruby text:style-name="Ru1"><text:ruby-base><text:span text:style-name="T74">用</text:span></text:ruby-base><text:ruby-text>よう</text:ruby-text></text:ruby><text:ruby text:style-name="Ru1"><text:ruby-base><text:span text:style-name="T74">紙</text:span></text:ruby-base><text:ruby-text>し</text:ruby-text></text:ruby> <text:s text:c="7"/>(cartulina)</text:p>
          </table:table-cell>
          <table:table-cell table:style-name="Tabla150.D3" office:value-type="string">
            <text:p text:style-name="P106"><text:span text:style-name="T74">ひょう</text:span><text:ruby text:style-name="Ru1"><text:ruby-base><text:span text:style-name="T74">紙</text:span></text:ruby-base><text:ruby-text>し</text:ruby-text></text:ruby> <text:s text:c="7"/></text:p>
            <text:p text:style-name="P100"><text:span text:style-name="T8"><text:s text:c="11"/>(cubierta de </text:span><text:span text:style-name="T21">libro</text:span><text:span text:style-name="T8">)</text:span>　 <text:s text:c="5"/></text:p>
          </table:table-cell>
        </table:table-row>
      </table:table>
      <text:p text:style-name="P16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8">記</text:p>
          </table:table-cell>
          <table:table-cell table:style-name="Tabla175.A1" office:value-type="string">
            <text:p text:style-name="P88">KI</text:p>
          </table:table-cell>
          <table:table-cell table:style-name="Tabla175.A1" office:value-type="string">
            <text:p text:style-name="P50"><text:ruby text:style-name="Ru1"><text:ruby-base><text:span text:style-name="T49">日</text:span></text:ruby-base><text:ruby-text>にっ</text:ruby-text></text:ruby><text:ruby text:style-name="Ru1"><text:ruby-base><text:span text:style-name="T63">記</text:span></text:ruby-base><text:ruby-text>き</text:ruby-text></text:ruby><text:span text:style-name="T61"> <text:s text:c="16"/></text:span>(diario)</text:p>
          </table:table-cell>
          <table:table-cell table:style-name="Tabla175.D1" office:value-type="string">
            <text:p text:style-name="P72"><text:s text:c="10"/></text:p>
          </table:table-cell>
        </table:table-row>
      </table:table>
      <text:p text:style-name="P16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8">点</text:p>
          </table:table-cell>
          <table:table-cell table:style-name="Tabla120.A1" office:value-type="string">
            <text:p text:style-name="P88">TEN</text:p>
          </table:table-cell>
          <table:table-cell table:style-name="Tabla120.A1" office:value-type="string">
            <text:p text:style-name="P50"><text:ruby text:style-name="Ru1"><text:ruby-base><text:span text:style-name="T63">点</text:span></text:ruby-base><text:ruby-text>てん</text:ruby-text></text:ruby> <text:s text:c="21"/>(punto)</text:p>
          </table:table-cell>
          <table:table-cell table:style-name="Tabla120.D1" office:value-type="string">
            <text:p text:style-name="P73"/>
          </table:table-cell>
        </table:table-row>
      </table:table>
      <text:p text:style-name="P16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8">絵</text:p>
          </table:table-cell>
          <table:table-cell table:style-name="Tabla168.A1" office:value-type="string">
            <text:p text:style-name="P88">E</text:p>
          </table:table-cell>
          <table:table-cell table:style-name="Tabla168.A1" office:value-type="string">
            <text:p text:style-name="P50"><text:ruby text:style-name="Ru1"><text:ruby-base><text:span text:style-name="T63">絵</text:span></text:ruby-base><text:ruby-text>え</text:ruby-text></text:ruby> <text:s text:c="20"/>(dibujo)</text:p>
          </table:table-cell>
          <table:table-cell table:style-name="Tabla168.D1" office:value-type="string">
            <text:p text:style-name="P72"><text:s/><text:ruby text:style-name="Ru1"><text:ruby-base><text:span text:style-name="T63">絵</text:span></text:ruby-base><text:ruby-text>え</text:ruby-text></text:ruby><text:ruby text:style-name="Ru1"><text:ruby-base><text:span text:style-name="T63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8">KAI</text:p>
          </table:table-cell>
          <table:table-cell table:style-name="Tabla168.B2" office:value-type="string">
            <text:p text:style-name="P50"><text:ruby text:style-name="Ru1"><text:ruby-base><text:span text:style-name="T63">絵</text:span></text:ruby-base><text:ruby-text>かい</text:ruby-text></text:ruby><text:ruby text:style-name="Ru1"><text:ruby-base><text:span text:style-name="T63">画</text:span></text:ruby-base><text:ruby-text>が</text:ruby-text></text:ruby> <text:s text:c="14"/>(pintura)</text:p>
          </table:table-cell>
          <table:table-cell table:style-name="Tabla168.D2" office:value-type="string">
            <text:p text:style-name="P72"/>
          </table:table-cell>
        </table:table-row>
      </table:table>
      <text:p text:style-name="P16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ext:soft-page-break/>
        <table:table-row>
          <table:table-cell table:style-name="Tabla170.A1" table:number-rows-spanned="2" office:value-type="string">
            <text:p text:style-name="P58">線</text:p>
          </table:table-cell>
          <table:table-cell table:style-name="Tabla170.A1" table:number-rows-spanned="2" office:value-type="string">
            <text:p text:style-name="P88">SEN</text:p>
          </table:table-cell>
          <table:table-cell table:style-name="Tabla170.A1" office:value-type="string">
            <text:p text:style-name="P50"><text:ruby text:style-name="Ru1"><text:ruby-base><text:span text:style-name="T63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72"><text:ruby text:style-name="Ru1"><text:ruby-base><text:span text:style-name="T63">点</text:span></text:ruby-base><text:ruby-text>てん</text:ruby-text></text:ruby><text:ruby text:style-name="Ru1"><text:ruby-base><text:span text:style-name="T63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線</text:span></text:ruby-base><text:ruby-text>せん</text:ruby-text></text:ruby><text:span text:style-name="T63"> <text:s/></text:span>(cable eléctrico)</text:p>
          </table:table-cell>
          <table:table-cell table:style-name="Tabla170.D2" office:value-type="string">
            <text:p text:style-name="P72"/>
          </table:table-cell>
        </table:table-row>
      </table:table>
      <text:p text:style-name="P16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8">丸</text:p>
          </table:table-cell>
          <table:table-cell table:style-name="Tabla227.A1" office:value-type="string">
            <text:p text:style-name="P88">MARU</text:p>
          </table:table-cell>
          <table:table-cell table:style-name="Tabla227.A1" office:value-type="string">
            <text:p text:style-name="P50"><text:ruby text:style-name="Ru1"><text:ruby-base><text:span text:style-name="T63">丸</text:span></text:ruby-base><text:ruby-text>まる</text:ruby-text></text:ruby><text:span text:style-name="T63"> </text:span><text:s text:c="18"/>(círculo)</text:p>
          </table:table-cell>
          <table:table-cell table:style-name="Tabla227.D1" office:value-type="string">
            <text:p text:style-name="P72"><text:ruby text:style-name="Ru1"><text:ruby-base><text:span text:style-name="T63">丸</text:span></text:ruby-base><text:ruby-text>まる</text:ruby-text></text:ruby><text:span text:style-name="T63">い</text:span> <text:s text:c="15"/>(circular)</text:p>
          </table:table-cell>
        </table:table-row>
      </table:table>
      <text:p text:style-name="P16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14">語</text:p>
          </table:table-cell>
          <table:table-cell table:style-name="Tabla182.A1" office:value-type="string">
            <text:p text:style-name="P88">GO</text:p>
          </table:table-cell>
          <table:table-cell table:style-name="Tabla182.A1" office:value-type="string">
            <text:p text:style-name="P72"><text:ruby text:style-name="Ru1"><text:ruby-base><text:span text:style-name="T63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72"><text:ruby text:style-name="Ru1"><text:ruby-base><text:span text:style-name="T63">日</text:span></text:ruby-base><text:ruby-text>に</text:ruby-text></text:ruby><text:ruby text:style-name="Ru1"><text:ruby-base><text:span text:style-name="T63">本</text:span></text:ruby-base><text:ruby-text>ほん</text:ruby-text></text:ruby><text:ruby text:style-name="Ru1"><text:ruby-base><text:span text:style-name="T63">語</text:span></text:ruby-base><text:ruby-text>ご</text:ruby-text></text:ruby> 　 <text:s text:c="5"/>(japonés) <text:s text:c="8"/></text:p>
          </table:table-cell>
        </table:table-row>
      </table:table>
      <text:p text:style-name="P50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8">理</text:p>
          </table:table-cell>
          <table:table-cell table:style-name="Tabla230.A1" table:number-rows-spanned="2" office:value-type="string">
            <text:p text:style-name="P88">RI</text:p>
          </table:table-cell>
          <table:table-cell table:style-name="Tabla230.A1" office:value-type="string">
            <text:p text:style-name="P50"><text:ruby text:style-name="Ru1"><text:ruby-base><text:span text:style-name="T63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50"><text:ruby text:style-name="Ru1"><text:ruby-base><text:span text:style-name="T63">理</text:span></text:ruby-base><text:ruby-text>り</text:ruby-text></text:ruby><text:ruby text:style-name="Ru1"><text:ruby-base><text:span text:style-name="T63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72"><text:span text:style-name="T63">りょう</text:span><text:ruby text:style-name="Ru1"><text:ruby-base><text:span text:style-name="T63">理</text:span></text:ruby-base><text:ruby-text>り</text:ruby-text></text:ruby> <text:s text:c="6"/>(cocina)</text:p>
          </table:table-cell>
          <table:table-cell table:style-name="Tabla230.D2" office:value-type="string">
            <text:p text:style-name="P72"/>
          </table:table-cell>
        </table:table-row>
      </table:table>
      <text:p text:style-name="P50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8">科</text:p>
          </table:table-cell>
          <table:table-cell table:style-name="Tabla203.A1" office:value-type="string">
            <text:p text:style-name="P88">KA</text:p>
          </table:table-cell>
          <table:table-cell table:style-name="Tabla203.A1" office:value-type="string">
            <text:p text:style-name="P72"><text:ruby text:style-name="Ru1"><text:ruby-base><text:span text:style-name="T63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72"><text:ruby text:style-name="Ru1"><text:ruby-base><text:span text:style-name="T63">科</text:span></text:ruby-base><text:ruby-text>か</text:ruby-text></text:ruby><text:ruby text:style-name="Ru1"><text:ruby-base><text:span text:style-name="T63">学</text:span></text:ruby-base><text:ruby-text>がく</text:ruby-text></text:ruby> <text:s/></text:p>
            <text:p text:style-name="P72"><text:s text:c="7"/>(ciencias naturales)</text:p>
          </table:table-cell>
        </table:table-row>
      </table:table>
      <text:p text:style-name="P80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8">算</text:p>
          </table:table-cell>
          <table:table-cell table:style-name="Tabla236.A1" office:value-type="string">
            <text:p text:style-name="P88">SAN</text:p>
          </table:table-cell>
          <table:table-cell table:style-name="Tabla236.A1" office:value-type="string">
            <text:p text:style-name="P50"><text:ruby text:style-name="Ru1"><text:ruby-base><text:span text:style-name="T63">計</text:span></text:ruby-base><text:ruby-text>けい</text:ruby-text></text:ruby><text:ruby text:style-name="Ru1"><text:ruby-base><text:span text:style-name="T63">算</text:span></text:ruby-base><text:ruby-text>さん</text:ruby-text></text:ruby><text:span text:style-name="T63"> <text:s/></text:span><text:s text:c="11"/>(cálculo)</text:p>
          </table:table-cell>
          <table:table-cell table:style-name="Tabla236.D1" office:value-type="string">
            <text:p text:style-name="P72"><text:ruby text:style-name="Ru1"><text:ruby-base><text:span text:style-name="T63">算</text:span></text:ruby-base><text:ruby-text>さん</text:ruby-text></text:ruby><text:ruby text:style-name="Ru1"><text:ruby-base><text:span text:style-name="T63">数</text:span></text:ruby-base><text:ruby-text>すう</text:ruby-text></text:ruby> <text:s text:c="9"/>(aritmética)</text:p>
          </table:table-cell>
        </table:table-row>
      </table:table>
      <text:p text:style-name="P16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8">計</text:p>
          </table:table-cell>
          <table:table-cell table:style-name="Tabla135.A1" office:value-type="string">
            <text:p text:style-name="P88">KEI</text:p>
          </table:table-cell>
          <table:table-cell table:style-name="Tabla135.A1" office:value-type="string">
            <text:p text:style-name="P72"><text:ruby text:style-name="Ru1"><text:ruby-base><text:span text:style-name="T63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96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72"><text:s text:c="8"/>(economía familiar)</text:p>
          </table:table-cell>
        </table:table-row>
      </table:table>
      <text:p text:style-name="P50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58">答</text:p>
          </table:table-cell>
          <table:table-cell table:style-name="Tabla237.A1" office:value-type="string">
            <text:p text:style-name="P88">KOTA</text:p>
          </table:table-cell>
          <table:table-cell table:style-name="Tabla237.A1" office:value-type="string">
            <text:p text:style-name="P72"><text:ruby text:style-name="Ru1"><text:ruby-base><text:span text:style-name="T63">答</text:span></text:ruby-base><text:ruby-text>こた</text:ruby-text></text:ruby><text:span text:style-name="T63">え <text:s/></text:span><text:s text:c="7"/>(respuesta)</text:p>
          </table:table-cell>
          <table:table-cell table:style-name="Tabla237.D1" office:value-type="string">
            <text:p text:style-name="P72"><text:ruby text:style-name="Ru1"><text:ruby-base><text:span text:style-name="T63">答</text:span></text:ruby-base><text:ruby-text>こた</text:ruby-text></text:ruby><text:span text:style-name="T63">える</text:span> <text:s text:c="7"/>(responder)</text:p>
          </table:table-cell>
        </table:table-row>
      </table:table>
      <text:p text:style-name="P16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58">研</text:p>
          </table:table-cell>
          <table:table-cell table:style-name="Tabla317.A1" office:value-type="string">
            <text:p text:style-name="P88">ケン</text:p>
          </table:table-cell>
          <table:table-cell table:style-name="Tabla317.A1" office:value-type="string">
            <text:p text:style-name="P72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<text:span text:style-name="T72"> <text:s text:c="5"/>investigación</text:span></text:p>
          </table:table-cell>
          <table:table-cell table:style-name="Tabla317.D1" office:value-type="string">
            <text:p text:style-name="P72"><text:ruby text:style-name="Ru1"><text:ruby-base><text:span text:style-name="T63">研</text:span></text:ruby-base><text:ruby-text>けん</text:ruby-text></text:ruby><text:ruby text:style-name="Ru1"><text:ruby-base><text:span text:style-name="T63">究</text:span></text:ruby-base><text:ruby-text>きゅう</text:ruby-text></text:ruby><text:ruby text:style-name="Ru1"><text:ruby-base><text:span text:style-name="T63">所</text:span></text:ruby-base><text:ruby-text>しょ</text:ruby-text></text:ruby> <text:s text:c="6"/>laboratorio</text:p>
          </table:table-cell>
        </table:table-row>
      </table:table>
      <text:p text:style-name="P33"/>
      <text:p text:style-name="P16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58">号</text:p>
          </table:table-cell>
          <table:table-cell table:style-name="Tabla323.A1" office:value-type="string">
            <text:p text:style-name="P88">ゴウ</text:p>
          </table:table-cell>
          <table:table-cell table:style-name="Tabla323.A1" office:value-type="string">
            <text:p text:style-name="P81"><text:ruby text:style-name="Ru1"><text:ruby-base><text:span text:style-name="T74">番</text:span></text:ruby-base><text:ruby-text>ばん</text:ruby-text></text:ruby><text:ruby text:style-name="Ru1"><text:ruby-base><text:span text:style-name="T74">号</text:span></text:ruby-base><text:ruby-text>ごう</text:ruby-text></text:ruby> 　　 <text:s/>　　número</text:p>
          </table:table-cell>
          <table:table-cell table:style-name="Tabla323.D1" office:value-type="string">
            <text:p text:style-name="P72"/>
          </table:table-cell>
        </table:table-row>
      </table:table>
      <text:p text:style-name="P34"/>
      <text:p text:style-name="P137"/>
      <text:p text:style-name="P82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9"/>
      <text:p text:style-name="P137">LOCALIZACIÓN</text:p>
      <text:p text:style-name="P141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9">中</text:p>
            </table:table-cell>
            <table:table-cell table:style-name="Tabla28.A1" office:value-type="string">
              <text:p text:style-name="P64">なか</text:p>
            </table:table-cell>
            <table:table-cell table:style-name="Tabla28.A1" office:value-type="string">
              <text:p text:style-name="P50"><text:ruby text:style-name="Ru1"><text:ruby-base><text:span text:style-name="T63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50"><text:span text:style-name="T63">まん</text:span><text:ruby text:style-name="Ru1"><text:ruby-base><text:span text:style-name="T63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64">チュウ</text:p>
          </table:table-cell>
          <table:table-cell table:style-name="Tabla28.C2" office:value-type="string">
            <text:p text:style-name="P108"><text:ruby text:style-name="Ru1"><text:ruby-base><text:span text:style-name="T63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3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71"><text:ruby text:style-name="Ru1"><text:ruby-base><text:span text:style-name="T63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08"><text:ruby text:style-name="Ru1"><text:ruby-base><text:span text:style-name="T63">水</text:span></text:ruby-base><text:ruby-text>すい</text:ruby-text></text:ruby><text:ruby text:style-name="Ru1"><text:ruby-base><text:span text:style-name="T63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71"/>
          </table:table-cell>
        </table:table-row>
      </table:table>
      <text:p text:style-name="P130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8">央</text:p>
            </table:table-cell>
            <table:table-cell table:style-name="Tabla259.A1" office:value-type="string">
              <text:p text:style-name="P64">オウ</text:p>
            </table:table-cell>
            <table:table-cell table:style-name="Tabla259.A1" office:value-type="string">
              <text:p text:style-name="P50"><text:ruby text:style-name="Ru1"><text:ruby-base><text:span text:style-name="T63">中</text:span></text:ruby-base><text:ruby-text>ちゅう</text:ruby-text></text:ruby><text:ruby text:style-name="Ru1"><text:ruby-base><text:span text:style-name="T63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50"><text:ruby text:style-name="Ru1"><text:ruby-base><text:span text:style-name="T63">月</text:span></text:ruby-base><text:ruby-text>げつ</text:ruby-text></text:ruby><text:ruby text:style-name="Ru1"><text:ruby-base><text:span text:style-name="T63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3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8">右</text:p>
            </table:table-cell>
            <table:table-cell table:style-name="Tabla29.A1" office:value-type="string">
              <text:p text:style-name="P64">みぎ</text:p>
            </table:table-cell>
            <table:table-cell table:style-name="Tabla29.A1" office:value-type="string">
              <text:p text:style-name="P50"><text:ruby text:style-name="Ru1"><text:ruby-base><text:span text:style-name="T63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50"><text:ruby text:style-name="Ru1"><text:ruby-base><text:span text:style-name="T63">右</text:span></text:ruby-base><text:ruby-text>みぎ</text:ruby-text></text:ruby><text:ruby text:style-name="Ru1"><text:ruby-base><text:span text:style-name="T63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64">ユウ</text:p>
          </table:table-cell>
          <table:table-cell table:style-name="Tabla29.C2" office:value-type="string">
            <text:p text:style-name="P50"><text:ruby text:style-name="Ru1"><text:ruby-base><text:span text:style-name="T63">左</text:span></text:ruby-base><text:ruby-text>さ</text:ruby-text></text:ruby><text:ruby text:style-name="Ru1"><text:ruby-base><text:span text:style-name="T63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50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3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8">左</text:p>
            </table:table-cell>
            <table:table-cell table:style-name="Tabla30.A1" office:value-type="string">
              <text:p text:style-name="P64">ひだり</text:p>
            </table:table-cell>
            <table:table-cell table:style-name="Tabla30.A1" office:value-type="string">
              <text:p text:style-name="P50"><text:ruby text:style-name="Ru1"><text:ruby-base><text:span text:style-name="T63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50"><text:ruby text:style-name="Ru1"><text:ruby-base><text:span text:style-name="T63">左</text:span></text:ruby-base><text:ruby-text>ひだり</text:ruby-text></text:ruby><text:ruby text:style-name="Ru1"><text:ruby-base><text:span text:style-name="T63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64">サ</text:p>
          </table:table-cell>
          <table:table-cell table:style-name="Tabla30.C2" office:value-type="string">
            <text:p text:style-name="P71"><text:ruby text:style-name="Ru1"><text:ruby-base><text:span text:style-name="T63">左</text:span></text:ruby-base><text:ruby-text>さ</text:ruby-text></text:ruby><text:span text:style-name="T63">せつ</text:span> <text:s text:c="5"/>giro a la izq.</text:p>
          </table:table-cell>
          <table:table-cell table:style-name="Tabla30.D2" office:value-type="string">
            <text:p text:style-name="P50"/>
          </table:table-cell>
        </table:table-row>
      </table:table>
      <text:p text:style-name="P13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9">上</text:p>
            </table:table-cell>
            <table:table-cell table:style-name="Tabla34.A1" office:value-type="string">
              <text:p text:style-name="P64">UE</text:p>
            </table:table-cell>
            <table:table-cell table:style-name="Tabla34.A1" office:value-type="string">
              <text:p text:style-name="P50"><text:s/><text:ruby text:style-name="Ru1"><text:ruby-base><text:span text:style-name="T63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64">A</text:p>
          </table:table-cell>
          <table:table-cell table:style-name="Tabla34.C2" office:value-type="string">
            <text:p text:style-name="P50"><text:ruby text:style-name="Ru1"><text:ruby-base><text:span text:style-name="T63">上</text:span></text:ruby-base><text:ruby-text>あ</text:ruby-text></text:ruby><text:span text:style-name="T63">げる</text:span> <text:s text:c="3"/>　 <text:s text:c="6"/>(subir)</text:p>
          </table:table-cell>
          <table:table-cell table:style-name="Tabla34.D2" office:value-type="string">
            <text:p text:style-name="P50"><text:ruby text:style-name="Ru1"><text:ruby-base><text:span text:style-name="T63">上</text:span></text:ruby-base><text:ruby-text>あ</text:ruby-text></text:ruby><text:span text:style-name="T63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64">NOBO</text:p>
          </table:table-cell>
          <table:table-cell table:style-name="Tabla34.C2" office:value-type="string">
            <text:p text:style-name="P50"><text:ruby text:style-name="Ru1"><text:ruby-base><text:span text:style-name="T63">上</text:span></text:ruby-base><text:ruby-text>のぼ</text:ruby-text></text:ruby><text:span text:style-name="T63">る </text:span><text:s text:c="8"/>　 <text:s text:c="5"/>(subir)</text:p>
          </table:table-cell>
          <table:table-cell table:style-name="Tabla34.D2" office:value-type="string">
            <text:p text:style-name="P50"/>
          </table:table-cell>
        </table:table-row>
        <table:table-row>
          <table:covered-table-cell/>
          <table:table-cell table:style-name="Tabla34.B2" office:value-type="string">
            <text:p text:style-name="P64">JHÔ</text:p>
          </table:table-cell>
          <table:table-cell table:style-name="Tabla34.C2" office:value-type="string">
            <text:p text:style-name="P50"><text:ruby text:style-name="Ru1"><text:ruby-base><text:span text:style-name="T63">上</text:span></text:ruby-base><text:ruby-text>じょう</text:ruby-text></text:ruby><text:ruby text:style-name="Ru1"><text:ruby-base><text:span text:style-name="T63">手</text:span></text:ruby-base><text:ruby-text>ず</text:ruby-text></text:ruby> <text:s text:c="17"/>(hábil)</text:p>
          </table:table-cell>
          <table:table-cell table:style-name="Tabla34.D2" office:value-type="string">
            <text:p text:style-name="P50"><text:ruby text:style-name="Ru1"><text:ruby-base><text:span text:style-name="T63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9"> <text:s text:c="3"/></text:span><text:span text:style-name="T8">(arriba y abajo)</text:span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9"/>
              <text:p text:style-name="P58">下</text:p>
            </table:table-cell>
            <table:table-cell table:style-name="Tabla31.A1" office:value-type="string">
              <text:p text:style-name="P64">SHITA</text:p>
            </table:table-cell>
            <table:table-cell table:style-name="Tabla31.A1" office:value-type="string">
              <text:p text:style-name="P50"><text:ruby text:style-name="Ru1"><text:ruby-base><text:span text:style-name="T63">下</text:span></text:ruby-base><text:ruby-text>した</text:ruby-text></text:ruby><text:span text:style-name="T63"> </text:span><text:s text:c="19"/>(debajo)</text:p>
            </table:table-cell>
            <table:table-cell table:style-name="Tabla31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64">O</text:p>
          </table:table-cell>
          <table:table-cell table:style-name="Tabla31.C2" office:value-type="string">
            <text:p text:style-name="P50"><text:ruby text:style-name="Ru1"><text:ruby-base><text:span text:style-name="T63">下</text:span></text:ruby-base><text:ruby-text>お</text:ruby-text></text:ruby><text:span text:style-name="T63">ろす</text:span> <text:s text:c="14"/>(bajar)</text:p>
          </table:table-cell>
          <table:table-cell table:style-name="Tabla31.D2" office:value-type="string">
            <text:p text:style-name="P50"><text:ruby text:style-name="Ru1"><text:ruby-base><text:span text:style-name="T63">下</text:span></text:ruby-base><text:ruby-text>お</text:ruby-text></text:ruby><text:span text:style-name="T63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64">KUDA</text:p>
          </table:table-cell>
          <table:table-cell table:style-name="Tabla31.C2" office:value-type="string">
            <text:p text:style-name="P50"><text:ruby text:style-name="Ru1"><text:ruby-base><text:span text:style-name="T63">下</text:span></text:ruby-base><text:ruby-text>くだ</text:ruby-text></text:ruby><text:span text:style-name="T63">る <text:s/></text:span>(bajar escaleras)</text:p>
          </table:table-cell>
          <table:table-cell table:style-name="Tabla31.D2" office:value-type="string">
            <text:p text:style-name="P50"/>
          </table:table-cell>
        </table:table-row>
        <table:table-row>
          <table:covered-table-cell/>
          <table:table-cell table:style-name="Tabla31.B2" office:value-type="string">
            <text:p text:style-name="P89">KA</text:p>
          </table:table-cell>
          <table:table-cell table:style-name="Tabla31.C2" office:value-type="string">
            <text:p text:style-name="P71"><text:ruby text:style-name="Ru1"><text:ruby-base><text:span text:style-name="T63">地</text:span></text:ruby-base><text:ruby-text>ち</text:ruby-text></text:ruby><text:ruby text:style-name="Ru1"><text:ruby-base><text:span text:style-name="T63">下</text:span></text:ruby-base><text:ruby-text>か</text:ruby-text></text:ruby><text:span text:style-name="T63">てつ</text:span> <text:s text:c="8"/>(metro)</text:p>
          </table:table-cell>
          <table:table-cell table:style-name="Tabla31.D2" office:value-type="string">
            <text:p text:style-name="P101"/>
          </table:table-cell>
        </table:table-row>
        <table:table-row>
          <table:covered-table-cell/>
          <table:table-cell table:style-name="Tabla31.B2" office:value-type="string">
            <text:p text:style-name="P103">HE</text:p>
          </table:table-cell>
          <table:table-cell table:style-name="Tabla31.C2" office:value-type="string">
            <text:p text:style-name="P108"><text:ruby text:style-name="Ru1"><text:ruby-base><text:span text:style-name="T63">下</text:span></text:ruby-base><text:ruby-text>へ</text:ruby-text></text:ruby><text:ruby text:style-name="Ru1"><text:ruby-base><text:span text:style-name="T63">手</text:span></text:ruby-base><text:ruby-text>た</text:ruby-text></text:ruby> <text:s text:c="18"/>(torpe)</text:p>
          </table:table-cell>
          <table:table-cell table:style-name="Tabla31.D2" office:value-type="string">
            <text:p text:style-name="P101"/>
          </table:table-cell>
        </table:table-row>
        <table:table-row>
          <table:covered-table-cell/>
          <table:table-cell table:style-name="Tabla31.B2" office:value-type="string">
            <text:p text:style-name="P103">GE</text:p>
          </table:table-cell>
          <table:table-cell table:style-name="Tabla31.C2" office:value-type="string">
            <text:p text:style-name="P108"><text:ruby text:style-name="Ru1"><text:ruby-base><text:span text:style-name="T63">下</text:span></text:ruby-base><text:ruby-text>げ</text:ruby-text></text:ruby><text:ruby text:style-name="Ru1"><text:ruby-base><text:span text:style-name="T63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01"/>
          </table:table-cell>
        </table:table-row>
        <table:table-row>
          <table:covered-table-cell/>
          <table:table-cell table:style-name="Tabla31.B2" office:value-type="string">
            <text:p text:style-name="P103">SHIMO</text:p>
          </table:table-cell>
          <table:table-cell table:style-name="Tabla31.C2" office:value-type="string">
            <text:p text:style-name="P108"><text:ruby text:style-name="Ru1"><text:ruby-base><text:span text:style-name="T63">下</text:span></text:ruby-base><text:ruby-text>しも</text:ruby-text></text:ruby><text:ruby text:style-name="Ru1"><text:ruby-base><text:span text:style-name="T63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08"><text:ruby text:style-name="Ru1"><text:ruby-base><text:span text:style-name="T63">川</text:span></text:ruby-base><text:ruby-text>かわ</text:ruby-text></text:ruby><text:ruby text:style-name="Ru1"><text:ruby-base><text:span text:style-name="T63">下</text:span></text:ruby-base><text:ruby-text>しも</text:ruby-text></text:ruby> <text:s text:c="13"/>(río abajo)</text:p>
          </table:table-cell>
        </table:table-row>
      </table:table>
      <text:p text:style-name="P130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8">所</text:p>
            </table:table-cell>
            <table:table-cell table:style-name="Tabla280.A1" office:value-type="string">
              <text:p text:style-name="P64">ところ</text:p>
            </table:table-cell>
            <table:table-cell table:style-name="Tabla280.A1" office:value-type="string">
              <text:p text:style-name="P50"><text:ruby text:style-name="Ru1"><text:ruby-base><text:span text:style-name="T63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64">ジョ</text:p>
          </table:table-cell>
          <table:table-cell table:style-name="Tabla280.C2" office:value-type="string">
            <text:p text:style-name="P71"><text:ruby text:style-name="Ru1"><text:ruby-base><text:span text:style-name="T63">名</text:span></text:ruby-base><text:ruby-text>めい</text:ruby-text></text:ruby><text:ruby text:style-name="Ru1"><text:ruby-base><text:span text:style-name="T63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71"><text:ruby text:style-name="Ru1"><text:ruby-base><text:span text:style-name="T63">長</text:span></text:ruby-base><text:ruby-text>ちょう</text:ruby-text></text:ruby><text:ruby text:style-name="Ru1"><text:ruby-base><text:span text:style-name="T63">所</text:span></text:ruby-base><text:ruby-text>しょ</text:ruby-text></text:ruby> <text:s text:c="8"/>punto fuerte</text:p>
          </table:table-cell>
        </table:table-row>
      </table:table>
      <text:p text:style-name="P135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8"><text:soft-page-break/>外</text:p>
          </table:table-cell>
          <table:table-cell table:style-name="Tabla118.A1" office:value-type="string">
            <text:p text:style-name="P88">SOTO</text:p>
          </table:table-cell>
          <table:table-cell table:style-name="Tabla118.C1" office:value-type="string">
            <text:p text:style-name="P50"><text:ruby text:style-name="Ru1"><text:ruby-base><text:span text:style-name="T74">外</text:span></text:ruby-base><text:ruby-text>そと</text:ruby-text></text:ruby> <text:s text:c="21"/>(fuera)</text:p>
          </table:table-cell>
          <table:table-cell table:style-name="Tabla118.D1" office:value-type="string">
            <text:p text:style-name="P73"/>
          </table:table-cell>
        </table:table-row>
        <table:table-row>
          <table:covered-table-cell/>
          <table:table-cell table:style-name="Tabla118.B2" office:value-type="string">
            <text:p text:style-name="P88">HOKA</text:p>
          </table:table-cell>
          <table:table-cell table:style-name="Tabla118.C2" office:value-type="string">
            <text:p text:style-name="P50"><text:ruby text:style-name="Ru1"><text:ruby-base><text:span text:style-name="T74">外</text:span></text:ruby-base><text:ruby-text>ほか</text:ruby-text></text:ruby><text:span text:style-name="T74">に <text:s/></text:span><text:s/>(aparte de eso)</text:p>
          </table:table-cell>
          <table:table-cell table:style-name="Tabla118.D2" office:value-type="string">
            <text:p text:style-name="P73"/>
          </table:table-cell>
        </table:table-row>
        <table:table-row>
          <table:covered-table-cell/>
          <table:table-cell table:style-name="Tabla118.B2" office:value-type="string">
            <text:p text:style-name="P89">GAI</text:p>
          </table:table-cell>
          <table:table-cell table:style-name="Tabla118.C2" office:value-type="string">
            <text:p text:style-name="P80"><text:ruby text:style-name="Ru1"><text:ruby-base><text:span text:style-name="T74">外</text:span></text:ruby-base><text:ruby-text>がい</text:ruby-text></text:ruby><text:ruby text:style-name="Ru1"><text:ruby-base><text:span text:style-name="T74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80"><text:ruby text:style-name="Ru1"><text:ruby-base><text:span text:style-name="T74">海</text:span></text:ruby-base><text:ruby-text>かい</text:ruby-text></text:ruby><text:ruby text:style-name="Ru1"><text:ruby-base><text:span text:style-name="T74">外</text:span></text:ruby-base><text:ruby-text>がい</text:ruby-text></text:ruby> <text:s text:c="7"/>(el extranjero)</text:p>
          </table:table-cell>
        </table:table-row>
      </table:table>
      <text:p text:style-name="P16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8">内</text:p>
          </table:table-cell>
          <table:table-cell table:style-name="Tabla119.A1" office:value-type="string">
            <text:p text:style-name="P88">UCHI</text:p>
          </table:table-cell>
          <table:table-cell table:style-name="Tabla119.A1" office:value-type="string">
            <text:p text:style-name="P50"><text:ruby text:style-name="Ru1"><text:ruby-base><text:span text:style-name="T74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72"/>
          </table:table-cell>
        </table:table-row>
        <table:table-row>
          <table:covered-table-cell/>
          <table:table-cell table:style-name="Tabla119.B2" office:value-type="string">
            <text:p text:style-name="P89">NAI</text:p>
          </table:table-cell>
          <table:table-cell table:style-name="Tabla119.C2" office:value-type="string">
            <text:p text:style-name="P80"><text:ruby text:style-name="Ru1"><text:ruby-base><text:span text:style-name="T74">家</text:span></text:ruby-base><text:ruby-text>か</text:ruby-text></text:ruby><text:ruby text:style-name="Ru1"><text:ruby-base><text:span text:style-name="T74">内</text:span></text:ruby-base><text:ruby-text>ない</text:ruby-text></text:ruby> <text:s/></text:p>
            <text:p text:style-name="P80"><text:s text:c="4"/>(esposa “tradicional”)</text:p>
          </table:table-cell>
          <table:table-cell table:style-name="Tabla119.D2" office:value-type="string">
            <text:p text:style-name="P108"/>
          </table:table-cell>
        </table:table-row>
      </table:table>
      <text:p text:style-name="P16"/>
      <text:p text:style-name="P130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8">横</text:p>
            </table:table-cell>
            <table:table-cell table:style-name="Tabla260.A1" office:value-type="string">
              <text:p text:style-name="P64">オウ</text:p>
            </table:table-cell>
            <table:table-cell table:style-name="Tabla260.A1" office:value-type="string">
              <text:p text:style-name="P50"><text:ruby text:style-name="Ru1"><text:ruby-base><text:span text:style-name="T63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64">よこ</text:p>
          </table:table-cell>
          <table:table-cell table:style-name="Tabla260.C2" office:value-type="string">
            <text:p text:style-name="P71"/>
          </table:table-cell>
          <table:table-cell table:style-name="Tabla260.D2" office:value-type="string">
            <text:p text:style-name="P50"/>
          </table:table-cell>
        </table:table-row>
      </table:table>
      <text:p text:style-name="P130"/>
      <text:p text:style-name="P16"/>
      <text:p text:style-name="P16"/>
      <text:p text:style-name="P16"/>
      <text:p text:style-name="P16"/>
      <text:p text:style-name="P16"/>
      <text:p text:style-name="P16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8">間</text:p>
          </table:table-cell>
          <table:table-cell table:style-name="Tabla121.A1" office:value-type="string">
            <text:p text:style-name="P88">AIDA</text:p>
          </table:table-cell>
          <table:table-cell table:style-name="Tabla121.A1" office:value-type="string">
            <text:p text:style-name="P50"><text:ruby text:style-name="Ru1"><text:ruby-base><text:span text:style-name="T74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50"><text:span text:style-name="T74">この</text:span><text:ruby text:style-name="Ru1"><text:ruby-base><text:span text:style-name="T74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9">KAN</text:p>
          </table:table-cell>
          <table:table-cell table:style-name="Tabla121.C2" office:value-type="string">
            <text:p text:style-name="P98"><text:ruby text:style-name="Ru1"><text:ruby-base>間</text:ruby-base><text:ruby-text>かん</text:ruby-text></text:ruby></text:p>
            <text:p text:style-name="P80"><text:span text:style-name="T74"><text:s text:c="3"/></text:span>(intervalo de tiempo)</text:p>
          </table:table-cell>
          <table:table-cell table:style-name="Tabla121.D2" office:value-type="string">
            <text:p text:style-name="P80"><text:ruby text:style-name="Ru1"><text:ruby-base><text:span text:style-name="T74">夜</text:span></text:ruby-base><text:ruby-text>や</text:ruby-text></text:ruby><text:ruby text:style-name="Ru1"><text:ruby-base><text:span text:style-name="T74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9">MA</text:p>
          </table:table-cell>
          <table:table-cell table:style-name="Tabla121.C2" office:value-type="string">
            <text:p text:style-name="P51"><text:ruby text:style-name="Ru1"><text:ruby-base><text:span text:style-name="T39">昼</text:span></text:ruby-base><text:ruby-text>ひる</text:ruby-text></text:ruby><text:ruby text:style-name="Ru1"><text:ruby-base><text:span text:style-name="T17">間</text:span></text:ruby-base><text:ruby-text>ま</text:ruby-text></text:ruby><text:span text:style-name="T34"> </text:span><text:span text:style-name="T35">(durante la tarde)</text:span><text:span text:style-name="T34"> <text:s text:c="21"/></text:span></text:p>
          </table:table-cell>
          <table:table-cell table:style-name="Tabla121.D3" office:value-type="string">
            <text:p text:style-name="P81"/>
          </table:table-cell>
        </table:table-row>
        <table:table-row>
          <table:covered-table-cell/>
          <table:table-cell table:style-name="Tabla121.B2" office:value-type="string">
            <text:p text:style-name="P89">GEN</text:p>
          </table:table-cell>
          <table:table-cell table:style-name="Tabla121.C2" office:value-type="string">
            <text:p text:style-name="P51"><text:ruby text:style-name="Ru1"><text:ruby-base><text:span text:style-name="T41">人</text:span></text:ruby-base><text:ruby-text>にん</text:ruby-text></text:ruby><text:ruby text:style-name="Ru1"><text:ruby-base><text:span text:style-name="T41">間</text:span></text:ruby-base><text:ruby-text>げん</text:ruby-text></text:ruby><text:span text:style-name="T35"> <text:s text:c="6"/>(ser humano)</text:span><text:span text:style-name="T34"> <text:s text:c="19"/></text:span><text:s text:c="2"/></text:p>
          </table:table-cell>
          <table:table-cell table:style-name="Tabla121.D3" office:value-type="string">
            <text:p text:style-name="P81"/>
          </table:table-cell>
        </table:table-row>
      </table:table>
      <text:p text:style-name="P100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8">東</text:p>
          </table:table-cell>
          <table:table-cell table:style-name="Tabla114.A1" office:value-type="string">
            <text:p text:style-name="P88">HIGASHI</text:p>
          </table:table-cell>
          <table:table-cell table:style-name="Tabla114.C1" office:value-type="string">
            <text:p text:style-name="P50"><text:ruby text:style-name="Ru1"><text:ruby-base><text:span text:style-name="T63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73"/>
          </table:table-cell>
        </table:table-row>
        <table:table-row>
          <table:covered-table-cell/>
          <table:table-cell table:style-name="Tabla114.B2" office:value-type="string">
            <text:p text:style-name="P89">TÔ</text:p>
          </table:table-cell>
          <table:table-cell table:style-name="Tabla114.C2" office:value-type="string">
            <text:p text:style-name="P80"><text:ruby text:style-name="Ru1"><text:ruby-base><text:span text:style-name="T63">東</text:span></text:ruby-base><text:ruby-text>とう</text:ruby-text></text:ruby><text:ruby text:style-name="Ru1"><text:ruby-base><text:span text:style-name="T63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108"/>
          </table:table-cell>
        </table:table-row>
      </table:table>
      <text:p text:style-name="P16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8">南</text:p>
          </table:table-cell>
          <table:table-cell table:style-name="Tabla115.A1" office:value-type="string">
            <text:p text:style-name="P88">MINAMI</text:p>
          </table:table-cell>
          <table:table-cell table:style-name="Tabla115.A1" office:value-type="string">
            <text:p text:style-name="P50"><text:ruby text:style-name="Ru1"><text:ruby-base><text:span text:style-name="T63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96"><text:ruby text:style-name="Ru1"><text:ruby-base>南</text:ruby-base><text:ruby-text>みなみ</text:ruby-text></text:ruby>アメリカ</text:p>
            <text:p text:style-name="P72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8">NAN</text:p>
          </table:table-cell>
          <table:table-cell table:style-name="Tabla115.B2" office:value-type="string">
            <text:p text:style-name="P50"><text:ruby text:style-name="Ru1"><text:ruby-base><text:span text:style-name="T63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96"/>
          </table:table-cell>
        </table:table-row>
      </table:table>
      <text:p text:style-name="P16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8">北</text:p>
          </table:table-cell>
          <table:table-cell table:style-name="Tabla240.A1" office:value-type="string">
            <text:p text:style-name="P88">KITA</text:p>
          </table:table-cell>
          <table:table-cell table:style-name="Tabla240.A1" office:value-type="string">
            <text:p text:style-name="P50"><text:ruby text:style-name="Ru1"><text:ruby-base><text:span text:style-name="T63">北</text:span></text:ruby-base><text:ruby-text>きた</text:ruby-text></text:ruby> <text:s text:c="21"/>(norte)</text:p>
          </table:table-cell>
          <table:table-cell table:style-name="Tabla240.D1" office:value-type="string">
            <text:p text:style-name="P72"><text:s text:c="7"/></text:p>
          </table:table-cell>
        </table:table-row>
        <table:table-row>
          <table:covered-table-cell/>
          <table:table-cell table:style-name="Tabla240.B2" office:value-type="string">
            <text:p text:style-name="P103">HO_</text:p>
          </table:table-cell>
          <table:table-cell table:style-name="Tabla240.C2" office:value-type="string">
            <text:p text:style-name="P115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7"><text:s text:c="7"/></text:span><text:span text:style-name="T68">(Hokaido)</text:span></text:p>
          </table:table-cell>
          <table:table-cell table:style-name="Tabla240.D2" office:value-type="string">
            <text:p text:style-name="P100">　 <text:s text:c="5"/></text:p>
          </table:table-cell>
        </table:table-row>
      </table:table>
      <text:p text:style-name="P16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8">西</text:p>
          </table:table-cell>
          <table:table-cell table:style-name="Tabla117.A1" office:value-type="string">
            <text:p text:style-name="P88">NISHI</text:p>
          </table:table-cell>
          <table:table-cell table:style-name="Tabla117.A1" office:value-type="string">
            <text:p text:style-name="P50"><text:ruby text:style-name="Ru1"><text:ruby-base><text:span text:style-name="T63">西</text:span></text:ruby-base><text:ruby-text>にし</text:ruby-text></text:ruby> <text:s text:c="20"/>(oeste)</text:p>
          </table:table-cell>
          <table:table-cell table:style-name="Tabla117.D1" office:value-type="string">
            <text:p text:style-name="P72"/>
            <text:p text:style-name="P72"/>
            <text:p text:style-name="P72"/>
          </table:table-cell>
        </table:table-row>
      </table:table>
      <text:p text:style-name="P124"/>
      <text:p text:style-name="P146"/>
      <text:p text:style-name="P124">NÚMEROS – CONTADORES</text:p>
      <text:p text:style-name="P140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8">一</text:p>
            </table:table-cell>
            <table:table-cell table:style-name="Tabla38.A1" office:value-type="string">
              <text:p text:style-name="P64">HITO</text:p>
            </table:table-cell>
            <table:table-cell table:style-name="Tabla38.A1" office:value-type="string">
              <text:p text:style-name="P50"><text:ruby text:style-name="Ru1"><text:ruby-base><text:span text:style-name="T63">一</text:span></text:ruby-base><text:ruby-text>ひと</text:ruby-text></text:ruby><text:span text:style-name="T63">つ</text:span> <text:s text:c="22"/>[ 1 ]</text:p>
            </table:table-cell>
            <table:table-cell table:style-name="Tabla38.D1" office:value-type="string">
              <text:p text:style-name="P50"><text:ruby text:style-name="Ru1"><text:ruby-base><text:span text:style-name="T63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64">ICHI</text:p>
          </table:table-cell>
          <table:table-cell table:style-name="Tabla38.C2" office:value-type="string">
            <text:p text:style-name="P50"><text:ruby text:style-name="Ru1"><text:ruby-base><text:span text:style-name="T63">一</text:span></text:ruby-base><text:ruby-text>いち</text:ruby-text></text:ruby><text:ruby text:style-name="Ru1"><text:ruby-base><text:span text:style-name="T63">月</text:span></text:ruby-base><text:ruby-text>がつ</text:ruby-text></text:ruby> <text:s text:c="16"/>(Enero)</text:p>
          </table:table-cell>
          <table:table-cell table:style-name="Tabla38.D2" office:value-type="string">
            <text:p text:style-name="P50"><text:ruby text:style-name="Ru1"><text:ruby-base><text:span text:style-name="T63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50"><text:ruby text:style-name="Ru1"><text:ruby-base><text:span text:style-name="T49">一</text:span></text:ruby-base><text:ruby-text>いっ</text:ruby-text></text:ruby><text:ruby text:style-name="Ru1"><text:ruby-base><text:span text:style-name="T63">才</text:span></text:ruby-base><text:ruby-text>さい</text:ruby-text></text:ruby> <text:s/>(un año de edad)</text:p>
          </table:table-cell>
          <table:table-cell table:style-name="Tabla38.D2" office:value-type="string">
            <text:p text:style-name="P50"><text:ruby text:style-name="Ru1"><text:ruby-base><text:span text:style-name="T49">一</text:span></text:ruby-base><text:ruby-text>いっ</text:ruby-text></text:ruby><text:ruby text:style-name="Ru1"><text:ruby-base><text:span text:style-name="T63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64">TSUI</text:p>
          </table:table-cell>
          <table:table-cell table:style-name="Tabla38.C2" office:value-type="string">
            <text:p text:style-name="P50"><text:ruby text:style-name="Ru1"><text:ruby-base><text:span text:style-name="T63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50"/>
          </table:table-cell>
        </table:table-row>
      </table:table>
      <text:p text:style-name="P13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8">二</text:p>
            </table:table-cell>
            <table:table-cell table:style-name="Tabla55.A1" office:value-type="string">
              <text:p text:style-name="P64">FUTA</text:p>
            </table:table-cell>
            <table:table-cell table:style-name="Tabla55.A1" office:value-type="string">
              <text:p text:style-name="P51"><text:ruby text:style-name="Ru1"><text:ruby-base><text:span text:style-name="T49">二</text:span></text:ruby-base><text:ruby-text>ふつ</text:ruby-text></text:ruby><text:ruby text:style-name="Ru1"><text:ruby-base><text:span text:style-name="T63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50"><text:ruby text:style-name="Ru1"><text:ruby-base><text:span text:style-name="T63">二</text:span></text:ruby-base><text:ruby-text>ふた</text:ruby-text></text:ruby><text:ruby text:style-name="Ru1"><text:ruby-base><text:span text:style-name="T49">人</text:span></text:ruby-base><text:ruby-text>り</text:ruby-text></text:ruby><text:span text:style-name="T63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64">NI</text:p>
          </table:table-cell>
          <table:table-cell table:style-name="Tabla55.C2" office:value-type="string">
            <text:p text:style-name="P50"><text:ruby text:style-name="Ru1"><text:ruby-base><text:span text:style-name="T63">二</text:span></text:ruby-base><text:ruby-text>に</text:ruby-text></text:ruby><text:ruby text:style-name="Ru1"><text:ruby-base><text:span text:style-name="T63">月</text:span></text:ruby-base><text:ruby-text>がつ</text:ruby-text></text:ruby><text:span text:style-name="T63"> </text:span><text:s text:c="12"/>(Febrero)</text:p>
          </table:table-cell>
          <table:table-cell table:style-name="Tabla55.D2" office:value-type="string">
            <text:p text:style-name="P50"><text:ruby text:style-name="Ru1"><text:ruby-base><text:span text:style-name="T63">二</text:span></text:ruby-base><text:ruby-text>に</text:ruby-text></text:ruby><text:span text:style-name="T63"> </text:span><text:s text:c="29"/>(2)</text:p>
          </table:table-cell>
        </table:table-row>
      </table:table>
      <text:p text:style-name="P130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8">三</text:p>
            </table:table-cell>
            <table:table-cell table:style-name="Tabla54.A1" office:value-type="string">
              <text:p text:style-name="P64">MI</text:p>
            </table:table-cell>
            <table:table-cell table:style-name="Tabla54.A1" office:value-type="string">
              <text:p text:style-name="P50"><text:ruby text:style-name="Ru1"><text:ruby-base><text:span text:style-name="T49">三</text:span></text:ruby-base><text:ruby-text>みっ</text:ruby-text></text:ruby><text:ruby text:style-name="Ru1"><text:ruby-base><text:span text:style-name="T63">日</text:span></text:ruby-base><text:ruby-text>か</text:ruby-text></text:ruby><text:span text:style-name="T63"> </text:span><text:s text:c="17"/>(día 3)</text:p>
            </table:table-cell>
            <table:table-cell table:style-name="Tabla54.D1" office:value-type="string">
              <text:p text:style-name="P50"><text:ruby text:style-name="Ru1"><text:ruby-base><text:span text:style-name="T63">三</text:span></text:ruby-base><text:ruby-text>み</text:ruby-text></text:ruby><text:ruby text:style-name="Ru1"><text:ruby-base><text:span text:style-name="T63">日</text:span></text:ruby-base><text:ruby-text>か</text:ruby-text></text:ruby><text:ruby text:style-name="Ru1"><text:ruby-base><text:span text:style-name="T49">月</text:span></text:ruby-base><text:ruby-text>ずき</text:ruby-text></text:ruby><text:span text:style-name="T63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64">SAN</text:p>
          </table:table-cell>
          <table:table-cell table:style-name="Tabla54.C2" office:value-type="string">
            <text:p text:style-name="P50"><text:ruby text:style-name="Ru1"><text:ruby-base><text:span text:style-name="T63">三</text:span></text:ruby-base><text:ruby-text>さん</text:ruby-text></text:ruby><text:ruby text:style-name="Ru1"><text:ruby-base><text:span text:style-name="T63">月</text:span></text:ruby-base><text:ruby-text>がつ</text:ruby-text></text:ruby> <text:s text:c="16"/>(Marzo)</text:p>
          </table:table-cell>
          <table:table-cell table:style-name="Tabla54.D2" office:value-type="string">
            <text:p text:style-name="P50"><text:ruby text:style-name="Ru1"><text:ruby-base><text:span text:style-name="T63">三</text:span></text:ruby-base><text:ruby-text>さん</text:ruby-text></text:ruby> <text:s text:c="29"/>(3)</text:p>
          </table:table-cell>
        </table:table-row>
      </table:table>
      <text:p text:style-name="P130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8">四</text:p>
            </table:table-cell>
            <table:table-cell table:style-name="Tabla53.B1" office:value-type="string">
              <text:p text:style-name="P65"/>
              <text:p text:style-name="P65">YON　</text:p>
            </table:table-cell>
            <table:table-cell table:style-name="Tabla53.A1" office:value-type="string">
              <text:p text:style-name="P50"><text:ruby text:style-name="Ru1"><text:ruby-base><text:span text:style-name="T49">四</text:span></text:ruby-base><text:ruby-text>よっ</text:ruby-text></text:ruby><text:ruby text:style-name="Ru1"><text:ruby-base><text:span text:style-name="T63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50"><text:ruby text:style-name="Ru1"><text:ruby-base><text:span text:style-name="T63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65">YO</text:p>
          </table:table-cell>
          <table:table-cell table:style-name="Tabla53.B2" office:value-type="string">
            <text:p text:style-name="P50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50"/>
          </table:table-cell>
        </table:table-row>
        <table:table-row>
          <table:covered-table-cell/>
          <table:table-cell table:style-name="Tabla53.B2" office:value-type="string">
            <text:p text:style-name="P65">SHI</text:p>
          </table:table-cell>
          <table:table-cell table:style-name="Tabla53.C3" office:value-type="string">
            <text:p text:style-name="P50"><text:ruby text:style-name="Ru1"><text:ruby-base><text:span text:style-name="T63">四</text:span></text:ruby-base><text:ruby-text>し</text:ruby-text></text:ruby><text:ruby text:style-name="Ru1"><text:ruby-base><text:span text:style-name="T63">月</text:span></text:ruby-base><text:ruby-text>がつ</text:ruby-text></text:ruby> <text:s text:c="19"/>(Abril)</text:p>
          </table:table-cell>
          <table:table-cell table:style-name="Tabla53.D3" office:value-type="string">
            <text:p text:style-name="P50"/>
          </table:table-cell>
        </table:table-row>
      </table:table>
      <text:p text:style-name="P130"/>
      <text:p text:style-name="P130"/>
      <text:p text:style-name="P130"/>
      <text:p text:style-name="P130"/>
      <text:p text:style-name="P130"/>
      <text:p text:style-name="P130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8">五</text:p>
            </table:table-cell>
            <table:table-cell table:style-name="Tabla52.A1" office:value-type="string">
              <text:p text:style-name="P64">ITSU</text:p>
            </table:table-cell>
            <table:table-cell table:style-name="Tabla52.A1" office:value-type="string">
              <text:p text:style-name="P50"><text:ruby text:style-name="Ru1"><text:ruby-base><text:span text:style-name="T63">五</text:span></text:ruby-base><text:ruby-text>いつ</text:ruby-text></text:ruby><text:ruby text:style-name="Ru1"><text:ruby-base><text:span text:style-name="T63">日</text:span></text:ruby-base><text:ruby-text>か</text:ruby-text></text:ruby><text:span text:style-name="T63"> <text:s/></text:span><text:s text:c="16"/>(día 5)</text:p>
            </table:table-cell>
            <table:table-cell table:style-name="Tabla52.D1" office:value-type="string">
              <text:p text:style-name="P50"><text:ruby text:style-name="Ru1"><text:ruby-base><text:span text:style-name="T63">五</text:span></text:ruby-base><text:ruby-text>いつ</text:ruby-text></text:ruby><text:span text:style-name="T63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64">GO</text:p>
          </table:table-cell>
          <table:table-cell table:style-name="Tabla52.C2" office:value-type="string">
            <text:p text:style-name="P50"><text:ruby text:style-name="Ru1"><text:ruby-base><text:span text:style-name="T63">五</text:span></text:ruby-base><text:ruby-text>ご</text:ruby-text></text:ruby><text:ruby text:style-name="Ru1"><text:ruby-base><text:span text:style-name="T63">月</text:span></text:ruby-base><text:ruby-text>がつ</text:ruby-text></text:ruby> <text:s text:c="17"/>(Mayo)</text:p>
          </table:table-cell>
          <table:table-cell table:style-name="Tabla52.D2" office:value-type="string">
            <text:p text:style-name="P50"><text:ruby text:style-name="Ru1"><text:ruby-base><text:span text:style-name="T63">五</text:span></text:ruby-base><text:ruby-text>ご</text:ruby-text></text:ruby> <text:s text:c="29"/>(5)</text:p>
          </table:table-cell>
        </table:table-row>
      </table:table>
      <text:p text:style-name="P130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8">六</text:p>
            </table:table-cell>
            <table:table-cell table:style-name="Tabla56.A1" office:value-type="string">
              <text:p text:style-name="P64">MUI</text:p>
            </table:table-cell>
            <table:table-cell table:style-name="Tabla56.A1" office:value-type="string">
              <text:p text:style-name="P50"><text:ruby text:style-name="Ru1"><text:ruby-base><text:span text:style-name="T11">六</text:span></text:ruby-base><text:ruby-text>むい</text:ruby-text></text:ruby><text:ruby text:style-name="Ru1"><text:ruby-base><text:span text:style-name="T63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50"><text:ruby text:style-name="Ru1"><text:ruby-base><text:span text:style-name="T49">六</text:span></text:ruby-base><text:ruby-text>むっ</text:ruby-text></text:ruby><text:span text:style-name="T63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64">ROKU</text:p>
          </table:table-cell>
          <table:table-cell table:style-name="Tabla56.C2" office:value-type="string">
            <text:p text:style-name="P50"><text:ruby text:style-name="Ru1"><text:ruby-base><text:span text:style-name="T63">六</text:span></text:ruby-base><text:ruby-text>ろく</text:ruby-text></text:ruby><text:ruby text:style-name="Ru1"><text:ruby-base><text:span text:style-name="T63">月</text:span></text:ruby-base><text:ruby-text>がつ</text:ruby-text></text:ruby> <text:s text:c="17"/>(Junio)</text:p>
          </table:table-cell>
          <table:table-cell table:style-name="Tabla56.D2" office:value-type="string">
            <text:p text:style-name="P50"><text:ruby text:style-name="Ru1"><text:ruby-base><text:span text:style-name="T63">六</text:span></text:ruby-base><text:ruby-text>ろく</text:ruby-text></text:ruby><text:span text:style-name="T63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50"><text:ruby text:style-name="Ru1"><text:ruby-base><text:span text:style-name="T49">六</text:span></text:ruby-base><text:ruby-text>ろっ</text:ruby-text></text:ruby><text:ruby text:style-name="Ru1"><text:ruby-base><text:span text:style-name="T63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50"/>
          </table:table-cell>
        </table:table-row>
      </table:table>
      <text:p text:style-name="P130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8">七</text:p>
            </table:table-cell>
            <table:table-cell table:style-name="Tabla57.A1" office:value-type="string">
              <text:p text:style-name="P64">NANA</text:p>
            </table:table-cell>
            <table:table-cell table:style-name="Tabla57.A1" office:value-type="string">
              <text:p text:style-name="P50"><text:ruby text:style-name="Ru1"><text:ruby-base><text:span text:style-name="T63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64">NANO</text:p>
          </table:table-cell>
          <table:table-cell table:style-name="Tabla57.B2" office:value-type="string">
            <text:p text:style-name="P108"><text:ruby text:style-name="Ru1"><text:ruby-base><text:span text:style-name="T63">七</text:span></text:ruby-base><text:ruby-text>なの</text:ruby-text></text:ruby><text:ruby text:style-name="Ru1"><text:ruby-base><text:span text:style-name="T63">日</text:span></text:ruby-base><text:ruby-text>か</text:ruby-text></text:ruby> <text:s text:c="18"/>(día 7)</text:p>
          </table:table-cell>
          <table:table-cell table:style-name="Tabla57.D2" office:value-type="string">
            <text:p text:style-name="P50"/>
          </table:table-cell>
        </table:table-row>
        <table:table-row>
          <table:covered-table-cell/>
          <table:table-cell table:style-name="Tabla57.B2" office:value-type="string">
            <text:p text:style-name="P64">TANA</text:p>
          </table:table-cell>
          <table:table-cell table:style-name="Tabla57.B2" office:value-type="string">
            <text:p text:style-name="P108"><text:ruby text:style-name="Ru1"><text:ruby-base><text:span text:style-name="T37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50"/>
          </table:table-cell>
        </table:table-row>
        <table:table-row>
          <table:covered-table-cell/>
          <table:table-cell table:style-name="Tabla57.B2" office:value-type="string">
            <text:p text:style-name="P64">SHICHI</text:p>
          </table:table-cell>
          <table:table-cell table:style-name="Tabla57.C4" office:value-type="string">
            <text:p text:style-name="P50"><text:ruby text:style-name="Ru1"><text:ruby-base><text:span text:style-name="T63">七</text:span></text:ruby-base><text:ruby-text>しち</text:ruby-text></text:ruby><text:ruby text:style-name="Ru1"><text:ruby-base><text:span text:style-name="T63">月</text:span></text:ruby-base><text:ruby-text>がつ</text:ruby-text></text:ruby> <text:s text:c="18"/>(Julio)</text:p>
          </table:table-cell>
          <table:table-cell table:style-name="Tabla57.D4" office:value-type="string">
            <text:p text:style-name="P50"/>
          </table:table-cell>
        </table:table-row>
      </table:table>
      <text:p text:style-name="P130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8">八</text:p>
            </table:table-cell>
            <table:table-cell table:style-name="Tabla58.A1" office:value-type="string">
              <text:p text:style-name="P64">YÔ</text:p>
            </table:table-cell>
            <table:table-cell table:style-name="Tabla58.A1" office:value-type="string">
              <text:p text:style-name="P50"><text:ruby text:style-name="Ru1"><text:ruby-base><text:span text:style-name="T11">八</text:span></text:ruby-base><text:ruby-text>よう</text:ruby-text></text:ruby><text:ruby text:style-name="Ru1"><text:ruby-base><text:span text:style-name="T63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50"><text:ruby text:style-name="Ru1"><text:ruby-base><text:span text:style-name="T49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64">HACHI</text:p>
          </table:table-cell>
          <table:table-cell table:style-name="Tabla58.C2" office:value-type="string">
            <text:p text:style-name="P50"><text:ruby text:style-name="Ru1"><text:ruby-base><text:span text:style-name="T63">八</text:span></text:ruby-base><text:ruby-text>はち</text:ruby-text></text:ruby><text:ruby text:style-name="Ru1"><text:ruby-base><text:span text:style-name="T63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50"><text:ruby text:style-name="Ru1"><text:ruby-base><text:span text:style-name="T63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50"><text:ruby text:style-name="Ru1"><text:ruby-base><text:span text:style-name="T49">八</text:span></text:ruby-base><text:ruby-text>はっ</text:ruby-text></text:ruby><text:ruby text:style-name="Ru1"><text:ruby-base><text:span text:style-name="T63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50"/>
          </table:table-cell>
        </table:table-row>
      </table:table>
      <text:p text:style-name="P130"/>
      <text:p text:style-name="P130"><text:soft-page-break/></text:p>
      <text:p text:style-name="P130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8">九</text:p>
          </table:table-cell>
          <table:table-cell table:style-name="Tabla59.A1" office:value-type="string">
            <text:p text:style-name="P64">KOKONO</text:p>
          </table:table-cell>
          <table:table-cell table:style-name="Tabla59.C1" office:value-type="string">
            <text:p text:style-name="P50"><text:ruby text:style-name="Ru1"><text:ruby-base><text:span text:style-name="T63">九</text:span></text:ruby-base><text:ruby-text>ここの</text:ruby-text></text:ruby><text:ruby text:style-name="Ru1"><text:ruby-base><text:span text:style-name="T63">日</text:span></text:ruby-base><text:ruby-text>か</text:ruby-text></text:ruby><text:span text:style-name="T63"> </text:span>　 <text:s text:c="10"/>(día 9)</text:p>
          </table:table-cell>
          <table:table-cell table:style-name="Tabla59.D1" office:value-type="string">
            <text:p text:style-name="P50"><text:ruby text:style-name="Ru1"><text:ruby-base><text:span text:style-name="T63">九</text:span></text:ruby-base><text:ruby-text>ここの</text:ruby-text></text:ruby><text:span text:style-name="T63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64">KU</text:p>
          </table:table-cell>
          <table:table-cell table:style-name="Tabla59.C2" office:value-type="string">
            <text:p text:style-name="P50"><text:ruby text:style-name="Ru1"><text:ruby-base><text:span text:style-name="T63">九</text:span></text:ruby-base><text:ruby-text>く</text:ruby-text></text:ruby><text:ruby text:style-name="Ru1"><text:ruby-base><text:span text:style-name="T63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50"/>
          </table:table-cell>
        </table:table-row>
        <table:table-row>
          <table:covered-table-cell/>
          <table:table-cell table:style-name="Tabla59.B2" office:value-type="string">
            <text:p text:style-name="P64">KYÛ</text:p>
          </table:table-cell>
          <table:table-cell table:style-name="Tabla59.C2" office:value-type="string">
            <text:p text:style-name="P50"><text:ruby text:style-name="Ru1"><text:ruby-base><text:span text:style-name="T63">九</text:span></text:ruby-base><text:ruby-text>きゅう</text:ruby-text></text:ruby> <text:s text:c="26"/>(9)</text:p>
          </table:table-cell>
          <table:table-cell table:style-name="Tabla59.D2" office:value-type="string">
            <text:p text:style-name="P50"/>
          </table:table-cell>
        </table:table-row>
      </table:table>
      <text:p text:style-name="P130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8">十</text:p>
          </table:table-cell>
          <table:table-cell table:style-name="Tabla60.A1" office:value-type="string">
            <text:p text:style-name="P64">TOO</text:p>
          </table:table-cell>
          <table:table-cell table:style-name="Tabla60.C1" office:value-type="string">
            <text:p text:style-name="P50"><text:ruby text:style-name="Ru1"><text:ruby-base><text:span text:style-name="T63">十</text:span></text:ruby-base><text:ruby-text>とお</text:ruby-text></text:ruby><text:ruby text:style-name="Ru1"><text:ruby-base><text:span text:style-name="T63">日</text:span></text:ruby-base><text:ruby-text>か</text:ruby-text></text:ruby> <text:s text:c="16"/>(día 10)</text:p>
          </table:table-cell>
          <table:table-cell table:style-name="Tabla60.D1" office:value-type="string">
            <text:p text:style-name="P50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3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64">JHÛ</text:p>
          </table:table-cell>
          <table:table-cell table:style-name="Tabla60.C2" office:value-type="string">
            <text:p text:style-name="P50"><text:ruby text:style-name="Ru1"><text:ruby-base><text:span text:style-name="T63">十</text:span></text:ruby-base><text:ruby-text>じゅう</text:ruby-text></text:ruby><text:ruby text:style-name="Ru1"><text:ruby-base><text:span text:style-name="T63">月</text:span></text:ruby-base><text:ruby-text>がつ</text:ruby-text></text:ruby><text:span text:style-name="T63"> <text:s/></text:span><text:s text:c="9"/>(Octubre)</text:p>
          </table:table-cell>
          <table:table-cell table:style-name="Tabla60.D2" office:value-type="string">
            <text:p text:style-name="P50"><text:ruby text:style-name="Ru1"><text:ruby-base><text:span text:style-name="T63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50"><text:ruby text:style-name="Ru1"><text:ruby-base><text:span text:style-name="T49">十</text:span></text:ruby-base><text:ruby-text>じゅっ</text:ruby-text></text:ruby><text:ruby text:style-name="Ru1"><text:ruby-base><text:span text:style-name="T63">回</text:span></text:ruby-base><text:ruby-text>かい</text:ruby-text></text:ruby><text:span text:style-name="T63"> </text:span><text:s text:c="6"/>(diez veces)</text:p>
          </table:table-cell>
          <table:table-cell table:style-name="Tabla60.D2" office:value-type="string">
            <text:p text:style-name="P50"/>
          </table:table-cell>
        </table:table-row>
      </table:table>
      <text:p text:style-name="P13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9">百</text:p>
          </table:table-cell>
          <table:table-cell table:style-name="Tabla61.A1" table:number-rows-spanned="2" office:value-type="string">
            <text:p text:style-name="P64">HYAKU</text:p>
          </table:table-cell>
          <table:table-cell table:style-name="Tabla61.A1" office:value-type="string">
            <text:p text:style-name="P50"><text:ruby text:style-name="Ru1"><text:ruby-base><text:span text:style-name="T63">百</text:span></text:ruby-base><text:ruby-text>ひゃく</text:ruby-text></text:ruby> <text:s text:c="22"/>(100)</text:p>
          </table:table-cell>
          <table:table-cell table:style-name="Tabla61.D1" office:value-type="string">
            <text:p text:style-name="P50"><text:ruby text:style-name="Ru1"><text:ruby-base><text:span text:style-name="T63">百</text:span></text:ruby-base><text:ruby-text>ひゃく</text:ruby-text></text:ruby><text:ruby text:style-name="Ru1"><text:ruby-base><text:span text:style-name="T63">円</text:span></text:ruby-base><text:ruby-text>えん</text:ruby-text></text:ruby><text:span text:style-name="T63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50"><text:ruby text:style-name="Ru1"><text:ruby-base><text:span text:style-name="T49">百</text:span></text:ruby-base><text:ruby-text>ひゃっ</text:ruby-text></text:ruby><text:ruby text:style-name="Ru1"><text:ruby-base><text:span text:style-name="T63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50"/>
          </table:table-cell>
        </table:table-row>
      </table:table>
      <text:p text:style-name="P130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9">千</text:p>
          </table:table-cell>
          <table:table-cell table:style-name="Tabla62.A1" office:value-type="string">
            <text:p text:style-name="P64">SEN</text:p>
          </table:table-cell>
          <table:table-cell table:style-name="Tabla62.A1" office:value-type="string">
            <text:p text:style-name="P50"><text:ruby text:style-name="Ru1"><text:ruby-base><text:span text:style-name="T74">千</text:span></text:ruby-base><text:ruby-text>せん</text:ruby-text></text:ruby> <text:s text:c="22"/>(1000)</text:p>
          </table:table-cell>
          <table:table-cell table:style-name="Tabla62.D1" office:value-type="string">
            <text:p text:style-name="P121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50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64">BAN</text:p>
          </table:table-cell>
          <table:table-cell table:style-name="Tabla62.B2" office:value-type="string">
            <text:p text:style-name="P50"><text:ruby text:style-name="Ru1"><text:ruby-base><text:span text:style-name="T74">万</text:span></text:ruby-base><text:ruby-text>ばん</text:ruby-text></text:ruby><text:ruby text:style-name="Ru1"><text:ruby-base><text:span text:style-name="T74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21"><text:ruby text:style-name="Ru1"><text:ruby-base>万</text:ruby-base><text:ruby-text>ばん</text:ruby-text></text:ruby><text:ruby text:style-name="Ru1"><text:ruby-base>国</text:ruby-base><text:ruby-text>こく</text:ruby-text></text:ruby><text:span text:style-name="T67"> <text:s text:c="12"/>(universal)</text:span></text:p>
          </table:table-cell>
        </table:table-row>
      </table:table>
      <text:p text:style-name="P50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8">万</text:p>
          </table:table-cell>
          <table:table-cell table:style-name="Tabla239.A1" office:value-type="string">
            <text:p text:style-name="P88">MAN</text:p>
          </table:table-cell>
          <table:table-cell table:style-name="Tabla239.A1" office:value-type="string">
            <text:p text:style-name="P50"><text:ruby text:style-name="Ru1"><text:ruby-base><text:span text:style-name="T74">万</text:span></text:ruby-base><text:ruby-text>まん</text:ruby-text></text:ruby><text:span text:style-name="T74"> </text:span><text:s text:c="18"/>(10.000)</text:p>
          </table:table-cell>
          <table:table-cell table:style-name="Tabla239.D1" office:value-type="string">
            <text:p text:style-name="P72"><text:s text:c="5"/></text:p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8">回</text:p>
          </table:table-cell>
          <table:table-cell table:style-name="Tabla179.A1" office:value-type="string">
            <text:p text:style-name="P88">KAI</text:p>
          </table:table-cell>
          <table:table-cell table:style-name="Tabla179.A1" office:value-type="string">
            <text:p text:style-name="P50"><text:span text:style-name="T78">~</text:span><text:ruby text:style-name="Ru1"><text:ruby-base><text:span text:style-name="T74">回</text:span></text:ruby-base><text:ruby-text>かい</text:ruby-text></text:ruby><text:span text:style-name="T74"> </text:span><text:s text:c="18"/>[veces]</text:p>
          </table:table-cell>
          <table:table-cell table:style-name="Tabla179.D1" office:value-type="string">
            <text:p text:style-name="P109"><text:ruby text:style-name="Ru1"><text:ruby-base><text:span text:style-name="T74">回</text:span></text:ruby-base><text:ruby-text>かい</text:ruby-text></text:ruby><text:span text:style-name="T74">てんすし</text:span> <text:s text:c="11"/></text:p>
            <text:p text:style-name="P109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9">MAWA</text:p>
          </table:table-cell>
          <table:table-cell table:style-name="Tabla179.C2" office:value-type="string">
            <text:p text:style-name="P80"><text:ruby text:style-name="Ru1"><text:ruby-base><text:span text:style-name="T74">回</text:span></text:ruby-base><text:ruby-text>まわ</text:ruby-text></text:ruby><text:span text:style-name="T74">す</text:span> <text:s text:c="18"/>(girar)</text:p>
          </table:table-cell>
          <table:table-cell table:style-name="Tabla179.D2" office:value-type="string">
            <text:p text:style-name="P106"><text:ruby text:style-name="Ru1"><text:ruby-base><text:span text:style-name="T74">回</text:span></text:ruby-base><text:ruby-text>まわ</text:ruby-text></text:ruby><text:span text:style-name="T74">る <text:s text:c="2"/></text:span>　 <text:s/>(dar vueltas)</text:p>
          </table:table-cell>
        </table:table-row>
      </table:table>
      <text:p text:style-name="P42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8">台</text:p>
          </table:table-cell>
          <table:table-cell table:style-name="Tabla109.A1" table:number-rows-spanned="2" office:value-type="string">
            <text:p text:style-name="P88">DAI</text:p>
          </table:table-cell>
          <table:table-cell table:style-name="Tabla109.C1" office:value-type="string">
            <text:p text:style-name="P50"><text:span text:style-name="T78">~</text:span><text:ruby text:style-name="Ru1"><text:ruby-base><text:span text:style-name="T74">台</text:span></text:ruby-base><text:ruby-text>だい</text:ruby-text></text:ruby><text:span text:style-name="T74"> <text:s text:c="2"/></text:span><text:s text:c="2"/></text:p>
            <text:p text:style-name="P50"><text:s text:c="3"/>[vehículos, máquinas]</text:p>
          </table:table-cell>
          <table:table-cell table:style-name="Tabla109.D1" office:value-type="string">
            <text:p text:style-name="P72"><text:ruby text:style-name="Ru1"><text:ruby-base><text:span text:style-name="T74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4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80"><text:ruby text:style-name="Ru1"><text:ruby-base><text:span text:style-name="T51">台</text:span></text:ruby-base><text:ruby-text>たい</text:ruby-text></text:ruby><text:ruby text:style-name="Ru1"><text:ruby-base><text:span text:style-name="T74">風</text:span></text:ruby-base><text:ruby-text>ふう</text:ruby-text></text:ruby><text:span text:style-name="T74"> </text:span><text:s text:c="18"/>(tifón)</text:p>
          </table:table-cell>
          <table:table-cell table:style-name="Tabla109.D2" office:value-type="string">
            <text:p text:style-name="P72"><text:span text:style-name="T74">たべり</text:span><text:ruby text:style-name="Ru1"><text:ruby-base><text:span text:style-name="T74">台</text:span></text:ruby-base><text:ruby-text>だい</text:ruby-text></text:ruby><text:span text:style-name="T74"> <text:s text:c="2"/></text:span><text:s text:c="2"/>(tobogán)</text:p>
          </table:table-cell>
        </table:table-row>
      </table:table>
      <text:p text:style-name="P16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8">番</text:p>
          </table:table-cell>
          <table:table-cell table:style-name="Tabla136.A1" table:number-rows-spanned="2" office:value-type="string">
            <text:p text:style-name="P88">バン</text:p>
          </table:table-cell>
          <table:table-cell table:style-name="Tabla136.A1" office:value-type="string">
            <text:p text:style-name="P50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72"><text:ruby text:style-name="Ru1"><text:ruby-base><text:span text:style-name="T74">一</text:span></text:ruby-base><text:ruby-text>いち</text:ruby-text></text:ruby><text:ruby text:style-name="Ru1"><text:ruby-base><text:span text:style-name="T74">番</text:span></text:ruby-base><text:ruby-text>ばん</text:ruby-text></text:ruby><text:ruby text:style-name="Ru1"><text:ruby-base><text:span text:style-name="T74">目</text:span></text:ruby-base><text:ruby-text>め</text:ruby-text></text:ruby><text:span text:style-name="T74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80"><text:ruby text:style-name="Ru1"><text:ruby-base><text:span text:style-name="T74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80"/>
          </table:table-cell>
        </table:table-row>
      </table:table>
      <text:p text:style-name="P50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8">才</text:p>
          </table:table-cell>
          <table:table-cell table:style-name="Tabla241.A1" office:value-type="string">
            <text:p text:style-name="P88">サイ</text:p>
          </table:table-cell>
          <table:table-cell table:style-name="Tabla241.A1" office:value-type="string">
            <text:p text:style-name="P50"><text:span text:style-name="T42">~</text:span><text:ruby text:style-name="Ru1"><text:ruby-base><text:span text:style-name="T36">才</text:span></text:ruby-base><text:ruby-text>さい</text:ruby-text></text:ruby><text:span text:style-name="T32"> <text:s text:c="6"/>[años de edad]</text:span> <text:s text:c="8"/></text:p>
          </table:table-cell>
          <table:table-cell table:style-name="Tabla241.D1" office:value-type="string">
            <text:p text:style-name="P72"><text:ruby text:style-name="Ru1"><text:ruby-base><text:span text:style-name="T63">天</text:span></text:ruby-base><text:ruby-text>てん</text:ruby-text></text:ruby><text:ruby text:style-name="Ru1"><text:ruby-base><text:span text:style-name="T63">才</text:span></text:ruby-base><text:ruby-text>さい</text:ruby-text></text:ruby> <text:s text:c="20"/>genio <text:s text:c="5"/></text:p>
          </table:table-cell>
        </table:table-row>
      </table:table>
      <text:p text:style-name="P82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8">何</text:p>
          </table:table-cell>
          <table:table-cell table:style-name="Tabla69.A1" office:value-type="string">
            <text:p text:style-name="P88">NANI</text:p>
          </table:table-cell>
          <table:table-cell table:style-name="Tabla69.A1" office:value-type="string">
            <text:p text:style-name="P50"><text:ruby text:style-name="Ru1"><text:ruby-base><text:span text:style-name="T74">何</text:span></text:ruby-base><text:ruby-text>なに</text:ruby-text></text:ruby> <text:s text:c="22"/>(qué)</text:p>
          </table:table-cell>
          <table:table-cell table:style-name="Tabla69.D1" office:value-type="string">
            <text:p text:style-name="P75"/>
          </table:table-cell>
        </table:table-row>
        <table:table-row>
          <table:covered-table-cell/>
          <table:table-cell table:style-name="Tabla69.B2" office:value-type="string">
            <text:p text:style-name="P88">NAN</text:p>
          </table:table-cell>
          <table:table-cell table:style-name="Tabla69.B2" office:value-type="string">
            <text:p text:style-name="P75"><text:ruby text:style-name="Ru1"><text:ruby-base><text:span text:style-name="T74">何</text:span></text:ruby-base><text:ruby-text>なん</text:ruby-text></text:ruby><text:ruby text:style-name="Ru1"><text:ruby-base><text:span text:style-name="T74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75"/>
          </table:table-cell>
        </table:table-row>
      </table:table>
      <text:p text:style-name="P125"/>
      <text:p text:style-name="P147"/>
      <text:p text:style-name="P125">ADJETIVOS – COLORES</text:p>
      <text:p text:style-name="P16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8">高</text:p>
          </table:table-cell>
          <table:table-cell table:style-name="Tabla217.A1" office:value-type="string">
            <text:p text:style-name="P88">たか</text:p>
          </table:table-cell>
          <table:table-cell table:style-name="Tabla217.A1" office:value-type="string">
            <text:p text:style-name="P50"><text:ruby text:style-name="Ru1"><text:ruby-base><text:span text:style-name="T63">高</text:span></text:ruby-base><text:ruby-text>たか</text:ruby-text></text:ruby><text:span text:style-name="T63">い</text:span> <text:s text:c="13"/>alto, caro</text:p>
          </table:table-cell>
          <table:table-cell table:style-name="Tabla217.D1" office:value-type="string">
            <text:p text:style-name="P72"><text:s text:c="5"/></text:p>
          </table:table-cell>
        </table:table-row>
        <table:table-row>
          <table:covered-table-cell/>
          <table:table-cell table:style-name="Tabla217.B2" office:value-type="string">
            <text:p text:style-name="P89">コウ</text:p>
          </table:table-cell>
          <table:table-cell table:style-name="Tabla217.C2" office:value-type="string">
            <text:p text:style-name="P80"><text:span text:style-name="T63">さい</text:span><text:ruby text:style-name="Ru1"><text:ruby-base><text:span text:style-name="T63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00">　 <text:s text:c="5"/></text:p>
          </table:table-cell>
        </table:table-row>
      </table:table>
      <text:p text:style-name="P19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8">暑</text:p>
          </table:table-cell>
          <table:table-cell table:style-name="Tabla292.A1" office:value-type="string">
            <text:p text:style-name="P88">あつ</text:p>
          </table:table-cell>
          <table:table-cell table:style-name="Tabla292.A1" office:value-type="string">
            <text:p text:style-name="P72"><text:ruby text:style-name="Ru1"><text:ruby-base><text:span text:style-name="T63">暑</text:span></text:ruby-base><text:ruby-text>あつ</text:ruby-text></text:ruby><text:span text:style-name="T63">い</text:span> <text:s text:c="6"/>calor, caliente</text:p>
          </table:table-cell>
          <table:table-cell table:style-name="Tabla292.D1" office:value-type="string">
            <text:p text:style-name="P72"><text:s text:c="6"/></text:p>
          </table:table-cell>
        </table:table-row>
      </table:table>
      <text:p text:style-name="P19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8">近</text:p>
          </table:table-cell>
          <table:table-cell table:style-name="Tabla155.A1" office:value-type="string">
            <text:p text:style-name="P88">ちか</text:p>
          </table:table-cell>
          <table:table-cell table:style-name="Tabla155.A1" office:value-type="string">
            <text:p text:style-name="P72"><text:ruby text:style-name="Ru1"><text:ruby-base><text:span text:style-name="T63">近</text:span></text:ruby-base><text:ruby-text>ちか</text:ruby-text></text:ruby><text:span text:style-name="T63">い</text:span><text:span text:style-name="T72"> <text:s text:c="19"/>cerca</text:span></text:p>
          </table:table-cell>
          <table:table-cell table:style-name="Tabla155.D1" office:value-type="string">
            <text:p text:style-name="P72"><text:ruby text:style-name="Ru1"><text:ruby-base><text:span text:style-name="T63">近</text:span></text:ruby-base><text:ruby-text>ちか</text:ruby-text></text:ruby><text:span text:style-name="T63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9">キン</text:p>
          </table:table-cell>
          <table:table-cell table:style-name="Tabla155.C2" office:value-type="string">
            <text:p text:style-name="P93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93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6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8">弱</text:p>
          </table:table-cell>
          <table:table-cell table:style-name="Tabla200.A1" office:value-type="string">
            <text:p text:style-name="P88">よわ</text:p>
          </table:table-cell>
          <table:table-cell table:style-name="Tabla200.A1" office:value-type="string">
            <text:p text:style-name="P50"><text:ruby text:style-name="Ru1"><text:ruby-base><text:span text:style-name="T63">弱</text:span></text:ruby-base><text:ruby-text>よわ</text:ruby-text></text:ruby><text:span text:style-name="T63">い</text:span> <text:s text:c="20"/>débil</text:p>
          </table:table-cell>
          <table:table-cell table:style-name="Tabla200.D1" office:value-type="string">
            <text:p text:style-name="P72"><text:ruby text:style-name="Ru1"><text:ruby-base><text:span text:style-name="T63">弱</text:span></text:ruby-base><text:ruby-text>よわ</text:ruby-text></text:ruby><text:ruby text:style-name="Ru1"><text:ruby-base><text:span text:style-name="T63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9">ジャク</text:p>
          </table:table-cell>
          <table:table-cell table:style-name="Tabla200.C2" office:value-type="string">
            <text:p text:style-name="P80"><text:ruby text:style-name="Ru1"><text:ruby-base><text:span text:style-name="T63">弱</text:span></text:ruby-base><text:ruby-text>じゃく</text:ruby-text></text:ruby><text:ruby text:style-name="Ru1"><text:ruby-base><text:span text:style-name="T63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00">　 <text:s text:c="5"/></text:p>
          </table:table-cell>
        </table:table-row>
      </table:table>
      <text:p text:style-name="P16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8">苦</text:p>
          </table:table-cell>
          <table:table-cell table:style-name="Tabla310.A1" office:value-type="string">
            <text:p text:style-name="P88">くる</text:p>
          </table:table-cell>
          <table:table-cell table:style-name="Tabla310.A1" office:value-type="string">
            <text:p text:style-name="P50"><text:ruby text:style-name="Ru1"><text:ruby-base><text:span text:style-name="T63">苦</text:span></text:ruby-base><text:ruby-text>くる</text:ruby-text></text:ruby><text:span text:style-name="T63">しい</text:span> <text:s text:c="10"/>doloroso</text:p>
          </table:table-cell>
          <table:table-cell table:style-name="Tabla310.D1" office:value-type="string">
            <text:p text:style-name="P72"><text:s text:c="7"/></text:p>
          </table:table-cell>
        </table:table-row>
        <table:table-row>
          <table:covered-table-cell/>
          <table:table-cell table:style-name="Tabla310.B2" office:value-type="string">
            <text:p text:style-name="P89">ク</text:p>
          </table:table-cell>
          <table:table-cell table:style-name="Tabla310.C2" office:value-type="string">
            <text:p text:style-name="P80"><text:ruby text:style-name="Ru1"><text:ruby-base><text:span text:style-name="T63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00">　 <text:s text:c="5"/></text:p>
          </table:table-cell>
        </table:table-row>
      </table:table>
      <text:p text:style-name="P16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8">寒</text:p>
          </table:table-cell>
          <table:table-cell table:style-name="Tabla267.A1" office:value-type="string">
            <text:p text:style-name="P88">さむ</text:p>
          </table:table-cell>
          <table:table-cell table:style-name="Tabla267.A1" office:value-type="string">
            <text:p text:style-name="P50"><text:ruby text:style-name="Ru1"><text:ruby-base><text:span text:style-name="T63">寒</text:span></text:ruby-base><text:ruby-text>さむ</text:ruby-text></text:ruby><text:span text:style-name="T63">い</text:span> <text:s text:c="23"/>frío</text:p>
          </table:table-cell>
          <table:table-cell table:style-name="Tabla267.D1" office:value-type="string">
            <text:p text:style-name="P72"><text:s text:c="7"/></text:p>
          </table:table-cell>
        </table:table-row>
        <table:table-row>
          <table:covered-table-cell/>
          <table:table-cell table:style-name="Tabla267.B2" office:value-type="string">
            <text:p text:style-name="P89">カン</text:p>
          </table:table-cell>
          <table:table-cell table:style-name="Tabla267.C2" office:value-type="string">
            <text:p text:style-name="P80"><text:ruby text:style-name="Ru1"><text:ruby-base><text:span text:style-name="T63">寒</text:span></text:ruby-base><text:ruby-text>かん</text:ruby-text></text:ruby><text:span text:style-name="T63">だん</text:span><text:ruby text:style-name="Ru1"><text:ruby-base><text:span text:style-name="T63">計</text:span></text:ruby-base><text:ruby-text>けい</text:ruby-text></text:ruby> <text:s/>termómetro</text:p>
          </table:table-cell>
          <table:table-cell table:style-name="Tabla267.D2" office:value-type="string">
            <text:p text:style-name="P100">　 <text:s text:c="5"/></text:p>
          </table:table-cell>
        </table:table-row>
      </table:table>
      <text:p text:style-name="P111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8">大</text:p>
          </table:table-cell>
          <table:table-cell table:style-name="Tabla67.A1" office:value-type="string">
            <text:p text:style-name="P64">OO</text:p>
          </table:table-cell>
          <table:table-cell table:style-name="Tabla67.C1" office:value-type="string">
            <text:p text:style-name="P50"><text:ruby text:style-name="Ru1"><text:ruby-base><text:span text:style-name="T74">大</text:span></text:ruby-base><text:ruby-text>おお</text:ruby-text></text:ruby><text:span text:style-name="T74">きい</text:span> <text:s text:c="10"/>(grande)　 </text:p>
          </table:table-cell>
          <table:table-cell table:style-name="Tabla67.D1" office:value-type="string">
            <text:p text:style-name="P50"/>
          </table:table-cell>
        </table:table-row>
        <table:table-row>
          <table:covered-table-cell/>
          <table:table-cell table:style-name="Tabla67.B2" office:value-type="string">
            <text:p text:style-name="P89">DAI</text:p>
          </table:table-cell>
          <table:table-cell table:style-name="Tabla67.C2" office:value-type="string">
            <text:p text:style-name="P71"><text:ruby text:style-name="Ru1"><text:ruby-base><text:span text:style-name="T74">大</text:span></text:ruby-base><text:ruby-text>だい</text:ruby-text></text:ruby><text:ruby text:style-name="Ru1"><text:ruby-base><text:span text:style-name="T74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8"/>
          </table:table-cell>
        </table:table-row>
      </table:table>
      <text:p text:style-name="P16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8">多</text:p>
          </table:table-cell>
          <table:table-cell table:style-name="Tabla220.A1" office:value-type="string">
            <text:p text:style-name="P88">OO</text:p>
          </table:table-cell>
          <table:table-cell table:style-name="Tabla220.A1" office:value-type="string">
            <text:p text:style-name="P72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107"><text:s text:c="5"/></text:p>
          </table:table-cell>
        </table:table-row>
        <table:table-row>
          <table:covered-table-cell/>
          <table:table-cell table:style-name="Tabla220.B2" office:value-type="string">
            <text:p text:style-name="P89">TA</text:p>
          </table:table-cell>
          <table:table-cell table:style-name="Tabla220.C2" office:value-type="string">
            <text:p text:style-name="P98"><text:ruby text:style-name="Ru1"><text:ruby-base>多</text:ruby-base><text:ruby-text>た</text:ruby-text></text:ruby><text:ruby text:style-name="Ru1"><text:ruby-base>分</text:ruby-base><text:ruby-text>ぶん</text:ruby-text></text:ruby> <text:span text:style-name="T67">(probablemente)</text:span></text:p>
          </table:table-cell>
          <table:table-cell table:style-name="Tabla220.D2" office:value-type="string">
            <text:p text:style-name="P100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32">(más o menos)</text:span></text:p>
          </table:table-cell>
        </table:table-row>
      </table:table>
      <text:p text:style-name="P16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8">新</text:p>
          </table:table-cell>
          <table:table-cell table:style-name="Tabla218.A1" office:value-type="string">
            <text:p text:style-name="P88">ATARA</text:p>
          </table:table-cell>
          <table:table-cell table:style-name="Tabla218.A1" office:value-type="string">
            <text:p text:style-name="P50"><text:ruby text:style-name="Ru1"><text:ruby-base><text:span text:style-name="T63">新</text:span></text:ruby-base><text:ruby-text>あたら</text:ruby-text></text:ruby><text:span text:style-name="T63">しい</text:span> <text:s text:c="9"/>(nuevo)</text:p>
          </table:table-cell>
          <table:table-cell table:style-name="Tabla218.D1" office:value-type="string">
            <text:p text:style-name="P72"><text:s text:c="5"/></text:p>
          </table:table-cell>
        </table:table-row>
        <table:table-row>
          <table:covered-table-cell/>
          <table:table-cell table:style-name="Tabla218.B2" office:value-type="string">
            <text:p text:style-name="P89">SHIN</text:p>
          </table:table-cell>
          <table:table-cell table:style-name="Tabla218.C2" office:value-type="string">
            <text:p text:style-name="P80"><text:ruby text:style-name="Ru1"><text:ruby-base><text:span text:style-name="T63">新</text:span></text:ruby-base><text:ruby-text>しん</text:ruby-text></text:ruby><text:ruby text:style-name="Ru1"><text:ruby-base><text:span text:style-name="T63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00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32">(coche nuevo)</text:span> </text:p>
          </table:table-cell>
        </table:table-row>
      </table:table>
      <text:p text:style-name="P16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9">小</text:p>
          </table:table-cell>
          <table:table-cell table:style-name="Tabla66.A1" office:value-type="string">
            <text:p text:style-name="P64">CHII</text:p>
          </table:table-cell>
          <table:table-cell table:style-name="Tabla66.C1" office:value-type="string">
            <text:p text:style-name="P50"><text:ruby text:style-name="Ru1"><text:ruby-base><text:span text:style-name="T74">小</text:span></text:ruby-base><text:ruby-text>ちい</text:ruby-text></text:ruby><text:span text:style-name="T74">さい</text:span> <text:s text:c="7"/>(pequeño)</text:p>
          </table:table-cell>
          <table:table-cell table:style-name="Tabla66.D1" office:value-type="string">
            <text:p text:style-name="P50"/>
          </table:table-cell>
        </table:table-row>
        <table:table-row>
          <table:covered-table-cell/>
          <table:table-cell table:style-name="Tabla66.B2" office:value-type="string">
            <text:p text:style-name="P103">KO</text:p>
          </table:table-cell>
          <table:table-cell table:style-name="Tabla66.C2" office:value-type="string">
            <text:p text:style-name="P106"><text:ruby text:style-name="Ru1"><text:ruby-base><text:span text:style-name="T74">小</text:span></text:ruby-base><text:ruby-text>こ</text:ruby-text></text:ruby><text:ruby text:style-name="Ru1"><text:ruby-base><text:span text:style-name="T74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50"><text:ruby text:style-name="Ru1"><text:ruby-base><text:span text:style-name="T16">小</text:span></text:ruby-base><text:ruby-text>こ</text:ruby-text></text:ruby><text:ruby text:style-name="Ru1"><text:ruby-base><text:span text:style-name="T74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103">SHÔ</text:p>
          </table:table-cell>
          <table:table-cell table:style-name="Tabla66.C2" office:value-type="string">
            <text:p text:style-name="P106"><text:ruby text:style-name="Ru1"><text:ruby-base><text:span text:style-name="T74">小</text:span></text:ruby-base><text:ruby-text>しょう</text:ruby-text></text:ruby><text:ruby text:style-name="Ru1"><text:ruby-base><text:span text:style-name="T74">学</text:span></text:ruby-base><text:ruby-text>がく</text:ruby-text></text:ruby><text:ruby text:style-name="Ru1"><text:ruby-base><text:span text:style-name="T74">生</text:span></text:ruby-base><text:ruby-text>せい</text:ruby-text></text:ruby><text:span text:style-name="T74"> </text:span><text:s text:c="6"/>(primaria)</text:p>
          </table:table-cell>
          <table:table-cell table:style-name="Tabla66.D2" office:value-type="string">
            <text:p text:style-name="P16"/>
          </table:table-cell>
        </table:table-row>
      </table:table>
      <text:p text:style-name="P16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8">少</text:p>
          </table:table-cell>
          <table:table-cell table:style-name="Tabla221.A1" office:value-type="string">
            <text:p text:style-name="P88">SUKO</text:p>
          </table:table-cell>
          <table:table-cell table:style-name="Tabla221.A1" office:value-type="string">
            <text:p text:style-name="P50"><text:ruby text:style-name="Ru1"><text:ruby-base><text:span text:style-name="T74">少</text:span></text:ruby-base><text:ruby-text>すこ</text:ruby-text></text:ruby><text:span text:style-name="T74">しい</text:span> <text:s text:c="13"/>(poco)</text:p>
          </table:table-cell>
          <table:table-cell table:style-name="Tabla221.D1" office:value-type="string">
            <text:p text:style-name="P72"><text:s text:c="5"/></text:p>
          </table:table-cell>
        </table:table-row>
        <table:table-row>
          <table:covered-table-cell/>
          <table:table-cell table:style-name="Tabla221.B2" office:value-type="string">
            <text:p text:style-name="P88">SUKU</text:p>
          </table:table-cell>
          <table:table-cell table:style-name="Tabla221.B2" office:value-type="string">
            <text:p text:style-name="P50"><text:ruby text:style-name="Ru1"><text:ruby-base><text:span text:style-name="T74">少</text:span></text:ruby-base><text:ruby-text>すく</text:ruby-text></text:ruby><text:span text:style-name="T74">ない</text:span> <text:s text:c="10"/>(escaso)</text:p>
          </table:table-cell>
          <table:table-cell table:style-name="Tabla221.D2" office:value-type="string">
            <text:p text:style-name="P72"/>
          </table:table-cell>
        </table:table-row>
        <table:table-row>
          <table:covered-table-cell/>
          <table:table-cell table:style-name="Tabla221.B2" office:value-type="string">
            <text:p text:style-name="P89">SHÔ</text:p>
          </table:table-cell>
          <table:table-cell table:style-name="Tabla221.C3" office:value-type="string">
            <text:p text:style-name="P80"><text:ruby text:style-name="Ru1"><text:ruby-base><text:span text:style-name="T74">少</text:span></text:ruby-base><text:ruby-text>しょう</text:ruby-text></text:ruby><text:ruby text:style-name="Ru1"><text:ruby-base><text:span text:style-name="T74">年</text:span></text:ruby-base><text:ruby-text>ねん</text:ruby-text></text:ruby> <text:s text:c="14"/>(joven)</text:p>
          </table:table-cell>
          <table:table-cell table:style-name="Tabla221.D3" office:value-type="string">
            <text:p text:style-name="P80"><text:ruby text:style-name="Ru1"><text:ruby-base><text:span text:style-name="T74">少</text:span></text:ruby-base><text:ruby-text>しょう</text:ruby-text></text:ruby><text:ruby text:style-name="Ru1"><text:ruby-base><text:span text:style-name="T74">々</text:span></text:ruby-base><text:ruby-text>しょう</text:ruby-text></text:ruby><text:span text:style-name="T74"> </text:span><text:span text:style-name="T80">(un momento)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ext:soft-page-break/>
        <table:table-row>
          <table:table-cell table:style-name="Tabla305.A1" table:number-rows-spanned="2" office:value-type="string">
            <text:p text:style-name="P58">深</text:p>
          </table:table-cell>
          <table:table-cell table:style-name="Tabla305.A1" office:value-type="string">
            <text:p text:style-name="P88">ふか</text:p>
          </table:table-cell>
          <table:table-cell table:style-name="Tabla305.A1" office:value-type="string">
            <text:p text:style-name="P50"><text:ruby text:style-name="Ru1"><text:ruby-base><text:span text:style-name="T63">深</text:span></text:ruby-base><text:ruby-text>ふか</text:ruby-text></text:ruby><text:span text:style-name="T63">い</text:span> <text:s text:c="14"/>profundo</text:p>
          </table:table-cell>
          <table:table-cell table:style-name="Tabla305.D1" office:value-type="string">
            <text:p text:style-name="P72"><text:s text:c="3"/></text:p>
          </table:table-cell>
        </table:table-row>
        <table:table-row>
          <table:covered-table-cell/>
          <table:table-cell table:style-name="Tabla305.B2" office:value-type="string">
            <text:p text:style-name="P89">シン</text:p>
          </table:table-cell>
          <table:table-cell table:style-name="Tabla305.C2" office:value-type="string">
            <text:p text:style-name="P50"><text:ruby text:style-name="Ru1"><text:ruby-base><text:span text:style-name="T63">深</text:span></text:ruby-base><text:ruby-text>しん</text:ruby-text></text:ruby><text:ruby text:style-name="Ru1"><text:ruby-base><text:span text:style-name="T63">海</text:span></text:ruby-base><text:ruby-text>かい</text:ruby-text></text:ruby><text:span text:style-name="T63"> <text:s/></text:span><text:s text:c="3"/></text:p>
            <text:p text:style-name="P50"><text:s/>profundidades marinas</text:p>
          </table:table-cell>
          <table:table-cell table:style-name="Tabla305.D2" office:value-type="string">
            <text:p text:style-name="P50"><text:ruby text:style-name="Ru1"><text:ruby-base><text:span text:style-name="T63">深</text:span></text:ruby-base><text:ruby-text>しん</text:ruby-text></text:ruby><text:ruby text:style-name="Ru1"><text:ruby-base><text:span text:style-name="T63">夜</text:span></text:ruby-base><text:ruby-text>や</text:ruby-text></text:ruby><text:span text:style-name="T63"> <text:s/></text:span><text:s/>noche avanzada</text:p>
          </table:table-cell>
        </table:table-row>
      </table:table>
      <text:p text:style-name="P16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8">遠</text:p>
          </table:table-cell>
          <table:table-cell table:style-name="Tabla192.A1" office:value-type="string">
            <text:p text:style-name="P88">TOO</text:p>
          </table:table-cell>
          <table:table-cell table:style-name="Tabla192.A1" office:value-type="string">
            <text:p text:style-name="P50"><text:ruby text:style-name="Ru1"><text:ruby-base><text:span text:style-name="T63">遠</text:span></text:ruby-base><text:ruby-text>とお</text:ruby-text></text:ruby><text:span text:style-name="T63">い</text:span> <text:s text:c="17"/>(lejos)</text:p>
          </table:table-cell>
          <table:table-cell table:style-name="Tabla192.D1" office:value-type="string">
            <text:p text:style-name="P72"><text:s text:c="3"/></text:p>
          </table:table-cell>
        </table:table-row>
        <table:table-row>
          <table:covered-table-cell/>
          <table:table-cell table:style-name="Tabla192.B2" office:value-type="string">
            <text:p text:style-name="P89">EN</text:p>
          </table:table-cell>
          <table:table-cell table:style-name="Tabla192.C2" office:value-type="string">
            <text:p text:style-name="P50"><text:ruby text:style-name="Ru1"><text:ruby-base><text:span text:style-name="T63">遠</text:span></text:ruby-base><text:ruby-text>えん</text:ruby-text></text:ruby><text:ruby text:style-name="Ru1"><text:ruby-base><text:span text:style-name="T63">足</text:span></text:ruby-base><text:ruby-text>そく</text:ruby-text></text:ruby><text:span text:style-name="T63"> <text:s/></text:span><text:s text:c="8"/>(excursión)</text:p>
          </table:table-cell>
          <table:table-cell table:style-name="Tabla192.D2" office:value-type="string">
            <text:p text:style-name="P50"><text:ruby text:style-name="Ru1"><text:ruby-base><text:span text:style-name="T63">遠</text:span></text:ruby-base><text:ruby-text>えん</text:ruby-text></text:ruby><text:ruby text:style-name="Ru1"><text:ruby-base><text:span text:style-name="T63">近</text:span></text:ruby-base><text:ruby-text>きん</text:ruby-text></text:ruby><text:span text:style-name="T63"> <text:s/></text:span><text:s text:c="11"/>(distancia)</text:p>
          </table:table-cell>
        </table:table-row>
      </table:table>
      <text:p text:style-name="P16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8">古</text:p>
          </table:table-cell>
          <table:table-cell table:style-name="Tabla219.A1" office:value-type="string">
            <text:p text:style-name="P88">FURU</text:p>
          </table:table-cell>
          <table:table-cell table:style-name="Tabla219.A1" office:value-type="string">
            <text:p text:style-name="P50"><text:ruby text:style-name="Ru1"><text:ruby-base><text:span text:style-name="T63">古</text:span></text:ruby-base><text:ruby-text>ふる</text:ruby-text></text:ruby><text:span text:style-name="T63">い</text:span> <text:s text:c="18"/>(viejo)</text:p>
          </table:table-cell>
          <table:table-cell table:style-name="Tabla219.D1" office:value-type="string">
            <text:p text:style-name="P72"><text:s text:c="5"/></text:p>
          </table:table-cell>
        </table:table-row>
      </table:table>
      <text:p text:style-name="P16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8">強</text:p>
          </table:table-cell>
          <table:table-cell table:style-name="Tabla196.A1" office:value-type="string">
            <text:p text:style-name="P89">つよ</text:p>
          </table:table-cell>
          <table:table-cell table:style-name="Tabla196.A1" office:value-type="string">
            <text:p text:style-name="P50"><text:ruby text:style-name="Ru1"><text:ruby-base><text:span text:style-name="T63">強</text:span></text:ruby-base><text:ruby-text>つよ</text:ruby-text></text:ruby><text:span text:style-name="T63">い</text:span><text:span text:style-name="T72"> <text:s text:c="19"/>fuerte</text:span></text:p>
          </table:table-cell>
          <table:table-cell table:style-name="Tabla196.D1" office:value-type="string">
            <text:p text:style-name="P72"><text:ruby text:style-name="Ru1"><text:ruby-base><text:span text:style-name="T63">強</text:span></text:ruby-base><text:ruby-text>つよ</text:ruby-text></text:ruby><text:ruby text:style-name="Ru1"><text:ruby-base><text:span text:style-name="T63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9">キョウ</text:p>
          </table:table-cell>
          <table:table-cell table:style-name="Tabla196.C2" office:value-type="string">
            <text:p text:style-name="P80"><text:ruby text:style-name="Ru1"><text:ruby-base><text:span text:style-name="T63">勉</text:span></text:ruby-base><text:ruby-text>べん</text:ruby-text></text:ruby><text:ruby text:style-name="Ru1"><text:ruby-base><text:span text:style-name="T63">強</text:span></text:ruby-base><text:ruby-text>きょう</text:ruby-text></text:ruby><text:span text:style-name="T63">する</text:span> <text:s text:c="4"/>estudiar</text:p>
          </table:table-cell>
          <table:table-cell table:style-name="Tabla196.D2" office:value-type="string">
            <text:p text:style-name="P100">　 <text:s text:c="5"/></text:p>
          </table:table-cell>
        </table:table-row>
      </table:table>
      <text:p text:style-name="P16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8">細</text:p>
          </table:table-cell>
          <table:table-cell table:style-name="Tabla226.A1" office:value-type="string">
            <text:p text:style-name="P88">HOSO</text:p>
          </table:table-cell>
          <table:table-cell table:style-name="Tabla226.A1" office:value-type="string">
            <text:p text:style-name="P50"><text:ruby text:style-name="Ru1"><text:ruby-base><text:span text:style-name="T74">細</text:span></text:ruby-base><text:ruby-text>ほそ</text:ruby-text></text:ruby><text:span text:style-name="T74">い</text:span> <text:s text:c="5"/>(fino, delgado)</text:p>
          </table:table-cell>
          <table:table-cell table:style-name="Tabla226.D1" office:value-type="string">
            <text:p text:style-name="P72"><text:ruby text:style-name="Ru1"><text:ruby-base><text:span text:style-name="T74">細</text:span></text:ruby-base><text:ruby-text>ほそ</text:ruby-text></text:ruby><text:ruby text:style-name="Ru1"><text:ruby-base><text:span text:style-name="T74">長</text:span></text:ruby-base><text:ruby-text>なが</text:ruby-text></text:ruby><text:span text:style-name="T74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9">KOMA</text:p>
          </table:table-cell>
          <table:table-cell table:style-name="Tabla226.C2" office:value-type="string">
            <text:p text:style-name="P80"><text:ruby text:style-name="Ru1"><text:ruby-base><text:span text:style-name="T74">細</text:span></text:ruby-base><text:ruby-text>こま</text:ruby-text></text:ruby><text:span text:style-name="T74">かい</text:span>(detallado, liso)</text:p>
          </table:table-cell>
          <table:table-cell table:style-name="Tabla226.D2" office:value-type="string">
            <text:p text:style-name="P100">　 <text:s text:c="5"/></text:p>
          </table:table-cell>
        </table:table-row>
      </table:table>
      <text:p text:style-name="P50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58">太</text:p>
          </table:table-cell>
          <table:table-cell table:style-name="Tabla340.A1" office:value-type="string">
            <text:p text:style-name="P88">ふと</text:p>
          </table:table-cell>
          <table:table-cell table:style-name="Tabla340.A1" office:value-type="string">
            <text:p text:style-name="P50"><text:ruby text:style-name="Ru1"><text:ruby-base><text:span text:style-name="T74">太</text:span></text:ruby-base><text:ruby-text>ふと</text:ruby-text></text:ruby><text:span text:style-name="T74">い</text:span> <text:s text:c="17"/>grueso</text:p>
          </table:table-cell>
          <table:table-cell table:style-name="Tabla340.D1" office:value-type="string">
            <text:p text:style-name="P72"><text:ruby text:style-name="Ru1"><text:ruby-base><text:span text:style-name="T74">太</text:span></text:ruby-base><text:ruby-text>ふと</text:ruby-text></text:ruby><text:span text:style-name="T74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88">タ</text:p>
          </table:table-cell>
          <table:table-cell table:style-name="Tabla340.B2" office:value-type="string">
            <text:p text:style-name="P50"><text:ruby text:style-name="Ru1"><text:ruby-base><text:span text:style-name="T63">丸</text:span></text:ruby-base><text:ruby-text>まる</text:ruby-text></text:ruby><text:ruby text:style-name="Ru1"><text:ruby-base><text:span text:style-name="T63">太</text:span></text:ruby-base><text:ruby-text>た</text:ruby-text></text:ruby> <text:s text:c="18"/>tronco</text:p>
          </table:table-cell>
          <table:table-cell table:style-name="Tabla340.D2" office:value-type="string">
            <text:p text:style-name="P72"/>
          </table:table-cell>
        </table:table-row>
      </table:table>
      <text:p text:style-name="P50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8">速</text:p>
          </table:table-cell>
          <table:table-cell table:style-name="Tabla228.A1" office:value-type="string">
            <text:p text:style-name="P88">はや</text:p>
          </table:table-cell>
          <table:table-cell table:style-name="Tabla228.A1" office:value-type="string">
            <text:p text:style-name="P50"><text:ruby text:style-name="Ru1"><text:ruby-base><text:span text:style-name="T74">速</text:span></text:ruby-base><text:ruby-text>はや</text:ruby-text></text:ruby><text:span text:style-name="T74">い</text:span><text:span text:style-name="T72"> <text:s text:c="18"/>rápido</text:span></text:p>
          </table:table-cell>
          <table:table-cell table:style-name="Tabla228.D1" office:value-type="string">
            <text:p text:style-name="P72"/>
          </table:table-cell>
        </table:table-row>
        <table:table-row>
          <table:covered-table-cell/>
          <table:table-cell table:style-name="Tabla228.B2" office:value-type="string">
            <text:p text:style-name="P88">ソク</text:p>
          </table:table-cell>
          <table:table-cell table:style-name="Tabla228.B2" office:value-type="string">
            <text:p text:style-name="P50"><text:ruby text:style-name="Ru1"><text:ruby-base><text:span text:style-name="T83">早</text:span></text:ruby-base><text:ruby-text>さっ</text:ruby-text></text:ruby><text:ruby text:style-name="Ru1"><text:ruby-base><text:span text:style-name="T63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72"/>
          </table:table-cell>
        </table:table-row>
      </table:table>
      <text:p text:style-name="P50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58">軽</text:p>
          </table:table-cell>
          <table:table-cell table:style-name="Tabla314.A1" office:value-type="string">
            <text:p text:style-name="P88">かる</text:p>
          </table:table-cell>
          <table:table-cell table:style-name="Tabla314.A1" office:value-type="string">
            <text:p text:style-name="P50"><text:ruby text:style-name="Ru1"><text:ruby-base><text:span text:style-name="T74">軽</text:span></text:ruby-base><text:ruby-text>かる</text:ruby-text></text:ruby><text:span text:style-name="T74">い</text:span> <text:s text:c="19"/>ligero</text:p>
          </table:table-cell>
          <table:table-cell table:style-name="Tabla314.D1" office:value-type="string">
            <text:p text:style-name="P72"/>
          </table:table-cell>
        </table:table-row>
        <table:table-row>
          <table:covered-table-cell/>
          <table:table-cell table:style-name="Tabla314.A1" office:value-type="string">
            <text:p text:style-name="P88">がる</text:p>
          </table:table-cell>
          <table:table-cell table:style-name="Tabla314.C2" office:value-type="string">
            <text:p text:style-name="P50"><text:ruby text:style-name="Ru1"><text:ruby-base><text:span text:style-name="T63">気</text:span></text:ruby-base><text:ruby-text>き</text:ruby-text></text:ruby><text:ruby text:style-name="Ru1"><text:ruby-base><text:span text:style-name="T63">軽</text:span></text:ruby-base><text:ruby-text>がる</text:ruby-text></text:ruby><text:span text:style-name="T63">な</text:span> <text:s/>sin problemas</text:p>
          </table:table-cell>
          <table:table-cell table:style-name="Tabla314.D2" office:value-type="string">
            <text:p text:style-name="P72"><text:ruby text:style-name="Ru1"><text:ruby-base><text:span text:style-name="T74">手</text:span></text:ruby-base><text:ruby-text>て</text:ruby-text></text:ruby><text:ruby text:style-name="Ru1"><text:ruby-base><text:span text:style-name="T74">軽</text:span></text:ruby-base><text:ruby-text>がる</text:ruby-text></text:ruby><text:span text:style-name="T74">な</text:span> <text:s text:c="15"/>simple</text:p>
          </table:table-cell>
        </table:table-row>
      </table:table>
      <text:p text:style-name="P50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8">重</text:p>
          </table:table-cell>
          <table:table-cell table:style-name="Tabla279.A1" office:value-type="string">
            <text:p text:style-name="P88">おも</text:p>
          </table:table-cell>
          <table:table-cell table:style-name="Tabla279.A1" office:value-type="string">
            <text:p text:style-name="P50"><text:ruby text:style-name="Ru1"><text:ruby-base><text:span text:style-name="T74">重</text:span></text:ruby-base><text:ruby-text>おも</text:ruby-text></text:ruby><text:span text:style-name="T74">い</text:span><text:span text:style-name="T72"> <text:s text:c="16"/>pesado</text:span></text:p>
          </table:table-cell>
          <table:table-cell table:style-name="Tabla279.D1" office:value-type="string">
            <text:p text:style-name="P72"/>
          </table:table-cell>
        </table:table-row>
        <table:table-row>
          <table:covered-table-cell/>
          <table:table-cell table:style-name="Tabla279.B2" office:value-type="string">
            <text:p text:style-name="P88">かさ</text:p>
          </table:table-cell>
          <table:table-cell table:style-name="Tabla279.B2" office:value-type="string">
            <text:p text:style-name="P50"><text:ruby text:style-name="Ru1"><text:ruby-base><text:span text:style-name="T63">重</text:span></text:ruby-base><text:ruby-text>かさ</text:ruby-text></text:ruby><text:span text:style-name="T63">ねる</text:span><text:span text:style-name="T72"> <text:s text:c="13"/>repetir</text:span></text:p>
          </table:table-cell>
          <table:table-cell table:style-name="Tabla279.D2" office:value-type="string">
            <text:p text:style-name="P72"><text:span text:style-name="T74">つみ</text:span><text:ruby text:style-name="Ru1"><text:ruby-base><text:span text:style-name="T63">重</text:span></text:ruby-base><text:ruby-text>かさ</text:ruby-text></text:ruby><text:span text:style-name="T74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8">ジュウ</text:p>
          </table:table-cell>
          <table:table-cell table:style-name="Tabla279.B2" office:value-type="string">
            <text:p text:style-name="P50"><text:ruby text:style-name="Ru1"><text:ruby-base><text:span text:style-name="T63">体</text:span></text:ruby-base><text:ruby-text>たい</text:ruby-text></text:ruby><text:ruby text:style-name="Ru1"><text:ruby-base><text:span text:style-name="T63">重</text:span></text:ruby-base><text:ruby-text>じゅう</text:ruby-text></text:ruby><text:span text:style-name="T81"> <text:s text:c="4"/>peso corporal</text:span></text:p>
          </table:table-cell>
          <table:table-cell table:style-name="Tabla279.D2" office:value-type="string">
            <text:p text:style-name="P72"/>
          </table:table-cell>
        </table:table-row>
      </table:table>
      <text:p text:style-name="P50"/>
      <text:p text:style-name="P50"/>
      <text:p text:style-name="P50"/>
      <text:p text:style-name="P50"/>
      <text:p text:style-name="P50"/>
      <text:p text:style-name="P50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8">温</text:p>
          </table:table-cell>
          <table:table-cell table:style-name="Tabla262.A1" office:value-type="string">
            <text:p text:style-name="P88">あたた</text:p>
          </table:table-cell>
          <table:table-cell table:style-name="Tabla262.A1" office:value-type="string">
            <text:p text:style-name="P50"><text:ruby text:style-name="Ru1"><text:ruby-base><text:span text:style-name="T74">温</text:span></text:ruby-base><text:ruby-text>あたた</text:ruby-text></text:ruby><text:span text:style-name="T74">かい</text:span><text:span text:style-name="T72"> <text:s text:c="7"/>templado</text:span></text:p>
          </table:table-cell>
          <table:table-cell table:style-name="Tabla262.D1" office:value-type="string">
            <text:p text:style-name="P72"/>
          </table:table-cell>
        </table:table-row>
        <table:table-row>
          <table:covered-table-cell/>
          <table:table-cell table:style-name="Tabla262.B2" office:value-type="string">
            <text:p text:style-name="P88">オン</text:p>
          </table:table-cell>
          <table:table-cell table:style-name="Tabla262.B2" office:value-type="string">
            <text:p text:style-name="P50"><text:ruby text:style-name="Ru1"><text:ruby-base><text:span text:style-name="T63">体</text:span></text:ruby-base><text:ruby-text>たい</text:ruby-text></text:ruby><text:ruby text:style-name="Ru1"><text:ruby-base><text:span text:style-name="T63">温</text:span></text:ruby-base><text:ruby-text>おん</text:ruby-text></text:ruby><text:span text:style-name="T72"> </text:span></text:p>
            <text:p text:style-name="P50"><text:s text:c="4"/>temperatura corporal</text:p>
          </table:table-cell>
          <table:table-cell table:style-name="Tabla262.D2" office:value-type="string">
            <text:p text:style-name="P72"/>
          </table:table-cell>
        </table:table-row>
      </table:table>
      <text:p text:style-name="P50"/>
      <text:p text:style-name="P50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8">長</text:p>
          </table:table-cell>
          <table:table-cell table:style-name="Tabla222.A1" office:value-type="string">
            <text:p text:style-name="P88">NAGA</text:p>
          </table:table-cell>
          <table:table-cell table:style-name="Tabla222.A1" office:value-type="string">
            <text:p text:style-name="P50"><text:ruby text:style-name="Ru1"><text:ruby-base><text:span text:style-name="T74">長</text:span></text:ruby-base><text:ruby-text>なが</text:ruby-text></text:ruby><text:span text:style-name="T74">い</text:span> <text:s text:c="17"/>(largo)</text:p>
          </table:table-cell>
          <table:table-cell table:style-name="Tabla222.D1" office:value-type="string">
            <text:p text:style-name="P72"><text:s text:c="5"/></text:p>
          </table:table-cell>
        </table:table-row>
        <table:table-row>
          <table:covered-table-cell/>
          <table:table-cell table:style-name="Tabla222.B2" office:value-type="string">
            <text:p text:style-name="P89">CHÔ</text:p>
          </table:table-cell>
          <table:table-cell table:style-name="Tabla222.C2" office:value-type="string">
            <text:p text:style-name="P80"><text:ruby text:style-name="Ru1"><text:ruby-base><text:span text:style-name="T74">社</text:span></text:ruby-base><text:ruby-text>しゃ</text:ruby-text></text:ruby><text:ruby text:style-name="Ru1"><text:ruby-base><text:span text:style-name="T74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100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1"> <text:s text:c="13"/>(alcalde</text:span><text:span text:style-name="T8">) </text:span><text:s text:c="2"/></text:p>
          </table:table-cell>
        </table:table-row>
      </table:table>
      <text:p text:style-name="P16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8">安</text:p>
          </table:table-cell>
          <table:table-cell table:style-name="Tabla224.A1" office:value-type="string">
            <text:p text:style-name="P88">やす</text:p>
          </table:table-cell>
          <table:table-cell table:style-name="Tabla224.A1" office:value-type="string">
            <text:p text:style-name="P50"><text:ruby text:style-name="Ru1"><text:ruby-base><text:span text:style-name="T63">安</text:span></text:ruby-base><text:ruby-text>やす</text:ruby-text></text:ruby><text:span text:style-name="T63">い</text:span> <text:s text:c="18"/>barato</text:p>
          </table:table-cell>
          <table:table-cell table:style-name="Tabla224.D1" office:value-type="string">
            <text:p text:style-name="P72"><text:s text:c="5"/></text:p>
          </table:table-cell>
        </table:table-row>
        <table:table-row>
          <table:covered-table-cell/>
          <table:table-cell table:style-name="Tabla224.B2" office:value-type="string">
            <text:p text:style-name="P89">アン</text:p>
          </table:table-cell>
          <table:table-cell table:style-name="Tabla224.C2" office:value-type="string">
            <text:p text:style-name="P80"><text:ruby text:style-name="Ru1"><text:ruby-base><text:span text:style-name="T63">安</text:span></text:ruby-base><text:ruby-text>あん</text:ruby-text></text:ruby><text:ruby text:style-name="Ru1"><text:ruby-base><text:span text:style-name="T63">心</text:span></text:ruby-base><text:ruby-text>しん</text:ruby-text></text:ruby> <text:s text:c="20"/>alivio</text:p>
          </table:table-cell>
          <table:table-cell table:style-name="Tabla224.D2" office:value-type="string">
            <text:p text:style-name="P100">　 <text:s text:c="5"/></text:p>
          </table:table-cell>
        </table:table-row>
      </table:table>
      <text:p text:style-name="P16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ext:soft-page-break/>
        <table:table-row>
          <table:table-cell table:style-name="Tabla223.A1" table:number-rows-spanned="2" office:value-type="string">
            <text:p text:style-name="P58">広</text:p>
          </table:table-cell>
          <table:table-cell table:style-name="Tabla223.A1" table:number-rows-spanned="2" office:value-type="string">
            <text:p text:style-name="P88">HIRO</text:p>
          </table:table-cell>
          <table:table-cell table:style-name="Tabla223.A1" office:value-type="string">
            <text:p text:style-name="P50"><text:ruby text:style-name="Ru1"><text:ruby-base><text:span text:style-name="T74">広</text:span></text:ruby-base><text:ruby-text>ひろ</text:ruby-text></text:ruby><text:span text:style-name="T74">い</text:span> <text:s text:c="15"/>(amplio)</text:p>
          </table:table-cell>
          <table:table-cell table:style-name="Tabla223.D1" office:value-type="string">
            <text:p text:style-name="P72"><text:ruby text:style-name="Ru1"><text:ruby-base><text:span text:style-name="T74">広</text:span></text:ruby-base><text:ruby-text>ひろ</text:ruby-text></text:ruby><text:ruby text:style-name="Ru1"><text:ruby-base><text:span text:style-name="T74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80"><text:s/><text:ruby text:style-name="Ru1"><text:ruby-base><text:span text:style-name="T74">広</text:span></text:ruby-base><text:ruby-text>ひろ</text:ruby-text></text:ruby><text:span text:style-name="T74">がる</text:span> <text:s text:c="8"/>(difundir) <text:s text:c="2"/></text:p>
          </table:table-cell>
          <table:table-cell table:style-name="Tabla223.D2" office:value-type="string">
            <text:p text:style-name="P100">　 <text:s text:c="5"/></text:p>
          </table:table-cell>
        </table:table-row>
      </table:table>
      <text:p text:style-name="P16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9">円</text:p>
          </table:table-cell>
          <table:table-cell table:style-name="Tabla63.A1" office:value-type="string">
            <text:p text:style-name="P64">MARU</text:p>
          </table:table-cell>
          <table:table-cell table:style-name="Tabla63.C1" office:value-type="string">
            <text:p text:style-name="P50"><text:ruby text:style-name="Ru1"><text:ruby-base><text:span text:style-name="T63">円</text:span></text:ruby-base><text:ruby-text>まる</text:ruby-text></text:ruby><text:span text:style-name="T63">い</text:span> <text:s text:c="13"/>(redondo)</text:p>
          </table:table-cell>
          <table:table-cell table:style-name="Tabla63.D1" office:value-type="string">
            <text:p text:style-name="P50"/>
          </table:table-cell>
        </table:table-row>
        <table:table-row>
          <table:covered-table-cell/>
          <table:table-cell table:style-name="Tabla63.B2" office:value-type="string">
            <text:p text:style-name="P64">EN</text:p>
          </table:table-cell>
          <table:table-cell table:style-name="Tabla63.C2" office:value-type="string">
            <text:p text:style-name="P50"><text:ruby text:style-name="Ru1"><text:ruby-base><text:span text:style-name="T63">円</text:span></text:ruby-base><text:ruby-text>えん</text:ruby-text></text:ruby> <text:s text:c="24"/>(yen)</text:p>
          </table:table-cell>
          <table:table-cell table:style-name="Tabla63.D2" office:value-type="string">
            <text:p text:style-name="P50"/>
          </table:table-cell>
        </table:table-row>
      </table:table>
      <text:p text:style-name="P16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58">楽</text:p>
          </table:table-cell>
          <table:table-cell table:style-name="Tabla225.A1" office:value-type="string">
            <text:p text:style-name="P88">TANO</text:p>
          </table:table-cell>
          <table:table-cell table:style-name="Tabla225.A1" office:value-type="string">
            <text:p text:style-name="P50"><text:ruby text:style-name="Ru1"><text:ruby-base><text:span text:style-name="T63">楽</text:span></text:ruby-base><text:ruby-text>たの</text:ruby-text></text:ruby><text:span text:style-name="T63">しい</text:span> <text:s text:c="7"/>(divertido)</text:p>
          </table:table-cell>
          <table:table-cell table:style-name="Tabla225.D1" office:value-type="string">
            <text:p text:style-name="P72"><text:ruby text:style-name="Ru1"><text:ruby-base><text:span text:style-name="T63">楽</text:span></text:ruby-base><text:ruby-text>たの</text:ruby-text></text:ruby><text:span text:style-name="T63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9">RAKU</text:p>
          </table:table-cell>
          <table:table-cell table:style-name="Tabla225.C2" office:value-type="string">
            <text:p text:style-name="P80"><text:ruby text:style-name="Ru1"><text:ruby-base><text:span text:style-name="T63">楽</text:span></text:ruby-base><text:ruby-text>らく</text:ruby-text></text:ruby><text:span text:style-name="T63">な</text:span> <text:s text:c="13"/>(cómodo) <text:s text:c="2"/></text:p>
          </table:table-cell>
          <table:table-cell table:style-name="Tabla225.D2" office:value-type="string">
            <text:p text:style-name="P100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80"><text:ruby text:style-name="Ru1"><text:ruby-base><text:span text:style-name="T63">楽</text:span></text:ruby-base><text:ruby-text>らく</text:ruby-text></text:ruby><text:ruby text:style-name="Ru1"><text:ruby-base><text:span text:style-name="T63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100"/>
          </table:table-cell>
        </table:table-row>
        <table:table-row>
          <table:covered-table-cell/>
          <table:table-cell table:style-name="Tabla225.B2" office:value-type="string">
            <text:p text:style-name="P89">GAKU</text:p>
          </table:table-cell>
          <table:table-cell table:style-name="Tabla225.C2" office:value-type="string">
            <text:p text:style-name="P80"><text:ruby text:style-name="Ru1"><text:ruby-base><text:span text:style-name="T74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100"/>
          </table:table-cell>
        </table:table-row>
      </table:table>
      <text:p text:style-name="P5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9">明</text:p>
          </table:table-cell>
          <table:table-cell table:style-name="Tabla49.A1" office:value-type="string">
            <text:p text:style-name="P104">AKA </text:p>
          </table:table-cell>
          <table:table-cell table:style-name="Tabla49.C1" office:value-type="string">
            <text:p text:style-name="P50"><text:ruby text:style-name="Ru1"><text:ruby-base><text:span text:style-name="T22">明</text:span></text:ruby-base><text:ruby-text>あか</text:ruby-text></text:ruby><text:span text:style-name="T22">るい</text:span><text:span text:style-name="T23"> <text:s text:c="2"/>claro, brillante</text:span></text:p>
          </table:table-cell>
          <table:table-cell table:style-name="Tabla49.D1" office:value-type="string">
            <text:p text:style-name="P112"/>
          </table:table-cell>
        </table:table-row>
        <table:table-row>
          <table:covered-table-cell/>
          <table:table-cell table:style-name="Tabla49.B2" office:value-type="string">
            <text:p text:style-name="P104">AKI</text:p>
          </table:table-cell>
          <table:table-cell table:style-name="Tabla49.C2" office:value-type="string">
            <text:p text:style-name="P70"><text:ruby text:style-name="Ru1"><text:ruby-base><text:span text:style-name="T24">明</text:span></text:ruby-base><text:ruby-text>あき</text:ruby-text></text:ruby><text:span text:style-name="T24">らか <text:s text:c="7"/></text:span><text:span text:style-name="T25">evidente</text:span></text:p>
          </table:table-cell>
          <table:table-cell table:style-name="Tabla49.D2" office:value-type="string">
            <text:p text:style-name="P70"/>
          </table:table-cell>
        </table:table-row>
        <table:table-row>
          <table:covered-table-cell/>
          <table:table-cell table:style-name="Tabla49.B2" office:value-type="string">
            <text:p text:style-name="P104">A</text:p>
          </table:table-cell>
          <table:table-cell table:style-name="Tabla49.C2" office:value-type="string">
            <text:p text:style-name="P50"><text:ruby text:style-name="Ru1"><text:ruby-base><text:span text:style-name="T22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3"><text:s text:c="15"/>mañana</text:span></text:p>
          </table:table-cell>
          <table:table-cell table:style-name="Tabla49.D2" office:value-type="string">
            <text:p text:style-name="P50"><text:ruby text:style-name="Ru1"><text:ruby-base><text:span text:style-name="T22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3"><text:s text:c="3"/></text:span></text:p>
            <text:p text:style-name="P116"><text:s text:c="9"/>mañana “coloquial”</text:p>
          </table:table-cell>
        </table:table-row>
      </table:table>
      <text:p text:style-name="P16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8">暗</text:p>
          </table:table-cell>
          <table:table-cell table:style-name="Tabla243.A1" office:value-type="string">
            <text:p text:style-name="P88">くら</text:p>
          </table:table-cell>
          <table:table-cell table:style-name="Tabla243.A1" office:value-type="string">
            <text:p text:style-name="P50"><text:ruby text:style-name="Ru1"><text:ruby-base><text:span text:style-name="T63">暗</text:span></text:ruby-base><text:ruby-text>くら</text:ruby-text></text:ruby><text:span text:style-name="T63">い</text:span> <text:s text:c="17"/>oscuro</text:p>
          </table:table-cell>
          <table:table-cell table:style-name="Tabla243.D1" office:value-type="string">
            <text:p text:style-name="P72"><text:s text:c="5"/></text:p>
          </table:table-cell>
        </table:table-row>
        <table:table-row>
          <table:covered-table-cell/>
          <table:table-cell table:style-name="Tabla243.B2" office:value-type="string">
            <text:p text:style-name="P89">アン</text:p>
          </table:table-cell>
          <table:table-cell table:style-name="Tabla243.C2" office:value-type="string">
            <text:p text:style-name="P80"/>
          </table:table-cell>
          <table:table-cell table:style-name="Tabla243.D2" office:value-type="string">
            <text:p text:style-name="P100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0">正</text:p>
            </table:table-cell>
            <table:table-cell table:style-name="Tabla27.A1" office:value-type="string">
              <text:p text:style-name="P64">TADA</text:p>
            </table:table-cell>
            <table:table-cell table:style-name="Tabla27.A1" office:value-type="string">
              <text:p text:style-name="P50"><text:ruby text:style-name="Ru1"><text:ruby-base><text:span text:style-name="T63">正</text:span></text:ruby-base><text:ruby-text>ただ</text:ruby-text></text:ruby><text:span text:style-name="T63">しい</text:span> <text:s text:c="9"/>(correcto)</text:p>
            </table:table-cell>
            <table:table-cell table:style-name="Tabla27.D1" office:value-type="string">
              <text:p text:style-name="P108"><text:ruby text:style-name="Ru1"><text:ruby-base><text:span text:style-name="T63">正</text:span></text:ruby-base><text:ruby-text>ただ</text:ruby-text></text:ruby><text:span text:style-name="T63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64">SHÔ</text:p>
          </table:table-cell>
          <table:table-cell table:style-name="Tabla27.C2" office:value-type="string">
            <text:p text:style-name="P50"><text:ruby text:style-name="Ru1"><text:ruby-base><text:span text:style-name="T63">正</text:span></text:ruby-base><text:ruby-text>しょう</text:ruby-text></text:ruby><text:ruby text:style-name="Ru1"><text:ruby-base><text:span text:style-name="T63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50"><text:ruby text:style-name="Ru1"><text:ruby-base><text:span text:style-name="T63">正</text:span></text:ruby-base><text:ruby-text>しょう</text:ruby-text></text:ruby><text:span text:style-name="T63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64">SEI</text:p>
          </table:table-cell>
          <table:table-cell table:style-name="Tabla27.C2" office:value-type="string">
            <text:p text:style-name="P72"><text:ruby text:style-name="Ru1"><text:ruby-base><text:span text:style-name="T11">正</text:span></text:ruby-base><text:ruby-text>せい</text:ruby-text></text:ruby><text:ruby text:style-name="Ru1"><text:ruby-base><text:span text:style-name="T63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50"/>
          </table:table-cell>
        </table:table-row>
      </table:table>
      <text:p text:style-name="P16"/>
      <text:p text:style-name="P16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8">悪</text:p>
          </table:table-cell>
          <table:table-cell table:style-name="Tabla159.A1" office:value-type="string">
            <text:p text:style-name="P88">わる</text:p>
          </table:table-cell>
          <table:table-cell table:style-name="Tabla159.A1" office:value-type="string">
            <text:p text:style-name="P50"><text:ruby text:style-name="Ru1"><text:ruby-base><text:span text:style-name="T63">悪</text:span></text:ruby-base><text:ruby-text>わる</text:ruby-text></text:ruby><text:span text:style-name="T63">い</text:span> <text:s text:c="20"/>malo</text:p>
          </table:table-cell>
          <table:table-cell table:style-name="Tabla159.D1" office:value-type="string">
            <text:p text:style-name="P72"><text:s text:c="5"/></text:p>
          </table:table-cell>
        </table:table-row>
        <table:table-row>
          <table:covered-table-cell/>
          <table:table-cell table:style-name="Tabla159.B2" office:value-type="string">
            <text:p text:style-name="P89">アク</text:p>
          </table:table-cell>
          <table:table-cell table:style-name="Tabla159.C2" office:value-type="string">
            <text:p text:style-name="P80"><text:ruby text:style-name="Ru1"><text:ruby-base><text:span text:style-name="T63">悪</text:span></text:ruby-base><text:ruby-text>あく</text:ruby-text></text:ruby><text:ruby text:style-name="Ru1"><text:ruby-base><text:span text:style-name="T63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00">　 <text:s text:c="5"/></text:p>
          </table:table-cell>
        </table:table-row>
      </table:table>
      <text:p text:style-name="P16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0">早</text:p>
          </table:table-cell>
          <table:table-cell table:style-name="Tabla84.A1" office:value-type="string">
            <text:p text:style-name="P64">HAYA</text:p>
          </table:table-cell>
          <table:table-cell table:style-name="Tabla84.C1" office:value-type="string">
            <text:p text:style-name="P50"><text:ruby text:style-name="Ru1"><text:ruby-base><text:span text:style-name="T63">早</text:span></text:ruby-base><text:ruby-text>はや</text:ruby-text></text:ruby><text:span text:style-name="T63">い</text:span> <text:s text:c="11"/>(temprano)</text:p>
          </table:table-cell>
          <table:table-cell table:style-name="Tabla84.D1" office:value-type="string">
            <text:p text:style-name="P50"><text:ruby text:style-name="Ru1"><text:ruby-base><text:span text:style-name="T63">早</text:span></text:ruby-base><text:ruby-text>はや</text:ruby-text></text:ruby><text:span text:style-name="T63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64">SÔ</text:p>
          </table:table-cell>
          <table:table-cell table:style-name="Tabla84.C2" office:value-type="string">
            <text:p text:style-name="P50"><text:ruby text:style-name="Ru1"><text:ruby-base><text:span text:style-name="T63">早</text:span></text:ruby-base><text:ruby-text>そう</text:ruby-text></text:ruby><text:ruby text:style-name="Ru1"><text:ruby-base><text:span text:style-name="T63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50"/>
          </table:table-cell>
        </table:table-row>
      </table:table>
      <text:p text:style-name="P130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0">名</text:p>
          </table:table-cell>
          <table:table-cell table:style-name="Tabla48.A1" office:value-type="string">
            <text:p text:style-name="P64">MEI</text:p>
          </table:table-cell>
          <table:table-cell table:style-name="Tabla48.C1" office:value-type="string">
            <text:p text:style-name="P50"><text:span text:style-name="T63">ゆう</text:span><text:ruby text:style-name="Ru1"><text:ruby-base><text:span text:style-name="T63">名</text:span></text:ruby-base><text:ruby-text>めい</text:ruby-text></text:ruby><text:span text:style-name="T63">な</text:span> <text:s text:c="5"/>(famoso)</text:p>
          </table:table-cell>
          <table:table-cell table:style-name="Tabla48.D1" office:value-type="string">
            <text:p text:style-name="P50"><text:ruby text:style-name="Ru1"><text:ruby-base><text:span text:style-name="T63">名</text:span></text:ruby-base><text:ruby-text>めい</text:ruby-text></text:ruby><text:ruby text:style-name="Ru1"><text:ruby-base><text:span text:style-name="T63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64">MYÔ</text:p>
          </table:table-cell>
          <table:table-cell table:style-name="Tabla48.C2" office:value-type="string">
            <text:p text:style-name="P56"><text:ruby text:style-name="Ru1"><text:ruby-base><text:span text:style-name="T63">名</text:span></text:ruby-base><text:ruby-text>みょう</text:ruby-text></text:ruby><text:ruby text:style-name="Ru1"><text:ruby-base><text:span text:style-name="T63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06"><text:ruby text:style-name="Ru1"><text:ruby-base><text:span text:style-name="T63">大</text:span></text:ruby-base><text:ruby-text>だい</text:ruby-text></text:ruby><text:ruby text:style-name="Ru1"><text:ruby-base><text:span text:style-name="T63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64">NA</text:p>
          </table:table-cell>
          <table:table-cell table:style-name="Tabla48.C2" office:value-type="string">
            <text:p text:style-name="P50"><text:ruby text:style-name="Ru1"><text:ruby-base><text:span text:style-name="T63">名</text:span></text:ruby-base><text:ruby-text>な</text:ruby-text></text:ruby><text:ruby text:style-name="Ru1"><text:ruby-base><text:span text:style-name="T63">前</text:span></text:ruby-base><text:ruby-text>まえ</text:ruby-text></text:ruby> <text:s text:c="13"/>(nombre)</text:p>
          </table:table-cell>
          <table:table-cell table:style-name="Tabla48.D2" office:value-type="string">
            <text:p text:style-name="P50"/>
          </table:table-cell>
        </table:table-row>
      </table:table>
      <text:p text:style-name="P135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0">同</text:p>
          </table:table-cell>
          <table:table-cell table:style-name="Tabla238.A1" office:value-type="string">
            <text:p text:style-name="P64">ONA</text:p>
          </table:table-cell>
          <table:table-cell table:style-name="Tabla238.C1" office:value-type="string">
            <text:p text:style-name="P50"><text:ruby text:style-name="Ru1"><text:ruby-base><text:span text:style-name="T63">同</text:span></text:ruby-base><text:ruby-text>おな</text:ruby-text></text:ruby><text:span text:style-name="T63">じな</text:span> <text:s text:c="9"/>(idéntico)</text:p>
          </table:table-cell>
          <table:table-cell table:style-name="Tabla238.D1" office:value-type="string">
            <text:p text:style-name="P50"/>
          </table:table-cell>
        </table:table-row>
        <table:table-row>
          <table:covered-table-cell/>
          <table:table-cell table:style-name="Tabla238.B2" office:value-type="string">
            <text:p text:style-name="P64">DÔ</text:p>
          </table:table-cell>
          <table:table-cell table:style-name="Tabla238.C2" office:value-type="string">
            <text:p text:style-name="P50"><text:ruby text:style-name="Ru1"><text:ruby-base><text:span text:style-name="T63">同</text:span></text:ruby-base><text:ruby-text>どう</text:ruby-text></text:ruby><text:ruby text:style-name="Ru1"><text:ruby-base><text:span text:style-name="T63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50"/>
          </table:table-cell>
        </table:table-row>
      </table:table>
      <text:p text:style-name="P128"/>
      <text:p text:style-name="P5"/>
      <text:p text:style-name="P5"/>
      <text:p text:style-name="P5"/>
      <text:p text:style-name="P5"><text:soft-page-break/></text:p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8">色</text:p>
          </table:table-cell>
          <table:table-cell table:style-name="Tabla81.A1" office:value-type="string">
            <text:p text:style-name="P88">IRO</text:p>
          </table:table-cell>
          <table:table-cell table:style-name="Tabla81.A1" office:value-type="string">
            <text:p text:style-name="P50"><text:ruby text:style-name="Ru1"><text:ruby-base><text:span text:style-name="T63">色</text:span></text:ruby-base><text:ruby-text>いろ</text:ruby-text></text:ruby> <text:s text:c="22"/>(color)</text:p>
          </table:table-cell>
          <table:table-cell table:style-name="Tabla81.D1" office:value-type="string">
            <text:p text:style-name="P72"><text:ruby text:style-name="Ru1"><text:ruby-base><text:span text:style-name="T63">色</text:span></text:ruby-base><text:ruby-text>いろ</text:ruby-text></text:ruby><text:ruby text:style-name="Ru1"><text:ruby-base><text:span text:style-name="T63">々</text:span></text:ruby-base><text:ruby-text>いろ</text:ruby-text></text:ruby><text:span text:style-name="T63">な</text:span> <text:s text:c="9"/>(colorido)</text:p>
          </table:table-cell>
        </table:table-row>
      </table:table>
      <text:p text:style-name="P16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30">白</text:p>
          </table:table-cell>
          <table:table-cell table:style-name="Tabla82.A1" table:number-rows-spanned="2" office:value-type="string">
            <text:p text:style-name="P64">SHIRO</text:p>
          </table:table-cell>
          <table:table-cell table:style-name="Tabla82.A1" office:value-type="string">
            <text:p text:style-name="P50"><text:ruby text:style-name="Ru1"><text:ruby-base><text:span text:style-name="T63">白</text:span></text:ruby-base><text:ruby-text>しろ</text:ruby-text></text:ruby><text:span text:style-name="T63">い <text:s/></text:span><text:s text:c="12"/>(blanco)</text:p>
          </table:table-cell>
          <table:table-cell table:style-name="Tabla82.D1" office:value-type="string">
            <text:p text:style-name="P70">まっ<text:ruby text:style-name="Ru1"><text:ruby-base>白</text:ruby-base><text:ruby-text>しろ</text:ruby-text></text:ruby></text:p>
            <text:p text:style-name="P50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50"><text:span text:style-name="T63">おも</text:span><text:ruby text:style-name="Ru1"><text:ruby-base><text:span text:style-name="T63">白</text:span></text:ruby-base><text:ruby-text>しろ</text:ruby-text></text:ruby><text:span text:style-name="T63">い</text:span> (interesante)</text:p>
          </table:table-cell>
          <table:table-cell table:style-name="Tabla82.D2" office:value-type="string">
            <text:p text:style-name="P50"/>
          </table:table-cell>
        </table:table-row>
      </table:table>
      <text:p text:style-name="P13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8">黒</text:p>
          </table:table-cell>
          <table:table-cell table:style-name="Tabla83.A1" office:value-type="string">
            <text:p text:style-name="P88">KURO</text:p>
          </table:table-cell>
          <table:table-cell table:style-name="Tabla83.A1" office:value-type="string">
            <text:p text:style-name="P50"><text:ruby text:style-name="Ru1"><text:ruby-base><text:span text:style-name="T63">黒</text:span></text:ruby-base><text:ruby-text>くろ</text:ruby-text></text:ruby><text:span text:style-name="T63">い </text:span><text:s text:c="16"/>(negro)</text:p>
          </table:table-cell>
          <table:table-cell table:style-name="Tabla83.D1" office:value-type="string">
            <text:p text:style-name="P50"><text:ruby text:style-name="Ru1"><text:ruby-base><text:span text:style-name="T63">黒</text:span></text:ruby-base><text:ruby-text>くろ</text:ruby-text></text:ruby><text:span text:style-name="T63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9">KOKU</text:p>
          </table:table-cell>
          <table:table-cell table:style-name="Tabla83.C2" office:value-type="string">
            <text:p text:style-name="P80"><text:ruby text:style-name="Ru1"><text:ruby-base><text:span text:style-name="T63">黒</text:span></text:ruby-base><text:ruby-text>こく</text:ruby-text></text:ruby><text:ruby text:style-name="Ru1"><text:ruby-base><text:span text:style-name="T63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100">　 <text:s text:c="5"/></text:p>
          </table:table-cell>
        </table:table-row>
      </table:table>
      <text:p text:style-name="P16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8">黄</text:p>
          </table:table-cell>
          <table:table-cell table:style-name="Tabla167.A1" office:value-type="string">
            <text:p text:style-name="P88">KI</text:p>
          </table:table-cell>
          <table:table-cell table:style-name="Tabla167.A1" office:value-type="string">
            <text:p text:style-name="P50"><text:ruby text:style-name="Ru1"><text:ruby-base><text:span text:style-name="T63">黄</text:span></text:ruby-base><text:ruby-text>き</text:ruby-text></text:ruby><text:ruby text:style-name="Ru1"><text:ruby-base><text:span text:style-name="T63">色</text:span></text:ruby-base><text:ruby-text>いろ</text:ruby-text></text:ruby><text:span text:style-name="T63">い</text:span> <text:s text:c="8"/>(amarillo)</text:p>
          </table:table-cell>
          <table:table-cell table:style-name="Tabla167.D1" office:value-type="string">
            <text:p text:style-name="P72"><text:ruby text:style-name="Ru1"><text:ruby-base><text:span text:style-name="T63">黄</text:span></text:ruby-base><text:ruby-text>き</text:ruby-text></text:ruby><text:span text:style-name="T63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8">Ô</text:p>
          </table:table-cell>
          <table:table-cell table:style-name="Tabla167.B2" office:value-type="string">
            <text:p text:style-name="P50"><text:ruby text:style-name="Ru1"><text:ruby-base><text:span text:style-name="T63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72"/>
          </table:table-cell>
        </table:table-row>
      </table:table>
      <text:p text:style-name="P16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0">赤</text:p>
          </table:table-cell>
          <table:table-cell table:style-name="Tabla171.A1" office:value-type="string">
            <text:p text:style-name="P64">AKA</text:p>
          </table:table-cell>
          <table:table-cell table:style-name="Tabla171.C1" office:value-type="string">
            <text:p text:style-name="P50"><text:ruby text:style-name="Ru1"><text:ruby-base><text:span text:style-name="T63">赤</text:span></text:ruby-base><text:ruby-text>あか</text:ruby-text></text:ruby><text:span text:style-name="T63">い</text:span> <text:s text:c="20"/>(rojo)</text:p>
          </table:table-cell>
          <table:table-cell table:style-name="Tabla171.D1" office:value-type="string">
            <text:p text:style-name="P50"><text:ruby text:style-name="Ru1"><text:ruby-base><text:span text:style-name="T63">赤</text:span></text:ruby-base><text:ruby-text>あか</text:ruby-text></text:ruby><text:span text:style-name="T63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64">SEKI</text:p>
          </table:table-cell>
          <table:table-cell table:style-name="Tabla171.B2" office:value-type="string">
            <text:p text:style-name="P50"><text:ruby text:style-name="Ru1"><text:ruby-base><text:span text:style-name="T63">赤</text:span></text:ruby-base><text:ruby-text>せき</text:ruby-text></text:ruby><text:ruby text:style-name="Ru1"><text:ruby-base><text:span text:style-name="T63">十</text:span></text:ruby-base><text:ruby-text>じゅう</text:ruby-text></text:ruby><text:ruby text:style-name="Ru1"><text:ruby-base><text:span text:style-name="T63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08"><text:ruby text:style-name="Ru1"><text:ruby-base><text:span text:style-name="T63">赤</text:span></text:ruby-base><text:ruby-text>せき</text:ruby-text></text:ruby><text:span text:style-name="T63">はん</text:span> </text:p>
            <text:p text:style-name="P108">(arroz de celebraciones)</text:p>
          </table:table-cell>
        </table:table-row>
      </table:table>
      <text:p text:style-name="P130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9">青</text:p>
          </table:table-cell>
          <table:table-cell table:style-name="Tabla172.A1" office:value-type="string">
            <text:p text:style-name="P64">AO</text:p>
          </table:table-cell>
          <table:table-cell table:style-name="Tabla172.C1" office:value-type="string">
            <text:p text:style-name="P50"><text:ruby text:style-name="Ru1"><text:ruby-base><text:span text:style-name="T63">青</text:span></text:ruby-base><text:ruby-text>あお</text:ruby-text></text:ruby><text:span text:style-name="T63">い</text:span> <text:s text:c="19"/>(azul)</text:p>
          </table:table-cell>
          <table:table-cell table:style-name="Tabla172.D1" office:value-type="string">
            <text:p text:style-name="P50"/>
          </table:table-cell>
        </table:table-row>
        <table:table-row>
          <table:covered-table-cell/>
          <table:table-cell table:style-name="Tabla172.B2" office:value-type="string">
            <text:p text:style-name="P103">SEI</text:p>
          </table:table-cell>
          <table:table-cell table:style-name="Tabla172.C2" office:value-type="string">
            <text:p text:style-name="P108"><text:ruby text:style-name="Ru1"><text:ruby-base><text:span text:style-name="T63">青</text:span></text:ruby-base><text:ruby-text>せい</text:ruby-text></text:ruby><text:ruby text:style-name="Ru1"><text:ruby-base><text:span text:style-name="T63">年</text:span></text:ruby-base><text:ruby-text>ねん</text:ruby-text></text:ruby><text:span text:style-name="T63"> </text:span>　 <text:s/>(veinteañero)</text:p>
          </table:table-cell>
          <table:table-cell table:style-name="Tabla172.D2" office:value-type="string">
            <text:p text:style-name="P71"><text:ruby text:style-name="Ru1"><text:ruby-base><text:span text:style-name="T63">青</text:span></text:ruby-base><text:ruby-text>せい</text:ruby-text></text:ruby><text:ruby text:style-name="Ru1"><text:ruby-base><text:span text:style-name="T63">天</text:span></text:ruby-base><text:ruby-text>てん</text:ruby-text></text:ruby> <text:s text:c="11"/>(cielo azul)</text:p>
          </table:table-cell>
        </table:table-row>
      </table:table>
      <text:p text:style-name="P127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46"/>
      <text:p text:style-name="P124">OBJETOS – VEHÍCULOS </text:p>
      <text:p text:style-name="P124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8">自</text:p>
          </table:table-cell>
          <table:table-cell table:style-name="Tabla195.A1" table:number-rows-spanned="2" office:value-type="string">
            <text:p text:style-name="P88">JI</text:p>
          </table:table-cell>
          <table:table-cell table:style-name="Tabla195.C1" office:value-type="string">
            <text:p text:style-name="P50"><text:ruby text:style-name="Ru1"><text:ruby-base><text:span text:style-name="T63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71"><text:ruby text:style-name="Ru1"><text:ruby-base><text:span text:style-name="T63">自</text:span></text:ruby-base><text:ruby-text>じ</text:ruby-text></text:ruby><text:ruby text:style-name="Ru1"><text:ruby-base><text:span text:style-name="T63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50"><text:ruby text:style-name="Ru1"><text:ruby-base><text:span text:style-name="T63">自</text:span></text:ruby-base><text:ruby-text>じ</text:ruby-text></text:ruby><text:span text:style-name="T63">どう</text:span><text:ruby text:style-name="Ru1"><text:ruby-base><text:span text:style-name="T63">車</text:span></text:ruby-base><text:ruby-text>しゃ</text:ruby-text></text:ruby> <text:s/>(automóvil)</text:p>
          </table:table-cell>
          <table:table-cell table:style-name="Tabla195.D2" office:value-type="string">
            <text:p text:style-name="P71"/>
          </table:table-cell>
        </table:table-row>
      </table:table>
      <text:p text:style-name="P42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8">車</text:p>
          </table:table-cell>
          <table:table-cell table:style-name="Tabla100.A1" office:value-type="string">
            <text:p text:style-name="P64">KURUMA</text:p>
          </table:table-cell>
          <table:table-cell table:style-name="Tabla100.C1" office:value-type="string">
            <text:p text:style-name="P50"><text:ruby text:style-name="Ru1"><text:ruby-base><text:span text:style-name="T63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50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64">SHA</text:p>
          </table:table-cell>
          <table:table-cell table:style-name="Tabla100.C2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車</text:span></text:ruby-base><text:ruby-text>しゃ</text:ruby-text></text:ruby><text:span text:style-name="T63"> </text:span><text:s text:c="19"/>(tren)</text:p>
          </table:table-cell>
          <table:table-cell table:style-name="Tabla100.D2" office:value-type="string">
            <text:p text:style-name="P71"><text:ruby text:style-name="Ru1"><text:ruby-base><text:span text:style-name="T63">自</text:span></text:ruby-base><text:ruby-text>じ</text:ruby-text></text:ruby><text:span text:style-name="T63">てん</text:span><text:ruby text:style-name="Ru1"><text:ruby-base><text:span text:style-name="T63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50"><text:ruby text:style-name="Ru1"><text:ruby-base><text:span text:style-name="T63">車</text:span></text:ruby-base><text:ruby-text>しゃ</text:ruby-text></text:ruby><text:span text:style-name="T63">こ</text:span> <text:s text:c="16"/>(garaje)</text:p>
          </table:table-cell>
          <table:table-cell table:style-name="Tabla100.D2" office:value-type="string">
            <text:p text:style-name="P50"/>
          </table:table-cell>
        </table:table-row>
      </table:table>
      <text:p text:style-name="P5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8">船</text:p>
          </table:table-cell>
          <table:table-cell table:style-name="Tabla231.A1" office:value-type="string">
            <text:p text:style-name="P89">FUNE</text:p>
          </table:table-cell>
          <table:table-cell table:style-name="Tabla231.A1" office:value-type="string">
            <text:p text:style-name="P50"><text:ruby text:style-name="Ru1"><text:ruby-base><text:span text:style-name="T37">船</text:span></text:ruby-base><text:ruby-text>ふね</text:ruby-text></text:ruby><text:span text:style-name="T37"> <text:s/></text:span><text:span text:style-name="T33"><text:s text:c="19"/>(barco)</text:span> <text:s text:c="7"/></text:p>
          </table:table-cell>
          <table:table-cell table:style-name="Tabla231.D1" office:value-type="string">
            <text:p text:style-name="P72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9">SEN</text:p>
          </table:table-cell>
          <table:table-cell table:style-name="Tabla231.C2" office:value-type="string">
            <text:p text:style-name="P81"><text:ruby text:style-name="Ru1"><text:ruby-base><text:span text:style-name="T63">風</text:span></text:ruby-base><text:ruby-text>ふう</text:ruby-text></text:ruby><text:ruby text:style-name="Ru1"><text:ruby-base><text:span text:style-name="T63">船</text:span></text:ruby-base><text:ruby-text>せん</text:ruby-text></text:ruby> <text:s text:c="17"/>(globo)</text:p>
          </table:table-cell>
          <table:table-cell table:style-name="Tabla231.D2" office:value-type="string">
            <text:p text:style-name="P100"><text:ruby text:style-name="Ru1"><text:ruby-base><text:span text:style-name="T36">船</text:span></text:ruby-base><text:ruby-text>せん</text:ruby-text></text:ruby><text:ruby text:style-name="Ru1"><text:ruby-base><text:span text:style-name="T36">長</text:span></text:ruby-base><text:ruby-text>ちょう</text:ruby-text></text:ruby><text:span text:style-name="T36"> <text:s text:c="2"/></text:span><text:span text:style-name="T32">(capitán barco)</text:span></text:p>
          </table:table-cell>
        </table:table-row>
      </table:table>
      <text:p text:style-name="P42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8">電</text:p>
          </table:table-cell>
          <table:table-cell table:style-name="Tabla78.A1" office:value-type="string">
            <text:p text:style-name="P64">DEN</text:p>
          </table:table-cell>
          <table:table-cell table:style-name="Tabla78.A1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50"><text:ruby text:style-name="Ru1"><text:ruby-base><text:span text:style-name="T63">電</text:span></text:ruby-base><text:ruby-text>でん</text:ruby-text></text:ruby><text:ruby text:style-name="Ru1"><text:ruby-base><text:span text:style-name="T63">話</text:span></text:ruby-base><text:ruby-text>わ</text:ruby-text></text:ruby> <text:s text:c="14"/>(teléfono)</text:p>
          </table:table-cell>
        </table:table-row>
      </table:table>
      <text:p text:style-name="P42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>
          <table:table-cell table:style-name="Tabla311.A1" office:value-type="string">
            <text:p text:style-name="P58">具</text:p>
          </table:table-cell>
          <table:table-cell table:style-name="Tabla311.A1" office:value-type="string">
            <text:p text:style-name="P64">グ</text:p>
          </table:table-cell>
          <table:table-cell table:style-name="Tabla311.A1" office:value-type="string">
            <text:p text:style-name="P50"><text:ruby text:style-name="Ru1"><text:ruby-base><text:span text:style-name="T63">道</text:span></text:ruby-base><text:ruby-text>どう</text:ruby-text></text:ruby><text:ruby text:style-name="Ru1"><text:ruby-base><text:span text:style-name="T63">具</text:span></text:ruby-base><text:ruby-text>ぐ</text:ruby-text></text:ruby> <text:s text:c="9"/>herramienta</text:p>
          </table:table-cell>
          <table:table-cell table:style-name="Tabla311.D1" office:value-type="string">
            <text:p text:style-name="P50"><text:ruby text:style-name="Ru1"><text:ruby-base><text:span text:style-name="T63">家</text:span></text:ruby-base><text:ruby-text>か</text:ruby-text></text:ruby><text:ruby text:style-name="Ru1"><text:ruby-base><text:span text:style-name="T63">具</text:span></text:ruby-base><text:ruby-text>ぐ</text:ruby-text></text:ruby> <text:s text:c="16"/>muebles</text:p>
          </table:table-cell>
        </table:table-row>
      </table:table>
      <text:p text:style-name="P16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8">門</text:p>
          </table:table-cell>
          <table:table-cell table:style-name="Tabla147.A1" table:number-rows-spanned="2" office:value-type="string">
            <text:p text:style-name="P88">MON</text:p>
          </table:table-cell>
          <table:table-cell table:style-name="Tabla147.A1" office:value-type="string">
            <text:p text:style-name="P50"><text:ruby text:style-name="Ru1"><text:ruby-base><text:span text:style-name="T63">門</text:span></text:ruby-base><text:ruby-text>もん</text:ruby-text></text:ruby><text:span text:style-name="T63"> </text:span><text:s text:c="19"/>(puerta)</text:p>
          </table:table-cell>
          <table:table-cell table:style-name="Tabla147.D1" office:value-type="string">
            <text:p text:style-name="P72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80"><text:ruby text:style-name="Ru1"><text:ruby-base><text:span text:style-name="T63">入</text:span></text:ruby-base><text:ruby-text>にゅう</text:ruby-text></text:ruby><text:ruby text:style-name="Ru1"><text:ruby-base><text:span text:style-name="T63">門</text:span></text:ruby-base><text:ruby-text>もん</text:ruby-text></text:ruby> <text:s text:c="2"/></text:p>
            <text:p text:style-name="P80"><text:s text:c="7"/>(curso principiante)</text:p>
          </table:table-cell>
          <table:table-cell table:style-name="Tabla147.D2" office:value-type="string">
            <text:p text:style-name="P93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8">荷</text:p>
          </table:table-cell>
          <table:table-cell table:style-name="Tabla263.A1" office:value-type="string">
            <text:p text:style-name="P88">に</text:p>
          </table:table-cell>
          <table:table-cell table:style-name="Tabla263.A1" office:value-type="string">
            <text:p text:style-name="P50"><text:ruby text:style-name="Ru1"><text:ruby-base><text:span text:style-name="T63">荷</text:span></text:ruby-base><text:ruby-text>に</text:ruby-text></text:ruby><text:ruby text:style-name="Ru1"><text:ruby-base><text:span text:style-name="T63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72"/>
          </table:table-cell>
        </table:table-row>
      </table:table>
      <text:p text:style-name="P43"/>
      <text:p text:style-name="P16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8">戸</text:p>
          </table:table-cell>
          <table:table-cell table:style-name="Tabla153.A1" office:value-type="string">
            <text:p text:style-name="P88">TO</text:p>
          </table:table-cell>
          <table:table-cell table:style-name="Tabla153.A1" office:value-type="string">
            <text:p text:style-name="P50"><text:ruby text:style-name="Ru1"><text:ruby-base><text:span text:style-name="T63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72"><text:ruby text:style-name="Ru1"><text:ruby-base><text:span text:style-name="T63">雨</text:span></text:ruby-base><text:ruby-text>あま</text:ruby-text></text:ruby><text:ruby text:style-name="Ru1"><text:ruby-base><text:span text:style-name="T47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8">KO</text:p>
          </table:table-cell>
          <table:table-cell table:style-name="Tabla153.B2" office:value-type="string">
            <text:p text:style-name="P50"><text:ruby text:style-name="Ru1"><text:ruby-base><text:span text:style-name="T63">戸</text:span></text:ruby-base><text:ruby-text>こ</text:ruby-text></text:ruby><text:ruby text:style-name="Ru1"><text:ruby-base><text:span text:style-name="T63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72"/>
          </table:table-cell>
        </table:table-row>
      </table:table>
      <text:p text:style-name="P43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office:value-type="string">
            <text:p text:style-name="P58">玉</text:p>
          </table:table-cell>
          <table:table-cell table:style-name="Tabla64.A1" office:value-type="string">
            <text:p text:style-name="P64">TAMA</text:p>
          </table:table-cell>
          <table:table-cell table:style-name="Tabla64.A1" office:value-type="string">
            <text:p text:style-name="P50"><text:ruby text:style-name="Ru1"><text:ruby-base><text:span text:style-name="T63">玉</text:span></text:ruby-base><text:ruby-text>たま</text:ruby-text></text:ruby> <text:s text:c="20"/>(pelota)</text:p>
          </table:table-cell>
          <table:table-cell table:style-name="Tabla64.D1" office:value-type="string">
            <text:p text:style-name="P70">シャボン<text:ruby text:style-name="Ru1"><text:ruby-base><text:span text:style-name="T58">玉</text:span></text:ruby-base><text:ruby-text>だま</text:ruby-text></text:ruby></text:p>
            <text:p text:style-name="P50"><text:s text:c="16"/>(pompa jabón)</text:p>
          </table:table-cell>
        </table:table-row>
      </table:table>
      <text:p text:style-name="P130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8">糸</text:p>
          </table:table-cell>
          <table:table-cell table:style-name="Tabla70.A1" office:value-type="string">
            <text:p text:style-name="P64">ITO</text:p>
          </table:table-cell>
          <table:table-cell table:style-name="Tabla70.A1" office:value-type="string">
            <text:p text:style-name="P50"><text:ruby text:style-name="Ru1"><text:ruby-base><text:span text:style-name="T63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50"><text:ruby text:style-name="Ru1"><text:ruby-base><text:span text:style-name="T63">毛</text:span></text:ruby-base><text:ruby-text>け</text:ruby-text></text:ruby><text:ruby text:style-name="Ru1"><text:ruby-base><text:span text:style-name="T63">糸</text:span></text:ruby-base><text:ruby-text>いと</text:ruby-text></text:ruby> <text:s/>　 <text:s text:c="8"/>(hilo lana)</text:p>
          </table:table-cell>
        </table:table-row>
      </table:table>
      <text:p text:style-name="P16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8">組</text:p>
          </table:table-cell>
          <table:table-cell table:style-name="Tabla184.A1" office:value-type="string">
            <text:p text:style-name="P88">KUMI</text:p>
          </table:table-cell>
          <table:table-cell table:style-name="Tabla184.A1" office:value-type="string">
            <text:p text:style-name="P50"><text:ruby text:style-name="Ru1"><text:ruby-base><text:span text:style-name="T74">組</text:span></text:ruby-base><text:ruby-text>くみ</text:ruby-text></text:ruby><text:span text:style-name="T74"> </text:span><text:s text:c="9"/>(set, conjunto)</text:p>
          </table:table-cell>
          <table:table-cell table:style-name="Tabla184.D1" office:value-type="string">
            <text:p text:style-name="P72"><text:span text:style-name="T78">~</text:span><text:ruby text:style-name="Ru1"><text:ruby-base><text:span text:style-name="T74">組</text:span></text:ruby-base><text:ruby-text>くみ</text:ruby-text></text:ruby> <text:s text:c="13"/>[conjuntos] <text:s text:c="4"/></text:p>
          </table:table-cell>
        </table:table-row>
        <table:table-row>
          <table:covered-table-cell/>
          <table:table-cell table:style-name="Tabla184.B2" office:value-type="string">
            <text:p text:style-name="P89">KU</text:p>
          </table:table-cell>
          <table:table-cell table:style-name="Tabla184.B2" office:value-type="string">
            <text:p text:style-name="P80"><text:ruby text:style-name="Ru1"><text:ruby-base><text:span text:style-name="T74">組</text:span></text:ruby-base><text:ruby-text>く</text:ruby-text></text:ruby><text:span text:style-name="T74">む </text:span><text:s text:c="10"/>(combinar)</text:p>
          </table:table-cell>
          <table:table-cell table:style-name="Tabla184.D2" office:value-type="string">
            <text:p text:style-name="P80"><text:ruby text:style-name="Ru1"><text:ruby-base><text:span text:style-name="T74">組</text:span></text:ruby-base><text:ruby-text>く</text:ruby-text></text:ruby><text:span text:style-name="T74">み</text:span><text:ruby text:style-name="Ru1"><text:ruby-base><text:span text:style-name="T74">合</text:span></text:ruby-base><text:ruby-text>あ</text:ruby-text></text:ruby><text:span text:style-name="T74">わせ</text:span> <text:s text:c="12"/></text:p>
            <text:p text:style-name="P80"><text:s text:c="16"/>(combinación)</text:p>
          </table:table-cell>
        </table:table-row>
      </table:table>
      <text:p text:style-name="P50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8"><text:soft-page-break/>刀</text:p>
          </table:table-cell>
          <table:table-cell table:style-name="Tabla233.A1" office:value-type="string">
            <text:p text:style-name="P88">KATANA</text:p>
          </table:table-cell>
          <table:table-cell table:style-name="Tabla233.A1" office:value-type="string">
            <text:p text:style-name="P50"><text:ruby text:style-name="Ru1"><text:ruby-base><text:span text:style-name="T74">刀</text:span></text:ruby-base><text:ruby-text>かたな</text:ruby-text></text:ruby><text:span text:style-name="T74"> </text:span><text:s text:c="16"/>(<text:span text:style-name="T7">Katana</text:span>)</text:p>
          </table:table-cell>
          <table:table-cell table:style-name="Tabla233.D1" office:value-type="string">
            <text:p text:style-name="P72"><text:s text:c="3"/></text:p>
          </table:table-cell>
        </table:table-row>
        <table:table-row>
          <table:covered-table-cell/>
          <table:table-cell table:style-name="Tabla233.B2" office:value-type="string">
            <text:p text:style-name="P89">TÔ</text:p>
          </table:table-cell>
          <table:table-cell table:style-name="Tabla233.C2" office:value-type="string">
            <text:p text:style-name="P98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7">(espada madera)</text:span></text:p>
          </table:table-cell>
          <table:table-cell table:style-name="Tabla233.D2" office:value-type="string">
            <text:p text:style-name="P100">　 <text:s text:c="5"/></text:p>
          </table:table-cell>
        </table:table-row>
      </table:table>
      <text:p text:style-name="P5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8">矢</text:p>
          </table:table-cell>
          <table:table-cell table:style-name="Tabla234.A1" office:value-type="string">
            <text:p text:style-name="P88">YA</text:p>
          </table:table-cell>
          <table:table-cell table:style-name="Tabla234.A1" office:value-type="string">
            <text:p text:style-name="P50"><text:ruby text:style-name="Ru1"><text:ruby-base><text:span text:style-name="T74">矢</text:span></text:ruby-base><text:ruby-text>や</text:ruby-text></text:ruby><text:span text:style-name="T74"> </text:span><text:s text:c="19"/>(flecha)</text:p>
          </table:table-cell>
          <table:table-cell table:style-name="Tabla234.D1" office:value-type="string">
            <text:p text:style-name="P72"><text:s text:c="4"/></text:p>
          </table:table-cell>
        </table:table-row>
      </table:table>
      <text:p text:style-name="P50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8">弓</text:p>
          </table:table-cell>
          <table:table-cell table:style-name="Tabla235.A1" office:value-type="string">
            <text:p text:style-name="P88">YUMI</text:p>
          </table:table-cell>
          <table:table-cell table:style-name="Tabla235.A1" office:value-type="string">
            <text:p text:style-name="P50"><text:ruby text:style-name="Ru1"><text:ruby-base><text:span text:style-name="T74">弓</text:span></text:ruby-base><text:ruby-text>ゆみ</text:ruby-text></text:ruby> <text:s text:c="22"/>(arco)</text:p>
          </table:table-cell>
          <table:table-cell table:style-name="Tabla235.D1" office:value-type="string">
            <text:p text:style-name="P72"/>
          </table:table-cell>
        </table:table-row>
      </table:table>
      <text:p text:style-name="P50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46"/>
      <text:p text:style-name="P124">TIEMPO – ESTACIONES</text:p>
      <text:p text:style-name="P14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9">年</text:p>
            </table:table-cell>
            <table:table-cell table:style-name="Tabla25.A1" office:value-type="string">
              <text:p text:style-name="P64">とし</text:p>
            </table:table-cell>
            <table:table-cell table:style-name="Tabla25.A1" office:value-type="string">
              <text:p text:style-name="P50"><text:ruby text:style-name="Ru1"><text:ruby-base><text:span text:style-name="T74">年</text:span></text:ruby-base><text:ruby-text>とし</text:ruby-text></text:ruby> <text:s text:c="28"/>año</text:p>
            </table:table-cell>
            <table:table-cell table:style-name="Tabla25.D1" office:value-type="string">
              <text:p text:style-name="P50"><text:ruby text:style-name="Ru1"><text:ruby-base><text:span text:style-name="T74">年</text:span></text:ruby-base><text:ruby-text>とし</text:ruby-text></text:ruby><text:ruby text:style-name="Ru1"><text:ruby-base><text:span text:style-name="T74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64">ネン</text:p>
          </table:table-cell>
          <table:table-cell table:style-name="Tabla25.C2" office:value-type="string">
            <text:p text:style-name="P50"><text:span text:style-name="T78">~</text:span><text:ruby text:style-name="Ru1"><text:ruby-base><text:span text:style-name="T74">年</text:span></text:ruby-base><text:ruby-text>ねん</text:ruby-text></text:ruby> <text:s text:c="21"/>[años]</text:p>
          </table:table-cell>
          <table:table-cell table:style-name="Tabla25.D2" office:value-type="string">
            <text:p text:style-name="P50"/>
          </table:table-cell>
        </table:table-row>
      </table:table>
      <text:p text:style-name="P20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8">時</text:p>
          </table:table-cell>
          <table:table-cell table:style-name="Tabla123.A1" office:value-type="string">
            <text:p text:style-name="P89">ジ</text:p>
          </table:table-cell>
          <table:table-cell table:style-name="Tabla123.A1" office:value-type="string">
            <text:p text:style-name="P80"><text:ruby text:style-name="Ru1"><text:ruby-base><text:span text:style-name="T74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80"><text:span text:style-name="T78">~</text:span><text:ruby text:style-name="Ru1"><text:ruby-base><text:span text:style-name="T74">時</text:span></text:ruby-base><text:ruby-text>じ</text:ruby-text></text:ruby><text:ruby text:style-name="Ru1"><text:ruby-base><text:span text:style-name="T74">間</text:span></text:ruby-base><text:ruby-text>かん</text:ruby-text></text:ruby><text:span text:style-name="T72"> <text:s text:c="15"/>[horas]</text:span></text:p>
          </table:table-cell>
        </table:table-row>
        <table:table-row>
          <table:covered-table-cell/>
          <table:table-cell table:style-name="Tabla123.B2" office:value-type="string">
            <text:p text:style-name="P88">とき</text:p>
          </table:table-cell>
          <table:table-cell table:style-name="Tabla123.B2" office:value-type="string">
            <text:p text:style-name="P50"><text:ruby text:style-name="Ru1"><text:ruby-base><text:span text:style-name="T74">時</text:span></text:ruby-base><text:ruby-text>とき</text:ruby-text></text:ruby><text:ruby text:style-name="Ru1"><text:ruby-base><text:span text:style-name="T74">々</text:span></text:ruby-base><text:ruby-text>どき</text:ruby-text></text:ruby> <text:s text:c="15"/>a veces</text:p>
          </table:table-cell>
          <table:table-cell table:style-name="Tabla123.D2" office:value-type="string">
            <text:p text:style-name="P72"><text:ruby text:style-name="Ru1"><text:ruby-base><text:span text:style-name="T51">時</text:span></text:ruby-base><text:ruby-text>と</text:ruby-text></text:ruby><text:ruby text:style-name="Ru1"><text:ruby-base><text:span text:style-name="T74">計</text:span></text:ruby-base><text:ruby-text>けい</text:ruby-text></text:ruby> <text:s text:c="23"/>reloj</text:p>
          </table:table-cell>
        </table:table-row>
      </table:table>
      <text:p text:style-name="P46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8">今</text:p>
          </table:table-cell>
          <table:table-cell table:style-name="Tabla132.A1" office:value-type="string">
            <text:p text:style-name="P88">いま</text:p>
          </table:table-cell>
          <table:table-cell table:style-name="Tabla132.A1" office:value-type="string">
            <text:p text:style-name="P50"><text:ruby text:style-name="Ru1"><text:ruby-base><text:span text:style-name="T74">今</text:span></text:ruby-base><text:ruby-text>いま</text:ruby-text></text:ruby> <text:s text:c="23"/>ahora</text:p>
          </table:table-cell>
          <table:table-cell table:style-name="Tabla132.D1" office:value-type="string">
            <text:p text:style-name="P72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9">コン</text:p>
          </table:table-cell>
          <table:table-cell table:style-name="Tabla132.C2" office:value-type="string">
            <text:p text:style-name="P80"><text:ruby text:style-name="Ru1"><text:ruby-base><text:span text:style-name="T74">今</text:span></text:ruby-base><text:ruby-text>こん</text:ruby-text></text:ruby><text:ruby text:style-name="Ru1"><text:ruby-base><text:span text:style-name="T74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80"><text:ruby text:style-name="Ru1"><text:ruby-base><text:span text:style-name="T51">今</text:span></text:ruby-base><text:ruby-text>こ</text:ruby-text></text:ruby><text:ruby text:style-name="Ru1"><text:ruby-base><text:span text:style-name="T74">年</text:span></text:ruby-base><text:ruby-text>とし</text:ruby-text></text:ruby><text:span text:style-name="T72"> <text:s text:c="15"/>este año</text:span></text:p>
          </table:table-cell>
        </table:table-row>
      </table:table>
      <text:p text:style-name="P16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58">昔</text:p>
          </table:table-cell>
          <table:table-cell table:style-name="Tabla333.A1" office:value-type="string">
            <text:p text:style-name="P88">むかし</text:p>
          </table:table-cell>
          <table:table-cell table:style-name="Tabla333.A1" office:value-type="string">
            <text:p text:style-name="P50"><text:ruby text:style-name="Ru1"><text:ruby-base><text:span text:style-name="T74">昔</text:span></text:ruby-base><text:ruby-text>むかし</text:ruby-text></text:ruby> <text:s text:c="10"/>tiempo atrás</text:p>
          </table:table-cell>
          <table:table-cell table:style-name="Tabla333.D1" office:value-type="string">
            <text:p text:style-name="P72"><text:ruby text:style-name="Ru1"><text:ruby-base><text:span text:style-name="T74">昔</text:span></text:ruby-base><text:ruby-text>むかし</text:ruby-text></text:ruby><text:ruby text:style-name="Ru1"><text:ruby-base><text:span text:style-name="T74">々</text:span></text:ruby-base><text:ruby-text>むかし</text:ruby-text></text:ruby> <text:s text:c="2"/>érase una vez</text:p>
          </table:table-cell>
        </table:table-row>
      </table:table>
      <text:p text:style-name="P16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8">期</text:p>
          </table:table-cell>
          <table:table-cell table:style-name="Tabla281.A1" office:value-type="string">
            <text:p text:style-name="P88">キ</text:p>
          </table:table-cell>
          <table:table-cell table:style-name="Tabla281.A1" office:value-type="string">
            <text:p text:style-name="P50"><text:ruby text:style-name="Ru1"><text:ruby-base><text:span text:style-name="T74">期</text:span></text:ruby-base><text:ruby-text>き</text:ruby-text></text:ruby><text:ruby text:style-name="Ru1"><text:ruby-base><text:span text:style-name="T74">間</text:span></text:ruby-base><text:ruby-text>かん</text:ruby-text></text:ruby> </text:p>
            <text:p text:style-name="P50"><text:s text:c="9"/>periodo de tiempo</text:p>
          </table:table-cell>
          <table:table-cell table:style-name="Tabla281.D1" office:value-type="string">
            <text:p text:style-name="P97"/>
          </table:table-cell>
        </table:table-row>
      </table:table>
      <text:p text:style-name="P16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8">去</text:p>
          </table:table-cell>
          <table:table-cell table:style-name="Tabla287.A1" office:value-type="string">
            <text:p text:style-name="P88">キョ</text:p>
          </table:table-cell>
          <table:table-cell table:style-name="Tabla287.A1" office:value-type="string">
            <text:p text:style-name="P50"><text:ruby text:style-name="Ru1"><text:ruby-base><text:span text:style-name="T74">去</text:span></text:ruby-base><text:ruby-text>きょ</text:ruby-text></text:ruby><text:ruby text:style-name="Ru1"><text:ruby-base><text:span text:style-name="T74">年</text:span></text:ruby-base><text:ruby-text>ねん</text:ruby-text></text:ruby><text:span text:style-name="T72"> <text:s text:c="9"/>año pasado</text:span></text:p>
          </table:table-cell>
          <table:table-cell table:style-name="Tabla287.D1" office:value-type="string">
            <text:p text:style-name="P97"/>
          </table:table-cell>
        </table:table-row>
      </table:table>
      <text:p text:style-name="P16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8">毎</text:p>
          </table:table-cell>
          <table:table-cell table:style-name="Tabla133.A1" table:number-rows-spanned="2" office:value-type="string">
            <text:p text:style-name="P88">MAI</text:p>
          </table:table-cell>
          <table:table-cell table:style-name="Tabla133.A1" office:value-type="string">
            <text:p text:style-name="P50"><text:ruby text:style-name="Ru1"><text:ruby-base><text:span text:style-name="T74">毎</text:span></text:ruby-base><text:ruby-text>まい</text:ruby-text></text:ruby><text:span text:style-name="T74"> </text:span><text:s text:c="17"/>(siempre)</text:p>
          </table:table-cell>
          <table:table-cell table:style-name="Tabla133.D1" office:value-type="string">
            <text:p text:style-name="P72"><text:ruby text:style-name="Ru1"><text:ruby-base><text:span text:style-name="T74">毎</text:span></text:ruby-base><text:ruby-text>まい</text:ruby-text></text:ruby><text:ruby text:style-name="Ru1"><text:ruby-base><text:span text:style-name="T74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80"><text:ruby text:style-name="Ru1"><text:ruby-base><text:span text:style-name="T74">毎</text:span></text:ruby-base><text:ruby-text>まい</text:ruby-text></text:ruby><text:ruby text:style-name="Ru1"><text:ruby-base><text:span text:style-name="T74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80"><text:ruby text:style-name="Ru1"><text:ruby-base><text:span text:style-name="T74">毎</text:span></text:ruby-base><text:ruby-text>まい</text:ruby-text></text:ruby><text:ruby text:style-name="Ru1"><text:ruby-base><text:span text:style-name="T74">年</text:span></text:ruby-base><text:ruby-text>とし</text:ruby-text></text:ruby> <text:s text:c="11"/>(cada año)</text:p>
          </table:table-cell>
        </table:table-row>
      </table:table>
      <text:p text:style-name="P16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8">先</text:p>
            </table:table-cell>
            <table:table-cell table:style-name="Tabla24.A1" office:value-type="string">
              <text:p text:style-name="P64">SAKI</text:p>
            </table:table-cell>
            <table:table-cell table:style-name="Tabla24.A1" office:value-type="string">
              <text:p text:style-name="P50"><text:ruby text:style-name="Ru1"><text:ruby-base><text:span text:style-name="T74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50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64">SEN</text:p>
          </table:table-cell>
          <table:table-cell table:style-name="Tabla24.C2" office:value-type="string">
            <text:p text:style-name="P121"><text:ruby text:style-name="Ru1"><text:ruby-base><text:span text:style-name="T60">先</text:span></text:ruby-base><text:ruby-text>せん</text:ruby-text></text:ruby><text:ruby text:style-name="Ru1"><text:ruby-base><text:span text:style-name="T60">週</text:span></text:ruby-base><text:ruby-text>しゅう</text:ruby-text></text:ruby><text:span text:style-name="T70">(semana pasada)</text:span></text:p>
          </table:table-cell>
          <table:table-cell table:style-name="Tabla24.D2" office:value-type="string">
            <text:p text:style-name="P119"/>
          </table:table-cell>
        </table:table-row>
      </table:table>
      <text:p text:style-name="P16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8">曜</text:p>
          </table:table-cell>
          <table:table-cell table:style-name="Tabla110.A1" office:value-type="string">
            <text:p text:style-name="P88">ヨウ</text:p>
          </table:table-cell>
          <table:table-cell table:style-name="Tabla110.A1" office:value-type="string">
            <text:p text:style-name="P50"><text:ruby text:style-name="Ru1"><text:ruby-base><text:span text:style-name="T63">曜</text:span></text:ruby-base><text:ruby-text>よう</text:ruby-text></text:ruby><text:ruby text:style-name="Ru1"><text:ruby-base><text:span text:style-name="T63">日</text:span></text:ruby-base><text:ruby-text>び</text:ruby-text></text:ruby> </text:p>
            <text:p text:style-name="P50"><text:s text:c="6"/><text:span text:style-name="T7">*días de la semana</text:span></text:p>
          </table:table-cell>
          <table:table-cell table:style-name="Tabla110.D1" office:value-type="string">
            <text:p text:style-name="P72"/>
          </table:table-cell>
        </table:table-row>
      </table:table>
      <text:p text:style-name="P42"/>
      <text:p text:style-name="P42"/>
      <text:p text:style-name="P42"/>
      <text:p text:style-name="P42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table:number-rows-spanned="2" office:value-type="string">
            <text:p text:style-name="P58">春</text:p>
          </table:table-cell>
          <table:table-cell table:style-name="Tabla111.A1" office:value-type="string">
            <text:p text:style-name="P88">HARU</text:p>
          </table:table-cell>
          <table:table-cell table:style-name="Tabla111.C1" office:value-type="string">
            <text:p text:style-name="P50"><text:ruby text:style-name="Ru1"><text:ruby-base><text:span text:style-name="T63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73"/>
          </table:table-cell>
        </table:table-row>
        <table:table-row>
          <table:covered-table-cell/>
          <table:table-cell table:style-name="Tabla111.B2" office:value-type="string">
            <text:p text:style-name="P89">SHUN</text:p>
          </table:table-cell>
          <table:table-cell table:style-name="Tabla111.C2" office:value-type="string">
            <text:p text:style-name="P80"><text:ruby text:style-name="Ru1"><text:ruby-base><text:span text:style-name="T63">青</text:span></text:ruby-base><text:ruby-text>せい</text:ruby-text></text:ruby><text:ruby text:style-name="Ru1"><text:ruby-base><text:span text:style-name="T63">春</text:span></text:ruby-base><text:ruby-text>しゅん</text:ruby-text></text:ruby><text:span text:style-name="T63"> </text:span><text:s/>(adolescencia)</text:p>
          </table:table-cell>
          <table:table-cell table:style-name="Tabla111.D2" office:value-type="string">
            <text:p text:style-name="P110">(*)</text:p>
          </table:table-cell>
        </table:table-row>
      </table:table>
      <text:p text:style-name="P16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8">夏</text:p>
          </table:table-cell>
          <table:table-cell table:style-name="Tabla112.A1" office:value-type="string">
            <text:p text:style-name="P88">NATSU</text:p>
          </table:table-cell>
          <table:table-cell table:style-name="Tabla112.A1" office:value-type="string">
            <text:p text:style-name="P50"><text:ruby text:style-name="Ru1"><text:ruby-base><text:span text:style-name="T63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72"><text:ruby text:style-name="Ru1"><text:ruby-base><text:span text:style-name="T63">夏</text:span></text:ruby-base><text:ruby-text>なつ</text:ruby-text></text:ruby><text:ruby text:style-name="Ru1"><text:ruby-base><text:span text:style-name="T63">休</text:span></text:ruby-base><text:ruby-text>やす</text:ruby-text></text:ruby><text:span text:style-name="T63">み</text:span> <text:s/></text:p>
            <text:p text:style-name="P72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9">KA</text:p>
          </table:table-cell>
          <table:table-cell table:style-name="Tabla112.C2" office:value-type="string">
            <text:p text:style-name="P80"/>
          </table:table-cell>
          <table:table-cell table:style-name="Tabla112.D2" office:value-type="string">
            <text:p text:style-name="P110">(*)</text:p>
          </table:table-cell>
        </table:table-row>
      </table:table>
      <text:p text:style-name="P16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8">秋</text:p>
          </table:table-cell>
          <table:table-cell table:style-name="Tabla113.A1" office:value-type="string">
            <text:p text:style-name="P88">AKI</text:p>
          </table:table-cell>
          <table:table-cell table:style-name="Tabla113.C1" office:value-type="string">
            <text:p text:style-name="P50"><text:ruby text:style-name="Ru1"><text:ruby-base><text:span text:style-name="T63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73"/>
          </table:table-cell>
        </table:table-row>
        <table:table-row>
          <table:covered-table-cell/>
          <table:table-cell table:style-name="Tabla113.B2" office:value-type="string">
            <text:p text:style-name="P89">SHÛ</text:p>
          </table:table-cell>
          <table:table-cell table:style-name="Tabla113.C2" office:value-type="string">
            <text:p text:style-name="P80"/>
          </table:table-cell>
          <table:table-cell table:style-name="Tabla113.D2" office:value-type="string">
            <text:p text:style-name="P110">(*)</text:p>
          </table:table-cell>
        </table:table-row>
      </table:table>
      <text:p text:style-name="P16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8">冬</text:p>
          </table:table-cell>
          <table:table-cell table:style-name="Tabla144.A1" office:value-type="string">
            <text:p text:style-name="P88">FUYU</text:p>
          </table:table-cell>
          <table:table-cell table:style-name="Tabla144.A1" office:value-type="string">
            <text:p text:style-name="P50"><text:ruby text:style-name="Ru1"><text:ruby-base><text:span text:style-name="T63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72"><text:ruby text:style-name="Ru1"><text:ruby-base><text:span text:style-name="T63">冬</text:span></text:ruby-base><text:ruby-text>ふゆ</text:ruby-text></text:ruby><text:ruby text:style-name="Ru1"><text:ruby-base><text:span text:style-name="T63">休</text:span></text:ruby-base><text:ruby-text>やす</text:ruby-text></text:ruby><text:span text:style-name="T63">み</text:span> <text:s text:c="5"/></text:p>
            <text:p text:style-name="P72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9">TÔ</text:p>
          </table:table-cell>
          <table:table-cell table:style-name="Tabla144.C2" office:value-type="string">
            <text:p text:style-name="P80"/>
          </table:table-cell>
          <table:table-cell table:style-name="Tabla144.D2" office:value-type="string">
            <text:p text:style-name="P80"><text:ruby text:style-name="Ru1"><text:ruby-base><text:span text:style-name="T63">春</text:span></text:ruby-base><text:ruby-text>しゅん</text:ruby-text></text:ruby><text:ruby text:style-name="Ru1"><text:ruby-base><text:span text:style-name="T63">夏</text:span></text:ruby-base><text:ruby-text>か</text:ruby-text></text:ruby><text:ruby text:style-name="Ru1"><text:ruby-base><text:span text:style-name="T63">秋</text:span></text:ruby-base><text:ruby-text>しゅう</text:ruby-text></text:ruby><text:ruby text:style-name="Ru1"><text:ruby-base><text:span text:style-name="T63">冬</text:span></text:ruby-base><text:ruby-text>とう</text:ruby-text></text:ruby> </text:p>
            <text:p text:style-name="P80"><text:soft-page-break/><text:s text:c="2"/>(*) (estaciones del año)</text:p>
          </table:table-cell>
        </table:table-row>
      </table:table>
      <text:p text:style-name="P135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8">週</text:p>
          </table:table-cell>
          <table:table-cell table:style-name="Tabla134.A1" office:value-type="string">
            <text:p text:style-name="P88">SHÛ</text:p>
          </table:table-cell>
          <table:table-cell table:style-name="Tabla134.A1" office:value-type="string">
            <text:p text:style-name="P50"><text:ruby text:style-name="Ru1"><text:ruby-base><text:span text:style-name="T63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72"><text:ruby text:style-name="Ru1"><text:ruby-base><text:span text:style-name="T63">来</text:span></text:ruby-base><text:ruby-text>らい</text:ruby-text></text:ruby><text:ruby text:style-name="Ru1"><text:ruby-base><text:span text:style-name="T63">週</text:span></text:ruby-base><text:ruby-text>しゅう</text:ruby-text></text:ruby></text:p>
            <text:p text:style-name="P72"><text:span text:style-name="T63"><text:s text:c="8"/></text:span>(próxima semana)</text:p>
          </table:table-cell>
        </table:table-row>
      </table:table>
      <text:p text:style-name="P16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8">分</text:p>
          </table:table-cell>
          <table:table-cell table:style-name="Tabla124.A1" office:value-type="string">
            <text:p text:style-name="P88">WA</text:p>
          </table:table-cell>
          <table:table-cell table:style-name="Tabla124.A1" office:value-type="string">
            <text:p text:style-name="P50"><text:ruby text:style-name="Ru1"><text:ruby-base><text:span text:style-name="T74">分</text:span></text:ruby-base><text:ruby-text>わ</text:ruby-text></text:ruby><text:span text:style-name="T74">ける <text:s text:c="4"/></text:span><text:s text:c="5"/>(dividir)</text:p>
          </table:table-cell>
          <table:table-cell table:style-name="Tabla124.D1" office:value-type="string">
            <text:p text:style-name="P72"><text:ruby text:style-name="Ru1"><text:ruby-base><text:span text:style-name="T74">分</text:span></text:ruby-base><text:ruby-text>わ</text:ruby-text></text:ruby><text:span text:style-name="T74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9">BUN</text:p>
          </table:table-cell>
          <table:table-cell table:style-name="Tabla124.C2" office:value-type="string">
            <text:p text:style-name="P80"><text:ruby text:style-name="Ru1"><text:ruby-base><text:span text:style-name="T74">半</text:span></text:ruby-base><text:ruby-text>はん</text:ruby-text></text:ruby><text:ruby text:style-name="Ru1"><text:ruby-base><text:span text:style-name="T74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77">Minutos</text:p>
            <text:p text:style-name="P77"><text:s text:c="6"/><text:span text:style-name="T73">(ふん / ぶん / ぷん</text:span>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8">半</text:p>
          </table:table-cell>
          <table:table-cell table:style-name="Tabla131.A1" office:value-type="string">
            <text:p text:style-name="P88">HAN</text:p>
          </table:table-cell>
          <table:table-cell table:style-name="Tabla131.A1" office:value-type="string">
            <text:p text:style-name="P50"><text:ruby text:style-name="Ru1"><text:ruby-base><text:span text:style-name="T74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9"/>
          </table:table-cell>
        </table:table-row>
      </table:table>
      <text:p text:style-name="P16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8">朝</text:p>
          </table:table-cell>
          <table:table-cell table:style-name="Tabla125.A1" table:number-rows-spanned="2" office:value-type="string">
            <text:p text:style-name="P88">ASA</text:p>
          </table:table-cell>
          <table:table-cell table:style-name="Tabla125.A1" office:value-type="string">
            <text:p text:style-name="P50"><text:ruby text:style-name="Ru1"><text:ruby-base><text:span text:style-name="T74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72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31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21"><text:ruby text:style-name="Ru1"><text:ruby-base>朝</text:ruby-base><text:ruby-text>あさ</text:ruby-text></text:ruby>ごはん</text:p>
            <text:p text:style-name="P50"><text:s text:c="20"/>(desayuno)</text:p>
          </table:table-cell>
          <table:table-cell table:style-name="Tabla125.D2" office:value-type="string">
            <text:p text:style-name="P72"><text:ruby text:style-name="Ru1"><text:ruby-base><text:span text:style-name="T74">毎</text:span></text:ruby-base><text:ruby-text>まい</text:ruby-text></text:ruby><text:ruby text:style-name="Ru1"><text:ruby-base><text:span text:style-name="T74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103">CHÔ</text:p>
          </table:table-cell>
          <table:table-cell table:style-name="Tabla125.C3" office:value-type="string">
            <text:p text:style-name="P115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20"><text:s text:c="5"/><text:span text:style-name="T8"><text:s/>(desayuno “formal”)</text:span></text:p>
          </table:table-cell>
          <table:table-cell table:style-name="Tabla125.D3" office:value-type="string">
            <text:p text:style-name="P80"/>
          </table:table-cell>
        </table:table-row>
      </table:table>
      <text:p text:style-name="P16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8">昼</text:p>
          </table:table-cell>
          <table:table-cell table:style-name="Tabla126.A1" table:number-rows-spanned="2" office:value-type="string">
            <text:p text:style-name="P88">HIRU</text:p>
          </table:table-cell>
          <table:table-cell table:style-name="Tabla126.A1" office:value-type="string">
            <text:p text:style-name="P50"><text:ruby text:style-name="Ru1"><text:ruby-base><text:span text:style-name="T74">昼</text:span></text:ruby-base><text:ruby-text>ひる</text:ruby-text></text:ruby><text:span text:style-name="T74"> <text:s/></text:span><text:s text:c="20"/>(tarde)</text:p>
          </table:table-cell>
          <table:table-cell table:style-name="Tabla126.D1" office:value-type="string">
            <text:p text:style-name="P50"><text:ruby text:style-name="Ru1"><text:ruby-base><text:span text:style-name="T74">昼</text:span></text:ruby-base><text:ruby-text>ひる</text:ruby-text></text:ruby><text:span text:style-name="T74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50"><text:ruby text:style-name="Ru1"><text:ruby-base><text:span text:style-name="T74">昼</text:span></text:ruby-base><text:ruby-text>ひる</text:ruby-text></text:ruby><text:ruby text:style-name="Ru1"><text:ruby-base><text:span text:style-name="T74">休</text:span></text:ruby-base><text:ruby-text>やす</text:ruby-text></text:ruby><text:span text:style-name="T74">み </text:span><text:s/></text:p>
            <text:p text:style-name="P50"><text:s text:c="4"/>(descanso mediodía)</text:p>
          </table:table-cell>
          <table:table-cell table:style-name="Tabla126.D2" office:value-type="string">
            <text:p text:style-name="P50"><text:ruby text:style-name="Ru1"><text:ruby-base><text:span text:style-name="T74">昼</text:span></text:ruby-base><text:ruby-text>ひる</text:ruby-text></text:ruby><text:span text:style-name="T74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103">CHÛ</text:p>
          </table:table-cell>
          <table:table-cell table:style-name="Tabla126.C3" office:value-type="string">
            <text:p text:style-name="P106"><text:ruby text:style-name="Ru1"><text:ruby-base><text:span text:style-name="T74">昼</text:span></text:ruby-base><text:ruby-text>ちゅう</text:ruby-text></text:ruby><text:ruby text:style-name="Ru1"><text:ruby-base><text:span text:style-name="T74">食</text:span></text:ruby-base><text:ruby-text>しょく</text:ruby-text></text:ruby> </text:p>
            <text:p text:style-name="P106"><text:s text:c="10"/>(comida “formal”)</text:p>
          </table:table-cell>
          <table:table-cell table:style-name="Tabla126.D3" office:value-type="string">
            <text:p text:style-name="P80"/>
          </table:table-cell>
        </table:table-row>
      </table:table>
      <text:p text:style-name="P16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8">夜</text:p>
          </table:table-cell>
          <table:table-cell table:style-name="Tabla127.A1" office:value-type="string">
            <text:p text:style-name="P88">YORU</text:p>
          </table:table-cell>
          <table:table-cell table:style-name="Tabla127.A1" office:value-type="string">
            <text:p text:style-name="P50"><text:ruby text:style-name="Ru1"><text:ruby-base><text:span text:style-name="T63">夜</text:span></text:ruby-base><text:ruby-text>よる</text:ruby-text></text:ruby> <text:s text:c="19"/>(noche)</text:p>
          </table:table-cell>
          <table:table-cell table:style-name="Tabla127.D1" office:value-type="string">
            <text:p text:style-name="P72"/>
          </table:table-cell>
        </table:table-row>
        <table:table-row>
          <table:covered-table-cell/>
          <table:table-cell table:style-name="Tabla127.B2" office:value-type="string">
            <text:p text:style-name="P89">YA</text:p>
          </table:table-cell>
          <table:table-cell table:style-name="Tabla127.C2" office:value-type="string">
            <text:p text:style-name="P80"><text:ruby text:style-name="Ru1"><text:ruby-base><text:span text:style-name="T63">今</text:span></text:ruby-base><text:ruby-text>こん</text:ruby-text></text:ruby><text:ruby text:style-name="Ru1"><text:ruby-base><text:span text:style-name="T63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80"/>
          </table:table-cell>
        </table:table-row>
        <table:table-row>
          <table:covered-table-cell/>
          <table:table-cell table:style-name="Tabla127.B2" office:value-type="string">
            <text:p text:style-name="P89">YO</text:p>
          </table:table-cell>
          <table:table-cell table:style-name="Tabla127.C2" office:value-type="string">
            <text:p text:style-name="P80"><text:ruby text:style-name="Ru1"><text:ruby-base><text:span text:style-name="T63">夜</text:span></text:ruby-base><text:ruby-text>よ</text:ruby-text></text:ruby><text:ruby text:style-name="Ru1"><text:ruby-base><text:span text:style-name="T63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80"/>
          </table:table-cell>
        </table:table-row>
      </table:table>
      <text:p text:style-name="P16"/>
      <text:p text:style-name="P16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9">夕</text:p>
          </table:table-cell>
          <table:table-cell table:style-name="Tabla88.A1" table:number-rows-spanned="2" office:value-type="string">
            <text:p text:style-name="P64">YÛ</text:p>
          </table:table-cell>
          <table:table-cell table:style-name="Tabla88.C1" office:value-type="string">
            <text:p text:style-name="P70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50"><text:ruby text:style-name="Ru1"><text:ruby-base><text:span text:style-name="T63">夕</text:span></text:ruby-base><text:ruby-text>ゆう</text:ruby-text></text:ruby><text:ruby text:style-name="Ru1"><text:ruby-base><text:span text:style-name="T63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50"><text:ruby text:style-name="Ru1"><text:ruby-base><text:span text:style-name="T74">夕</text:span></text:ruby-base><text:ruby-text>ゆう</text:ruby-text></text:ruby><text:span text:style-name="T74">やた</text:span> <text:s text:c="12"/>(ocaso)</text:p>
          </table:table-cell>
          <table:table-cell table:style-name="Tabla88.D2" office:value-type="string">
            <text:p text:style-name="P50"/>
          </table:table-cell>
        </table:table-row>
      </table:table>
      <text:p text:style-name="P130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8">前</text:p>
          </table:table-cell>
          <table:table-cell table:style-name="Tabla129.A1" office:value-type="string">
            <text:p text:style-name="P88">MAE</text:p>
          </table:table-cell>
          <table:table-cell table:style-name="Tabla129.A1" office:value-type="string">
            <text:p text:style-name="P50"><text:ruby text:style-name="Ru1"><text:ruby-base><text:span text:style-name="T74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72"/>
          </table:table-cell>
        </table:table-row>
        <table:table-row>
          <table:covered-table-cell/>
          <table:table-cell table:style-name="Tabla129.B2" office:value-type="string">
            <text:p text:style-name="P88">ZEN</text:p>
          </table:table-cell>
          <table:table-cell table:style-name="Tabla129.B2" office:value-type="string">
            <text:p text:style-name="P78"><text:ruby text:style-name="Ru1"><text:ruby-base><text:span text:style-name="T75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60">(AM)</text:span></text:p>
          </table:table-cell>
          <table:table-cell table:style-name="Tabla129.D2" office:value-type="string">
            <text:p text:style-name="P72"/>
          </table:table-cell>
        </table:table-row>
      </table:table>
      <text:p text:style-name="P16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8">後</text:p>
          </table:table-cell>
          <table:table-cell table:style-name="Tabla130.A1" office:value-type="string">
            <text:p text:style-name="P88">ATO</text:p>
          </table:table-cell>
          <table:table-cell table:style-name="Tabla130.A1" office:value-type="string">
            <text:p text:style-name="P50"><text:ruby text:style-name="Ru1"><text:ruby-base><text:span text:style-name="T74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72"/>
          </table:table-cell>
        </table:table-row>
        <table:table-row>
          <table:covered-table-cell/>
          <table:table-cell table:style-name="Tabla130.B2" office:value-type="string">
            <text:p text:style-name="P89">USHI</text:p>
          </table:table-cell>
          <table:table-cell table:style-name="Tabla130.C2" office:value-type="string">
            <text:p text:style-name="P80"><text:ruby text:style-name="Ru1"><text:ruby-base><text:span text:style-name="T74">後</text:span></text:ruby-base><text:ruby-text>うし</text:ruby-text></text:ruby><text:span text:style-name="T74">ろ </text:span><text:s text:c="15"/>(detrás)</text:p>
          </table:table-cell>
          <table:table-cell table:style-name="Tabla130.D2" office:value-type="string">
            <text:p text:style-name="P80"/>
          </table:table-cell>
        </table:table-row>
        <table:table-row>
          <table:covered-table-cell/>
          <table:table-cell table:style-name="Tabla130.B2" office:value-type="string">
            <text:p text:style-name="P89">GO</text:p>
          </table:table-cell>
          <table:table-cell table:style-name="Tabla130.C2" office:value-type="string">
            <text:p text:style-name="P55"><text:ruby text:style-name="Ru1"><text:ruby-base><text:span text:style-name="T39">午</text:span></text:ruby-base><text:ruby-text>ご</text:ruby-text></text:ruby><text:ruby text:style-name="Ru1"><text:ruby-base><text:span text:style-name="T17">後</text:span></text:ruby-base><text:ruby-text>ご</text:ruby-text></text:ruby><text:span text:style-name="T39"> </text:span><text:span text:style-name="T33"><text:s text:c="19"/>(PM)</text:span></text:p>
          </table:table-cell>
          <table:table-cell table:style-name="Tabla130.D2" office:value-type="string">
            <text:p text:style-name="P80"/>
          </table:table-cell>
        </table:table-row>
      </table:table>
      <text:p text:style-name="P16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8">午</text:p>
          </table:table-cell>
          <table:table-cell table:style-name="Tabla128.A1" office:value-type="string">
            <text:p text:style-name="P87">GO</text:p>
          </table:table-cell>
          <table:table-cell table:style-name="Tabla128.A1" office:value-type="string">
            <text:p text:style-name="P74"><text:ruby text:style-name="Ru1"><text:ruby-base><text:span text:style-name="T74">正</text:span></text:ruby-base><text:ruby-text>しょう</text:ruby-text></text:ruby><text:ruby text:style-name="Ru1"><text:ruby-base><text:span text:style-name="T74">午</text:span></text:ruby-base><text:ruby-text>ご</text:ruby-text></text:ruby> <text:s text:c="8"/>(mediodía)</text:p>
          </table:table-cell>
          <table:table-cell table:style-name="Tabla128.D1" office:value-type="string">
            <text:p text:style-name="P54"><text:s text:c="14"/><text:span text:style-name="T73">* (午前 /</text:span><text:span text:style-name="T38"> 午後</text:span><text:span text:style-name="T73">)</text:span></text:p>
          </table:table-cell>
        </table:table-row>
      </table:table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46"/>
      <text:p text:style-name="P124">PUEBLO – CIUDAD - PAÍS</text:p>
      <text:p text:style-name="P7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8">区</text:p>
          </table:table-cell>
          <table:table-cell table:style-name="Tabla309.A1" office:value-type="string">
            <text:p text:style-name="P88">ク</text:p>
          </table:table-cell>
          <table:table-cell table:style-name="Tabla309.A1" office:value-type="string">
            <text:p text:style-name="P50"><text:ruby text:style-name="Ru1"><text:ruby-base><text:span text:style-name="T63">区</text:span></text:ruby-base><text:ruby-text>く</text:ruby-text></text:ruby> <text:s text:c="23"/>barrio</text:p>
          </table:table-cell>
          <table:table-cell table:style-name="Tabla309.D1" office:value-type="string">
            <text:p text:style-name="P123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8">道</text:p>
          </table:table-cell>
          <table:table-cell table:style-name="Tabla122.A1" office:value-type="string">
            <text:p text:style-name="P88">みち</text:p>
          </table:table-cell>
          <table:table-cell table:style-name="Tabla122.A1" office:value-type="string">
            <text:p text:style-name="P50"><text:ruby text:style-name="Ru1"><text:ruby-base><text:span text:style-name="T74">道</text:span></text:ruby-base><text:ruby-text>みち</text:ruby-text></text:ruby> <text:s text:c="21"/>camino</text:p>
          </table:table-cell>
          <table:table-cell table:style-name="Tabla122.D1" office:value-type="string">
            <text:p text:style-name="P72"><text:ruby text:style-name="Ru1"><text:ruby-base><text:span text:style-name="T74">近</text:span></text:ruby-base><text:ruby-text>ちか</text:ruby-text></text:ruby><text:ruby text:style-name="Ru1"><text:ruby-base><text:span text:style-name="T74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9">ドウ</text:p>
          </table:table-cell>
          <table:table-cell table:style-name="Tabla122.C2" office:value-type="string">
            <text:p text:style-name="P80"><text:ruby text:style-name="Ru2"><text:ruby-base><text:span text:style-name="T74">水</text:span></text:ruby-base><text:ruby-text>すい</text:ruby-text></text:ruby><text:ruby text:style-name="Ru1"><text:ruby-base><text:span text:style-name="T74">道</text:span></text:ruby-base><text:ruby-text>どう</text:ruby-text></text:ruby> <text:s text:c="21"/>grifo</text:p>
          </table:table-cell>
          <table:table-cell table:style-name="Tabla122.D2" office:value-type="string">
            <text:p text:style-name="P80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7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8">京</text:p>
          </table:table-cell>
          <table:table-cell table:style-name="Tabla148.A1" office:value-type="string">
            <text:p text:style-name="P88">キョウ</text:p>
          </table:table-cell>
          <table:table-cell table:style-name="Tabla148.A1" office:value-type="string">
            <text:p text:style-name="P50"><text:ruby text:style-name="Ru1"><text:ruby-base><text:span text:style-name="T63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72"><text:ruby text:style-name="Ru1"><text:ruby-base><text:span text:style-name="T63">京</text:span></text:ruby-base><text:ruby-text>きょう</text:ruby-text></text:ruby><text:ruby text:style-name="Ru1"><text:ruby-base><text:span text:style-name="T63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30">町</text:p>
          </table:table-cell>
          <table:table-cell table:style-name="Tabla86.A1" office:value-type="string">
            <text:p text:style-name="P64">まち</text:p>
          </table:table-cell>
          <table:table-cell table:style-name="Tabla86.A1" office:value-type="string">
            <text:p text:style-name="P56"><text:ruby text:style-name="Ru1"><text:ruby-base><text:span text:style-name="T63">町</text:span></text:ruby-base><text:ruby-text>まち</text:ruby-text></text:ruby> <text:s text:c="22"/>ciudad</text:p>
          </table:table-cell>
          <table:table-cell table:style-name="Tabla86.D1" office:value-type="string">
            <text:p text:style-name="P50"><text:ruby text:style-name="Ru1"><text:ruby-base><text:span text:style-name="T65">町</text:span></text:ruby-base><text:ruby-text>まち</text:ruby-text></text:ruby><text:span text:style-name="T63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64">チョウ</text:p>
          </table:table-cell>
          <table:table-cell table:style-name="Tabla86.B2" office:value-type="string">
            <text:p text:style-name="P56"><text:ruby text:style-name="Ru1"><text:ruby-base><text:span text:style-name="T63">町</text:span></text:ruby-base><text:ruby-text>ちょう</text:ruby-text></text:ruby><text:ruby text:style-name="Ru1"><text:ruby-base><text:span text:style-name="T63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50"/>
          </table:table-cell>
        </table:table-row>
      </table:table>
      <text:p text:style-name="P16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8">界</text:p>
          </table:table-cell>
          <table:table-cell table:style-name="Tabla265.A1" office:value-type="string">
            <text:p text:style-name="P88">カイ</text:p>
          </table:table-cell>
          <table:table-cell table:style-name="Tabla265.A1" office:value-type="string">
            <text:p text:style-name="P72"><text:span text:style-name="T63">げん</text:span><text:ruby text:style-name="Ru1"><text:ruby-base><text:span text:style-name="T63">界</text:span></text:ruby-base><text:ruby-text>かい</text:ruby-text></text:ruby> <text:s text:c="11"/>frontera</text:p>
          </table:table-cell>
          <table:table-cell table:style-name="Tabla265.D1" office:value-type="string">
            <text:p text:style-name="P72"><text:span text:style-name="T78">~</text:span><text:ruby text:style-name="Ru1"><text:ruby-base><text:span text:style-name="T63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58">世</text:p>
          </table:table-cell>
          <table:table-cell table:style-name="Tabla332.A1" office:value-type="string">
            <text:p text:style-name="P88">セ</text:p>
          </table:table-cell>
          <table:table-cell table:style-name="Tabla332.A1" office:value-type="string">
            <text:p text:style-name="P50"><text:ruby text:style-name="Ru1"><text:ruby-base><text:span text:style-name="T63">世</text:span></text:ruby-base><text:ruby-text>せ</text:ruby-text></text:ruby><text:ruby text:style-name="Ru1"><text:ruby-base><text:span text:style-name="T63">界</text:span></text:ruby-base><text:ruby-text>かい</text:ruby-text></text:ruby> <text:s text:c="13"/>el mundo</text:p>
          </table:table-cell>
          <table:table-cell table:style-name="Tabla332.D1" office:value-type="string">
            <text:p text:style-name="P72"><text:ruby text:style-name="Ru1"><text:ruby-base><text:span text:style-name="T63">世</text:span></text:ruby-base><text:ruby-text>せ</text:ruby-text></text:ruby><text:ruby text:style-name="Ru1"><text:ruby-base><text:span text:style-name="T63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332.B2" office:value-type="string">
            <text:p text:style-name="P89">よ</text:p>
          </table:table-cell>
          <table:table-cell table:style-name="Tabla332.B2" office:value-type="string">
            <text:p text:style-name="P80"><text:ruby text:style-name="Ru1"><text:ruby-base><text:span text:style-name="T63">世</text:span></text:ruby-base><text:ruby-text>よ</text:ruby-text></text:ruby><text:span text:style-name="T63">の</text:span><text:ruby text:style-name="Ru1"><text:ruby-base><text:span text:style-name="T63">中</text:span></text:ruby-base><text:ruby-text>なか</text:ruby-text></text:ruby><text:span text:style-name="T81"> <text:s text:c="4"/>en el mundo</text:span></text:p>
          </table:table-cell>
          <table:table-cell table:style-name="Tabla332.D2" office:value-type="string">
            <text:p text:style-name="P80"/>
          </table:table-cell>
        </table:table-row>
      </table:table>
      <text:p text:style-name="P18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8">国</text:p>
          </table:table-cell>
          <table:table-cell table:style-name="Tabla139.A1" office:value-type="string">
            <text:p text:style-name="P88">くに</text:p>
          </table:table-cell>
          <table:table-cell table:style-name="Tabla139.A1" office:value-type="string">
            <text:p text:style-name="P50"><text:ruby text:style-name="Ru1"><text:ruby-base><text:span text:style-name="T63">国</text:span></text:ruby-base><text:ruby-text>くに</text:ruby-text></text:ruby> <text:s text:c="25"/>país</text:p>
          </table:table-cell>
          <table:table-cell table:style-name="Tabla139.D1" office:value-type="string">
            <text:p text:style-name="P72"/>
          </table:table-cell>
        </table:table-row>
        <table:table-row>
          <table:covered-table-cell/>
          <table:table-cell table:style-name="Tabla139.B2" office:value-type="string">
            <text:p text:style-name="P89">コク</text:p>
          </table:table-cell>
          <table:table-cell table:style-name="Tabla139.B2" office:value-type="string">
            <text:p text:style-name="P80"><text:ruby text:style-name="Ru1"><text:ruby-base><text:span text:style-name="T63">外</text:span></text:ruby-base><text:ruby-text>がい</text:ruby-text></text:ruby><text:ruby text:style-name="Ru1"><text:ruby-base><text:span text:style-name="T63">国</text:span></text:ruby-base><text:ruby-text>こく</text:ruby-text></text:ruby><text:ruby text:style-name="Ru1"><text:ruby-base><text:span text:style-name="T63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80"><text:ruby text:style-name="Ru1"><text:ruby-base><text:span text:style-name="T63">国</text:span></text:ruby-base><text:ruby-text>こく</text:ruby-text></text:ruby><text:ruby text:style-name="Ru1"><text:ruby-base><text:span text:style-name="T63">語</text:span></text:ruby-base><text:ruby-text>ご</text:ruby-text></text:ruby> <text:s/>lengua de un país</text:p>
          </table:table-cell>
        </table:table-row>
      </table:table>
      <text:p text:style-name="P18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58">県</text:p>
          </table:table-cell>
          <table:table-cell table:style-name="Tabla318.A1" office:value-type="string">
            <text:p text:style-name="P88">ケン</text:p>
          </table:table-cell>
          <table:table-cell table:style-name="Tabla318.A1" office:value-type="string">
            <text:p text:style-name="P50"><text:ruby text:style-name="Ru1"><text:ruby-base><text:span text:style-name="T63">県</text:span></text:ruby-base><text:ruby-text>けん</text:ruby-text></text:ruby> <text:s/>prefectura territorial</text:p>
          </table:table-cell>
          <table:table-cell table:style-name="Tabla318.D1" office:value-type="string">
            <text:p text:style-name="P72"/>
          </table:table-cell>
        </table:table-row>
      </table:table>
      <text:p text:style-name="P16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8">州</text:p>
          </table:table-cell>
          <table:table-cell table:style-name="Tabla273.A1" office:value-type="string">
            <text:p text:style-name="P88">シュウ</text:p>
          </table:table-cell>
          <table:table-cell table:style-name="Tabla273.A1" office:value-type="string">
            <text:p text:style-name="P50"><text:ruby text:style-name="Ru1"><text:ruby-base><text:span text:style-name="T63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72"><text:ruby text:style-name="Ru1"><text:ruby-base><text:span text:style-name="T63">本</text:span></text:ruby-base><text:ruby-text>ほん</text:ruby-text></text:ruby><text:ruby text:style-name="Ru1"><text:ruby-base><text:span text:style-name="T63">州</text:span></text:ruby-base><text:ruby-text>しゅう</text:ruby-text></text:ruby> <text:s text:c="15"/>Honshu</text:p>
          </table:table-cell>
        </table:table-row>
      </table:table>
      <text:p text:style-name="P16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30">村</text:p>
          </table:table-cell>
          <table:table-cell table:style-name="Tabla87.A1" office:value-type="string">
            <text:p text:style-name="P64">むら</text:p>
          </table:table-cell>
          <table:table-cell table:style-name="Tabla87.A1" office:value-type="string">
            <text:p text:style-name="P50"><text:ruby text:style-name="Ru1"><text:ruby-base><text:span text:style-name="T63">村</text:span></text:ruby-base><text:ruby-text>むら</text:ruby-text></text:ruby> <text:s text:c="22"/>pueblo</text:p>
          </table:table-cell>
          <table:table-cell table:style-name="Tabla87.D1" office:value-type="string">
            <text:p text:style-name="P101"/>
          </table:table-cell>
        </table:table-row>
      </table:table>
      <text:p text:style-name="P16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8">里</text:p>
          </table:table-cell>
          <table:table-cell table:style-name="Tabla105.A1" office:value-type="string">
            <text:p text:style-name="P88">さと</text:p>
          </table:table-cell>
          <table:table-cell table:style-name="Tabla105.A1" office:value-type="string">
            <text:p text:style-name="P50"><text:ruby text:style-name="Ru1"><text:ruby-base><text:span text:style-name="T63">里</text:span></text:ruby-base><text:ruby-text>さと</text:ruby-text></text:ruby><text:span text:style-name="T72"> <text:s text:c="5"/>pueblo de origen</text:span></text:p>
          </table:table-cell>
          <table:table-cell table:style-name="Tabla105.D1" office:value-type="string">
            <text:p text:style-name="P72"/>
          </table:table-cell>
        </table:table-row>
      </table:table>
      <text:p text:style-name="P6"/>
      <text:p text:style-name="P124"/>
      <text:p text:style-name="P124"/>
      <text:p text:style-name="P124"/>
      <text:p text:style-name="P146"/>
      <text:p text:style-name="P124">EDIFICIOS</text:p>
      <text:p text:style-name="P3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58">庫</text:p>
          </table:table-cell>
          <table:table-cell table:style-name="Tabla319.A1" office:value-type="string">
            <text:p text:style-name="P88">くら</text:p>
          </table:table-cell>
          <table:table-cell table:style-name="Tabla319.C1" office:value-type="string">
            <text:p text:style-name="P50"><text:ruby text:style-name="Ru1"><text:ruby-base><text:span text:style-name="T63">庫</text:span></text:ruby-base><text:ruby-text>くら</text:ruby-text></text:ruby> <text:s text:c="19"/>almacén</text:p>
          </table:table-cell>
          <table:table-cell table:style-name="Tabla319.D1" office:value-type="string">
            <text:p text:style-name="P71"/>
          </table:table-cell>
        </table:table-row>
        <table:table-row>
          <table:covered-table-cell/>
          <table:table-cell table:style-name="Tabla319.B2" office:value-type="string">
            <text:p text:style-name="P89">コ</text:p>
          </table:table-cell>
          <table:table-cell table:style-name="Tabla319.C2" office:value-type="string">
            <text:p text:style-name="P71"><text:ruby text:style-name="Ru1"><text:ruby-base><text:span text:style-name="T63">金</text:span></text:ruby-base><text:ruby-text>きん</text:ruby-text></text:ruby><text:ruby text:style-name="Ru1"><text:ruby-base><text:span text:style-name="T63">庫</text:span></text:ruby-base><text:ruby-text>こ</text:ruby-text></text:ruby> <text:s text:c="11"/>caja fuerte</text:p>
          </table:table-cell>
          <table:table-cell table:style-name="Tabla319.D2" office:value-type="string">
            <text:p text:style-name="P95"/>
          </table:table-cell>
        </table:table-row>
      </table:table>
      <text:p text:style-name="P16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8">室</text:p>
          </table:table-cell>
          <table:table-cell table:style-name="Tabla85.A1" table:number-rows-spanned="2" office:value-type="string">
            <text:p text:style-name="P88">シツ</text:p>
          </table:table-cell>
          <table:table-cell table:style-name="Tabla85.A1" office:value-type="string">
            <text:p text:style-name="P50"><text:ruby text:style-name="Ru1"><text:ruby-base><text:span text:style-name="T74">教</text:span></text:ruby-base><text:ruby-text>きょう</text:ruby-text></text:ruby><text:ruby text:style-name="Ru1"><text:ruby-base><text:span text:style-name="T74">室</text:span></text:ruby-base><text:ruby-text>しつ</text:ruby-text></text:ruby> <text:s text:c="19"/>aula</text:p>
          </table:table-cell>
          <table:table-cell table:style-name="Tabla85.D1" office:value-type="string">
            <text:p text:style-name="P72"><text:ruby text:style-name="Ru1"><text:ruby-base><text:span text:style-name="T74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80"><text:ruby text:style-name="Ru1"><text:ruby-base><text:span text:style-name="T74">会</text:span></text:ruby-base><text:ruby-text>かい</text:ruby-text></text:ruby><text:span text:style-name="T74">ぎ</text:span><text:ruby text:style-name="Ru1"><text:ruby-base><text:span text:style-name="T74">室</text:span></text:ruby-base><text:ruby-text>しつ</text:ruby-text></text:ruby> sala reuniones</text:p>
          </table:table-cell>
          <table:table-cell table:style-name="Tabla85.D2" office:value-type="string">
            <text:p text:style-name="P100"><text:ruby text:style-name="Ru1"><text:ruby-base><text:span text:style-name="T40">室</text:span></text:ruby-base><text:ruby-text>しつ</text:ruby-text></text:ruby><text:ruby text:style-name="Ru1"><text:ruby-base><text:span text:style-name="T40">内</text:span></text:ruby-base><text:ruby-text>ない</text:ruby-text></text:ruby>　 <text:s/><text:span text:style-name="T32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8">図</text:p>
          </table:table-cell>
          <table:table-cell table:style-name="Tabla104.A1" office:value-type="string">
            <text:p text:style-name="P88">ト</text:p>
          </table:table-cell>
          <table:table-cell table:style-name="Tabla104.C1" office:value-type="string">
            <text:p text:style-name="P50"><text:ruby text:style-name="Ru1"><text:ruby-base><text:span text:style-name="T63">図</text:span></text:ruby-base><text:ruby-text>と</text:ruby-text></text:ruby><text:ruby text:style-name="Ru1"><text:ruby-base><text:span text:style-name="T63">書</text:span></text:ruby-base><text:ruby-text>しょ</text:ruby-text></text:ruby><text:ruby text:style-name="Ru1"><text:ruby-base><text:span text:style-name="T63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71"/>
          </table:table-cell>
        </table:table-row>
        <table:table-row>
          <table:covered-table-cell/>
          <table:table-cell table:style-name="Tabla104.B2" office:value-type="string">
            <text:p text:style-name="P89">ズ</text:p>
          </table:table-cell>
          <table:table-cell table:style-name="Tabla104.C2" office:value-type="string">
            <text:p text:style-name="P71"><text:ruby text:style-name="Ru1"><text:ruby-base><text:span text:style-name="T63">地</text:span></text:ruby-base><text:ruby-text>ち</text:ruby-text></text:ruby><text:ruby text:style-name="Ru1"><text:ruby-base><text:span text:style-name="T63">図</text:span></text:ruby-base><text:ruby-text>ず</text:ruby-text></text:ruby> <text:s text:c="19"/>mapa</text:p>
          </table:table-cell>
          <table:table-cell table:style-name="Tabla104.D2" office:value-type="string">
            <text:p text:style-name="P71"><text:ruby text:style-name="Ru1"><text:ruby-base><text:span text:style-name="T63">図</text:span></text:ruby-base><text:ruby-text>ず</text:ruby-text></text:ruby><text:ruby text:style-name="Ru1"><text:ruby-base><text:span text:style-name="T63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8">画</text:p>
          </table:table-cell>
          <table:table-cell table:style-name="Tabla22.A1" office:value-type="string">
            <text:p text:style-name="P88">ガ</text:p>
          </table:table-cell>
          <table:table-cell table:style-name="Tabla22.A1" office:value-type="string">
            <text:p text:style-name="P50"><text:span text:style-name="T63">えい</text:span><text:ruby text:style-name="Ru1"><text:ruby-base><text:span text:style-name="T63">画</text:span></text:ruby-base><text:ruby-text>が</text:ruby-text></text:ruby><text:ruby text:style-name="Ru1"><text:ruby-base><text:span text:style-name="T63">館</text:span></text:ruby-base><text:ruby-text>かん</text:ruby-text></text:ruby> <text:s text:c="13"/>cine</text:p>
          </table:table-cell>
          <table:table-cell table:style-name="Tabla22.D1" office:value-type="string">
            <text:p text:style-name="P50"><text:span text:style-name="T63">えい</text:span><text:ruby text:style-name="Ru1"><text:ruby-base><text:span text:style-name="T63">画</text:span></text:ruby-base><text:ruby-text>が</text:ruby-text></text:ruby><text:span text:style-name="T63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103">カク</text:p>
          </table:table-cell>
          <table:table-cell table:style-name="Tabla22.C2" office:value-type="string">
            <text:p text:style-name="P106"><text:ruby text:style-name="Ru1"><text:ruby-base><text:span text:style-name="T63">計</text:span></text:ruby-base><text:ruby-text>けい</text:ruby-text></text:ruby><text:ruby text:style-name="Ru1"><text:ruby-base><text:span text:style-name="T63">画</text:span></text:ruby-base><text:ruby-text>かく</text:ruby-text></text:ruby> <text:s text:c="17"/>horario</text:p>
          </table:table-cell>
          <table:table-cell table:style-name="Tabla22.D2" office:value-type="string">
            <text:p text:style-name="P100">　 <text:s text:c="3"/></text:p>
          </table:table-cell>
        </table:table-row>
      </table:table>
      <text:p text:style-name="P18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8">商</text:p>
          </table:table-cell>
          <table:table-cell table:style-name="Tabla296.A1" office:value-type="string">
            <text:p text:style-name="P88">ショウ</text:p>
          </table:table-cell>
          <table:table-cell table:style-name="Tabla296.A1" office:value-type="string">
            <text:p text:style-name="P50"><text:ruby text:style-name="Ru1"><text:ruby-base><text:span text:style-name="T63">商</text:span></text:ruby-base><text:ruby-text>しょう</text:ruby-text></text:ruby><text:ruby text:style-name="Ru1"><text:ruby-base><text:span text:style-name="T63">店</text:span></text:ruby-base><text:ruby-text>てん</text:ruby-text></text:ruby> <text:s/></text:p>
            <text:p text:style-name="P50"><text:s text:c="10"/>comercio (tienda)</text:p>
          </table:table-cell>
          <table:table-cell table:style-name="Tabla296.D1" office:value-type="string">
            <text:p text:style-name="P72"><text:ruby text:style-name="Ru1"><text:ruby-base><text:span text:style-name="T63">商</text:span></text:ruby-base><text:ruby-text>しょう</text:ruby-text></text:ruby><text:ruby text:style-name="Ru1"><text:ruby-base><text:span text:style-name="T63">売</text:span></text:ruby-base><text:ruby-text>ばい</text:ruby-text></text:ruby> <text:s text:c="5"/>trato, negocio <text:s text:c="3"/></text:p>
          </table:table-cell>
        </table:table-row>
      </table:table>
      <text:p text:style-name="P18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8">社</text:p>
          </table:table-cell>
          <table:table-cell table:style-name="Tabla194.A1" office:value-type="string">
            <text:p text:style-name="P88">シャ</text:p>
          </table:table-cell>
          <table:table-cell table:style-name="Tabla194.A1" office:value-type="string">
            <text:p text:style-name="P81"><text:ruby text:style-name="Ru1"><text:ruby-base><text:span text:style-name="T63">会</text:span></text:ruby-base><text:ruby-text>かい</text:ruby-text></text:ruby><text:ruby text:style-name="Ru1"><text:ruby-base><text:span text:style-name="T63">社</text:span></text:ruby-base><text:ruby-text>しゃ</text:ruby-text></text:ruby><text:span text:style-name="T72"> <text:s text:c="14"/>empresa</text:span></text:p>
          </table:table-cell>
          <table:table-cell table:style-name="Tabla194.D1" office:value-type="string">
            <text:p text:style-name="P72"/>
          </table:table-cell>
        </table:table-row>
        <table:table-row>
          <table:covered-table-cell/>
          <table:table-cell table:style-name="Tabla194.B2" office:value-type="string">
            <text:p text:style-name="P88">やしろ</text:p>
          </table:table-cell>
          <table:table-cell table:style-name="Tabla194.C2" office:value-type="string">
            <text:p text:style-name="P50"><text:ruby text:style-name="Ru1"><text:ruby-base><text:span text:style-name="T63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72"/>
          </table:table-cell>
        </table:table-row>
      </table:table>
      <text:p text:style-name="P16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8">校</text:p>
            </table:table-cell>
            <table:table-cell table:style-name="Tabla174.A1" office:value-type="string">
              <text:p text:style-name="P64">コウ</text:p>
            </table:table-cell>
            <table:table-cell table:style-name="Tabla174.A1" office:value-type="string">
              <text:p text:style-name="P50"><text:ruby text:style-name="Ru1"><text:ruby-base><text:span text:style-name="T52">学</text:span></text:ruby-base><text:ruby-text>がっ</text:ruby-text></text:ruby><text:ruby text:style-name="Ru1"><text:ruby-base><text:span text:style-name="T74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50"><text:ruby text:style-name="Ru1"><text:ruby-base><text:span text:style-name="T74">校</text:span></text:ruby-base><text:ruby-text>こう</text:ruby-text></text:ruby><text:ruby text:style-name="Ru1"><text:ruby-base><text:span text:style-name="T74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6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8">駅</text:p>
            </table:table-cell>
            <table:table-cell table:style-name="Tabla258.A1" office:value-type="string">
              <text:p text:style-name="P64">エキ</text:p>
            </table:table-cell>
            <table:table-cell table:style-name="Tabla258.A1" office:value-type="string">
              <text:p text:style-name="P50"><text:ruby text:style-name="Ru1"><text:ruby-base><text:span text:style-name="T74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50"/>
            </table:table-cell>
          </table:table-row>
        </table:table-header-rows>
      </table:table>
      <text:p text:style-name="P16"/>
      <text:p text:style-name="P16"/>
      <text:p text:style-name="P16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8">場</text:p>
          </table:table-cell>
          <table:table-cell table:style-name="Tabla141.A1" office:value-type="string">
            <text:p text:style-name="P88"/>
            <text:p text:style-name="P88">ジョウ</text:p>
          </table:table-cell>
          <table:table-cell table:style-name="Tabla141.A1" office:value-type="string">
            <text:p text:style-name="P50"><text:ruby text:style-name="Ru1"><text:ruby-base><text:span text:style-name="T39">工</text:span></text:ruby-base><text:ruby-text>こう</text:ruby-text></text:ruby><text:ruby text:style-name="Ru1"><text:ruby-base><text:span text:style-name="T39">場</text:span></text:ruby-base><text:ruby-text>じょう</text:ruby-text></text:ruby><text:span text:style-name="T33"> <text:s text:c="15"/>fábrica</text:span></text:p>
          </table:table-cell>
          <table:table-cell table:style-name="Tabla141.D1" office:value-type="string">
            <text:p text:style-name="P108"><text:span text:style-name="T74">ぼく</text:span><text:ruby text:style-name="Ru1"><text:ruby-base><text:span text:style-name="T74">場</text:span></text:ruby-base><text:ruby-text>じょう</text:ruby-text></text:ruby> <text:s text:c="13"/><text:span text:style-name="T33">granja</text:span></text:p>
          </table:table-cell>
        </table:table-row>
        <table:table-row>
          <table:covered-table-cell/>
          <table:table-cell table:style-name="Tabla141.B2" office:value-type="string">
            <text:p text:style-name="P88">ば</text:p>
          </table:table-cell>
          <table:table-cell table:style-name="Tabla141.B2" office:value-type="string">
            <text:p text:style-name="P50"><text:ruby text:style-name="Ru1"><text:ruby-base><text:span text:style-name="T39">場</text:span></text:ruby-base><text:ruby-text>ば</text:ruby-text></text:ruby><text:ruby text:style-name="Ru1"><text:ruby-base><text:span text:style-name="T39">所</text:span></text:ruby-base><text:ruby-text>じょ</text:ruby-text></text:ruby><text:span text:style-name="T33"> <text:s text:c="13"/>ubicación</text:span></text:p>
          </table:table-cell>
          <table:table-cell table:style-name="Tabla141.D2" office:value-type="string">
            <text:p text:style-name="P81"><text:ruby text:style-name="Ru1"><text:ruby-base><text:span text:style-name="T74">売</text:span></text:ruby-base><text:ruby-text>う</text:ruby-text></text:ruby><text:span text:style-name="T74">り</text:span><text:ruby text:style-name="Ru1"><text:ruby-base><text:span text:style-name="T74">場</text:span></text:ruby-base><text:ruby-text>ば</text:ruby-text></text:ruby><text:span text:style-name="T72"> <text:s text:c="6"/></text:span></text:p>
            <text:p text:style-name="P81"><text:s text:c="3"/>sección en almacenes</text:p>
          </table:table-cell>
        </table:table-row>
      </table:table>
      <text:p text:style-name="P16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8">局</text:p>
          </table:table-cell>
          <table:table-cell table:style-name="Tabla308.A1" office:value-type="string">
            <text:p text:style-name="P88">キョク</text:p>
          </table:table-cell>
          <table:table-cell table:style-name="Tabla308.A1" office:value-type="string">
            <text:p text:style-name="P50"><text:ruby text:style-name="Ru1"><text:ruby-base><text:span text:style-name="T83">薬</text:span></text:ruby-base><text:ruby-text>やっ</text:ruby-text></text:ruby><text:ruby text:style-name="Ru1"><text:ruby-base><text:span text:style-name="T63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71"><text:span text:style-name="T63">ゆうびん</text:span><text:ruby text:style-name="Ru1"><text:ruby-base><text:span text:style-name="T63">局</text:span></text:ruby-base><text:ruby-text>きょく</text:ruby-text></text:ruby> </text:p>
            <text:p text:style-name="P71"><text:s text:c="11"/>oficina de correos</text:p>
          </table:table-cell>
        </table:table-row>
      </table:table>
      <text:p text:style-name="P16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8">院</text:p>
          </table:table-cell>
          <table:table-cell table:style-name="Tabla255.A1" office:value-type="string">
            <text:p text:style-name="P88">イン</text:p>
          </table:table-cell>
          <table:table-cell table:style-name="Tabla255.A1" office:value-type="string">
            <text:p text:style-name="P50"><text:ruby text:style-name="Ru1"><text:ruby-base><text:span text:style-name="T63">病</text:span></text:ruby-base><text:ruby-text>びょう</text:ruby-text></text:ruby><text:ruby text:style-name="Ru1"><text:ruby-base><text:span text:style-name="T63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71"/>
          </table:table-cell>
        </table:table-row>
      </table:table>
      <text:p text:style-name="P16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8">館</text:p>
          </table:table-cell>
          <table:table-cell table:style-name="Tabla269.A1" office:value-type="string">
            <text:p text:style-name="P88">カン</text:p>
          </table:table-cell>
          <table:table-cell table:style-name="Tabla269.A1" office:value-type="string">
            <text:p text:style-name="P71"><text:ruby text:style-name="Ru1"><text:ruby-base><text:span text:style-name="T63">旅</text:span></text:ruby-base><text:ruby-text>りょ</text:ruby-text></text:ruby><text:ruby text:style-name="Ru1"><text:ruby-base><text:span text:style-name="T63">館</text:span></text:ruby-base><text:ruby-text>かん</text:ruby-text></text:ruby> <text:s text:c="18"/>hostal</text:p>
          </table:table-cell>
          <table:table-cell table:style-name="Tabla269.D1" office:value-type="string">
            <text:p text:style-name="P71"><text:ruby text:style-name="Ru1"><text:ruby-base><text:span text:style-name="T63">美</text:span></text:ruby-base><text:ruby-text>び</text:ruby-text></text:ruby><text:span text:style-name="T63">じゅつ</text:span><text:ruby text:style-name="Ru1"><text:ruby-base><text:span text:style-name="T63">館</text:span></text:ruby-base><text:ruby-text>かん</text:ruby-text></text:ruby> <text:s text:c="6"/>museo</text:p>
          </table:table-cell>
        </table:table-row>
      </table:table>
      <text:p text:style-name="P16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8">市</text:p>
          </table:table-cell>
          <table:table-cell table:style-name="Tabla140.A1" office:value-type="string">
            <text:p text:style-name="P89">いち</text:p>
          </table:table-cell>
          <table:table-cell table:style-name="Tabla140.A1" office:value-type="string">
            <text:p text:style-name="P80"><text:ruby text:style-name="Ru1"><text:ruby-base><text:span text:style-name="T74">市</text:span></text:ruby-base><text:ruby-text>いち</text:ruby-text></text:ruby><text:ruby text:style-name="Ru1"><text:ruby-base><text:span text:style-name="T74">場</text:span></text:ruby-base><text:ruby-text>ば</text:ruby-text></text:ruby> <text:s text:c="14"/>mercado</text:p>
          </table:table-cell>
          <table:table-cell table:style-name="Tabla140.D1" office:value-type="string">
            <text:p text:style-name="P72"/>
          </table:table-cell>
        </table:table-row>
        <table:table-row>
          <table:covered-table-cell/>
          <table:table-cell table:style-name="Tabla140.B2" office:value-type="string">
            <text:p text:style-name="P88">シ</text:p>
          </table:table-cell>
          <table:table-cell table:style-name="Tabla140.C2" office:value-type="string">
            <text:p text:style-name="P50"><text:ruby text:style-name="Ru1"><text:ruby-base><text:span text:style-name="T74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97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7"> <text:s text:c="3"/>ayuntamiento</text:span></text:p>
          </table:table-cell>
        </table:table-row>
      </table:table>
      <text:p text:style-name="P16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office:value-type="string">
            <text:p text:style-name="P58">宮</text:p>
          </table:table-cell>
          <table:table-cell table:style-name="Tabla286.A1" office:value-type="string">
            <text:p text:style-name="P88">キュウ</text:p>
          </table:table-cell>
          <table:table-cell table:style-name="Tabla286.A1" office:value-type="string">
            <text:p text:style-name="P50"><text:ruby text:style-name="Ru1"><text:ruby-base><text:span text:style-name="T63">宮</text:span></text:ruby-base><text:ruby-text>きゅう</text:ruby-text></text:ruby><text:span text:style-name="T63">でん</text:span> <text:s text:c="10"/>palacio</text:p>
          </table:table-cell>
          <table:table-cell table:style-name="Tabla286.D1" office:value-type="string">
            <text:p text:style-name="P71"/>
          </table:table-cell>
        </table:table-row>
      </table:table>
      <text:p text:style-name="P18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8">園</text:p>
          </table:table-cell>
          <table:table-cell table:style-name="Tabla138.A1" office:value-type="string">
            <text:p text:style-name="P88">エン</text:p>
          </table:table-cell>
          <table:table-cell table:style-name="Tabla138.A1" office:value-type="string">
            <text:p text:style-name="P50"><text:ruby text:style-name="Ru1"><text:ruby-base><text:span text:style-name="T74">公</text:span></text:ruby-base><text:ruby-text>こう</text:ruby-text></text:ruby><text:ruby text:style-name="Ru1"><text:ruby-base><text:span text:style-name="T74">園</text:span></text:ruby-base><text:ruby-text>えん</text:ruby-text></text:ruby><text:span text:style-name="T74"> </text:span><text:s text:c="16"/>parque</text:p>
          </table:table-cell>
          <table:table-cell table:style-name="Tabla138.D1" office:value-type="string">
            <text:p text:style-name="P72"><text:span text:style-name="T74">ゆう</text:span><text:ruby text:style-name="Ru1"><text:ruby-base><text:span text:style-name="T74">園</text:span></text:ruby-base><text:ruby-text>えん</text:ruby-text></text:ruby><text:ruby text:style-name="Ru1"><text:ruby-base><text:span text:style-name="T74">地</text:span></text:ruby-base><text:ruby-text>ち</text:ruby-text></text:ruby> <text:s/></text:p>
            <text:p text:style-name="P72"><text:s text:c="3"/>parque de atracciones</text:p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8">橋</text:p>
            </table:table-cell>
            <table:table-cell table:style-name="Tabla288.A1" office:value-type="string">
              <text:p text:style-name="P64">はし</text:p>
            </table:table-cell>
            <table:table-cell table:style-name="Tabla288.A1" office:value-type="string">
              <text:p text:style-name="P50"><text:ruby text:style-name="Ru1"><text:ruby-base><text:span text:style-name="T74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50"/>
            </table:table-cell>
          </table:table-row>
        </table:table-header-rows>
      </table:table>
      <text:p text:style-name="P3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header-rows>
          <table:table-row>
            <table:table-cell table:style-name="Tabla322.A1" table:number-rows-spanned="2" office:value-type="string">
              <text:p text:style-name="P58">港</text:p>
            </table:table-cell>
            <table:table-cell table:style-name="Tabla322.A1" office:value-type="string">
              <text:p text:style-name="P64">みなと</text:p>
            </table:table-cell>
            <table:table-cell table:style-name="Tabla322.A1" office:value-type="string">
              <text:p text:style-name="P50"><text:ruby text:style-name="Ru1"><text:ruby-base><text:span text:style-name="T74">港</text:span></text:ruby-base><text:ruby-text>みなと</text:ruby-text></text:ruby> <text:s/>　 <text:s text:c="15"/>puerto</text:p>
            </table:table-cell>
            <table:table-cell table:style-name="Tabla322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22.B2" office:value-type="string">
            <text:p text:style-name="P64">コウ</text:p>
          </table:table-cell>
          <table:table-cell table:style-name="Tabla322.B2" office:value-type="string">
            <text:p text:style-name="P50"><text:ruby text:style-name="Ru1"><text:ruby-base><text:span text:style-name="T74">空</text:span></text:ruby-base><text:ruby-text>くう</text:ruby-text></text:ruby><text:ruby text:style-name="Ru1"><text:ruby-base><text:span text:style-name="T74">港</text:span></text:ruby-base><text:ruby-text>こう</text:ruby-text></text:ruby><text:span text:style-name="T72"> <text:s text:c="11"/>aeropuerto</text:span></text:p>
          </table:table-cell>
          <table:table-cell table:style-name="Tabla322.D2" office:value-type="string">
            <text:p text:style-name="Standard"/>
          </table:table-cell>
        </table:table-row>
      </table:table>
      <text:p text:style-name="P16"/>
      <text:p text:style-name="P16"/>
      <text:p text:style-name="P16"/>
      <text:p text:style-name="P18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8">客</text:p>
          </table:table-cell>
          <table:table-cell table:style-name="Tabla282.A1" office:value-type="string">
            <text:p text:style-name="P88">キャク</text:p>
          </table:table-cell>
          <table:table-cell table:style-name="Tabla282.A1" office:value-type="string">
            <text:p text:style-name="P50"><text:ruby text:style-name="Ru1"><text:ruby-base><text:span text:style-name="T63">客</text:span></text:ruby-base><text:ruby-text>きゃく</text:ruby-text></text:ruby><text:ruby text:style-name="Ru1"><text:ruby-base><text:span text:style-name="T63">間</text:span></text:ruby-base><text:ruby-text>ま</text:ruby-text></text:ruby> <text:s text:c="12"/>recibidor</text:p>
          </table:table-cell>
          <table:table-cell table:style-name="Tabla282.D1" office:value-type="string">
            <text:p text:style-name="P72"><text:ruby text:style-name="Ru1"><text:ruby-base><text:span text:style-name="T63">来</text:span></text:ruby-base><text:ruby-text>らい</text:ruby-text></text:ruby><text:ruby text:style-name="Ru1"><text:ruby-base><text:span text:style-name="T63">客</text:span></text:ruby-base><text:ruby-text>きゃく</text:ruby-text></text:ruby> <text:s text:c="13"/>huésped <text:s text:c="3"/></text:p>
          </table:table-cell>
        </table:table-row>
      </table:table>
      <text:p text:style-name="P18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8">屋</text:p>
          </table:table-cell>
          <table:table-cell table:style-name="Tabla261.A1" office:value-type="string">
            <text:p text:style-name="P88">や</text:p>
          </table:table-cell>
          <table:table-cell table:style-name="Tabla261.A1" office:value-type="string">
            <text:p text:style-name="P50"><text:ruby text:style-name="Ru1"><text:ruby-base><text:span text:style-name="T63">屋</text:span></text:ruby-base><text:ruby-text>や</text:ruby-text></text:ruby><text:ruby text:style-name="Ru1"><text:ruby-base><text:span text:style-name="T63">根</text:span></text:ruby-base><text:ruby-text>ね</text:ruby-text></text:ruby> <text:s text:c="18"/>tejado</text:p>
          </table:table-cell>
          <table:table-cell table:style-name="Tabla261.D1" office:value-type="string">
            <text:p text:style-name="P72"/>
          </table:table-cell>
        </table:table-row>
        <table:table-row>
          <table:covered-table-cell/>
          <table:table-cell table:style-name="Tabla261.B2" office:value-type="string">
            <text:p text:style-name="P88">オク</text:p>
          </table:table-cell>
          <table:table-cell table:style-name="Tabla261.C2" office:value-type="string">
            <text:p text:style-name="P50"><text:ruby text:style-name="Ru1"><text:ruby-base><text:span text:style-name="T37">屋</text:span></text:ruby-base><text:ruby-text>おく</text:ruby-text></text:ruby><text:ruby text:style-name="Ru1"><text:ruby-base><text:span text:style-name="T37">上</text:span></text:ruby-base><text:ruby-text>じょう</text:ruby-text></text:ruby><text:span text:style-name="T63"> <text:s text:c="2"/></text:span><text:s text:c="12"/>azotea</text:p>
          </table:table-cell>
          <table:table-cell table:style-name="Tabla261.D2" office:value-type="string">
            <text:p text:style-name="P72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8">寺</text:p>
          </table:table-cell>
          <table:table-cell table:style-name="Tabla157.A1" office:value-type="string">
            <text:p text:style-name="P88">てら</text:p>
          </table:table-cell>
          <table:table-cell table:style-name="Tabla157.A1" office:value-type="string">
            <text:p text:style-name="P50"><text:ruby text:style-name="Ru1"><text:ruby-base><text:span text:style-name="T74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72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9">ジ</text:p>
          </table:table-cell>
          <table:table-cell table:style-name="Tabla157.B2" office:value-type="string">
            <text:p text:style-name="P80"><text:ruby text:style-name="Ru1"><text:ruby-base><text:span text:style-name="T74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100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8">店</text:p>
          </table:table-cell>
          <table:table-cell table:style-name="Tabla143.A1" office:value-type="string">
            <text:p text:style-name="P88">みせ</text:p>
          </table:table-cell>
          <table:table-cell table:style-name="Tabla143.A1" office:value-type="string">
            <text:p text:style-name="P50"><text:ruby text:style-name="Ru1"><text:ruby-base><text:span text:style-name="T74">店</text:span></text:ruby-base><text:ruby-text>みせ</text:ruby-text></text:ruby> <text:s text:c="22"/>tienda</text:p>
          </table:table-cell>
          <table:table-cell table:style-name="Tabla143.D1" office:value-type="string">
            <text:p text:style-name="P72"/>
          </table:table-cell>
        </table:table-row>
        <table:table-row>
          <table:covered-table-cell/>
          <table:table-cell table:style-name="Tabla143.B2" office:value-type="string">
            <text:p text:style-name="P89">テン</text:p>
          </table:table-cell>
          <table:table-cell table:style-name="Tabla143.C2" office:value-type="string">
            <text:p text:style-name="P80"><text:ruby text:style-name="Ru1"><text:ruby-base><text:span text:style-name="T74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80"><text:span text:style-name="T74">きっ</text:span><text:ruby text:style-name="Ru1"><text:ruby-base><text:span text:style-name="T74">茶</text:span></text:ruby-base><text:ruby-text>さ</text:ruby-text></text:ruby><text:ruby text:style-name="Ru1"><text:ruby-base><text:span text:style-name="T74">店</text:span></text:ruby-base><text:ruby-text>てん</text:ruby-text></text:ruby><text:span text:style-name="T72"> <text:s text:c="7"/>cafetería</text:span></text:p>
          </table:table-cell>
        </table:table-row>
      </table:table>
      <text:p text:style-name="P2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VERBOS</text:p>
      <text:p text:style-name="P124"/>
      <text:p text:style-name="P124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8">開</text:p>
          </table:table-cell>
          <table:table-cell table:style-name="Tabla266.A1" office:value-type="string">
            <text:p text:style-name="P88">あ</text:p>
          </table:table-cell>
          <table:table-cell table:style-name="Tabla266.A1" office:value-type="string">
            <text:p text:style-name="P50"><text:ruby text:style-name="Ru1"><text:ruby-base><text:span text:style-name="T63">開</text:span></text:ruby-base><text:ruby-text>あ</text:ruby-text></text:ruby><text:span text:style-name="T63">く</text:span> <text:s text:c="21"/>abrir</text:p>
          </table:table-cell>
          <table:table-cell table:style-name="Tabla266.D1" office:value-type="string">
            <text:p text:style-name="P72"><text:ruby text:style-name="Ru1"><text:ruby-base><text:span text:style-name="T63">開</text:span></text:ruby-base><text:ruby-text>あ</text:ruby-text></text:ruby><text:span text:style-name="T63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9">ひら</text:p>
          </table:table-cell>
          <table:table-cell table:style-name="Tabla266.C2" office:value-type="string">
            <text:p text:style-name="P50"><text:ruby text:style-name="Ru1"><text:ruby-base><text:span text:style-name="T63">開</text:span></text:ruby-base><text:ruby-text>ひら</text:ruby-text></text:ruby><text:span text:style-name="T63">く</text:span> <text:s text:c="13"/>inaugurar</text:p>
          </table:table-cell>
          <table:table-cell table:style-name="Tabla266.D2" office:value-type="string">
            <text:p text:style-name="P50"/>
          </table:table-cell>
        </table:table-row>
        <table:table-row>
          <table:covered-table-cell/>
          <table:table-cell table:style-name="Tabla266.B2" office:value-type="string">
            <text:p text:style-name="P89">カイ</text:p>
          </table:table-cell>
          <table:table-cell table:style-name="Tabla266.C2" office:value-type="string">
            <text:p text:style-name="P80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<text:span text:style-name="T72"> <text:s text:c="5"/>empezar</text:span></text:p>
          </table:table-cell>
          <table:table-cell table:style-name="Tabla266.D2" office:value-type="string">
            <text:p text:style-name="P80"/>
          </table:table-cell>
        </table:table-row>
      </table:table>
      <text:p text:style-name="P12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8">歩</text:p>
          </table:table-cell>
          <table:table-cell table:style-name="Tabla206.A1" office:value-type="string">
            <text:p text:style-name="P88">ある</text:p>
          </table:table-cell>
          <table:table-cell table:style-name="Tabla206.A1" office:value-type="string">
            <text:p text:style-name="P50"><text:ruby text:style-name="Ru1"><text:ruby-base><text:span text:style-name="T63">歩</text:span></text:ruby-base><text:ruby-text>ある</text:ruby-text></text:ruby><text:span text:style-name="T63">く</text:span> <text:s text:c="19"/>andar</text:p>
          </table:table-cell>
          <table:table-cell table:style-name="Tabla206.D1" office:value-type="string">
            <text:p text:style-name="P72"><text:ruby text:style-name="Ru1"><text:ruby-base><text:span text:style-name="T63">歩</text:span></text:ruby-base><text:ruby-text>ある</text:ruby-text></text:ruby><text:span text:style-name="T63">き</text:span><text:ruby text:style-name="Ru1"><text:ruby-base><text:span text:style-name="T63">回</text:span></text:ruby-base><text:ruby-text>まわ</text:ruby-text></text:ruby><text:span text:style-name="T63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9">ホ</text:p>
          </table:table-cell>
          <table:table-cell table:style-name="Tabla206.C2" office:value-type="string">
            <text:p text:style-name="P80"><text:span text:style-name="T63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80"><text:ruby text:style-name="Ru1"><text:ruby-base><text:span text:style-name="T63">歩</text:span></text:ruby-base><text:ruby-text>ほ</text:ruby-text></text:ruby><text:ruby text:style-name="Ru1"><text:ruby-base><text:span text:style-name="T63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27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8">消</text:p>
          </table:table-cell>
          <table:table-cell table:style-name="Tabla295.A1" office:value-type="string">
            <text:p text:style-name="P88">き</text:p>
          </table:table-cell>
          <table:table-cell table:style-name="Tabla295.A1" office:value-type="string">
            <text:p text:style-name="P50"><text:ruby text:style-name="Ru1"><text:ruby-base><text:span text:style-name="T63">消</text:span></text:ruby-base><text:ruby-text>き</text:ruby-text></text:ruby><text:span text:style-name="T63">える</text:span> <text:s text:c="3"/>apagar la luz</text:p>
          </table:table-cell>
          <table:table-cell table:style-name="Tabla295.D1" office:value-type="string">
            <text:p text:style-name="P72"><text:s text:c="10"/></text:p>
          </table:table-cell>
        </table:table-row>
      </table:table>
      <text:p text:style-name="P130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8">習</text:p>
          </table:table-cell>
          <table:table-cell table:style-name="Tabla274.A1" office:value-type="string">
            <text:p text:style-name="P88">なら</text:p>
          </table:table-cell>
          <table:table-cell table:style-name="Tabla274.A1" office:value-type="string">
            <text:p text:style-name="P50"><text:ruby text:style-name="Ru1"><text:ruby-base><text:span text:style-name="T63">習</text:span></text:ruby-base><text:ruby-text>なら</text:ruby-text></text:ruby><text:span text:style-name="T63">う</text:span><text:span text:style-name="T72"> <text:s text:c="13"/>aprender</text:span></text:p>
          </table:table-cell>
          <table:table-cell table:style-name="Tabla274.D1" office:value-type="string">
            <text:p text:style-name="P72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9">シュウ</text:p>
          </table:table-cell>
          <table:table-cell table:style-name="Tabla274.C2" office:value-type="string">
            <text:p text:style-name="P80"><text:ruby text:style-name="Ru1"><text:ruby-base><text:span text:style-name="T63">練</text:span></text:ruby-base><text:ruby-text>れん</text:ruby-text></text:ruby><text:ruby text:style-name="Ru1"><text:ruby-base><text:span text:style-name="T63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80"><text:span text:style-name="T63">ふく</text:span><text:ruby text:style-name="Ru1"><text:ruby-base><text:span text:style-name="T63">習</text:span></text:ruby-base><text:ruby-text>しゅう</text:ruby-text></text:ruby> <text:s text:c="12"/>repaso</text:p>
          </table:table-cell>
        </table:table-row>
      </table:table>
      <text:p text:style-name="P16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8">直</text:p>
          </table:table-cell>
          <table:table-cell table:style-name="Tabla209.A1" office:value-type="string">
            <text:p text:style-name="P88">なお</text:p>
          </table:table-cell>
          <table:table-cell table:style-name="Tabla209.A1" office:value-type="string">
            <text:p text:style-name="P50"><text:ruby text:style-name="Ru1"><text:ruby-base><text:span text:style-name="T63">直</text:span></text:ruby-base><text:ruby-text>なお</text:ruby-text></text:ruby><text:span text:style-name="T63">す</text:span><text:span text:style-name="T72"> <text:s/></text:span>arreglar, reparar</text:p>
          </table:table-cell>
          <table:table-cell table:style-name="Tabla209.D1" office:value-type="string">
            <text:p text:style-name="P72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9">チョク</text:p>
          </table:table-cell>
          <table:table-cell table:style-name="Tabla209.C2" office:value-type="string">
            <text:p text:style-name="P80"><text:ruby text:style-name="Ru1"><text:ruby-base><text:span text:style-name="T63">直</text:span></text:ruby-base><text:ruby-text>ちょく</text:ruby-text></text:ruby><text:ruby text:style-name="Ru1"><text:ruby-base><text:span text:style-name="T63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00">　 <text:s text:c="5"/></text:p>
          </table:table-cell>
        </table:table-row>
      </table:table>
      <text:p text:style-name="P16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8">進</text:p>
          </table:table-cell>
          <table:table-cell table:style-name="Tabla306.A1" office:value-type="string">
            <text:p text:style-name="P88">すす</text:p>
          </table:table-cell>
          <table:table-cell table:style-name="Tabla306.A1" office:value-type="string">
            <text:p text:style-name="P50"><text:ruby text:style-name="Ru1"><text:ruby-base><text:span text:style-name="T63">進</text:span></text:ruby-base><text:ruby-text>すす</text:ruby-text></text:ruby><text:span text:style-name="T63">む</text:span> <text:s text:c="15"/>avanzar</text:p>
          </table:table-cell>
          <table:table-cell table:style-name="Tabla306.D1" office:value-type="string">
            <text:p text:style-name="P72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9">シン</text:p>
          </table:table-cell>
          <table:table-cell table:style-name="Tabla306.C2" office:value-type="string">
            <text:p text:style-name="P80"><text:ruby text:style-name="Ru1"><text:ruby-base><text:span text:style-name="T63">進</text:span></text:ruby-base><text:ruby-text>しん</text:ruby-text></text:ruby><text:ruby text:style-name="Ru1"><text:ruby-base><text:span text:style-name="T83">歩</text:span></text:ruby-base><text:ruby-text>ぽ</text:ruby-text></text:ruby> <text:s text:c="14"/>progreso</text:p>
          </table:table-cell>
          <table:table-cell table:style-name="Tabla306.D2" office:value-type="string">
            <text:p text:style-name="P100"><text:ruby text:style-name="Ru1"><text:ruby-base><text:span text:style-name="T36">行</text:span></text:ruby-base><text:ruby-text>こう</text:ruby-text></text:ruby><text:ruby text:style-name="Ru1"><text:ruby-base><text:span text:style-name="T36">進</text:span></text:ruby-base><text:ruby-text>しん</text:ruby-text></text:ruby><text:span text:style-name="T32"> <text:s text:c="4"/>marcha, avance</text:span></text:p>
          </table:table-cell>
        </table:table-row>
      </table:table>
      <text:p text:style-name="P16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8">助</text:p>
          </table:table-cell>
          <table:table-cell table:style-name="Tabla293.A1" office:value-type="string">
            <text:p text:style-name="P88">たす</text:p>
          </table:table-cell>
          <table:table-cell table:style-name="Tabla293.A1" office:value-type="string">
            <text:p text:style-name="P50"><text:ruby text:style-name="Ru1"><text:ruby-base><text:span text:style-name="T63">助</text:span></text:ruby-base><text:ruby-text>たす</text:ruby-text></text:ruby><text:span text:style-name="T63">ける</text:span><text:span text:style-name="T72"> <text:s/>ayudar, salvar</text:span></text:p>
          </table:table-cell>
          <table:table-cell table:style-name="Tabla293.D1" office:value-type="string">
            <text:p text:style-name="P72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9">ジョ</text:p>
          </table:table-cell>
          <table:table-cell table:style-name="Tabla293.C2" office:value-type="string">
            <text:p text:style-name="P80"><text:ruby text:style-name="Ru1"><text:ruby-base><text:span text:style-name="T63">助</text:span></text:ruby-base><text:ruby-text>じょ</text:ruby-text></text:ruby><text:ruby text:style-name="Ru1"><text:ruby-base><text:span text:style-name="T63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00"><text:ruby text:style-name="Ru1"><text:ruby-base><text:span text:style-name="T36">助</text:span></text:ruby-base><text:ruby-text>じょ</text:ruby-text></text:ruby><text:ruby text:style-name="Ru1"><text:ruby-base><text:span text:style-name="T36">言</text:span></text:ruby-base><text:ruby-text>げん</text:ruby-text></text:ruby><text:span text:style-name="T32"> <text:s text:c="17"/>consejo</text:span></text:p>
          </table:table-cell>
        </table:table-row>
      </table:table>
      <text:p text:style-name="P16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8">飲</text:p>
          </table:table-cell>
          <table:table-cell table:style-name="Tabla256.A1" office:value-type="string">
            <text:p text:style-name="P88">の</text:p>
          </table:table-cell>
          <table:table-cell table:style-name="Tabla256.A1" office:value-type="string">
            <text:p text:style-name="P50"><text:ruby text:style-name="Ru1"><text:ruby-base><text:span text:style-name="T63">飲</text:span></text:ruby-base><text:ruby-text>の</text:ruby-text></text:ruby><text:span text:style-name="T63">む </text:span><text:span text:style-name="T72"><text:s text:c="18"/>beber</text:span></text:p>
          </table:table-cell>
          <table:table-cell table:style-name="Tabla256.D1" office:value-type="string">
            <text:p text:style-name="P50"><text:ruby text:style-name="Ru1"><text:ruby-base><text:span text:style-name="T63">飲</text:span></text:ruby-base><text:ruby-text>の</text:ruby-text></text:ruby><text:span text:style-name="T63">み</text:span><text:ruby text:style-name="Ru1"><text:ruby-base><text:span text:style-name="T63">物</text:span></text:ruby-base><text:ruby-text>もの</text:ruby-text></text:ruby><text:span text:style-name="T63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9">イン</text:p>
          </table:table-cell>
          <table:table-cell table:style-name="Tabla256.C2" office:value-type="string">
            <text:p text:style-name="P80"><text:ruby text:style-name="Ru1"><text:ruby-base><text:span text:style-name="T63">飲</text:span></text:ruby-base><text:ruby-text>いん</text:ruby-text></text:ruby><text:ruby text:style-name="Ru1"><text:ruby-base><text:span text:style-name="T63">料</text:span></text:ruby-base><text:ruby-text>りょう</text:ruby-text></text:ruby><text:ruby text:style-name="Ru1"><text:ruby-base><text:span text:style-name="T63">水</text:span></text:ruby-base><text:ruby-text>すい</text:ruby-text></text:ruby> <text:s/>agua potable</text:p>
          </table:table-cell>
          <table:table-cell table:style-name="Tabla256.D2" office:value-type="string">
            <text:p text:style-name="P100">　 <text:s text:c="5"/></text:p>
          </table:table-cell>
        </table:table-row>
      </table:table>
      <text:p text:style-name="P130"><text:soft-page-break/></text:p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8">歌</text:p>
          </table:table-cell>
          <table:table-cell table:style-name="Tabla176.A1" office:value-type="string">
            <text:p text:style-name="P88">うた</text:p>
          </table:table-cell>
          <table:table-cell table:style-name="Tabla176.A1" office:value-type="string">
            <text:p text:style-name="P72"><text:ruby text:style-name="Ru1"><text:ruby-base><text:span text:style-name="T63">歌</text:span></text:ruby-base><text:ruby-text>うた</text:ruby-text></text:ruby><text:span text:style-name="T63">う</text:span> <text:s text:c="18"/>cantar</text:p>
          </table:table-cell>
          <table:table-cell table:style-name="Tabla176.D1" office:value-type="string">
            <text:p text:style-name="P72"><text:ruby text:style-name="Ru1"><text:ruby-base><text:span text:style-name="T63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9">カ</text:p>
          </table:table-cell>
          <table:table-cell table:style-name="Tabla176.C2" office:value-type="string">
            <text:p text:style-name="P80"><text:ruby text:style-name="Ru1"><text:ruby-base><text:span text:style-name="T63">歌</text:span></text:ruby-base><text:ruby-text>か</text:ruby-text></text:ruby><text:ruby text:style-name="Ru1"><text:ruby-base><text:span text:style-name="T63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50"/>
          </table:table-cell>
        </table:table-row>
      </table:table>
      <text:p text:style-name="P16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8">合</text:p>
          </table:table-cell>
          <table:table-cell table:style-name="Tabla191.A1" office:value-type="string">
            <text:p text:style-name="P88">A</text:p>
          </table:table-cell>
          <table:table-cell table:style-name="Tabla191.A1" office:value-type="string">
            <text:p text:style-name="P50"><text:ruby text:style-name="Ru1"><text:ruby-base><text:span text:style-name="T63">合</text:span></text:ruby-base><text:ruby-text>あ</text:ruby-text></text:ruby><text:span text:style-name="T63">う</text:span> <text:s text:c="12"/>(coincidir)</text:p>
          </table:table-cell>
          <table:table-cell table:style-name="Tabla191.D1" office:value-type="string">
            <text:p text:style-name="P72"><text:s/><text:ruby text:style-name="Ru1"><text:ruby-base><text:span text:style-name="T63">合</text:span></text:ruby-base><text:ruby-text>あ</text:ruby-text></text:ruby><text:span text:style-name="T63">わせる</text:span> <text:s text:c="8"/></text:p>
            <text:p text:style-name="P72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9">AI</text:p>
          </table:table-cell>
          <table:table-cell table:style-name="Tabla191.C2" office:value-type="string">
            <text:p text:style-name="P80"><text:span text:style-name="T63">し</text:span><text:ruby text:style-name="Ru1"><text:ruby-base><text:span text:style-name="T63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80"><text:ruby text:style-name="Ru1"><text:ruby-base><text:span text:style-name="T63">合</text:span></text:ruby-base><text:ruby-text>あい</text:ruby-text></text:ruby><text:ruby text:style-name="Ru1"><text:ruby-base><text:span text:style-name="T63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9">GÔ</text:p>
          </table:table-cell>
          <table:table-cell table:style-name="Tabla191.C2" office:value-type="string">
            <text:p text:style-name="P80"><text:ruby text:style-name="Ru1"><text:ruby-base><text:span text:style-name="T63">合</text:span></text:ruby-base><text:ruby-text>ごう</text:ruby-text></text:ruby><text:ruby text:style-name="Ru1"><text:ruby-base><text:span text:style-name="T63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80"/>
          </table:table-cell>
        </table:table-row>
      </table:table>
      <text:p text:style-name="P40"/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58">取</text:p>
          </table:table-cell>
          <table:table-cell table:style-name="Tabla350.A1" office:value-type="string">
            <text:p text:style-name="P88">と</text:p>
          </table:table-cell>
          <table:table-cell table:style-name="Tabla350.A1" office:value-type="string">
            <text:p text:style-name="P50"><text:ruby text:style-name="Ru1"><text:ruby-base><text:span text:style-name="T63">取</text:span></text:ruby-base><text:ruby-text>と</text:ruby-text></text:ruby><text:span text:style-name="T63">る</text:span> <text:s text:c="19"/></text:p>
            <text:p text:style-name="P50">coger</text:p>
          </table:table-cell>
          <table:table-cell table:style-name="Tabla350.D1" office:value-type="string">
            <text:p text:style-name="P72"/>
          </table:table-cell>
        </table:table-row>
      </table:table>
      <text:p text:style-name="P40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8">食</text:p>
          </table:table-cell>
          <table:table-cell table:style-name="Tabla199.A1" office:value-type="string">
            <text:p text:style-name="P88">た</text:p>
          </table:table-cell>
          <table:table-cell table:style-name="Tabla199.A1" office:value-type="string">
            <text:p text:style-name="P50"><text:ruby text:style-name="Ru1"><text:ruby-base><text:span text:style-name="T63">食</text:span></text:ruby-base><text:ruby-text>た</text:ruby-text></text:ruby><text:span text:style-name="T63">べる</text:span> <text:s text:c="14"/>comer</text:p>
          </table:table-cell>
          <table:table-cell table:style-name="Tabla199.D1" office:value-type="string">
            <text:p text:style-name="P72"><text:ruby text:style-name="Ru1"><text:ruby-base><text:span text:style-name="T63">食</text:span></text:ruby-base><text:ruby-text>た</text:ruby-text></text:ruby><text:span text:style-name="T63">べ</text:span><text:ruby text:style-name="Ru1"><text:ruby-base><text:span text:style-name="T63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9">ショク</text:p>
          </table:table-cell>
          <table:table-cell table:style-name="Tabla199.C2" office:value-type="string">
            <text:p text:style-name="P80"><text:ruby text:style-name="Ru1"><text:ruby-base><text:span text:style-name="T63">食</text:span></text:ruby-base><text:ruby-text>しょく</text:ruby-text></text:ruby><text:ruby text:style-name="Ru1"><text:ruby-base><text:span text:style-name="T63">事</text:span></text:ruby-base><text:ruby-text>じ</text:ruby-text></text:ruby> <text:s/>comida (formal)</text:p>
          </table:table-cell>
          <table:table-cell table:style-name="Tabla199.D2" office:value-type="string">
            <text:p text:style-name="P80"><text:ruby text:style-name="Ru1"><text:ruby-base><text:span text:style-name="T63">食</text:span></text:ruby-base><text:ruby-text>しょく</text:ruby-text></text:ruby><text:span text:style-name="T63">どう</text:span> <text:s text:c="9"/>comedor<text:span text:style-name="T6">　 <text:s text:c="5"/></text:span></text:p>
          </table:table-cell>
        </table:table-row>
      </table:table>
      <text:p text:style-name="P16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58">買</text:p>
          </table:table-cell>
          <table:table-cell table:style-name="Tabla211.A1" office:value-type="string">
            <text:p text:style-name="P88">KA</text:p>
          </table:table-cell>
          <table:table-cell table:style-name="Tabla211.A1" office:value-type="string">
            <text:p text:style-name="P50"><text:ruby text:style-name="Ru1"><text:ruby-base><text:span text:style-name="T63">買</text:span></text:ruby-base><text:ruby-text>か</text:ruby-text></text:ruby><text:span text:style-name="T63">う</text:span> <text:s text:c="12"/>(comprar)</text:p>
          </table:table-cell>
          <table:table-cell table:style-name="Tabla211.D1" office:value-type="string">
            <text:p text:style-name="P72"><text:ruby text:style-name="Ru1"><text:ruby-base><text:span text:style-name="T63">買</text:span></text:ruby-base><text:ruby-text>か</text:ruby-text></text:ruby><text:span text:style-name="T63">いもの</text:span> <text:s text:c="12"/></text:p>
            <text:p text:style-name="P72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8">BAI</text:p>
          </table:table-cell>
          <table:table-cell table:style-name="Tabla211.B2" office:value-type="string">
            <text:p text:style-name="P80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72"/>
          </table:table-cell>
        </table:table-row>
      </table:table>
      <text:p text:style-name="P18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8">走</text:p>
          </table:table-cell>
          <table:table-cell table:style-name="Tabla205.A1" office:value-type="string">
            <text:p text:style-name="P88">HASHI</text:p>
          </table:table-cell>
          <table:table-cell table:style-name="Tabla205.A1" office:value-type="string">
            <text:p text:style-name="P50"><text:ruby text:style-name="Ru1"><text:ruby-base><text:span text:style-name="T63">走</text:span></text:ruby-base><text:ruby-text>はし</text:ruby-text></text:ruby><text:span text:style-name="T63">る </text:span><text:s text:c="16"/>(correr)</text:p>
          </table:table-cell>
          <table:table-cell table:style-name="Tabla205.D1" office:value-type="string">
            <text:p text:style-name="P72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8">SÔ</text:p>
          </table:table-cell>
          <table:table-cell table:style-name="Tabla205.B2" office:value-type="string">
            <text:p text:style-name="P50"><text:ruby text:style-name="Ru1"><text:ruby-base><text:span text:style-name="T63">走</text:span></text:ruby-base><text:ruby-text>そう</text:ruby-text></text:ruby><text:ruby text:style-name="Ru1"><text:ruby-base><text:span text:style-name="T63">行</text:span></text:ruby-base><text:ruby-text>こう</text:ruby-text></text:ruby><text:span text:style-name="T63"> </text:span><text:s text:c="11"/>(recorrido)</text:p>
          </table:table-cell>
          <table:table-cell table:style-name="Tabla205.D2" office:value-type="string">
            <text:p text:style-name="P72"/>
          </table:table-cell>
        </table:table-row>
      </table:table>
      <text:p text:style-name="P40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8">切</text:p>
          </table:table-cell>
          <table:table-cell table:style-name="Tabla201.A1" table:number-rows-spanned="2" office:value-type="string">
            <text:p text:style-name="P88">KI</text:p>
          </table:table-cell>
          <table:table-cell table:style-name="Tabla201.A1" office:value-type="string">
            <text:p text:style-name="P50"><text:ruby text:style-name="Ru1"><text:ruby-base><text:span text:style-name="T63">切</text:span></text:ruby-base><text:ruby-text>き</text:ruby-text></text:ruby><text:span text:style-name="T63">る</text:span> <text:s text:c="16"/>(cortar)</text:p>
          </table:table-cell>
          <table:table-cell table:style-name="Tabla201.D1" office:value-type="string">
            <text:p text:style-name="P81"><text:ruby text:style-name="Ru1"><text:ruby-base><text:span text:style-name="T74">切</text:span></text:ruby-base><text:ruby-text>き</text:ruby-text></text:ruby><text:span text:style-name="T74">れ</text:span><text:ruby text:style-name="Ru1"><text:ruby-base><text:span text:style-name="T74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50"><text:ruby text:style-name="Ru1"><text:ruby-base><text:span text:style-name="T49">切</text:span></text:ruby-base><text:ruby-text>きっ</text:ruby-text></text:ruby><text:span text:style-name="T63">ぷ</text:span> <text:s text:c="17"/>(ticket)</text:p>
          </table:table-cell>
          <table:table-cell table:style-name="Tabla201.D2" office:value-type="string">
            <text:p text:style-name="P81"><text:ruby text:style-name="Ru1"><text:ruby-base><text:span text:style-name="T48">切</text:span></text:ruby-base><text:ruby-text>きっ</text:ruby-text></text:ruby><text:ruby text:style-name="Ru1"><text:ruby-base><text:span text:style-name="T63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9">SETSU</text:p>
          </table:table-cell>
          <table:table-cell table:style-name="Tabla201.C3" office:value-type="string">
            <text:p text:style-name="P80"><text:ruby text:style-name="Ru1"><text:ruby-base><text:span text:style-name="T63">大</text:span></text:ruby-base><text:ruby-text>だい</text:ruby-text></text:ruby><text:ruby text:style-name="Ru1"><text:ruby-base><text:span text:style-name="T63">切</text:span></text:ruby-base><text:ruby-text>せつ</text:ruby-text></text:ruby><text:span text:style-name="T63">な <text:s text:c="2"/></text:span><text:s/>(importante)</text:p>
          </table:table-cell>
          <table:table-cell table:style-name="Tabla201.D3" office:value-type="string">
            <text:p text:style-name="P80"><text:ruby text:style-name="Ru1"><text:ruby-base><text:span text:style-name="T63">親</text:span></text:ruby-base><text:ruby-text>しん</text:ruby-text></text:ruby><text:ruby text:style-name="Ru1"><text:ruby-base><text:span text:style-name="T63">切</text:span></text:ruby-base><text:ruby-text>せつ</text:ruby-text></text:ruby><text:span text:style-name="T63"> <text:s text:c="2"/></text:span><text:s/>　 <text:s text:c="6"/>(amable)</text:p>
          </table:table-cell>
        </table:table-row>
      </table:table>
      <text:p text:style-name="P16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8">交</text:p>
          </table:table-cell>
          <table:table-cell table:style-name="Tabla183.A1" office:value-type="string">
            <text:p text:style-name="P88">MAJI</text:p>
          </table:table-cell>
          <table:table-cell table:style-name="Tabla183.A1" office:value-type="string">
            <text:p text:style-name="P72"><text:ruby text:style-name="Ru1"><text:ruby-base><text:span text:style-name="T65">交</text:span></text:ruby-base><text:ruby-text>まじ</text:ruby-text></text:ruby><text:span text:style-name="T65">わる</text:span><text:span text:style-name="T5"> <text:s text:c="11"/>(cruzar)</text:span> </text:p>
          </table:table-cell>
          <table:table-cell table:style-name="Tabla183.D1" office:value-type="string">
            <text:p text:style-name="P79"/>
          </table:table-cell>
        </table:table-row>
        <table:table-row>
          <table:covered-table-cell/>
          <table:table-cell table:style-name="Tabla183.B2" office:value-type="string">
            <text:p text:style-name="P88">MA</text:p>
          </table:table-cell>
          <table:table-cell table:style-name="Tabla183.B2" office:value-type="string">
            <text:p text:style-name="P72"><text:ruby text:style-name="Ru1"><text:ruby-base><text:span text:style-name="T65">交</text:span></text:ruby-base><text:ruby-text>ま</text:ruby-text></text:ruby><text:span text:style-name="T65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72"><text:s text:c="4"/></text:p>
          </table:table-cell>
        </table:table-row>
        <table:table-row>
          <table:covered-table-cell/>
          <table:table-cell table:style-name="Tabla183.B2" office:value-type="string">
            <text:p text:style-name="P89">KÔ</text:p>
          </table:table-cell>
          <table:table-cell table:style-name="Tabla183.C3" office:value-type="string">
            <text:p text:style-name="P100"><text:ruby text:style-name="Ru1"><text:ruby-base><text:span text:style-name="T36">交</text:span></text:ruby-base><text:ruby-text>こう</text:ruby-text></text:ruby><text:ruby text:style-name="Ru1"><text:ruby-base><text:span text:style-name="T36">番</text:span></text:ruby-base><text:ruby-text>ばん</text:ruby-text></text:ruby><text:span text:style-name="T32"> <text:s text:c="5"/>(garita policía)</text:span></text:p>
          </table:table-cell>
          <table:table-cell table:style-name="Tabla183.D3" office:value-type="string">
            <text:p text:style-name="P100"><text:ruby text:style-name="Ru1"><text:ruby-base><text:span text:style-name="T36">交</text:span></text:ruby-base><text:ruby-text>こう</text:ruby-text></text:ruby><text:span text:style-name="T36">さ</text:span><text:ruby text:style-name="Ru1"><text:ruby-base><text:span text:style-name="T36">点</text:span></text:ruby-base><text:ruby-text>てん</text:ruby-text></text:ruby><text:span text:style-name="T32"> <text:s text:c="14"/>(cruce)</text:span> <text:s text:c="5"/></text:p>
          </table:table-cell>
        </table:table-row>
      </table:table>
      <text:p text:style-name="P130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8">急</text:p>
          </table:table-cell>
          <table:table-cell table:style-name="Tabla283.A1" office:value-type="string">
            <text:p text:style-name="P88">いそ</text:p>
          </table:table-cell>
          <table:table-cell table:style-name="Tabla283.A1" office:value-type="string">
            <text:p text:style-name="P50"><text:ruby text:style-name="Ru1"><text:ruby-base><text:span text:style-name="T63">急</text:span></text:ruby-base><text:ruby-text>いそ</text:ruby-text></text:ruby><text:span text:style-name="T63">ぐ</text:span> <text:s text:c="10"/>darse prisa</text:p>
          </table:table-cell>
          <table:table-cell table:style-name="Tabla283.D1" office:value-type="string">
            <text:p text:style-name="P72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9">キュウ</text:p>
          </table:table-cell>
          <table:table-cell table:style-name="Tabla283.C2" office:value-type="string">
            <text:p text:style-name="P80"><text:ruby text:style-name="Ru1"><text:ruby-base><text:span text:style-name="T63">急</text:span></text:ruby-base><text:ruby-text>きゅう</text:ruby-text></text:ruby><text:ruby text:style-name="Ru1"><text:ruby-base><text:span text:style-name="T63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80"/>
          </table:table-cell>
        </table:table-row>
      </table:table>
      <text:p text:style-name="P130"/>
      <text:p text:style-name="P130"/>
      <text:p text:style-name="P130"/>
      <text:p text:style-name="P130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58">決</text:p>
          </table:table-cell>
          <table:table-cell table:style-name="Tabla316.A1" office:value-type="string">
            <text:p text:style-name="P88">き</text:p>
          </table:table-cell>
          <table:table-cell table:style-name="Tabla316.A1" office:value-type="string">
            <text:p text:style-name="P50"><text:ruby text:style-name="Ru1"><text:ruby-base><text:span text:style-name="T63">決</text:span></text:ruby-base><text:ruby-text>き</text:ruby-text></text:ruby><text:span text:style-name="T63">める</text:span> <text:s text:c="13"/>decidir</text:p>
          </table:table-cell>
          <table:table-cell table:style-name="Tabla316.D1" office:value-type="string">
            <text:p text:style-name="P72"><text:s text:c="10"/></text:p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8">言</text:p>
          </table:table-cell>
          <table:table-cell table:style-name="Tabla181.A1" office:value-type="string">
            <text:p text:style-name="P88">I</text:p>
          </table:table-cell>
          <table:table-cell table:style-name="Tabla181.A1" office:value-type="string">
            <text:p text:style-name="P50"><text:ruby text:style-name="Ru1"><text:ruby-base><text:span text:style-name="T63">言</text:span></text:ruby-base><text:ruby-text>い</text:ruby-text></text:ruby><text:span text:style-name="T63">う</text:span> <text:s text:c="18"/>(decir)</text:p>
          </table:table-cell>
          <table:table-cell table:style-name="Tabla181.D1" office:value-type="string">
            <text:p text:style-name="P72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9">GEN</text:p>
          </table:table-cell>
          <table:table-cell table:style-name="Tabla181.C2" office:value-type="string">
            <text:p text:style-name="P80"><text:ruby text:style-name="Ru1"><text:ruby-base><text:span text:style-name="T63">言</text:span></text:ruby-base><text:ruby-text>げん</text:ruby-text></text:ruby><text:ruby text:style-name="Ru1"><text:ruby-base><text:span text:style-name="T63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00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9">KOTO</text:p>
          </table:table-cell>
          <table:table-cell table:style-name="Tabla181.C2" office:value-type="string">
            <text:p text:style-name="P80"><text:ruby text:style-name="Ru1"><text:ruby-base><text:span text:style-name="T63">言</text:span></text:ruby-base><text:ruby-text>こと</text:ruby-text></text:ruby><text:span text:style-name="T63">ば</text:span> <text:s text:c="13"/>(palabra)</text:p>
          </table:table-cell>
          <table:table-cell table:style-name="Tabla181.D2" office:value-type="string">
            <text:p text:style-name="P100"/>
          </table:table-cell>
        </table:table-row>
      </table:table>
      <text:p text:style-name="P16"><text:soft-page-break/></text:p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8">化</text:p>
          </table:table-cell>
          <table:table-cell table:style-name="Tabla264.A1" office:value-type="string">
            <text:p text:style-name="P88">ば</text:p>
          </table:table-cell>
          <table:table-cell table:style-name="Tabla264.A1" office:value-type="string">
            <text:p text:style-name="P50"><text:ruby text:style-name="Ru1"><text:ruby-base><text:span text:style-name="T63">化</text:span></text:ruby-base><text:ruby-text>ば</text:ruby-text></text:ruby><text:span text:style-name="T63">ける </text:span><text:s text:c="5"/>degradarse</text:p>
          </table:table-cell>
          <table:table-cell table:style-name="Tabla264.D1" office:value-type="string">
            <text:p text:style-name="P72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9">カ</text:p>
          </table:table-cell>
          <table:table-cell table:style-name="Tabla264.C2" office:value-type="string">
            <text:p text:style-name="P80"><text:ruby text:style-name="Ru1"><text:ruby-base><text:span text:style-name="T63">文</text:span></text:ruby-base><text:ruby-text>ぶん</text:ruby-text></text:ruby><text:ruby text:style-name="Ru1"><text:ruby-base><text:span text:style-name="T63">化</text:span></text:ruby-base><text:ruby-text>か</text:ruby-text></text:ruby> <text:s text:c="17"/>cultura</text:p>
          </table:table-cell>
          <table:table-cell table:style-name="Tabla264.D2" office:value-type="string">
            <text:p text:style-name="P100">　 <text:s text:c="5"/></text:p>
          </table:table-cell>
        </table:table-row>
      </table:table>
      <text:p text:style-name="P40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9">休</text:p>
          </table:table-cell>
          <table:table-cell table:style-name="Tabla90.A1" office:value-type="string">
            <text:p text:style-name="P64">YASU</text:p>
          </table:table-cell>
          <table:table-cell table:style-name="Tabla90.C1" office:value-type="string">
            <text:p text:style-name="P56"><text:ruby text:style-name="Ru1"><text:ruby-base><text:span text:style-name="T63">休</text:span></text:ruby-base><text:ruby-text>やす</text:ruby-text></text:ruby><text:span text:style-name="T63">む</text:span> <text:s text:c="9"/>(descansar)</text:p>
          </table:table-cell>
          <table:table-cell table:style-name="Tabla90.D1" office:value-type="string">
            <text:p text:style-name="P69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56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64">KYÛ</text:p>
          </table:table-cell>
          <table:table-cell table:style-name="Tabla90.C2" office:value-type="string">
            <text:p text:style-name="P56"><text:ruby text:style-name="Ru1"><text:ruby-base><text:span text:style-name="T63">休</text:span></text:ruby-base><text:ruby-text>きゅう</text:ruby-text></text:ruby><text:ruby text:style-name="Ru1"><text:ruby-base><text:span text:style-name="T48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56"><text:ruby text:style-name="Ru1"><text:ruby-base><text:span text:style-name="T63">休</text:span></text:ruby-base><text:ruby-text>きゅう</text:ruby-text></text:ruby><text:span text:style-name="T36">けい</text:span> <text:s text:c="4"/>(descanso)</text:p>
          </table:table-cell>
        </table:table-row>
      </table:table>
      <text:p text:style-name="P40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9">起</text:p>
          </table:table-cell>
          <table:table-cell table:style-name="Tabla270.A1" office:value-type="string">
            <text:p text:style-name="P64">お</text:p>
          </table:table-cell>
          <table:table-cell table:style-name="Tabla270.C1" office:value-type="string">
            <text:p text:style-name="P56"><text:ruby text:style-name="Ru1"><text:ruby-base><text:span text:style-name="T63">起</text:span></text:ruby-base><text:ruby-text>お</text:ruby-text></text:ruby><text:span text:style-name="T63">きる</text:span> <text:s text:c="5"/>despertarse</text:p>
          </table:table-cell>
          <table:table-cell table:style-name="Tabla270.D1" office:value-type="string">
            <text:p text:style-name="P56"/>
          </table:table-cell>
        </table:table-row>
        <table:table-row>
          <table:covered-table-cell/>
          <table:table-cell table:style-name="Tabla270.B2" office:value-type="string">
            <text:p text:style-name="P64">キ</text:p>
          </table:table-cell>
          <table:table-cell table:style-name="Tabla270.C2" office:value-type="string">
            <text:p text:style-name="P56"><text:ruby text:style-name="Ru1"><text:ruby-base><text:span text:style-name="T63">起</text:span></text:ruby-base><text:ruby-text>き</text:ruby-text></text:ruby><text:ruby text:style-name="Ru1"><text:ruby-base><text:span text:style-name="T63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56"/>
          </table:table-cell>
        </table:table-row>
      </table:table>
      <text:p text:style-name="P40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9">育</text:p>
          </table:table-cell>
          <table:table-cell table:style-name="Tabla253.A1" office:value-type="string">
            <text:p text:style-name="P64">そだ</text:p>
          </table:table-cell>
          <table:table-cell table:style-name="Tabla253.C1" office:value-type="string">
            <text:p text:style-name="P56"><text:ruby text:style-name="Ru1"><text:ruby-base><text:span text:style-name="T63">育</text:span></text:ruby-base><text:ruby-text>そだ</text:ruby-text></text:ruby><text:span text:style-name="T63">つ</text:span> <text:s text:c="17"/>educar</text:p>
          </table:table-cell>
          <table:table-cell table:style-name="Tabla253.D1" office:value-type="string">
            <text:p text:style-name="P56"/>
          </table:table-cell>
        </table:table-row>
        <table:table-row>
          <table:covered-table-cell/>
          <table:table-cell table:style-name="Tabla253.B2" office:value-type="string">
            <text:p text:style-name="P64">イク</text:p>
          </table:table-cell>
          <table:table-cell table:style-name="Tabla253.C2" office:value-type="string">
            <text:p text:style-name="P56"><text:ruby text:style-name="Ru1"><text:ruby-base><text:span text:style-name="T63">教</text:span></text:ruby-base><text:ruby-text>きょう</text:ruby-text></text:ruby><text:ruby text:style-name="Ru1"><text:ruby-base><text:span text:style-name="T63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56"/>
          </table:table-cell>
        </table:table-row>
      </table:table>
      <text:p text:style-name="P16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8">会</text:p>
          </table:table-cell>
          <table:table-cell table:style-name="Tabla180.A1" table:number-rows-spanned="2" office:value-type="string">
            <text:p text:style-name="P88">A</text:p>
          </table:table-cell>
          <table:table-cell table:style-name="Tabla180.A1" office:value-type="string">
            <text:p text:style-name="P50"><text:ruby text:style-name="Ru1"><text:ruby-base><text:span text:style-name="T63">会</text:span></text:ruby-base><text:ruby-text>あ</text:ruby-text></text:ruby><text:span text:style-name="T63">う</text:span> <text:s text:c="6"/>(encontrarse)</text:p>
          </table:table-cell>
          <table:table-cell table:style-name="Tabla180.D1" office:value-type="string">
            <text:p text:style-name="P72"><text:ruby text:style-name="Ru1"><text:ruby-base><text:span text:style-name="T63">出</text:span></text:ruby-base><text:ruby-text>で</text:ruby-text></text:ruby><text:ruby text:style-name="Ru1"><text:ruby-base><text:span text:style-name="T63">会</text:span></text:ruby-base><text:ruby-text>あ</text:ruby-text></text:ruby><text:span text:style-name="T63">う</text:span> <text:s text:c="3"/></text:p>
            <text:p text:style-name="P72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50"><text:ruby text:style-name="Ru1"><text:ruby-base><text:span text:style-name="T63">分</text:span></text:ruby-base><text:ruby-text>わ</text:ruby-text></text:ruby><text:span text:style-name="T63">け</text:span><text:ruby text:style-name="Ru1"><text:ruby-base><text:span text:style-name="T63">合</text:span></text:ruby-base><text:ruby-text>あ</text:ruby-text></text:ruby><text:span text:style-name="T63">う <text:s/></text:span>(compartir)</text:p>
          </table:table-cell>
          <table:table-cell table:style-name="Tabla180.D2" office:value-type="string">
            <text:p text:style-name="P72"/>
          </table:table-cell>
        </table:table-row>
        <table:table-row>
          <table:covered-table-cell/>
          <table:table-cell table:style-name="Tabla180.C2" office:value-type="string">
            <text:p text:style-name="P89">KAI</text:p>
          </table:table-cell>
          <table:table-cell table:style-name="Tabla180.C3" office:value-type="string">
            <text:p text:style-name="P80"><text:ruby text:style-name="Ru1"><text:ruby-base><text:span text:style-name="T63">教</text:span></text:ruby-base><text:ruby-text>きょう</text:ruby-text></text:ruby><text:ruby text:style-name="Ru1"><text:ruby-base><text:span text:style-name="T63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80"/>
          </table:table-cell>
        </table:table-row>
      </table:table>
      <text:p text:style-name="P16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58">教</text:p>
          </table:table-cell>
          <table:table-cell table:style-name="Tabla149.A1" office:value-type="string">
            <text:p text:style-name="P88">おし</text:p>
          </table:table-cell>
          <table:table-cell table:style-name="Tabla149.A1" office:value-type="string">
            <text:p text:style-name="P50"><text:ruby text:style-name="Ru1"><text:ruby-base><text:span text:style-name="T63">教</text:span></text:ruby-base><text:ruby-text>おし</text:ruby-text></text:ruby><text:span text:style-name="T63">える</text:span> <text:s text:c="11"/></text:p>
            <text:p text:style-name="P50"><text:s text:c="8"/>(enseñar, mostrar)</text:p>
          </table:table-cell>
          <table:table-cell table:style-name="Tabla149.D1" office:value-type="string">
            <text:p text:style-name="P72"/>
          </table:table-cell>
        </table:table-row>
        <table:table-row>
          <table:covered-table-cell/>
          <table:table-cell table:style-name="Tabla149.B2" office:value-type="string">
            <text:p text:style-name="P88">OSO</text:p>
          </table:table-cell>
          <table:table-cell table:style-name="Tabla149.B2" office:value-type="string">
            <text:p text:style-name="P50"><text:ruby text:style-name="Ru1"><text:ruby-base><text:span text:style-name="T63">教</text:span></text:ruby-base><text:ruby-text>おそ</text:ruby-text></text:ruby><text:span text:style-name="T63">わる</text:span>(ser enseñado)</text:p>
          </table:table-cell>
          <table:table-cell table:style-name="Tabla149.D2" office:value-type="string">
            <text:p text:style-name="P72"/>
          </table:table-cell>
        </table:table-row>
        <table:table-row>
          <table:covered-table-cell/>
          <table:table-cell table:style-name="Tabla149.B2" office:value-type="string">
            <text:p text:style-name="P89">キョウ</text:p>
          </table:table-cell>
          <table:table-cell table:style-name="Tabla149.C3" office:value-type="string">
            <text:p text:style-name="P50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06"><text:ruby text:style-name="Ru2"><text:ruby-base><text:span text:style-name="T63">教</text:span></text:ruby-base><text:ruby-text>きょう</text:ruby-text></text:ruby><text:span text:style-name="T63">し</text:span>　 <text:s text:c="8"/>(maestro)</text:p>
          </table:table-cell>
        </table:table-row>
      </table:table>
      <text:p text:style-name="P16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0">入</text:p>
          </table:table-cell>
          <table:table-cell table:style-name="Tabla89.A1" office:value-type="string">
            <text:p text:style-name="P64">HAI</text:p>
          </table:table-cell>
          <table:table-cell table:style-name="Tabla89.C1" office:value-type="string">
            <text:p text:style-name="P56"><text:ruby text:style-name="Ru1"><text:ruby-base><text:span text:style-name="T63">入</text:span></text:ruby-base><text:ruby-text>はい</text:ruby-text></text:ruby><text:span text:style-name="T63">る</text:span> <text:s text:c="17"/>(entrar)</text:p>
          </table:table-cell>
          <table:table-cell table:style-name="Tabla89.D1" office:value-type="string">
            <text:p text:style-name="P56"/>
          </table:table-cell>
        </table:table-row>
        <table:table-row>
          <table:covered-table-cell/>
          <table:table-cell table:style-name="Tabla89.B2" office:value-type="string">
            <text:p text:style-name="P64">I</text:p>
          </table:table-cell>
          <table:table-cell table:style-name="Tabla89.C2" office:value-type="string">
            <text:p text:style-name="P56"><text:ruby text:style-name="Ru1"><text:ruby-base><text:span text:style-name="T63">入</text:span></text:ruby-base><text:ruby-text>い</text:ruby-text></text:ruby><text:span text:style-name="T63">れる</text:span>　 <text:s text:c="9"/>(meter)</text:p>
          </table:table-cell>
          <table:table-cell table:style-name="Tabla89.D2" office:value-type="string">
            <text:p text:style-name="P56"><text:ruby text:style-name="Ru1"><text:ruby-base><text:span text:style-name="T63">入</text:span></text:ruby-base><text:ruby-text>い</text:ruby-text></text:ruby><text:span text:style-name="T63">り</text:span><text:ruby text:style-name="Ru1"><text:ruby-base><text:span text:style-name="T63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64">NYÛ</text:p>
          </table:table-cell>
          <table:table-cell table:style-name="Tabla89.C2" office:value-type="string">
            <text:p text:style-name="P56"><text:ruby text:style-name="Ru1"><text:ruby-base><text:span text:style-name="T63">入</text:span></text:ruby-base><text:ruby-text>にゅう</text:ruby-text></text:ruby><text:ruby text:style-name="Ru1"><text:ruby-base><text:span text:style-name="T63">学</text:span></text:ruby-base><text:ruby-text>がく</text:ruby-text></text:ruby><text:span text:style-name="T63"> </text:span><text:s text:c="3"/></text:p>
            <text:p text:style-name="P56"><text:s text:c="6"/>(entrar a la escuela)</text:p>
          </table:table-cell>
          <table:table-cell table:style-name="Tabla89.D2" office:value-type="string">
            <text:p text:style-name="P56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58">送</text:p>
          </table:table-cell>
          <table:table-cell table:style-name="Tabla335.A1" office:value-type="string">
            <text:p text:style-name="P88">おく</text:p>
          </table:table-cell>
          <table:table-cell table:style-name="Tabla335.A1" office:value-type="string">
            <text:p text:style-name="P50"><text:ruby text:style-name="Ru1"><text:ruby-base><text:span text:style-name="T63">送</text:span></text:ruby-base><text:ruby-text>おく</text:ruby-text></text:ruby><text:span text:style-name="T63">る <text:s/></text:span><text:s text:c="16"/>enviar</text:p>
          </table:table-cell>
          <table:table-cell table:style-name="Tabla335.D1" office:value-type="string">
            <text:p text:style-name="P72"><text:s text:c="10"/></text:p>
          </table:table-cell>
        </table:table-row>
      </table:table>
      <text:p text:style-name="P18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able:table-row>
          <table:table-cell table:style-name="Tabla328.A1" table:number-rows-spanned="2" office:value-type="string">
            <text:p text:style-name="P58">始</text:p>
          </table:table-cell>
          <table:table-cell table:style-name="Tabla328.A1" office:value-type="string">
            <text:p text:style-name="P88">はじ</text:p>
          </table:table-cell>
          <table:table-cell table:style-name="Tabla328.A1" office:value-type="string">
            <text:p text:style-name="P50"><text:ruby text:style-name="Ru1"><text:ruby-base><text:span text:style-name="T63">始</text:span></text:ruby-base><text:ruby-text>はじ</text:ruby-text></text:ruby><text:span text:style-name="T63">める</text:span><text:span text:style-name="T72"> <text:s text:c="8"/>comenzar</text:span></text:p>
          </table:table-cell>
          <table:table-cell table:style-name="Tabla328.D1" office:value-type="string">
            <text:p text:style-name="P72"><text:ruby text:style-name="Ru1"><text:ruby-base><text:span text:style-name="T65">始</text:span></text:ruby-base><text:ruby-text>はじ</text:ruby-text></text:ruby><text:span text:style-name="T65">まる</text:span><text:span text:style-name="T5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89">シ</text:p>
          </table:table-cell>
          <table:table-cell table:style-name="Tabla328.C2" office:value-type="string">
            <text:p text:style-name="P80"><text:ruby text:style-name="Ru1"><text:ruby-base><text:span text:style-name="T63">開</text:span></text:ruby-base><text:ruby-text>かい</text:ruby-text></text:ruby><text:ruby text:style-name="Ru1"><text:ruby-base><text:span text:style-name="T63">始</text:span></text:ruby-base><text:ruby-text>し</text:ruby-text></text:ruby><text:span text:style-name="T63">する</text:span> <text:s text:c="5"/>empezar <text:s text:c="5"/></text:p>
          </table:table-cell>
          <table:table-cell table:style-name="Tabla328.D2" office:value-type="string">
            <text:p text:style-name="P100">　EMPEZAR</text:p>
            <text:p text:style-name="P100"><text:s/>DUPLICADO <text:s text:c="5"/></text:p>
          </table:table-cell>
        </table:table-row>
      </table:table>
      <text:p text:style-name="Standard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8">書</text:p>
          </table:table-cell>
          <table:table-cell table:style-name="Tabla96.A1" office:value-type="string">
            <text:p text:style-name="P88">KA</text:p>
          </table:table-cell>
          <table:table-cell table:style-name="Tabla96.A1" office:value-type="string">
            <text:p text:style-name="P50"><text:ruby text:style-name="Ru1"><text:ruby-base><text:span text:style-name="T63">書</text:span></text:ruby-base><text:ruby-text>か</text:ruby-text></text:ruby><text:span text:style-name="T63">く <text:s/></text:span><text:s text:c="12"/>(escribir)</text:p>
          </table:table-cell>
          <table:table-cell table:style-name="Tabla96.D1" office:value-type="string">
            <text:p text:style-name="P72"><text:s text:c="10"/></text:p>
          </table:table-cell>
        </table:table-row>
        <table:table-row>
          <table:covered-table-cell/>
          <table:table-cell table:style-name="Tabla96.B2" office:value-type="string">
            <text:p text:style-name="P89">SHO</text:p>
          </table:table-cell>
          <table:table-cell table:style-name="Tabla96.C2" office:value-type="string">
            <text:p text:style-name="P80"><text:ruby text:style-name="Ru1"><text:ruby-base><text:span text:style-name="T63">教</text:span></text:ruby-base><text:ruby-text>きょう</text:ruby-text></text:ruby><text:ruby text:style-name="Ru1"><text:ruby-base><text:span text:style-name="T63">科</text:span></text:ruby-base><text:ruby-text>か</text:ruby-text></text:ruby><text:ruby text:style-name="Ru1"><text:ruby-base><text:span text:style-name="T63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00">　 <text:s text:c="5"/></text:p>
          </table:table-cell>
        </table:table-row>
      </table:table>
      <text:p text:style-name="P18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8">聞</text:p>
          </table:table-cell>
          <table:table-cell table:style-name="Tabla213.A1" table:number-rows-spanned="2" office:value-type="string">
            <text:p text:style-name="P88">KI</text:p>
          </table:table-cell>
          <table:table-cell table:style-name="Tabla213.A1" office:value-type="string">
            <text:p text:style-name="P50"><text:ruby text:style-name="Ru1"><text:ruby-base><text:span text:style-name="T63">聞</text:span></text:ruby-base><text:ruby-text>き</text:ruby-text></text:ruby><text:span text:style-name="T63">く</text:span> <text:s text:c="21"/>(oir)</text:p>
          </table:table-cell>
          <table:table-cell table:style-name="Tabla213.D1" office:value-type="string">
            <text:p text:style-name="P72"><text:ruby text:style-name="Ru1"><text:ruby-base><text:span text:style-name="T63">聞</text:span></text:ruby-base><text:ruby-text>き</text:ruby-text></text:ruby><text:span text:style-name="T63">かせる</text:span> </text:p>
            <text:p text:style-name="P72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50"><text:ruby text:style-name="Ru1"><text:ruby-base><text:span text:style-name="T63">聞</text:span></text:ruby-base><text:ruby-text>き</text:ruby-text></text:ruby><text:span text:style-name="T63">こえる</text:span> <text:s text:c="2"/>(escuchar)</text:p>
          </table:table-cell>
          <table:table-cell table:style-name="Tabla213.D2" office:value-type="string">
            <text:p text:style-name="P72"/>
          </table:table-cell>
        </table:table-row>
        <table:table-row>
          <table:covered-table-cell/>
          <table:table-cell table:style-name="Tabla213.C2" office:value-type="string">
            <text:p text:style-name="P89">BUN</text:p>
          </table:table-cell>
          <table:table-cell table:style-name="Tabla213.C3" office:value-type="string">
            <text:p text:style-name="P80"><text:ruby text:style-name="Ru1"><text:ruby-base><text:span text:style-name="T63">新</text:span></text:ruby-base><text:ruby-text>しん</text:ruby-text></text:ruby><text:ruby text:style-name="Ru1"><text:ruby-base><text:span text:style-name="T63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00">　 <text:s text:c="5"/></text:p>
          </table:table-cell>
        </table:table-row>
      </table:table>
      <text:p text:style-name="P16"><text:soft-page-break/></text:p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8">当</text:p>
          </table:table-cell>
          <table:table-cell table:style-name="Tabla215.A1" table:number-rows-spanned="2" office:value-type="string">
            <text:p text:style-name="P88">A</text:p>
          </table:table-cell>
          <table:table-cell table:style-name="Tabla215.A1" office:value-type="string">
            <text:p text:style-name="P50"><text:ruby text:style-name="Ru1"><text:ruby-base><text:span text:style-name="T63">当</text:span></text:ruby-base><text:ruby-text>あ</text:ruby-text></text:ruby><text:span text:style-name="T63">てる <text:s text:c="5"/></text:span></text:p>
            <text:p text:style-name="P50"><text:s text:c="10"/>(acertar, asignar)</text:p>
          </table:table-cell>
          <table:table-cell table:style-name="Tabla215.D1" office:value-type="string">
            <text:p text:style-name="P109"><text:ruby text:style-name="Ru1"><text:ruby-base><text:span text:style-name="T63">当</text:span></text:ruby-base><text:ruby-text>あ</text:ruby-text></text:ruby><text:span text:style-name="T63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50"><text:ruby text:style-name="Ru1"><text:ruby-base><text:span text:style-name="T63">手</text:span></text:ruby-base><text:ruby-text>て</text:ruby-text></text:ruby><text:ruby text:style-name="Ru1"><text:ruby-base><text:span text:style-name="T63">当</text:span></text:ruby-base><text:ruby-text>あ</text:ruby-text></text:ruby><text:span text:style-name="T63">て <text:s text:c="5"/></text:span>(pensión)</text:p>
          </table:table-cell>
          <table:table-cell table:style-name="Tabla215.D2" office:value-type="string">
            <text:p text:style-name="P109"/>
          </table:table-cell>
        </table:table-row>
        <table:table-row>
          <table:covered-table-cell/>
          <table:table-cell table:style-name="Tabla215.C2" office:value-type="string">
            <text:p text:style-name="P89">TÔ</text:p>
          </table:table-cell>
          <table:table-cell table:style-name="Tabla215.C3" office:value-type="string">
            <text:p text:style-name="P80"><text:ruby text:style-name="Ru1"><text:ruby-base><text:span text:style-name="T63">本</text:span></text:ruby-base><text:ruby-text>ほん</text:ruby-text></text:ruby><text:ruby text:style-name="Ru1"><text:ruby-base><text:span text:style-name="T63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06"><text:ruby text:style-name="Ru1"><text:ruby-base><text:span text:style-name="T63">当</text:span></text:ruby-base><text:ruby-text>とう</text:ruby-text></text:ruby><text:ruby text:style-name="Ru1"><text:ruby-base><text:span text:style-name="T63">番</text:span></text:ruby-base><text:ruby-text>ばん</text:ruby-text></text:ruby> <text:s/>(estar de servicio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8">話</text:p>
          </table:table-cell>
          <table:table-cell table:style-name="Tabla212.A1" office:value-type="string">
            <text:p text:style-name="P88">HANA</text:p>
          </table:table-cell>
          <table:table-cell table:style-name="Tabla212.A1" office:value-type="string">
            <text:p text:style-name="P50"><text:ruby text:style-name="Ru1"><text:ruby-base><text:span text:style-name="T63">話</text:span></text:ruby-base><text:ruby-text>はな</text:ruby-text></text:ruby><text:span text:style-name="T63">す</text:span> <text:s text:c="15"/>(hablar)</text:p>
          </table:table-cell>
          <table:table-cell table:style-name="Tabla212.D1" office:value-type="string">
            <text:p text:style-name="P72"><text:ruby text:style-name="Ru1"><text:ruby-base><text:span text:style-name="T63">話</text:span></text:ruby-base><text:ruby-text>はな</text:ruby-text></text:ruby><text:span text:style-name="T63">し</text:span><text:ruby text:style-name="Ru1"><text:ruby-base><text:span text:style-name="T63">合</text:span></text:ruby-base><text:ruby-text>あ</text:ruby-text></text:ruby><text:span text:style-name="T63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9">HANASHI</text:p>
          </table:table-cell>
          <table:table-cell table:style-name="Tabla212.C2" office:value-type="string">
            <text:p text:style-name="P80"><text:ruby text:style-name="Ru1"><text:ruby-base><text:span text:style-name="T63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00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9">WA</text:p>
          </table:table-cell>
          <table:table-cell table:style-name="Tabla212.C2" office:value-type="string">
            <text:p text:style-name="P80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80"/>
          </table:table-cell>
        </table:table-row>
      </table:table>
      <text:p text:style-name="P16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8">作</text:p>
          </table:table-cell>
          <table:table-cell table:style-name="Tabla190.A1" office:value-type="string">
            <text:p text:style-name="P88">TSUKU</text:p>
          </table:table-cell>
          <table:table-cell table:style-name="Tabla190.A1" office:value-type="string">
            <text:p text:style-name="P70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72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9">SAKU</text:p>
          </table:table-cell>
          <table:table-cell table:style-name="Tabla190.C2" office:value-type="string">
            <text:p text:style-name="P80"><text:ruby text:style-name="Ru1"><text:ruby-base><text:span text:style-name="T63">工</text:span></text:ruby-base><text:ruby-text>こう</text:ruby-text></text:ruby><text:ruby text:style-name="Ru1"><text:ruby-base><text:span text:style-name="T63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80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58">向</text:p>
          </table:table-cell>
          <table:table-cell table:style-name="Tabla320.A1" office:value-type="string">
            <text:p text:style-name="P88">む</text:p>
          </table:table-cell>
          <table:table-cell table:style-name="Tabla320.A1" office:value-type="string">
            <text:p text:style-name="P50"><text:ruby text:style-name="Ru1"><text:ruby-base><text:span text:style-name="T63">向</text:span></text:ruby-base><text:ruby-text>む</text:ruby-text></text:ruby><text:span text:style-name="T63">く</text:span> <text:s text:c="9"/>hacer frente</text:p>
          </table:table-cell>
          <table:table-cell table:style-name="Tabla320.D1" office:value-type="string">
            <text:p text:style-name="P72"><text:s text:c="10"/></text:p>
          </table:table-cell>
        </table:table-row>
        <table:table-row>
          <table:covered-table-cell/>
          <table:table-cell table:style-name="Tabla320.B2" office:value-type="string">
            <text:p text:style-name="P89">コウ</text:p>
          </table:table-cell>
          <table:table-cell table:style-name="Tabla320.C2" office:value-type="string">
            <text:p text:style-name="P80"><text:ruby text:style-name="Ru1"><text:ruby-base><text:span text:style-name="T63">意</text:span></text:ruby-base><text:ruby-text>い</text:ruby-text></text:ruby><text:ruby text:style-name="Ru1"><text:ruby-base><text:span text:style-name="T63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80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8">行</text:p>
          </table:table-cell>
          <table:table-cell table:style-name="Tabla187.A1" office:value-type="string">
            <text:p text:style-name="P88">I</text:p>
          </table:table-cell>
          <table:table-cell table:style-name="Tabla187.A1" office:value-type="string">
            <text:p text:style-name="P50"><text:ruby text:style-name="Ru1"><text:ruby-base><text:span text:style-name="T63">行</text:span></text:ruby-base><text:ruby-text>い</text:ruby-text></text:ruby><text:span text:style-name="T63">く</text:span> <text:s text:c="23"/>(ir)</text:p>
          </table:table-cell>
          <table:table-cell table:style-name="Tabla187.D1" office:value-type="string">
            <text:p text:style-name="P72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9">KÔ</text:p>
          </table:table-cell>
          <table:table-cell table:style-name="Tabla187.C2" office:value-type="string">
            <text:p text:style-name="P80"><text:span text:style-name="T63">りょ</text:span><text:ruby text:style-name="Ru1"><text:ruby-base><text:span text:style-name="T63">行</text:span></text:ruby-base><text:ruby-text>こう</text:ruby-text></text:ruby> <text:s text:c="14"/>(viaje)</text:p>
          </table:table-cell>
          <table:table-cell table:style-name="Tabla187.D2" office:value-type="string">
            <text:p text:style-name="P80"/>
          </table:table-cell>
        </table:table-row>
        <table:table-row>
          <table:covered-table-cell/>
          <table:table-cell table:style-name="Tabla187.B2" office:value-type="string">
            <text:p text:style-name="P89">OKONA</text:p>
          </table:table-cell>
          <table:table-cell table:style-name="Tabla187.C2" office:value-type="string">
            <text:p text:style-name="P80"><text:ruby text:style-name="Ru1"><text:ruby-base><text:span text:style-name="T63">行</text:span></text:ruby-base><text:ruby-text>おこな</text:ruby-text></text:ruby><text:span text:style-name="T63">う</text:span> <text:s text:c="3"/>(llevar a cabo)</text:p>
          </table:table-cell>
          <table:table-cell table:style-name="Tabla187.D2" office:value-type="string">
            <text:p text:style-name="P80"/>
          </table:table-cell>
        </table:table-row>
      </table:table>
      <text:p text:style-name="P40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58">読</text:p>
          </table:table-cell>
          <table:table-cell table:style-name="Tabla208.A1" office:value-type="string">
            <text:p text:style-name="P88">YO</text:p>
          </table:table-cell>
          <table:table-cell table:style-name="Tabla208.A1" office:value-type="string">
            <text:p text:style-name="P50"><text:ruby text:style-name="Ru1"><text:ruby-base><text:span text:style-name="T63">読</text:span></text:ruby-base><text:ruby-text>よ</text:ruby-text></text:ruby><text:span text:style-name="T63">む</text:span> <text:s text:c="19"/>(leer)</text:p>
          </table:table-cell>
          <table:table-cell table:style-name="Tabla208.D1" office:value-type="string">
            <text:p text:style-name="P72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9">DOKU</text:p>
          </table:table-cell>
          <table:table-cell table:style-name="Tabla208.C2" office:value-type="string">
            <text:p text:style-name="P80"><text:ruby text:style-name="Ru1"><text:ruby-base><text:span text:style-name="T63">読</text:span></text:ruby-base><text:ruby-text>どく</text:ruby-text></text:ruby><text:span text:style-name="T63">しゃ</text:span> <text:s text:c="4"/></text:p>
            <text:p text:style-name="P80"><text:s/>(“me gusta leer libros”)</text:p>
          </table:table-cell>
          <table:table-cell table:style-name="Tabla208.D2" office:value-type="string">
            <text:p text:style-name="P100">　 <text:s text:c="5"/></text:p>
          </table:table-cell>
        </table:table-row>
      </table:table>
      <text:p text:style-name="P16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9">立</text:p>
          </table:table-cell>
          <table:table-cell table:style-name="Tabla98.A1" table:number-rows-spanned="2" office:value-type="string">
            <text:p text:style-name="P64">TA</text:p>
          </table:table-cell>
          <table:table-cell table:style-name="Tabla98.C1" office:value-type="string">
            <text:p text:style-name="P50"><text:ruby text:style-name="Ru1"><text:ruby-base><text:span text:style-name="T63">立</text:span></text:ruby-base><text:ruby-text>た</text:ruby-text></text:ruby><text:span text:style-name="T63">てる</text:span> <text:s text:c="9"/>(levantar)</text:p>
          </table:table-cell>
          <table:table-cell table:style-name="Tabla98.D1" office:value-type="string">
            <text:p text:style-name="P50"><text:ruby text:style-name="Ru1"><text:ruby-base><text:span text:style-name="T63">立</text:span></text:ruby-base><text:ruby-text>た</text:ruby-text></text:ruby><text:span text:style-name="T63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50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63">上</text:span></text:ruby-base><text:ruby-text>あ</text:ruby-text></text:ruby><text:span text:style-name="T63">がる</text:span> <text:s/></text:p>
            <text:p text:style-name="P50"><text:s text:c="19"/>(levantarse)</text:p>
          </table:table-cell>
          <table:table-cell table:style-name="Tabla98.D2" office:value-type="string">
            <text:p text:style-name="P50"><text:ruby text:style-name="Ru1"><text:ruby-base><text:span text:style-name="T63">立</text:span></text:ruby-base><text:ruby-text>た</text:ruby-text></text:ruby><text:span text:style-name="T63">ち</text:span><text:ruby text:style-name="Ru1"><text:ruby-base><text:span text:style-name="T49">止</text:span></text:ruby-base><text:ruby-text>ど</text:ruby-text></text:ruby><text:span text:style-name="T63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03">RITSU</text:p>
          </table:table-cell>
          <table:table-cell table:style-name="Tabla98.C2" office:value-type="string">
            <text:p text:style-name="P108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108"><text:span text:style-name="T65">し</text:span><text:ruby text:style-name="Ru1"><text:ruby-base><text:span text:style-name="T65">立</text:span></text:ruby-base><text:ruby-text>りつ</text:ruby-text></text:ruby> <text:s text:c="14"/>(privado)</text:p>
          </table:table-cell>
        </table:table-row>
      </table:table>
      <text:p text:style-name="P130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9">見</text:p>
          </table:table-cell>
          <table:table-cell table:style-name="Tabla92.A1" table:number-rows-spanned="2" office:value-type="string">
            <text:p text:style-name="P64">み</text:p>
          </table:table-cell>
          <table:table-cell table:style-name="Tabla92.C1" office:value-type="string">
            <text:p text:style-name="P50"><text:ruby text:style-name="Ru1"><text:ruby-base><text:span text:style-name="T63">見</text:span></text:ruby-base><text:ruby-text>み</text:ruby-text></text:ruby><text:span text:style-name="T63">る</text:span> <text:s text:c="20"/>mirar</text:p>
          </table:table-cell>
          <table:table-cell table:style-name="Tabla92.D1" office:value-type="string">
            <text:p text:style-name="P71"><text:ruby text:style-name="Ru1"><text:ruby-base><text:span text:style-name="T63">花</text:span></text:ruby-base><text:ruby-text>はな</text:ruby-text></text:ruby><text:ruby text:style-name="Ru1"><text:ruby-base><text:span text:style-name="T63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50"><text:ruby text:style-name="Ru1"><text:ruby-base><text:span text:style-name="T63">見</text:span></text:ruby-base><text:ruby-text>み</text:ruby-text></text:ruby><text:span text:style-name="T63">つける</text:span> <text:s text:c="5"/>encontrar</text:p>
          </table:table-cell>
          <table:table-cell table:style-name="Tabla92.D2" office:value-type="string">
            <text:p text:style-name="P50"/>
          </table:table-cell>
        </table:table-row>
        <table:table-row table:style-name="Tabla92.3">
          <table:covered-table-cell/>
          <table:table-cell table:style-name="Tabla92.B3" office:value-type="string">
            <text:p text:style-name="P64">ケン</text:p>
          </table:table-cell>
          <table:table-cell table:style-name="Tabla92.C2" office:value-type="string">
            <text:p text:style-name="P50"><text:ruby text:style-name="Ru1"><text:ruby-base><text:span text:style-name="T63">見</text:span></text:ruby-base><text:ruby-text>けん</text:ruby-text></text:ruby><text:ruby text:style-name="Ru1"><text:ruby-base><text:span text:style-name="T63">学</text:span></text:ruby-base><text:ruby-text>がく</text:ruby-text></text:ruby> <text:s text:c="14"/>observar</text:p>
          </table:table-cell>
          <table:table-cell table:style-name="Tabla92.D2" office:value-type="string">
            <text:p text:style-name="P50"/>
          </table:table-cell>
        </table:table-row>
      </table:table>
      <text:p text:style-name="P40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58">死</text:p>
          </table:table-cell>
          <table:table-cell table:style-name="Tabla326.A1" table:number-rows-spanned="2" office:value-type="string">
            <text:p text:style-name="P88">し　·　シ</text:p>
          </table:table-cell>
          <table:table-cell table:style-name="Tabla326.A1" office:value-type="string">
            <text:p text:style-name="P50"><text:ruby text:style-name="Ru1"><text:ruby-base><text:span text:style-name="T63">死</text:span></text:ruby-base><text:ruby-text>し</text:ruby-text></text:ruby><text:span text:style-name="T63">ぬ</text:span> <text:s text:c="20"/>morir</text:p>
          </table:table-cell>
          <table:table-cell table:style-name="Tabla326.D1" office:value-type="string">
            <text:p text:style-name="P72"><text:ruby text:style-name="Ru1"><text:ruby-base><text:span text:style-name="T63">死</text:span></text:ruby-base><text:ruby-text>し</text:ruby-text></text:ruby><text:ruby text:style-name="Ru1"><text:ruby-base><text:span text:style-name="T63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50"><text:ruby text:style-name="Ru1"><text:ruby-base><text:span text:style-name="T63">生</text:span></text:ruby-base><text:ruby-text>せい</text:ruby-text></text:ruby><text:ruby text:style-name="Ru1"><text:ruby-base><text:span text:style-name="T63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72"/>
          </table:table-cell>
        </table:table-row>
      </table:table>
      <text:p text:style-name="P4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8"><text:soft-page-break/>生</text:p>
          </table:table-cell>
          <table:table-cell table:style-name="Tabla2.A1" office:value-type="string">
            <text:p text:style-name="P64">う </text:p>
          </table:table-cell>
          <table:table-cell table:style-name="Tabla2.C1" office:value-type="string">
            <text:p text:style-name="P50"><text:ruby text:style-name="Ru1"><text:ruby-base><text:span text:style-name="T63">生</text:span></text:ruby-base><text:ruby-text>う</text:ruby-text></text:ruby><text:span text:style-name="T63">まれる</text:span> <text:s text:c="11"/>nacer</text:p>
          </table:table-cell>
          <table:table-cell table:style-name="Tabla2.D1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4">は</text:p>
          </table:table-cell>
          <table:table-cell table:style-name="Tabla2.C2" office:value-type="string">
            <text:p text:style-name="P50"><text:ruby text:style-name="Ru1"><text:ruby-base><text:span text:style-name="T63">生</text:span></text:ruby-base><text:ruby-text>は</text:ruby-text></text:ruby><text:span text:style-name="T63">える</text:span> <text:s text:c="14"/>crecer</text:p>
          </table:table-cell>
          <table:table-cell table:style-name="Tabla2.D2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4">なま</text:p>
          </table:table-cell>
          <table:table-cell table:style-name="Tabla2.C2" office:value-type="string">
            <text:p text:style-name="P50"><text:ruby text:style-name="Ru1"><text:ruby-base><text:span text:style-name="T63">生</text:span></text:ruby-base><text:ruby-text>なま</text:ruby-text></text:ruby><text:span text:style-name="T63">な</text:span> <text:s text:c="19"/>crudo</text:p>
          </table:table-cell>
          <table:table-cell table:style-name="Tabla2.D2" office:value-type="string">
            <text:p text:style-name="P50"/>
          </table:table-cell>
        </table:table-row>
        <table:table-row>
          <table:covered-table-cell/>
          <table:table-cell table:style-name="Tabla2.B2" office:value-type="string">
            <text:p text:style-name="P64">セイ</text:p>
          </table:table-cell>
          <table:table-cell table:style-name="Tabla2.C2" office:value-type="string">
            <text:p text:style-name="P50"><text:ruby text:style-name="Ru1"><text:ruby-base><text:span text:style-name="T63">先</text:span></text:ruby-base><text:ruby-text>せん</text:ruby-text></text:ruby><text:ruby text:style-name="Ru1"><text:ruby-base><text:span text:style-name="T63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50"><text:ruby text:style-name="Ru1"><text:ruby-base><text:span text:style-name="T63">生</text:span></text:ruby-base><text:ruby-text>せい</text:ruby-text></text:ruby><text:span text:style-name="T63">と</text:span> <text:s text:c="17"/>alumno</text:p>
          </table:table-cell>
        </table:table-row>
      </table:table>
      <text:p text:style-name="P18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8">泳</text:p>
          </table:table-cell>
          <table:table-cell table:style-name="Tabla257.A1" office:value-type="string">
            <text:p text:style-name="P88">およ</text:p>
          </table:table-cell>
          <table:table-cell table:style-name="Tabla257.A1" office:value-type="string">
            <text:p text:style-name="P70"><text:ruby text:style-name="Ru1"><text:ruby-base>泳</text:ruby-base><text:ruby-text>およ</text:ruby-text></text:ruby>ぐ <text:s text:c="13"/><text:span text:style-name="T43">nadar</text:span></text:p>
          </table:table-cell>
          <table:table-cell table:style-name="Tabla257.D1" office:value-type="string">
            <text:p text:style-name="P72"><text:s text:c="7"/></text:p>
          </table:table-cell>
        </table:table-row>
        <table:table-row>
          <table:covered-table-cell/>
          <table:table-cell table:style-name="Tabla257.B2" office:value-type="string">
            <text:p text:style-name="P89">エイ</text:p>
          </table:table-cell>
          <table:table-cell table:style-name="Tabla257.C2" office:value-type="string">
            <text:p text:style-name="P80"><text:ruby text:style-name="Ru1"><text:ruby-base><text:span text:style-name="T63">水</text:span></text:ruby-base><text:ruby-text>すい</text:ruby-text></text:ruby><text:ruby text:style-name="Ru1"><text:ruby-base><text:span text:style-name="T63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00">　 <text:s text:c="5"/></text:p>
          </table:table-cell>
        </table:table-row>
      </table:table>
      <text:p text:style-name="P21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8">止</text:p>
          </table:table-cell>
          <table:table-cell table:style-name="Tabla193.A1" office:value-type="string">
            <text:p text:style-name="P88">と</text:p>
          </table:table-cell>
          <table:table-cell table:style-name="Tabla193.A1" office:value-type="string">
            <text:p text:style-name="P70"><text:ruby text:style-name="Ru1"><text:ruby-base>止</text:ruby-base><text:ruby-text>と</text:ruby-text></text:ruby>める <text:span text:style-name="T43"><text:s/>parar, aparcar</text:span></text:p>
          </table:table-cell>
          <table:table-cell table:style-name="Tabla193.D1" office:value-type="string">
            <text:p text:style-name="P72"><text:ruby text:style-name="Ru1"><text:ruby-base><text:span text:style-name="T63">止</text:span></text:ruby-base><text:ruby-text>と</text:ruby-text></text:ruby><text:span text:style-name="T63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9">シ</text:p>
          </table:table-cell>
          <table:table-cell table:style-name="Tabla193.C2" office:value-type="string">
            <text:p text:style-name="P80"><text:ruby text:style-name="Ru1"><text:ruby-base><text:span text:style-name="T63">中</text:span></text:ruby-base><text:ruby-text>ちゅう</text:ruby-text></text:ruby><text:ruby text:style-name="Ru1"><text:ruby-base><text:span text:style-name="T63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00">　 <text:s text:c="5"/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8">思</text:p>
          </table:table-cell>
          <table:table-cell table:style-name="Tabla177.A1" table:number-rows-spanned="2" office:value-type="string">
            <text:p text:style-name="P88">おも</text:p>
          </table:table-cell>
          <table:table-cell table:style-name="Tabla177.A1" office:value-type="string">
            <text:p text:style-name="P50"><text:ruby text:style-name="Ru1"><text:ruby-base><text:span text:style-name="T63">思</text:span></text:ruby-base><text:ruby-text>おも</text:ruby-text></text:ruby><text:span text:style-name="T63">う</text:span> <text:s text:c="7"/>pensar, creer</text:p>
          </table:table-cell>
          <table:table-cell table:style-name="Tabla177.D1" office:value-type="string">
            <text:p text:style-name="P72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だ</text:ruby-text></text:ruby><text:span text:style-name="T63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80"><text:ruby text:style-name="Ru1"><text:ruby-base><text:span text:style-name="T63">思</text:span></text:ruby-base><text:ruby-text>おも</text:ruby-text></text:ruby><text:span text:style-name="T63">い</text:span><text:ruby text:style-name="Ru1"><text:ruby-base><text:span text:style-name="T63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00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8">シ</text:p>
          </table:table-cell>
          <table:table-cell table:style-name="Tabla177.C2" office:value-type="string">
            <text:p text:style-name="P80"><text:ruby text:style-name="Ru1"><text:ruby-base><text:span text:style-name="T63">思</text:span></text:ruby-base><text:ruby-text>し</text:ruby-text></text:ruby><text:ruby text:style-name="Ru1"><text:ruby-base><text:span text:style-name="T63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76">　　　 <text:s text:c="6"/></text:p>
          </table:table-cell>
        </table:table-row>
      </table:table>
      <text:p text:style-name="P16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8">考</text:p>
          </table:table-cell>
          <table:table-cell table:style-name="Tabla185.A1" office:value-type="string">
            <text:p text:style-name="P88">かんが</text:p>
          </table:table-cell>
          <table:table-cell table:style-name="Tabla185.A1" office:value-type="string">
            <text:p text:style-name="P50"><text:ruby text:style-name="Ru1"><text:ruby-base><text:span text:style-name="T63">考</text:span></text:ruby-base><text:ruby-text>かんが</text:ruby-text></text:ruby><text:span text:style-name="T63">える</text:span> </text:p>
            <text:p text:style-name="P50"><text:s text:c="8"/>pensar, reflexionar</text:p>
          </table:table-cell>
          <table:table-cell table:style-name="Tabla185.D1" office:value-type="string">
            <text:p text:style-name="P72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9">コウ</text:p>
          </table:table-cell>
          <table:table-cell table:style-name="Tabla185.C2" office:value-type="string">
            <text:p text:style-name="P80"><text:ruby text:style-name="Ru1"><text:ruby-base><text:span text:style-name="T66">思</text:span></text:ruby-base><text:ruby-text>し</text:ruby-text></text:ruby><text:ruby text:style-name="Ru1"><text:ruby-base><text:span text:style-name="T63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00">　 <text:s text:c="4"/></text:p>
          </table:table-cell>
        </table:table-row>
      </table:table>
      <text:p text:style-name="P1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8">植</text:p>
          </table:table-cell>
          <table:table-cell table:style-name="Tabla301.A1" office:value-type="string">
            <text:p text:style-name="P88">う</text:p>
          </table:table-cell>
          <table:table-cell table:style-name="Tabla301.A1" office:value-type="string">
            <text:p text:style-name="P50"><text:ruby text:style-name="Ru1"><text:ruby-base><text:span text:style-name="T63">植</text:span></text:ruby-base><text:ruby-text>う</text:ruby-text></text:ruby><text:span text:style-name="T63">える</text:span> <text:s text:c="13"/>plantar</text:p>
          </table:table-cell>
          <table:table-cell table:style-name="Tabla301.D1" office:value-type="string">
            <text:p text:style-name="P72"><text:s text:c="10"/></text:p>
          </table:table-cell>
        </table:table-row>
      </table:table>
      <text:p text:style-name="P16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58">整</text:p>
          </table:table-cell>
          <table:table-cell table:style-name="Tabla300.A1" office:value-type="string">
            <text:p text:style-name="P88">ととの</text:p>
          </table:table-cell>
          <table:table-cell table:style-name="Tabla300.A1" office:value-type="string">
            <text:p text:style-name="P50"><text:ruby text:style-name="Ru1"><text:ruby-base><text:span text:style-name="T63">整</text:span></text:ruby-base><text:ruby-text>ととの</text:ruby-text></text:ruby><text:span text:style-name="T63">える</text:span></text:p>
            <text:p text:style-name="P50"><text:span text:style-name="T63"><text:s text:c="11"/></text:span>poner en orden</text:p>
          </table:table-cell>
          <table:table-cell table:style-name="Tabla300.D1" office:value-type="string">
            <text:p text:style-name="P72"><text:s text:c="10"/></text:p>
          </table:table-cell>
        </table:table-row>
      </table:table>
      <text:p text:style-name="P18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8">守</text:p>
          </table:table-cell>
          <table:table-cell table:style-name="Tabla272.A1" office:value-type="string">
            <text:p text:style-name="P88">まも</text:p>
          </table:table-cell>
          <table:table-cell table:style-name="Tabla272.A1" office:value-type="string">
            <text:p text:style-name="P50"><text:ruby text:style-name="Ru1"><text:ruby-base><text:span text:style-name="T63">守</text:span></text:ruby-base><text:ruby-text>まも</text:ruby-text></text:ruby><text:span text:style-name="T63">る</text:span> <text:s text:c="15"/>proteger</text:p>
          </table:table-cell>
          <table:table-cell table:style-name="Tabla272.D1" office:value-type="string">
            <text:p text:style-name="P72"><text:s text:c="10"/></text:p>
          </table:table-cell>
        </table:table-row>
      </table:table>
      <text:p text:style-name="P40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8">受</text:p>
          </table:table-cell>
          <table:table-cell table:style-name="Tabla252.A1" office:value-type="string">
            <text:p text:style-name="P88">う</text:p>
          </table:table-cell>
          <table:table-cell table:style-name="Tabla252.A1" office:value-type="string">
            <text:p text:style-name="P50"><text:ruby text:style-name="Ru1"><text:ruby-base><text:span text:style-name="T63">受</text:span></text:ruby-base><text:ruby-text>う</text:ruby-text></text:ruby><text:span text:style-name="T63">ける</text:span> recibir, aceptar</text:p>
          </table:table-cell>
          <table:table-cell table:style-name="Tabla252.D1" office:value-type="string">
            <text:p text:style-name="P72"/>
          </table:table-cell>
        </table:table-row>
        <table:table-row>
          <table:covered-table-cell/>
          <table:table-cell table:style-name="Tabla252.B2" office:value-type="string">
            <text:p text:style-name="P89">うけ</text:p>
          </table:table-cell>
          <table:table-cell table:style-name="Tabla252.C2" office:value-type="string">
            <text:p text:style-name="P80"><text:ruby text:style-name="Ru1"><text:ruby-base><text:span text:style-name="T63">受</text:span></text:ruby-base><text:ruby-text>うけ</text:ruby-text></text:ruby><text:span text:style-name="T63">つけ</text:span><text:span text:style-name="T72"> <text:s text:c="8"/>recepción</text:span></text:p>
          </table:table-cell>
          <table:table-cell table:style-name="Tabla252.D2" office:value-type="string">
            <text:p text:style-name="P100">　 <text:s text:c="5"/></text:p>
          </table:table-cell>
        </table:table-row>
      </table:table>
      <text:p text:style-name="P40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8">鳴</text:p>
          </table:table-cell>
          <table:table-cell table:style-name="Tabla214.A1" table:number-rows-spanned="2" office:value-type="string">
            <text:p text:style-name="P88">NA</text:p>
          </table:table-cell>
          <table:table-cell table:style-name="Tabla214.A1" office:value-type="string">
            <text:p text:style-name="P50"><text:ruby text:style-name="Ru1"><text:ruby-base><text:span text:style-name="T63">鳴</text:span></text:ruby-base><text:ruby-text>な</text:ruby-text></text:ruby><text:span text:style-name="T63">る</text:span> <text:s text:c="16"/>(sonar)</text:p>
          </table:table-cell>
          <table:table-cell table:style-name="Tabla214.D1" office:value-type="string">
            <text:p text:style-name="P72"><text:ruby text:style-name="Ru1"><text:ruby-base><text:span text:style-name="T63">鳴</text:span></text:ruby-base><text:ruby-text>な</text:ruby-text></text:ruby><text:span text:style-name="T63">き</text:span><text:ruby text:style-name="Ru1"><text:ruby-base><text:span text:style-name="T63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50"><text:ruby text:style-name="Ru1"><text:ruby-base><text:span text:style-name="T63">鳴</text:span></text:ruby-base><text:ruby-text>な</text:ruby-text></text:ruby><text:span text:style-name="T63">く <text:s text:c="2"/></text:span>(piar, ladrar, ...)</text:p>
          </table:table-cell>
          <table:table-cell table:style-name="Tabla214.D2" office:value-type="string">
            <text:p text:style-name="P72"/>
          </table:table-cell>
        </table:table-row>
        <table:table-row>
          <table:covered-table-cell/>
          <table:table-cell table:style-name="Tabla214.C2" office:value-type="string">
            <text:p text:style-name="P89">MEI</text:p>
          </table:table-cell>
          <table:table-cell table:style-name="Tabla214.C3" office:value-type="string">
            <text:p text:style-name="P80"><text:span text:style-name="T63">ひ</text:span><text:ruby text:style-name="Ru1"><text:ruby-base><text:span text:style-name="T63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00">　 <text:s text:c="4"/></text:p>
          </table:table-cell>
        </table:table-row>
      </table:table>
      <text:p text:style-name="P16"/>
      <text:p text:style-name="P40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8">拾</text:p>
          </table:table-cell>
          <table:table-cell table:style-name="Tabla278.A1" office:value-type="string">
            <text:p text:style-name="P88">ひろ</text:p>
          </table:table-cell>
          <table:table-cell table:style-name="Tabla278.A1" office:value-type="string">
            <text:p text:style-name="P50"><text:ruby text:style-name="Ru1"><text:ruby-base><text:span text:style-name="T63">拾</text:span></text:ruby-base><text:ruby-text>ひろ</text:ruby-text></text:ruby><text:span text:style-name="T63">う</text:span> <text:s/>recoger, colectar</text:p>
          </table:table-cell>
          <table:table-cell table:style-name="Tabla278.D1" office:value-type="string">
            <text:p text:style-name="P72"/>
          </table:table-cell>
        </table:table-row>
      </table:table>
      <text:p text:style-name="P18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8">帰</text:p>
          </table:table-cell>
          <table:table-cell table:style-name="Tabla189.A1" office:value-type="string">
            <text:p text:style-name="P88">かえ</text:p>
          </table:table-cell>
          <table:table-cell table:style-name="Tabla189.A1" office:value-type="string">
            <text:p text:style-name="P50"><text:ruby text:style-name="Ru1"><text:ruby-base><text:span text:style-name="T63">帰</text:span></text:ruby-base><text:ruby-text>かえ</text:ruby-text></text:ruby><text:span text:style-name="T63">る</text:span> <text:s text:c="15"/>regresar</text:p>
          </table:table-cell>
          <table:table-cell table:style-name="Tabla189.D1" office:value-type="string">
            <text:p text:style-name="P72"><text:ruby text:style-name="Ru1"><text:ruby-base><text:span text:style-name="T63">帰</text:span></text:ruby-base><text:ruby-text>かえ</text:ruby-text></text:ruby><text:span text:style-name="T63">り</text:span><text:ruby text:style-name="Ru1"><text:ruby-base><text:span text:style-name="T63">道</text:span></text:ruby-base><text:ruby-text>みち</text:ruby-text></text:ruby> </text:p>
            <text:p text:style-name="P72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9">キ</text:p>
          </table:table-cell>
          <table:table-cell table:style-name="Tabla189.B2" office:value-type="string">
            <text:p text:style-name="P80"><text:ruby text:style-name="Ru1"><text:ruby-base><text:span text:style-name="T63">帰</text:span></text:ruby-base><text:ruby-text>き</text:ruby-text></text:ruby><text:ruby text:style-name="Ru1"><text:ruby-base><text:span text:style-name="T63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06"><text:ruby text:style-name="Ru1"><text:ruby-base><text:span text:style-name="T63">帰</text:span></text:ruby-base><text:ruby-text>き</text:ruby-text></text:ruby><text:ruby text:style-name="Ru1"><text:ruby-base><text:span text:style-name="T63">京</text:span></text:ruby-base><text:ruby-text>きょう</text:ruby-text></text:ruby>　 <text:s text:c="3"/></text:p>
            <text:p text:style-name="P106"><text:s text:c="8"/>“volver a tu ciudad”</text:p>
          </table:table-cell>
        </table:table-row>
      </table:table>
      <text:p text:style-name="P40"><text:soft-page-break/></text:p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8">集</text:p>
          </table:table-cell>
          <table:table-cell table:style-name="Tabla276.A1" office:value-type="string">
            <text:p text:style-name="P88">あつ</text:p>
          </table:table-cell>
          <table:table-cell table:style-name="Tabla276.A1" office:value-type="string">
            <text:p text:style-name="P50"><text:ruby text:style-name="Ru1"><text:ruby-base><text:span text:style-name="T63">集</text:span></text:ruby-base><text:ruby-text>あつ</text:ruby-text></text:ruby><text:span text:style-name="T63">める</text:span> <text:s text:c="14"/>reunir</text:p>
          </table:table-cell>
          <table:table-cell table:style-name="Tabla276.D1" office:value-type="string">
            <text:p text:style-name="P72"><text:ruby text:style-name="Ru1"><text:ruby-base><text:span text:style-name="T63">集</text:span></text:ruby-base><text:ruby-text>あつ</text:ruby-text></text:ruby><text:span text:style-name="T63">まる</text:span> <text:s text:c="7"/>reunir (INT)</text:p>
          </table:table-cell>
        </table:table-row>
      </table:table>
      <text:p text:style-name="P40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58">持</text:p>
          </table:table-cell>
          <table:table-cell table:style-name="Tabla341.A1" office:value-type="string">
            <text:p text:style-name="P88">も</text:p>
          </table:table-cell>
          <table:table-cell table:style-name="Tabla341.A1" office:value-type="string">
            <text:p text:style-name="P50"><text:ruby text:style-name="Ru1"><text:ruby-base><text:span text:style-name="T63">持</text:span></text:ruby-base><text:ruby-text>も</text:ruby-text></text:ruby><text:span text:style-name="T63">つ</text:span> <text:s text:c="14"/>sostener</text:p>
          </table:table-cell>
          <table:table-cell table:style-name="Tabla341.D1" office:value-type="string">
            <text:p text:style-name="P72"><text:ruby text:style-name="Ru1"><text:ruby-base><text:span text:style-name="T63">金</text:span></text:ruby-base><text:ruby-text>かね</text:ruby-text></text:ruby><text:ruby text:style-name="Ru1"><text:ruby-base><text:span text:style-name="T63">持</text:span></text:ruby-base><text:ruby-text>も</text:ruby-text></text:ruby><text:span text:style-name="T63">ち</text:span> <text:s text:c="10"/>millonario</text:p>
          </table:table-cell>
        </table:table-row>
      </table:table>
      <text:p text:style-name="P40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8">知</text:p>
          </table:table-cell>
          <table:table-cell table:style-name="Tabla186.A1" table:number-rows-spanned="2" office:value-type="string">
            <text:p text:style-name="P88">SHI</text:p>
          </table:table-cell>
          <table:table-cell table:style-name="Tabla186.A1" office:value-type="string">
            <text:p text:style-name="P70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72"><text:ruby text:style-name="Ru1"><text:ruby-base><text:span text:style-name="T63">知</text:span></text:ruby-base><text:ruby-text>し</text:ruby-text></text:ruby><text:span text:style-name="T63">り</text:span><text:ruby text:style-name="Ru1"><text:ruby-base><text:span text:style-name="T63">合</text:span></text:ruby-base><text:ruby-text>あ</text:ruby-text></text:ruby><text:span text:style-name="T63">い</text:span> <text:s text:c="2"/></text:p>
            <text:p text:style-name="P72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93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80"/>
          </table:table-cell>
        </table:table-row>
        <table:table-row>
          <table:covered-table-cell/>
          <table:table-cell table:style-name="Tabla186.B3" office:value-type="string">
            <text:p text:style-name="P27">CHI</text:p>
          </table:table-cell>
          <table:table-cell table:style-name="Tabla186.C2" office:value-type="string">
            <text:p text:style-name="P93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80"><text:s text:c="7"/>(persona conocida)</text:p>
          </table:table-cell>
          <table:table-cell table:style-name="Tabla186.D2" office:value-type="string">
            <text:p text:style-name="P80"/>
          </table:table-cell>
        </table:table-row>
      </table:table>
      <text:p text:style-name="P16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9">出</text:p>
          </table:table-cell>
          <table:table-cell table:style-name="Tabla107.A1" table:number-rows-spanned="2" office:value-type="string">
            <text:p text:style-name="P64">DE</text:p>
          </table:table-cell>
          <table:table-cell table:style-name="Tabla107.C1" office:value-type="string">
            <text:p text:style-name="P56"><text:ruby text:style-name="Ru1"><text:ruby-base><text:span text:style-name="T63">出</text:span></text:ruby-base><text:ruby-text>で</text:ruby-text></text:ruby><text:span text:style-name="T63">る</text:span> <text:s text:c="19"/>(salir)</text:p>
          </table:table-cell>
          <table:table-cell table:style-name="Tabla107.D1" office:value-type="string">
            <text:p text:style-name="P56"><text:ruby text:style-name="Ru1"><text:ruby-base><text:span text:style-name="T63">出</text:span></text:ruby-base><text:ruby-text>で</text:ruby-text></text:ruby><text:ruby text:style-name="Ru1"><text:ruby-base><text:span text:style-name="T63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9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80"/>
          </table:table-cell>
        </table:table-row>
        <table:table-row>
          <table:covered-table-cell/>
          <table:table-cell table:style-name="Tabla107.C2" office:value-type="string">
            <text:p text:style-name="P64">DA</text:p>
          </table:table-cell>
          <table:table-cell table:style-name="Tabla107.C3" office:value-type="string">
            <text:p text:style-name="P56"><text:ruby text:style-name="Ru1"><text:ruby-base><text:span text:style-name="T63">出</text:span></text:ruby-base><text:ruby-text>だ</text:ruby-text></text:ruby><text:span text:style-name="T63">す</text:span> <text:s text:c="3"/>(sacar,entregar)</text:p>
          </table:table-cell>
          <table:table-cell table:style-name="Tabla107.D2" office:value-type="string">
            <text:p text:style-name="P50"/>
          </table:table-cell>
        </table:table-row>
        <table:table-row>
          <table:covered-table-cell/>
          <table:table-cell table:style-name="Tabla107.C2" office:value-type="string">
            <text:p text:style-name="P64">SHUTSU</text:p>
          </table:table-cell>
          <table:table-cell table:style-name="Tabla107.C3" office:value-type="string">
            <text:p text:style-name="P107"><text:ruby text:style-name="Ru1"><text:ruby-base><text:span text:style-name="T40">出</text:span></text:ruby-base><text:ruby-text>しゅつ</text:ruby-text></text:ruby><text:ruby text:style-name="Ru1"><text:ruby-base><text:span text:style-name="T40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07"><text:ruby text:style-name="Ru1"><text:ruby-base><text:span text:style-name="T40">外</text:span></text:ruby-base><text:ruby-text>がい</text:ruby-text></text:ruby><text:ruby text:style-name="Ru1"><text:ruby-base><text:span text:style-name="T40">出</text:span></text:ruby-base><text:ruby-text>しゅつ</text:ruby-text></text:ruby> <text:s text:c="5"/>(salir de viaje)</text:p>
          </table:table-cell>
        </table:table-row>
      </table:table>
      <text:p text:style-name="P16"/>
      <text:p text:style-name="P16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8">乗</text:p>
          </table:table-cell>
          <table:table-cell table:style-name="Tabla299.A1" office:value-type="string">
            <text:p text:style-name="P88">の</text:p>
          </table:table-cell>
          <table:table-cell table:style-name="Tabla299.A1" office:value-type="string">
            <text:p text:style-name="P50"><text:ruby text:style-name="Ru1"><text:ruby-base><text:span text:style-name="T63">乗</text:span></text:ruby-base><text:ruby-text>の</text:ruby-text></text:ruby><text:span text:style-name="T63">る</text:span> <text:s/></text:p>
            <text:p text:style-name="P50"><text:s text:c="5"/>subir a un transporte</text:p>
          </table:table-cell>
          <table:table-cell table:style-name="Tabla299.D1" office:value-type="string">
            <text:p text:style-name="P72"><text:ruby text:style-name="Ru1"><text:ruby-base><text:span text:style-name="T63">乗</text:span></text:ruby-base><text:ruby-text>の</text:ruby-text></text:ruby><text:span text:style-name="T63">り</text:span><text:ruby text:style-name="Ru1"><text:ruby-base><text:span text:style-name="T63">場</text:span></text:ruby-base><text:ruby-text>ば</text:ruby-text></text:ruby> <text:s text:c="2"/></text:p>
            <text:p text:style-name="P72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8">ジョウ</text:p>
          </table:table-cell>
          <table:table-cell table:style-name="Tabla299.B2" office:value-type="string">
            <text:p text:style-name="P50"><text:ruby text:style-name="Ru1"><text:ruby-base><text:span text:style-name="T63">乗</text:span></text:ruby-base><text:ruby-text>じょう</text:ruby-text></text:ruby><text:ruby text:style-name="Ru1"><text:ruby-base><text:span text:style-name="T63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72"/>
          </table:table-cell>
        </table:table-row>
      </table:table>
      <text:p text:style-name="P18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8">引</text:p>
          </table:table-cell>
          <table:table-cell table:style-name="Tabla178.A1" office:value-type="string">
            <text:p text:style-name="P88">HI</text:p>
          </table:table-cell>
          <table:table-cell table:style-name="Tabla178.A1" office:value-type="string">
            <text:p text:style-name="P50"><text:ruby text:style-name="Ru1"><text:ruby-base><text:span text:style-name="T63">引</text:span></text:ruby-base><text:ruby-text>ひ</text:ruby-text></text:ruby><text:span text:style-name="T63">く</text:span> <text:s text:c="9"/>(tirar - abrir)</text:p>
          </table:table-cell>
          <table:table-cell table:style-name="Tabla178.D1" office:value-type="string">
            <text:p text:style-name="P72"><text:ruby text:style-name="Ru1"><text:ruby-base><text:span text:style-name="T63">引</text:span></text:ruby-base><text:ruby-text>ひ</text:ruby-text></text:ruby><text:span text:style-name="T63">き</text:span><text:ruby text:style-name="Ru1"><text:ruby-base><text:span text:style-name="T63">出</text:span></text:ruby-base><text:ruby-text>だ</text:ruby-text></text:ruby><text:span text:style-name="T63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8">IN</text:p>
          </table:table-cell>
          <table:table-cell table:style-name="Tabla178.B2" office:value-type="string">
            <text:p text:style-name="P50"><text:ruby text:style-name="Ru1"><text:ruby-base><text:span text:style-name="T63">引</text:span></text:ruby-base><text:ruby-text>いん</text:ruby-text></text:ruby><text:ruby text:style-name="Ru1"><text:ruby-base><text:span text:style-name="T63">力</text:span></text:ruby-base><text:ruby-text>りょく</text:ruby-text></text:ruby> </text:p>
            <text:p text:style-name="P50"><text:s text:c="4"/>(fuerza de gravedad)</text:p>
          </table:table-cell>
          <table:table-cell table:style-name="Tabla178.D2" office:value-type="string">
            <text:p text:style-name="P72"/>
          </table:table-cell>
        </table:table-row>
      </table:table>
      <text:p text:style-name="P18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8">終</text:p>
          </table:table-cell>
          <table:table-cell table:style-name="Tabla275.A1" office:value-type="string">
            <text:p text:style-name="P88">お</text:p>
          </table:table-cell>
          <table:table-cell table:style-name="Tabla275.A1" office:value-type="string">
            <text:p text:style-name="P50"><text:ruby text:style-name="Ru1"><text:ruby-base><text:span text:style-name="T63">終</text:span></text:ruby-base><text:ruby-text>お</text:ruby-text></text:ruby><text:span text:style-name="T63">わる</text:span> <text:s text:c="10"/>terminar</text:p>
          </table:table-cell>
          <table:table-cell table:style-name="Tabla275.D1" office:value-type="string">
            <text:p text:style-name="P72"/>
          </table:table-cell>
        </table:table-row>
        <table:table-row>
          <table:covered-table-cell/>
          <table:table-cell table:style-name="Tabla275.B2" office:value-type="string">
            <text:p text:style-name="P89">シュウ</text:p>
          </table:table-cell>
          <table:table-cell table:style-name="Tabla275.B2" office:value-type="string">
            <text:p text:style-name="P80"><text:ruby text:style-name="Ru1"><text:ruby-base><text:span text:style-name="T63">終</text:span></text:ruby-base><text:ruby-text>しゅう</text:ruby-text></text:ruby><text:ruby text:style-name="Ru1"><text:ruby-base><text:span text:style-name="T63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06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58">通</text:p>
          </table:table-cell>
          <table:table-cell table:style-name="Tabla207.A1" office:value-type="string">
            <text:p text:style-name="P88">TOO</text:p>
          </table:table-cell>
          <table:table-cell table:style-name="Tabla207.A1" office:value-type="string">
            <text:p text:style-name="P50"><text:ruby text:style-name="Ru1"><text:ruby-base><text:span text:style-name="T63">通</text:span></text:ruby-base><text:ruby-text>とお</text:ruby-text></text:ruby><text:span text:style-name="T63">る</text:span> <text:s text:c="12"/>(transitar)</text:p>
          </table:table-cell>
          <table:table-cell table:style-name="Tabla207.D1" office:value-type="string">
            <text:p text:style-name="P72"><text:ruby text:style-name="Ru1"><text:ruby-base><text:span text:style-name="T63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3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8">KAYO</text:p>
          </table:table-cell>
          <table:table-cell table:style-name="Tabla207.B2" office:value-type="string">
            <text:p text:style-name="P50"><text:ruby text:style-name="Ru1"><text:ruby-base><text:span text:style-name="T63">通</text:span></text:ruby-base><text:ruby-text>かよ</text:ruby-text></text:ruby><text:span text:style-name="T63">う <text:s text:c="2"/></text:span>( “ir al trabajo” )</text:p>
          </table:table-cell>
          <table:table-cell table:style-name="Tabla207.D2" office:value-type="string">
            <text:p text:style-name="P72"/>
          </table:table-cell>
        </table:table-row>
        <table:table-row>
          <table:covered-table-cell/>
          <table:table-cell table:style-name="Tabla207.B2" office:value-type="string">
            <text:p text:style-name="P89">TSÛ</text:p>
          </table:table-cell>
          <table:table-cell table:style-name="Tabla207.C3" office:value-type="string">
            <text:p text:style-name="P80"><text:ruby text:style-name="Ru1"><text:ruby-base><text:span text:style-name="T63">交</text:span></text:ruby-base><text:ruby-text>こう</text:ruby-text></text:ruby><text:ruby text:style-name="Ru1"><text:ruby-base><text:span text:style-name="T63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00"><text:ruby text:style-name="Ru1"><text:ruby-base><text:span text:style-name="T36">通</text:span></text:ruby-base><text:ruby-text>つう</text:ruby-text></text:ruby><text:ruby text:style-name="Ru1"><text:ruby-base><text:span text:style-name="T36">学</text:span></text:ruby-base><text:ruby-text>がく</text:ruby-text></text:ruby><text:span text:style-name="T32"> ( “ir a la escuela” )</text:span></text:p>
          </table:table-cell>
        </table:table-row>
      </table:table>
      <text:p text:style-name="P18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58">使</text:p>
          </table:table-cell>
          <table:table-cell table:style-name="Tabla327.A1" office:value-type="string">
            <text:p text:style-name="P88">つか</text:p>
          </table:table-cell>
          <table:table-cell table:style-name="Tabla327.A1" office:value-type="string">
            <text:p text:style-name="P50"><text:ruby text:style-name="Ru1"><text:ruby-base><text:span text:style-name="T63">使</text:span></text:ruby-base><text:ruby-text>つか</text:ruby-text></text:ruby><text:span text:style-name="T63">う</text:span> <text:s text:c="21"/>usar</text:p>
          </table:table-cell>
          <table:table-cell table:style-name="Tabla327.D1" office:value-type="string">
            <text:p text:style-name="P50"/>
          </table:table-cell>
        </table:table-row>
        <table:table-row>
          <table:covered-table-cell/>
          <table:table-cell table:style-name="Tabla327.B2" office:value-type="string">
            <text:p text:style-name="P89">シ</text:p>
          </table:table-cell>
          <table:table-cell table:style-name="Tabla327.C2" office:value-type="string">
            <text:p text:style-name="P80"><text:ruby text:style-name="Ru1"><text:ruby-base><text:span text:style-name="T63">使</text:span></text:ruby-base><text:ruby-text>し</text:ruby-text></text:ruby><text:ruby text:style-name="Ru1"><text:ruby-base><text:span text:style-name="T63">用</text:span></text:ruby-base><text:ruby-text>よう</text:ruby-text></text:ruby><text:span text:style-name="T63">する</text:span> <text:s text:c="9"/>utilizar</text:p>
          </table:table-cell>
          <table:table-cell table:style-name="Tabla327.D2" office:value-type="string">
            <text:p text:style-name="P80"><text:ruby text:style-name="Ru1"><text:ruby-base><text:span text:style-name="T63">大</text:span></text:ruby-base><text:ruby-text>たい</text:ruby-text></text:ruby><text:ruby text:style-name="Ru1"><text:ruby-base><text:span text:style-name="T63">使</text:span></text:ruby-base><text:ruby-text>し</text:ruby-text></text:ruby><text:ruby text:style-name="Ru1"><text:ruby-base><text:span text:style-name="T63">館</text:span></text:ruby-base><text:ruby-text>かん</text:ruby-text></text:ruby> <text:s text:c="9"/>embajada</text:p>
          </table:table-cell>
        </table:table-row>
      </table:table>
      <text:p text:style-name="P80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8">用</text:p>
          </table:table-cell>
          <table:table-cell table:style-name="Tabla216.A1" office:value-type="string">
            <text:p text:style-name="P88">もち</text:p>
          </table:table-cell>
          <table:table-cell table:style-name="Tabla216.A1" office:value-type="string">
            <text:p text:style-name="P50"><text:ruby text:style-name="Ru1"><text:ruby-base><text:span text:style-name="T63">用</text:span></text:ruby-base><text:ruby-text>もち</text:ruby-text></text:ruby><text:span text:style-name="T63">いる</text:span><text:span text:style-name="T72"> <text:s text:c="13"/>utilizar</text:span></text:p>
          </table:table-cell>
          <table:table-cell table:style-name="Tabla216.D1" office:value-type="string">
            <text:p text:style-name="P72"/>
          </table:table-cell>
        </table:table-row>
        <table:table-row>
          <table:covered-table-cell/>
          <table:table-cell table:style-name="Tabla216.B2" office:value-type="string">
            <text:p text:style-name="P88">ヨウ</text:p>
          </table:table-cell>
          <table:table-cell table:style-name="Tabla216.B2" office:value-type="string">
            <text:p text:style-name="P50"><text:ruby text:style-name="Ru1"><text:ruby-base><text:span text:style-name="T63">用</text:span></text:ruby-base><text:ruby-text>よう</text:ruby-text></text:ruby><text:ruby text:style-name="Ru1"><text:ruby-base><text:span text:style-name="T63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72"><text:ruby text:style-name="Ru1"><text:ruby-base><text:span text:style-name="T63">用</text:span></text:ruby-base><text:ruby-text>よう</text:ruby-text></text:ruby><text:ruby text:style-name="Ru1"><text:ruby-base><text:span text:style-name="T63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47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8"><text:soft-page-break/>売</text:p>
          </table:table-cell>
          <table:table-cell table:style-name="Tabla210.A1" office:value-type="string">
            <text:p text:style-name="P88">U</text:p>
          </table:table-cell>
          <table:table-cell table:style-name="Tabla210.A1" office:value-type="string">
            <text:p text:style-name="P50"><text:ruby text:style-name="Ru1"><text:ruby-base><text:span text:style-name="T63">売</text:span></text:ruby-base><text:ruby-text>う</text:ruby-text></text:ruby><text:span text:style-name="T63">る</text:span> <text:s text:c="15"/>(vender)</text:p>
          </table:table-cell>
          <table:table-cell table:style-name="Tabla210.D1" office:value-type="string">
            <text:p text:style-name="P72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9">BAI</text:p>
          </table:table-cell>
          <table:table-cell table:style-name="Tabla210.C2" office:value-type="string">
            <text:p text:style-name="P80"><text:ruby text:style-name="Ru1"><text:ruby-base><text:span text:style-name="T63">売</text:span></text:ruby-base><text:ruby-text>ばい</text:ruby-text></text:ruby><text:ruby text:style-name="Ru1"><text:ruby-base><text:span text:style-name="T63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80"/>
          </table:table-cell>
        </table:table-row>
      </table:table>
      <text:p text:style-name="P16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8">来</text:p>
          </table:table-cell>
          <table:table-cell table:style-name="Tabla188.A1" office:value-type="string">
            <text:p text:style-name="P88">KU</text:p>
          </table:table-cell>
          <table:table-cell table:style-name="Tabla188.A1" office:value-type="string">
            <text:p text:style-name="P50"><text:ruby text:style-name="Ru1"><text:ruby-base><text:span text:style-name="T63">来</text:span></text:ruby-base><text:ruby-text>く</text:ruby-text></text:ruby><text:span text:style-name="T63">る </text:span><text:s text:c="17"/>(venir)</text:p>
          </table:table-cell>
          <table:table-cell table:style-name="Tabla188.D1" office:value-type="string">
            <text:p text:style-name="P72"><text:ruby text:style-name="Ru1"><text:ruby-base><text:span text:style-name="T49">来</text:span></text:ruby-base><text:ruby-text>き</text:ruby-text></text:ruby><text:span text:style-name="T63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9">RAI</text:p>
          </table:table-cell>
          <table:table-cell table:style-name="Tabla188.C2" office:value-type="string">
            <text:p text:style-name="P80"><text:ruby text:style-name="Ru1"><text:ruby-base><text:span text:style-name="T63">来</text:span></text:ruby-base><text:ruby-text>らい</text:ruby-text></text:ruby><text:ruby text:style-name="Ru1"><text:ruby-base><text:span text:style-name="T63">年</text:span></text:ruby-base><text:ruby-text>ねん</text:ruby-text></text:ruby><text:span text:style-name="T63"> <text:s text:c="3"/></text:span><text:s/>(año próximo)</text:p>
          </table:table-cell>
          <table:table-cell table:style-name="Tabla188.D2" office:value-type="string">
            <text:p text:style-name="P80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6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58">祭</text:p>
          </table:table-cell>
          <table:table-cell table:style-name="Tabla325.A1" office:value-type="string">
            <text:p text:style-name="P88">まつ</text:p>
          </table:table-cell>
          <table:table-cell table:style-name="Tabla325.A1" office:value-type="string">
            <text:p text:style-name="P50"><text:ruby text:style-name="Ru1"><text:ruby-base><text:span text:style-name="T63">祭</text:span></text:ruby-base><text:ruby-text>まつ</text:ruby-text></text:ruby><text:span text:style-name="T63">る </text:span><text:s text:c="15"/>venerar</text:p>
          </table:table-cell>
          <table:table-cell table:style-name="Tabla325.D1" office:value-type="string">
            <text:p text:style-name="P72"/>
          </table:table-cell>
        </table:table-row>
      </table:table>
      <text:p text:style-name="P18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8">住</text:p>
          </table:table-cell>
          <table:table-cell table:style-name="Tabla277.A1" office:value-type="string">
            <text:p text:style-name="P88">す</text:p>
          </table:table-cell>
          <table:table-cell table:style-name="Tabla277.A1" office:value-type="string">
            <text:p text:style-name="P50"><text:ruby text:style-name="Ru1"><text:ruby-base><text:span text:style-name="T63">住</text:span></text:ruby-base><text:ruby-text>す</text:ruby-text></text:ruby><text:span text:style-name="T63">む</text:span> <text:s text:c="22"/>vivir</text:p>
          </table:table-cell>
          <table:table-cell table:style-name="Tabla277.D1" office:value-type="string">
            <text:p text:style-name="P72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9">ジュウ</text:p>
          </table:table-cell>
          <table:table-cell table:style-name="Tabla277.C2" office:value-type="string">
            <text:p text:style-name="P80"><text:ruby text:style-name="Ru1"><text:ruby-base><text:span text:style-name="T63">住</text:span></text:ruby-base><text:ruby-text>じゅう</text:ruby-text></text:ruby><text:span text:style-name="T63">みん</text:span> <text:s text:c="6"/>población</text:p>
          </table:table-cell>
          <table:table-cell table:style-name="Tabla277.D2" office:value-type="string">
            <text:p text:style-name="P80"><text:ruby text:style-name="Ru1"><text:ruby-base><text:span text:style-name="T63">住</text:span></text:ruby-base><text:ruby-text>じゅう</text:ruby-text></text:ruby><text:ruby text:style-name="Ru1"><text:ruby-base><text:span text:style-name="T63">所</text:span></text:ruby-base><text:ruby-text>しょ</text:ruby-text></text:ruby> <text:s text:c="13"/>domicilio</text:p>
          </table:table-cell>
        </table:table-row>
      </table:table>
      <text:p text:style-name="P47"/>
      <text:p text:style-name="P4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=======</text:p>
      <text:p text:style-name="P18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8">章</text:p>
          </table:table-cell>
          <table:table-cell table:style-name="Tabla297.A1" office:value-type="string">
            <text:p text:style-name="P88">ショウ</text:p>
          </table:table-cell>
          <table:table-cell table:style-name="Tabla297.A1" office:value-type="string">
            <text:p text:style-name="P50"><text:ruby text:style-name="Ru1"><text:ruby-base><text:span text:style-name="T63">記</text:span></text:ruby-base><text:ruby-text>き</text:ruby-text></text:ruby><text:ruby text:style-name="Ru1"><text:ruby-base><text:span text:style-name="T63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72"/>
          </table:table-cell>
        </table:table-row>
      </table:table>
      <text:p text:style-name="P18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8">業</text:p>
          </table:table-cell>
          <table:table-cell table:style-name="Tabla290.A1" office:value-type="string">
            <text:p text:style-name="P88">ギョウ</text:p>
          </table:table-cell>
          <table:table-cell table:style-name="Tabla290.A1" office:value-type="string">
            <text:p text:style-name="P50"><text:ruby text:style-name="Ru1"><text:ruby-base><text:span text:style-name="T63">事</text:span></text:ruby-base><text:ruby-text>じ</text:ruby-text></text:ruby><text:ruby text:style-name="Ru1"><text:ruby-base><text:span text:style-name="T63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72"><text:s text:c="4"/></text:p>
          </table:table-cell>
        </table:table-row>
      </table:table>
      <text:p text:style-name="P18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8">宿</text:p>
          </table:table-cell>
          <table:table-cell table:style-name="Tabla291.A1" office:value-type="string">
            <text:p text:style-name="P88">シュク</text:p>
          </table:table-cell>
          <table:table-cell table:style-name="Tabla291.A1" office:value-type="string">
            <text:p text:style-name="P50"><text:ruby text:style-name="Ru1"><text:ruby-base><text:span text:style-name="T63">宿</text:span></text:ruby-base><text:ruby-text>しゅく</text:ruby-text></text:ruby><text:ruby text:style-name="Ru1"><text:ruby-base><text:span text:style-name="T63">題</text:span></text:ruby-base><text:ruby-text>だい</text:ruby-text></text:ruby> <text:s text:c="13"/>deberes</text:p>
          </table:table-cell>
          <table:table-cell table:style-name="Tabla291.D1" office:value-type="string">
            <text:p text:style-name="P72"><text:s text:c="3"/></text:p>
          </table:table-cell>
        </table:table-row>
      </table:table>
      <text:p text:style-name="P18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58">仕</text:p>
          </table:table-cell>
          <table:table-cell table:style-name="Tabla342.A1" office:value-type="string">
            <text:p text:style-name="P88">シ</text:p>
          </table:table-cell>
          <table:table-cell table:style-name="Tabla342.A1" office:value-type="string">
            <text:p text:style-name="P50"><text:ruby text:style-name="Ru1"><text:ruby-base><text:span text:style-name="T63">仕</text:span></text:ruby-base><text:ruby-text>し</text:ruby-text></text:ruby><text:ruby text:style-name="Ru1"><text:ruby-base><text:span text:style-name="T63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72"/>
          </table:table-cell>
        </table:table-row>
      </table:table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58">級</text:p>
          </table:table-cell>
          <table:table-cell table:style-name="Tabla343.A1" office:value-type="string">
            <text:p text:style-name="P88">キュウ</text:p>
          </table:table-cell>
          <table:table-cell table:style-name="Tabla343.A1" office:value-type="string">
            <text:p text:style-name="P50"><text:ruby text:style-name="Ru1"><text:ruby-base><text:span text:style-name="T63">高</text:span></text:ruby-base><text:ruby-text>こう</text:ruby-text></text:ruby><text:ruby text:style-name="Ru1"><text:ruby-base><text:span text:style-name="T63">級</text:span></text:ruby-base><text:ruby-text>きゅう</text:ruby-text></text:ruby> <text:s/>primera calidad</text:p>
          </table:table-cell>
          <table:table-cell table:style-name="Tabla343.D1" office:value-type="string">
            <text:p text:style-name="P72"/>
          </table:table-cell>
        </table:table-row>
      </table:table>
      <text:p text:style-name="P18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8">球</text:p>
          </table:table-cell>
          <table:table-cell table:style-name="Tabla285.A1" office:value-type="string">
            <text:p text:style-name="P88">たま</text:p>
          </table:table-cell>
          <table:table-cell table:style-name="Tabla285.A1" office:value-type="string">
            <text:p text:style-name="P50"><text:ruby text:style-name="Ru1"><text:ruby-base><text:span text:style-name="T63">球</text:span></text:ruby-base><text:ruby-text>たま</text:ruby-text></text:ruby> <text:s text:c="22"/>esfera</text:p>
          </table:table-cell>
          <table:table-cell table:style-name="Tabla285.D1" office:value-type="string">
            <text:p text:style-name="P72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9">キュウ</text:p>
          </table:table-cell>
          <table:table-cell table:style-name="Tabla285.C2" office:value-type="string">
            <text:p text:style-name="P80"><text:ruby text:style-name="Ru1"><text:ruby-base><text:span text:style-name="T63">地</text:span></text:ruby-base><text:ruby-text>ち</text:ruby-text></text:ruby><text:ruby text:style-name="Ru1"><text:ruby-base><text:span text:style-name="T63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71"><text:ruby text:style-name="Ru1"><text:ruby-base><text:span text:style-name="T63">野</text:span></text:ruby-base><text:ruby-text>や</text:ruby-text></text:ruby><text:ruby text:style-name="Ru1"><text:ruby-base><text:span text:style-name="T63">球</text:span></text:ruby-base><text:ruby-text>きゅう</text:ruby-text></text:ruby><text:span text:style-name="T72"> <text:s text:c="16"/>béisbol</text:span></text:p>
          </table:table-cell>
        </table:table-row>
      </table:table>
      <text:p text:style-name="P16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8">曲</text:p>
          </table:table-cell>
          <table:table-cell table:style-name="Tabla289.A1" office:value-type="string">
            <text:p text:style-name="P88">キョク</text:p>
          </table:table-cell>
          <table:table-cell table:style-name="Tabla289.A1" office:value-type="string">
            <text:p text:style-name="P72"><text:ruby text:style-name="Ru1"><text:ruby-base><text:span text:style-name="T74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72"/>
          </table:table-cell>
        </table:table-row>
      </table:table>
      <text:p text:style-name="P16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58">詩</text:p>
          </table:table-cell>
          <table:table-cell table:style-name="Tabla331.A1" office:value-type="string">
            <text:p text:style-name="P88">シ</text:p>
          </table:table-cell>
          <table:table-cell table:style-name="Tabla331.A1" office:value-type="string">
            <text:p text:style-name="P72"><text:ruby text:style-name="Ru1"><text:ruby-base><text:span text:style-name="T74">詩</text:span></text:ruby-base><text:ruby-text>し</text:ruby-text></text:ruby> <text:s text:c="21"/>poesía</text:p>
          </table:table-cell>
          <table:table-cell table:style-name="Tabla331.D1" office:value-type="string">
            <text:p text:style-name="P72"><text:ruby text:style-name="Ru1"><text:ruby-base><text:span text:style-name="T74">詩</text:span></text:ruby-base><text:ruby-text>し</text:ruby-text></text:ruby><text:ruby text:style-name="Ru1"><text:ruby-base><text:span text:style-name="T74">人</text:span></text:ruby-base><text:ruby-text>じん</text:ruby-text></text:ruby> <text:s text:c="20"/>poeta</text:p>
          </table:table-cell>
        </table:table-row>
      </table:table>
      <text:p text:style-name="P50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8">昭</text:p>
          </table:table-cell>
          <table:table-cell table:style-name="Tabla294.A1" office:value-type="string">
            <text:p text:style-name="P88">ショウ</text:p>
          </table:table-cell>
          <table:table-cell table:style-name="Tabla294.A1" office:value-type="string">
            <text:p text:style-name="P50"><text:ruby text:style-name="Ru1"><text:ruby-base><text:span text:style-name="T74">昭</text:span></text:ruby-base><text:ruby-text>しょう</text:ruby-text></text:ruby><text:ruby text:style-name="Ru1"><text:ruby-base><text:span text:style-name="T74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72"/>
          </table:table-cell>
        </table:table-row>
      </table:table>
      <text:p text:style-name="P46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58"><text:soft-page-break/>全</text:p>
          </table:table-cell>
          <table:table-cell table:style-name="Tabla334.A1" office:value-type="string">
            <text:p text:style-name="P88">まった</text:p>
          </table:table-cell>
          <table:table-cell table:style-name="Tabla334.A1" office:value-type="string">
            <text:p text:style-name="P50"><text:ruby text:style-name="Ru1"><text:ruby-base><text:span text:style-name="T74">全</text:span></text:ruby-base><text:ruby-text>まった</text:ruby-text></text:ruby><text:span text:style-name="T74">く</text:span> <text:s/>completamente</text:p>
          </table:table-cell>
          <table:table-cell table:style-name="Tabla334.D1" office:value-type="string">
            <text:p text:style-name="P72"/>
          </table:table-cell>
        </table:table-row>
        <table:table-row>
          <table:covered-table-cell/>
          <table:table-cell table:style-name="Tabla334.B2" office:value-type="string">
            <text:p text:style-name="P88">ゼン</text:p>
          </table:table-cell>
          <table:table-cell table:style-name="Tabla334.B2" office:value-type="string">
            <text:p text:style-name="P50"><text:ruby text:style-name="Ru1"><text:ruby-base><text:span text:style-name="T74">全</text:span></text:ruby-base><text:ruby-text>ぜん</text:ruby-text></text:ruby><text:ruby text:style-name="Ru1"><text:ruby-base><text:span text:style-name="T74">力</text:span></text:ruby-base><text:ruby-text>りょく</text:ruby-text></text:ruby> <text:s text:c="2"/>todo lo posible</text:p>
          </table:table-cell>
          <table:table-cell table:style-name="Tabla334.D2" office:value-type="string">
            <text:p text:style-name="P72"><text:ruby text:style-name="Ru1"><text:ruby-base><text:span text:style-name="T74">全</text:span></text:ruby-base><text:ruby-text>ぜん</text:ruby-text></text:ruby><text:ruby text:style-name="Ru1"><text:ruby-base><text:span text:style-name="T74">国</text:span></text:ruby-base><text:ruby-text>こく</text:ruby-text></text:ruby> <text:s text:c="7"/>toda la nación</text:p>
          </table:table-cell>
        </table:table-row>
      </table:table>
      <text:p text:style-name="P50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8">次</text:p>
          </table:table-cell>
          <table:table-cell table:style-name="Tabla284.A1" office:value-type="string">
            <text:p text:style-name="P88">つぎ</text:p>
          </table:table-cell>
          <table:table-cell table:style-name="Tabla284.A1" office:value-type="string">
            <text:p text:style-name="P50"><text:ruby text:style-name="Ru1"><text:ruby-base><text:span text:style-name="T74">次</text:span></text:ruby-base><text:ruby-text>つぎ</text:ruby-text></text:ruby> <text:s text:c="18"/>siguiente</text:p>
          </table:table-cell>
          <table:table-cell table:style-name="Tabla284.D1" office:value-type="string">
            <text:p text:style-name="P72"><text:ruby text:style-name="Ru1"><text:ruby-base><text:span text:style-name="T74">次</text:span></text:ruby-base><text:ruby-text>つぎ</text:ruby-text></text:ruby><text:ruby text:style-name="Ru1"><text:ruby-base><text:span text:style-name="T74">々</text:span></text:ruby-base><text:ruby-text>つぎ</text:ruby-text></text:ruby> <text:s text:c="5"/>sucesivamente</text:p>
          </table:table-cell>
        </table:table-row>
      </table:table>
      <text:p text:style-name="P5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58">事</text:p>
          </table:table-cell>
          <table:table-cell table:style-name="Tabla344.A1" office:value-type="string">
            <text:p text:style-name="P88">こと</text:p>
          </table:table-cell>
          <table:table-cell table:style-name="Tabla344.A1" office:value-type="string">
            <text:p text:style-name="P50"><text:ruby text:style-name="Ru1"><text:ruby-base><text:span text:style-name="T74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72"/>
          </table:table-cell>
        </table:table-row>
        <table:table-row>
          <table:covered-table-cell/>
          <table:table-cell table:style-name="Tabla344.B2" office:value-type="string">
            <text:p text:style-name="P88">ジ</text:p>
          </table:table-cell>
          <table:table-cell table:style-name="Tabla344.B2" office:value-type="string">
            <text:p text:style-name="P50"><text:ruby text:style-name="Ru1"><text:ruby-base><text:span text:style-name="T74">火</text:span></text:ruby-base><text:ruby-text>か</text:ruby-text></text:ruby><text:ruby text:style-name="Ru1"><text:ruby-base><text:span text:style-name="T74">事</text:span></text:ruby-base><text:ruby-text>じ</text:ruby-text></text:ruby> <text:s text:c="14"/>incendio</text:p>
          </table:table-cell>
          <table:table-cell table:style-name="Tabla344.D2" office:value-type="string">
            <text:p text:style-name="P72"/>
          </table:table-cell>
        </table:table-row>
      </table:table>
      <text:p text:style-name="P50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58">写</text:p>
          </table:table-cell>
          <table:table-cell table:style-name="Tabla347.A1" office:value-type="string">
            <text:p text:style-name="P88">シャ</text:p>
          </table:table-cell>
          <table:table-cell table:style-name="Tabla347.A1" office:value-type="string">
            <text:p text:style-name="P50"><text:ruby text:style-name="Ru1"><text:ruby-base><text:span text:style-name="T74">写</text:span></text:ruby-base><text:ruby-text>しゃ</text:ruby-text></text:ruby><text:ruby text:style-name="Ru1"><text:ruby-base><text:span text:style-name="T74">真</text:span></text:ruby-base><text:ruby-text>しん</text:ruby-text></text:ruby> <text:s text:c="22"/>foto</text:p>
          </table:table-cell>
          <table:table-cell table:style-name="Tabla347.D1" office:value-type="string">
            <text:p text:style-name="P72"><text:ruby text:style-name="Ru1"><text:ruby-base><text:span text:style-name="T74">写</text:span></text:ruby-base><text:ruby-text>しゃ</text:ruby-text></text:ruby><text:ruby text:style-name="Ru1"><text:ruby-base><text:span text:style-name="T74">生</text:span></text:ruby-base><text:ruby-text>せい</text:ruby-text></text:ruby> <text:s text:c="19"/>bocet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68</meta:editing-cycles>
    <meta:editing-duration>P4DT12H13M37S</meta:editing-duration>
    <dc:date>2013-07-25T13:56:14</dc:date>
    <meta:print-date>2012-10-14T14:04:10</meta:print-date>
    <meta:document-statistic meta:table-count="349" meta:image-count="0" meta:object-count="0" meta:page-count="45" meta:paragraph-count="2175" meta:word-count="4894" meta:character-count="28218"/>
  </office:meta>
</office:document-meta>
</file>